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 style:data-style-name="N19">
      <style:table-cell-properties style:vertical-align="automatic" fo:background-color="transparent" style:repeat-content="false"/>
      <style:paragraph-properties fo:text-align="start" fo:margin-left="0cm"/>
      <style:text-properties fo:color="#000000"/>
    </style:style>
    <style:style style:name="ce4" style:family="table-cell" style:parent-style-name="Default" style:data-style-name="N30">
      <style:table-cell-properties fo:background-color="transparent"/>
      <style:text-properties fo:color="#000000"/>
    </style:style>
    <style:style style:name="ce5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fo:color="#000000"/>
    </style:style>
    <style:style style:name="ce7" style:family="table-cell" style:parent-style-name="Default" style:data-style-name="N0">
      <style:table-cell-properties fo:background-color="transparent"/>
      <style:text-properties fo:color="#000000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36">
      <style:table-cell-properties fo:border="thin solid #000000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2F2F2" style:repeat-content="false"/>
      <style:paragraph-properties fo:text-align="center"/>
      <style:text-properties fo:color="#000000" fo:font-size="24pt" style:font-size-asian="24pt" style:font-size-complex="24pt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2F2F2" style:repeat-content="false"/>
      <style:paragraph-properties fo:text-align="center"/>
      <style:text-properties fo:color="#000000" fo:font-size="24pt" style:font-size-asian="24pt" style:font-size-complex="24pt"/>
    </style:style>
    <style:style style:name="ce1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2F2F2" style:repeat-content="false"/>
      <style:paragraph-properties fo:text-align="center"/>
      <style:text-properties fo:color="#000000" fo:font-size="24pt" style:font-size-asian="24pt" style:font-size-complex="24pt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2F2F2" style:repeat-content="false"/>
      <style:paragraph-properties fo:text-align="center"/>
      <style:text-properties fo:color="#000000" fo:font-size="24pt" style:font-size-asian="24pt" style:font-size-complex="24pt"/>
    </style:style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2.143125cm" style:use-optimal-column-width="true"/>
    </style:style>
    <style:style style:name="co3" style:family="table-column">
      <style:table-column-properties fo:break-before="auto" style:column-width="3.22791666666667cm" style:use-optimal-column-width="true"/>
    </style:style>
    <style:style style:name="co4" style:family="table-column">
      <style:table-column-properties fo:break-before="auto" style:column-width="4.94770833333333cm" style:use-optimal-column-width="true"/>
    </style:style>
    <style:style style:name="co5" style:family="table-column">
      <style:table-column-properties fo:break-before="auto" style:column-width="3.43958333333333cm" style:use-optimal-column-width="true"/>
    </style:style>
    <style:style style:name="co6" style:family="table-column">
      <style:table-column-properties fo:break-before="auto" style:column-width="3.75708333333333cm" style:use-optimal-column-width="true"/>
    </style:style>
    <style:style style:name="co7" style:family="table-column">
      <style:table-column-properties fo:break-before="auto" style:column-width="2.48708333333333cm" style:use-optimal-column-width="true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5.10645833333333cm" style:use-optimal-column-width="true"/>
    </style:style>
    <style:style style:name="co11" style:family="table-column">
      <style:table-column-properties fo:break-before="auto" style:column-width="4.683125cm" style:use-optimal-column-width="true"/>
    </style:style>
    <style:style style:name="ro1" style:family="table-row">
      <style:table-row-properties style:row-height="42.75pt" style:use-optimal-row-height="false" fo:break-before="auto"/>
    </style:style>
    <style:style style:name="ro2" style:family="table-row">
      <style:table-row-properties style:row-height="7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latórios_Venda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16377" table:default-cell-style-name="ce9"/>
        <table:table-row table:style-name="ro1">
          <table:table-cell office:value-type="string" table:number-columns-spanned="7" table:number-rows-spanned="1" table:style-name="ce17">
            <text:p>RELATÓRIOS DE VENDAS, LOJA E CATEGORIA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style-name="ce8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10"/>
          <table:table-cell table:number-columns-repeated="16377"/>
        </table:table-row>
        <table:table-row table:style-name="ro3">
          <table:table-cell office:value-type="string" table:style-name="ce11">
            <text:p>Soma de VALOR</text:p>
          </table:table-cell>
          <table:table-cell table:style-name="ce12"/>
          <table:table-cell office:value-type="string" table:style-name="ce11">
            <text:p>CATEGORIA</text:p>
          </table:table-cell>
          <table:table-cell table:number-columns-repeated="4" table:style-name="ce12"/>
          <table:table-cell table:number-columns-repeated="16377"/>
        </table:table-row>
        <table:table-row table:style-name="ro3">
          <table:table-cell office:value-type="string" table:style-name="ce11">
            <text:p>LOJA</text:p>
          </table:table-cell>
          <table:table-cell office:value-type="string" table:style-name="ce11">
            <text:p>GÊNERO</text:p>
          </table:table-cell>
          <table:table-cell office:value-type="string" table:style-name="ce12">
            <text:p>Comidas e bebidas</text:p>
          </table:table-cell>
          <table:table-cell office:value-type="string" table:style-name="ce12">
            <text:p>Cosméticos e higiene pessoal</text:p>
          </table:table-cell>
          <table:table-cell office:value-type="string" table:style-name="ce12">
            <text:p>Roupas e acessórios</text:p>
          </table:table-cell>
          <table:table-cell office:value-type="string" table:style-name="ce12">
            <text:p>Utilidades domésticas</text:p>
          </table:table-cell>
          <table:table-cell office:value-type="string" table:style-name="ce12">
            <text:p>Total Geral</text:p>
          </table:table-cell>
          <table:table-cell table:number-columns-repeated="16377"/>
        </table:table-row>
        <table:table-row table:style-name="ro3">
          <table:table-cell office:value-type="string" table:style-name="ce12">
            <text:p>Araguari</text:p>
          </table:table-cell>
          <table:table-cell table:style-name="ce12"/>
          <table:table-cell office:value-type="currency" office:value="19049" table:style-name="ce13">
            <text:p>R$ 19.049,00</text:p>
          </table:table-cell>
          <table:table-cell office:value-type="currency" office:value="21256" table:style-name="ce13">
            <text:p>R$ 21.256,00</text:p>
          </table:table-cell>
          <table:table-cell office:value-type="currency" office:value="17288" table:style-name="ce13">
            <text:p>R$ 17.288,00</text:p>
          </table:table-cell>
          <table:table-cell office:value-type="currency" office:value="26818" table:style-name="ce13">
            <text:p>R$ 26.818,00</text:p>
          </table:table-cell>
          <table:table-cell office:value-type="currency" office:value="84411" table:style-name="ce13">
            <text:p>R$ 84.411,00</text:p>
          </table:table-cell>
          <table:table-cell table:number-columns-repeated="16377"/>
        </table:table-row>
        <table:table-row table:style-name="ro3">
          <table:table-cell office:value-type="string" table:style-name="ce12">
            <text:p>Ituiutaba</text:p>
          </table:table-cell>
          <table:table-cell table:style-name="ce12"/>
          <table:table-cell office:value-type="currency" office:value="18150" table:style-name="ce13">
            <text:p>R$ 18.150,00</text:p>
          </table:table-cell>
          <table:table-cell office:value-type="currency" office:value="25941" table:style-name="ce13">
            <text:p>R$ 25.941,00</text:p>
          </table:table-cell>
          <table:table-cell office:value-type="currency" office:value="21918" table:style-name="ce13">
            <text:p>R$ 21.918,00</text:p>
          </table:table-cell>
          <table:table-cell office:value-type="currency" office:value="23238" table:style-name="ce13">
            <text:p>R$ 23.238,00</text:p>
          </table:table-cell>
          <table:table-cell office:value-type="currency" office:value="89247" table:style-name="ce13">
            <text:p>R$ 89.247,00</text:p>
          </table:table-cell>
          <table:table-cell table:number-columns-repeated="16377"/>
        </table:table-row>
        <table:table-row table:style-name="ro3">
          <table:table-cell office:value-type="string" table:style-name="ce12">
            <text:p>Uberaba</text:p>
          </table:table-cell>
          <table:table-cell table:style-name="ce12"/>
          <table:table-cell office:value-type="currency" office:value="22595" table:style-name="ce13">
            <text:p>R$ 22.595,00</text:p>
          </table:table-cell>
          <table:table-cell office:value-type="currency" office:value="21570" table:style-name="ce13">
            <text:p>R$ 21.570,00</text:p>
          </table:table-cell>
          <table:table-cell office:value-type="currency" office:value="19051" table:style-name="ce13">
            <text:p>R$ 19.051,00</text:p>
          </table:table-cell>
          <table:table-cell office:value-type="currency" office:value="22792" table:style-name="ce13">
            <text:p>R$ 22.792,00</text:p>
          </table:table-cell>
          <table:table-cell office:value-type="currency" office:value="86008" table:style-name="ce13">
            <text:p>R$ 86.008,00</text:p>
          </table:table-cell>
          <table:table-cell table:number-columns-repeated="16377"/>
        </table:table-row>
        <table:table-row table:style-name="ro3">
          <table:table-cell office:value-type="string" table:style-name="ce12">
            <text:p>Uberlândia</text:p>
          </table:table-cell>
          <table:table-cell table:style-name="ce12"/>
          <table:table-cell office:value-type="currency" office:value="20456" table:style-name="ce13">
            <text:p>R$ 20.456,00</text:p>
          </table:table-cell>
          <table:table-cell office:value-type="currency" office:value="19313" table:style-name="ce13">
            <text:p>R$ 19.313,00</text:p>
          </table:table-cell>
          <table:table-cell office:value-type="currency" office:value="23195" table:style-name="ce13">
            <text:p>R$ 23.195,00</text:p>
          </table:table-cell>
          <table:table-cell office:value-type="currency" office:value="22284" table:style-name="ce13">
            <text:p>R$ 22.284,00</text:p>
          </table:table-cell>
          <table:table-cell office:value-type="currency" office:value="85248" table:style-name="ce13">
            <text:p>R$ 85.248,00</text:p>
          </table:table-cell>
          <table:table-cell table:number-columns-repeated="16377"/>
        </table:table-row>
        <table:table-row table:style-name="ro3">
          <table:table-cell office:value-type="string" table:style-name="ce12">
            <text:p>Total Geral</text:p>
          </table:table-cell>
          <table:table-cell table:style-name="ce12"/>
          <table:table-cell office:value-type="currency" office:value="80250" table:style-name="ce13">
            <text:p>R$ 80.250,00</text:p>
          </table:table-cell>
          <table:table-cell office:value-type="currency" office:value="88080" table:style-name="ce13">
            <text:p>R$ 88.080,00</text:p>
          </table:table-cell>
          <table:table-cell office:value-type="currency" office:value="81452" table:style-name="ce13">
            <text:p>R$ 81.452,00</text:p>
          </table:table-cell>
          <table:table-cell office:value-type="currency" office:value="95132" table:style-name="ce13">
            <text:p>R$ 95.132,00</text:p>
          </table:table-cell>
          <table:table-cell office:value-type="currency" office:value="344914" table:style-name="ce13">
            <text:p>R$ 344.914,00</text:p>
          </table:table-cell>
          <table:table-cell table:number-columns-repeated="16377"/>
        </table:table-row>
        <table:table-row table:number-rows-repeated="8" table:style-name="ro3">
          <table:table-cell table:number-columns-repeated="7" table:style-name="ce1"/>
          <table:table-cell table:number-columns-repeated="16377"/>
        </table:table-row>
        <table:table-row table:number-rows-repeated="1048559" table:style-name="ro3">
          <table:table-cell table:number-columns-repeated="16384"/>
        </table:table-row>
      </table:table>
      <table:table table:name="BaseDados" table:style-name="ta2">
        <table:table-column table:style-name="co9" table:number-columns-repeated="2" table:default-cell-style-name="ce1"/>
        <table:table-column table:style-name="co10" table:default-cell-style-name="ce1"/>
        <table:table-column table:style-name="co9" table:number-columns-repeated="3" table:default-cell-style-name="ce1"/>
        <table:table-column table:style-name="co11" table:default-cell-style-name="ce1"/>
        <table:table-column table:style-name="co8" table:number-columns-repeated="16377" table:default-cell-style-name="ce1"/>
        <table:table-row table:style-name="ro3">
          <table:table-cell office:value-type="string" table:style-name="ce2">
            <text:p>DATA</text:p>
          </table:table-cell>
          <table:table-cell office:value-type="string" table:style-name="ce2">
            <text:p>LOJA</text:p>
          </table:table-cell>
          <table:table-cell office:value-type="string" table:style-name="ce2">
            <text:p>CATEGORIA</text:p>
          </table:table-cell>
          <table:table-cell office:value-type="string" table:style-name="ce2">
            <text:p>GÊNERO</text:p>
          </table:table-cell>
          <table:table-cell office:value-type="string" table:style-name="ce2">
            <text:p>VOLUME</text:p>
          </table:table-cell>
          <table:table-cell office:value-type="string" table:style-name="ce2">
            <text:p>VALOR</text:p>
          </table:table-cell>
          <table:table-cell office:value-type="string" table:style-name="ce2">
            <text:p>FORMA DE PAGAMENTO</text:p>
          </table:table-cell>
          <table:table-cell table:number-columns-repeated="16377"/>
        </table:table-row>
        <table:table-row table:style-name="ro3">
          <table:table-cell office:value-type="date" office:date-value="2017-01-01T00:00:00" table:style-name="ce3">
            <text:p>01/01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3" table:style-name="ce5">
            <text:p>13</text:p>
          </table:table-cell>
          <table:table-cell office:value-type="currency" office:value="270" table:style-name="ce6">
            <text:p>R$ 27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1-01T00:00:00" table:style-name="ce3">
            <text:p>01/01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77" table:style-name="ce6">
            <text:p>R$ 7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1-02T00:00:00" table:style-name="ce3">
            <text:p>02/01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" table:style-name="ce5">
            <text:p>1</text:p>
          </table:table-cell>
          <table:table-cell office:value-type="currency" office:value="25" table:style-name="ce6">
            <text:p>R$ 2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1-02T00:00:00" table:style-name="ce3">
            <text:p>02/01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225" table:style-name="ce6">
            <text:p>R$ 22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1-02T00:00:00" table:style-name="ce3">
            <text:p>02/01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3" table:style-name="ce5">
            <text:p>3</text:p>
          </table:table-cell>
          <table:table-cell office:value-type="currency" office:value="244" table:style-name="ce6">
            <text:p>R$ 24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1-02T00:00:00" table:style-name="ce3">
            <text:p>02/01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267" table:style-name="ce6">
            <text:p>R$ 26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1-02T00:00:00" table:style-name="ce3">
            <text:p>02/01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3" table:style-name="ce5">
            <text:p>3</text:p>
          </table:table-cell>
          <table:table-cell office:value-type="currency" office:value="45" table:style-name="ce6">
            <text:p>R$ 4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1-03T00:00:00" table:style-name="ce3">
            <text:p>03/01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43" table:style-name="ce6">
            <text:p>R$ 4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1-03T00:00:00" table:style-name="ce3">
            <text:p>03/01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222" table:style-name="ce6">
            <text:p>R$ 22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1-03T00:00:00" table:style-name="ce3">
            <text:p>03/01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3" table:style-name="ce5">
            <text:p>3</text:p>
          </table:table-cell>
          <table:table-cell office:value-type="currency" office:value="74" table:style-name="ce6">
            <text:p>R$ 7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1-04T00:00:00" table:style-name="ce3">
            <text:p>04/01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8" table:style-name="ce5">
            <text:p>28</text:p>
          </table:table-cell>
          <table:table-cell office:value-type="currency" office:value="252" table:style-name="ce6">
            <text:p>R$ 25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1-05T00:00:00" table:style-name="ce3">
            <text:p>05/01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150" table:style-name="ce6">
            <text:p>R$ 150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1-05T00:00:00" table:style-name="ce3">
            <text:p>05/01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5" table:style-name="ce5">
            <text:p>5</text:p>
          </table:table-cell>
          <table:table-cell office:value-type="currency" office:value="241" table:style-name="ce6">
            <text:p>R$ 241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1-07T00:00:00" table:style-name="ce3">
            <text:p>07/01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9" table:style-name="ce5">
            <text:p>19</text:p>
          </table:table-cell>
          <table:table-cell office:value-type="currency" office:value="51" table:style-name="ce6">
            <text:p>R$ 5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1-07T00:00:00" table:style-name="ce3">
            <text:p>07/01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1" table:style-name="ce5">
            <text:p>21</text:p>
          </table:table-cell>
          <table:table-cell office:value-type="currency" office:value="130" table:style-name="ce6">
            <text:p>R$ 13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1-07T00:00:00" table:style-name="ce3">
            <text:p>07/01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262" table:style-name="ce6">
            <text:p>R$ 26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1-08T00:00:00" table:style-name="ce3">
            <text:p>08/01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142" table:style-name="ce6">
            <text:p>R$ 14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1-08T00:00:00" table:style-name="ce3">
            <text:p>08/01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286" table:style-name="ce6">
            <text:p>R$ 28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1-08T00:00:00" table:style-name="ce3">
            <text:p>08/01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279" table:style-name="ce6">
            <text:p>R$ 279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1-09T00:00:00" table:style-name="ce3">
            <text:p>09/01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3" table:style-name="ce5">
            <text:p>23</text:p>
          </table:table-cell>
          <table:table-cell office:value-type="currency" office:value="137" table:style-name="ce6">
            <text:p>R$ 13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1-09T00:00:00" table:style-name="ce3">
            <text:p>09/01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7" table:style-name="ce5">
            <text:p>17</text:p>
          </table:table-cell>
          <table:table-cell office:value-type="currency" office:value="256" table:style-name="ce6">
            <text:p>R$ 25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1-09T00:00:00" table:style-name="ce3">
            <text:p>09/01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1" table:style-name="ce5">
            <text:p>21</text:p>
          </table:table-cell>
          <table:table-cell office:value-type="currency" office:value="290" table:style-name="ce6">
            <text:p>R$ 29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1-09T00:00:00" table:style-name="ce3">
            <text:p>09/01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265" table:style-name="ce6">
            <text:p>R$ 26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1-10T00:00:00" table:style-name="ce3">
            <text:p>10/01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2" table:style-name="ce5">
            <text:p>22</text:p>
          </table:table-cell>
          <table:table-cell office:value-type="currency" office:value="243" table:style-name="ce6">
            <text:p>R$ 24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1-10T00:00:00" table:style-name="ce3">
            <text:p>10/01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4" table:style-name="ce5">
            <text:p>24</text:p>
          </table:table-cell>
          <table:table-cell office:value-type="currency" office:value="128" table:style-name="ce6">
            <text:p>R$ 12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1-10T00:00:00" table:style-name="ce3">
            <text:p>10/01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9" table:style-name="ce5">
            <text:p>19</text:p>
          </table:table-cell>
          <table:table-cell office:value-type="currency" office:value="74" table:style-name="ce6">
            <text:p>R$ 7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1-11T00:00:00" table:style-name="ce3">
            <text:p>11/01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213" table:style-name="ce6">
            <text:p>R$ 21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1-11T00:00:00" table:style-name="ce3">
            <text:p>11/01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" table:style-name="ce5">
            <text:p>1</text:p>
          </table:table-cell>
          <table:table-cell office:value-type="currency" office:value="155" table:style-name="ce6">
            <text:p>R$ 15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1-11T00:00:00" table:style-name="ce3">
            <text:p>11/01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61" table:style-name="ce6">
            <text:p>R$ 61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1-11T00:00:00" table:style-name="ce3">
            <text:p>11/01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268" table:style-name="ce6">
            <text:p>R$ 26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1-11T00:00:00" table:style-name="ce3">
            <text:p>11/01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260" table:style-name="ce6">
            <text:p>R$ 260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1-12T00:00:00" table:style-name="ce3">
            <text:p>12/01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288" table:style-name="ce6">
            <text:p>R$ 28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1-12T00:00:00" table:style-name="ce3">
            <text:p>12/01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149" table:style-name="ce6">
            <text:p>R$ 149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1-12T00:00:00" table:style-name="ce3">
            <text:p>12/01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79" table:style-name="ce6">
            <text:p>R$ 79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1-13T00:00:00" table:style-name="ce3">
            <text:p>13/01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204" table:style-name="ce6">
            <text:p>R$ 20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1-14T00:00:00" table:style-name="ce3">
            <text:p>14/01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" table:style-name="ce5">
            <text:p>2</text:p>
          </table:table-cell>
          <table:table-cell office:value-type="currency" office:value="215" table:style-name="ce6">
            <text:p>R$ 21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1-14T00:00:00" table:style-name="ce3">
            <text:p>14/01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150" table:style-name="ce6">
            <text:p>R$ 150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1-15T00:00:00" table:style-name="ce3">
            <text:p>15/01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252" table:style-name="ce6">
            <text:p>R$ 25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1-16T00:00:00" table:style-name="ce3">
            <text:p>16/01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267" table:style-name="ce6">
            <text:p>R$ 26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1-16T00:00:00" table:style-name="ce3">
            <text:p>16/01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251" table:style-name="ce6">
            <text:p>R$ 25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1-16T00:00:00" table:style-name="ce3">
            <text:p>16/01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99" table:style-name="ce6">
            <text:p>R$ 99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1-17T00:00:00" table:style-name="ce3">
            <text:p>17/01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79" table:style-name="ce6">
            <text:p>R$ 7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1-17T00:00:00" table:style-name="ce3">
            <text:p>17/01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7" table:style-name="ce5">
            <text:p>17</text:p>
          </table:table-cell>
          <table:table-cell office:value-type="currency" office:value="219" table:style-name="ce6">
            <text:p>R$ 219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1-17T00:00:00" table:style-name="ce3">
            <text:p>17/01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112" table:style-name="ce6">
            <text:p>R$ 11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1-17T00:00:00" table:style-name="ce3">
            <text:p>17/01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45" table:style-name="ce6">
            <text:p>R$ 4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1-17T00:00:00" table:style-name="ce3">
            <text:p>17/01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258" table:style-name="ce6">
            <text:p>R$ 25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1-18T00:00:00" table:style-name="ce3">
            <text:p>18/01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51" table:style-name="ce6">
            <text:p>R$ 51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1-18T00:00:00" table:style-name="ce3">
            <text:p>18/01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136" table:style-name="ce6">
            <text:p>R$ 13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1-18T00:00:00" table:style-name="ce3">
            <text:p>18/01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79" table:style-name="ce6">
            <text:p>R$ 79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1-19T00:00:00" table:style-name="ce3">
            <text:p>19/01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218" table:style-name="ce6">
            <text:p>R$ 21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1-19T00:00:00" table:style-name="ce3">
            <text:p>19/01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219" table:style-name="ce6">
            <text:p>R$ 219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1-19T00:00:00" table:style-name="ce3">
            <text:p>19/01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290" table:style-name="ce6">
            <text:p>R$ 290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1-20T00:00:00" table:style-name="ce3">
            <text:p>20/01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166" table:style-name="ce6">
            <text:p>R$ 16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1-20T00:00:00" table:style-name="ce3">
            <text:p>20/01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6" table:style-name="ce5">
            <text:p>16</text:p>
          </table:table-cell>
          <table:table-cell office:value-type="currency" office:value="178" table:style-name="ce6">
            <text:p>R$ 17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1-21T00:00:00" table:style-name="ce3">
            <text:p>21/01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222" table:style-name="ce6">
            <text:p>R$ 22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1-21T00:00:00" table:style-name="ce3">
            <text:p>21/01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9" table:style-name="ce5">
            <text:p>19</text:p>
          </table:table-cell>
          <table:table-cell office:value-type="currency" office:value="71" table:style-name="ce6">
            <text:p>R$ 71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1-22T00:00:00" table:style-name="ce3">
            <text:p>22/01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2" table:style-name="ce5">
            <text:p>12</text:p>
          </table:table-cell>
          <table:table-cell office:value-type="currency" office:value="216" table:style-name="ce6">
            <text:p>R$ 21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1-22T00:00:00" table:style-name="ce3">
            <text:p>22/01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197" table:style-name="ce6">
            <text:p>R$ 19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1-22T00:00:00" table:style-name="ce3">
            <text:p>22/01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27" table:style-name="ce6">
            <text:p>R$ 27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1-23T00:00:00" table:style-name="ce3">
            <text:p>23/01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260" table:style-name="ce6">
            <text:p>R$ 260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1-24T00:00:00" table:style-name="ce3">
            <text:p>24/01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132" table:style-name="ce6">
            <text:p>R$ 13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1-24T00:00:00" table:style-name="ce3">
            <text:p>24/01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218" table:style-name="ce6">
            <text:p>R$ 21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1-24T00:00:00" table:style-name="ce3">
            <text:p>24/01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8" table:style-name="ce5">
            <text:p>8</text:p>
          </table:table-cell>
          <table:table-cell office:value-type="currency" office:value="188" table:style-name="ce6">
            <text:p>R$ 18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1-25T00:00:00" table:style-name="ce3">
            <text:p>25/01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3" table:style-name="ce5">
            <text:p>13</text:p>
          </table:table-cell>
          <table:table-cell office:value-type="currency" office:value="261" table:style-name="ce6">
            <text:p>R$ 261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1-25T00:00:00" table:style-name="ce3">
            <text:p>25/01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118" table:style-name="ce6">
            <text:p>R$ 11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1-26T00:00:00" table:style-name="ce3">
            <text:p>26/01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" table:style-name="ce5">
            <text:p>1</text:p>
          </table:table-cell>
          <table:table-cell office:value-type="currency" office:value="71" table:style-name="ce6">
            <text:p>R$ 7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1-27T00:00:00" table:style-name="ce3">
            <text:p>27/01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" table:style-name="ce5">
            <text:p>2</text:p>
          </table:table-cell>
          <table:table-cell office:value-type="currency" office:value="280" table:style-name="ce6">
            <text:p>R$ 28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1-27T00:00:00" table:style-name="ce3">
            <text:p>27/01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39" table:style-name="ce6">
            <text:p>R$ 39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1-28T00:00:00" table:style-name="ce3">
            <text:p>28/01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9" table:style-name="ce5">
            <text:p>19</text:p>
          </table:table-cell>
          <table:table-cell office:value-type="currency" office:value="51" table:style-name="ce6">
            <text:p>R$ 51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1-28T00:00:00" table:style-name="ce3">
            <text:p>28/01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274" table:style-name="ce6">
            <text:p>R$ 27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1-28T00:00:00" table:style-name="ce3">
            <text:p>28/01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6" table:style-name="ce5">
            <text:p>26</text:p>
          </table:table-cell>
          <table:table-cell office:value-type="currency" office:value="147" table:style-name="ce6">
            <text:p>R$ 14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1-29T00:00:00" table:style-name="ce3">
            <text:p>29/01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95" table:style-name="ce6">
            <text:p>R$ 9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1-29T00:00:00" table:style-name="ce3">
            <text:p>29/01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5" table:style-name="ce5">
            <text:p>25</text:p>
          </table:table-cell>
          <table:table-cell office:value-type="currency" office:value="246" table:style-name="ce6">
            <text:p>R$ 246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1-29T00:00:00" table:style-name="ce3">
            <text:p>29/01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" table:style-name="ce5">
            <text:p>2</text:p>
          </table:table-cell>
          <table:table-cell office:value-type="currency" office:value="254" table:style-name="ce6">
            <text:p>R$ 25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1-30T00:00:00" table:style-name="ce3">
            <text:p>30/01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" table:style-name="ce5">
            <text:p>2</text:p>
          </table:table-cell>
          <table:table-cell office:value-type="currency" office:value="131" table:style-name="ce6">
            <text:p>R$ 131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1-30T00:00:00" table:style-name="ce3">
            <text:p>30/01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132" table:style-name="ce6">
            <text:p>R$ 13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1-30T00:00:00" table:style-name="ce3">
            <text:p>30/01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4" table:style-name="ce5">
            <text:p>4</text:p>
          </table:table-cell>
          <table:table-cell office:value-type="currency" office:value="204" table:style-name="ce6">
            <text:p>R$ 20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1-30T00:00:00" table:style-name="ce3">
            <text:p>30/01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241" table:style-name="ce6">
            <text:p>R$ 24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1-31T00:00:00" table:style-name="ce3">
            <text:p>31/01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292" table:style-name="ce6">
            <text:p>R$ 29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1-31T00:00:00" table:style-name="ce3">
            <text:p>31/01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290" table:style-name="ce6">
            <text:p>R$ 29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1-31T00:00:00" table:style-name="ce3">
            <text:p>31/01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143" table:style-name="ce6">
            <text:p>R$ 14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2-01T00:00:00" table:style-name="ce3">
            <text:p>01/02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26" table:style-name="ce6">
            <text:p>R$ 26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2-02T00:00:00" table:style-name="ce3">
            <text:p>02/02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84" table:style-name="ce6">
            <text:p>R$ 8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2-02T00:00:00" table:style-name="ce3">
            <text:p>02/02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9" table:style-name="ce5">
            <text:p>19</text:p>
          </table:table-cell>
          <table:table-cell office:value-type="currency" office:value="90" table:style-name="ce6">
            <text:p>R$ 9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2-02T00:00:00" table:style-name="ce3">
            <text:p>02/02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281" table:style-name="ce6">
            <text:p>R$ 28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02T00:00:00" table:style-name="ce3">
            <text:p>02/02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3" table:style-name="ce5">
            <text:p>23</text:p>
          </table:table-cell>
          <table:table-cell office:value-type="currency" office:value="281" table:style-name="ce6">
            <text:p>R$ 28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03T00:00:00" table:style-name="ce3">
            <text:p>03/02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197" table:style-name="ce6">
            <text:p>R$ 19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2-03T00:00:00" table:style-name="ce3">
            <text:p>03/02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4" table:style-name="ce5">
            <text:p>4</text:p>
          </table:table-cell>
          <table:table-cell office:value-type="currency" office:value="209" table:style-name="ce6">
            <text:p>R$ 20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03T00:00:00" table:style-name="ce3">
            <text:p>03/02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158" table:style-name="ce6">
            <text:p>R$ 15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2-03T00:00:00" table:style-name="ce3">
            <text:p>03/02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6" table:style-name="ce5">
            <text:p>6</text:p>
          </table:table-cell>
          <table:table-cell office:value-type="currency" office:value="44" table:style-name="ce6">
            <text:p>R$ 4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2-04T00:00:00" table:style-name="ce3">
            <text:p>04/02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135" table:style-name="ce6">
            <text:p>R$ 13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04T00:00:00" table:style-name="ce3">
            <text:p>04/02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120" table:style-name="ce6">
            <text:p>R$ 12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2-05T00:00:00" table:style-name="ce3">
            <text:p>05/02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" table:style-name="ce5">
            <text:p>1</text:p>
          </table:table-cell>
          <table:table-cell office:value-type="currency" office:value="289" table:style-name="ce6">
            <text:p>R$ 28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05T00:00:00" table:style-name="ce3">
            <text:p>05/02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191" table:style-name="ce6">
            <text:p>R$ 19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05T00:00:00" table:style-name="ce3">
            <text:p>05/02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5" table:style-name="ce5">
            <text:p>5</text:p>
          </table:table-cell>
          <table:table-cell office:value-type="currency" office:value="244" table:style-name="ce6">
            <text:p>R$ 24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2-06T00:00:00" table:style-name="ce3">
            <text:p>06/02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184" table:style-name="ce6">
            <text:p>R$ 18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2-07T00:00:00" table:style-name="ce3">
            <text:p>07/02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212" table:style-name="ce6">
            <text:p>R$ 21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07T00:00:00" table:style-name="ce3">
            <text:p>07/02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7" table:style-name="ce5">
            <text:p>17</text:p>
          </table:table-cell>
          <table:table-cell office:value-type="currency" office:value="179" table:style-name="ce6">
            <text:p>R$ 179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2-07T00:00:00" table:style-name="ce3">
            <text:p>07/02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256" table:style-name="ce6">
            <text:p>R$ 25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07T00:00:00" table:style-name="ce3">
            <text:p>07/02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237" table:style-name="ce6">
            <text:p>R$ 23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2-07T00:00:00" table:style-name="ce3">
            <text:p>07/02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9" table:style-name="ce5">
            <text:p>19</text:p>
          </table:table-cell>
          <table:table-cell office:value-type="currency" office:value="273" table:style-name="ce6">
            <text:p>R$ 27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08T00:00:00" table:style-name="ce3">
            <text:p>08/02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3" table:style-name="ce5">
            <text:p>23</text:p>
          </table:table-cell>
          <table:table-cell office:value-type="currency" office:value="190" table:style-name="ce6">
            <text:p>R$ 19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2-08T00:00:00" table:style-name="ce3">
            <text:p>08/02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284" table:style-name="ce6">
            <text:p>R$ 28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2-08T00:00:00" table:style-name="ce3">
            <text:p>08/02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7" table:style-name="ce5">
            <text:p>17</text:p>
          </table:table-cell>
          <table:table-cell office:value-type="currency" office:value="209" table:style-name="ce6">
            <text:p>R$ 20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09T00:00:00" table:style-name="ce3">
            <text:p>09/02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1" table:style-name="ce5">
            <text:p>21</text:p>
          </table:table-cell>
          <table:table-cell office:value-type="currency" office:value="209" table:style-name="ce6">
            <text:p>R$ 20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09T00:00:00" table:style-name="ce3">
            <text:p>09/02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86" table:style-name="ce6">
            <text:p>R$ 8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2-09T00:00:00" table:style-name="ce3">
            <text:p>09/02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27" table:style-name="ce6">
            <text:p>R$ 2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09T00:00:00" table:style-name="ce3">
            <text:p>09/02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260" table:style-name="ce6">
            <text:p>R$ 260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09T00:00:00" table:style-name="ce3">
            <text:p>09/02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3" table:style-name="ce5">
            <text:p>13</text:p>
          </table:table-cell>
          <table:table-cell office:value-type="currency" office:value="60" table:style-name="ce6">
            <text:p>R$ 6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2-10T00:00:00" table:style-name="ce3">
            <text:p>10/02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6" table:style-name="ce5">
            <text:p>6</text:p>
          </table:table-cell>
          <table:table-cell office:value-type="currency" office:value="59" table:style-name="ce6">
            <text:p>R$ 59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2-10T00:00:00" table:style-name="ce3">
            <text:p>10/02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40" table:style-name="ce6">
            <text:p>R$ 4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2-11T00:00:00" table:style-name="ce3">
            <text:p>11/02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26" table:style-name="ce6">
            <text:p>R$ 2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2-11T00:00:00" table:style-name="ce3">
            <text:p>11/02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237" table:style-name="ce6">
            <text:p>R$ 23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11T00:00:00" table:style-name="ce3">
            <text:p>11/02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286" table:style-name="ce6">
            <text:p>R$ 28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11T00:00:00" table:style-name="ce3">
            <text:p>11/02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91" table:style-name="ce6">
            <text:p>R$ 9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11T00:00:00" table:style-name="ce3">
            <text:p>11/02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68" table:style-name="ce6">
            <text:p>R$ 6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2-12T00:00:00" table:style-name="ce3">
            <text:p>12/02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267" table:style-name="ce6">
            <text:p>R$ 26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2-13T00:00:00" table:style-name="ce3">
            <text:p>13/02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78" table:style-name="ce6">
            <text:p>R$ 7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2-13T00:00:00" table:style-name="ce3">
            <text:p>13/02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261" table:style-name="ce6">
            <text:p>R$ 261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2-14T00:00:00" table:style-name="ce3">
            <text:p>14/02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30" table:style-name="ce5">
            <text:p>30</text:p>
          </table:table-cell>
          <table:table-cell office:value-type="currency" office:value="64" table:style-name="ce6">
            <text:p>R$ 6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14T00:00:00" table:style-name="ce3">
            <text:p>14/02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228" table:style-name="ce6">
            <text:p>R$ 22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2-15T00:00:00" table:style-name="ce3">
            <text:p>15/02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57" table:style-name="ce6">
            <text:p>R$ 5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2-15T00:00:00" table:style-name="ce3">
            <text:p>15/02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1" table:style-name="ce5">
            <text:p>11</text:p>
          </table:table-cell>
          <table:table-cell office:value-type="currency" office:value="50" table:style-name="ce6">
            <text:p>R$ 5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2-15T00:00:00" table:style-name="ce3">
            <text:p>15/02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143" table:style-name="ce6">
            <text:p>R$ 14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15T00:00:00" table:style-name="ce3">
            <text:p>15/02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155" table:style-name="ce6">
            <text:p>R$ 15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16T00:00:00" table:style-name="ce3">
            <text:p>16/02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6" table:style-name="ce5">
            <text:p>16</text:p>
          </table:table-cell>
          <table:table-cell office:value-type="currency" office:value="272" table:style-name="ce6">
            <text:p>R$ 27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16T00:00:00" table:style-name="ce3">
            <text:p>16/02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2" table:style-name="ce5">
            <text:p>22</text:p>
          </table:table-cell>
          <table:table-cell office:value-type="currency" office:value="243" table:style-name="ce6">
            <text:p>R$ 24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17T00:00:00" table:style-name="ce3">
            <text:p>17/02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117" table:style-name="ce6">
            <text:p>R$ 11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2-17T00:00:00" table:style-name="ce3">
            <text:p>17/02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234" table:style-name="ce6">
            <text:p>R$ 23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2-17T00:00:00" table:style-name="ce3">
            <text:p>17/02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247" table:style-name="ce6">
            <text:p>R$ 247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2-18T00:00:00" table:style-name="ce3">
            <text:p>18/02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162" table:style-name="ce6">
            <text:p>R$ 16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2-18T00:00:00" table:style-name="ce3">
            <text:p>18/02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4" table:style-name="ce5">
            <text:p>24</text:p>
          </table:table-cell>
          <table:table-cell office:value-type="currency" office:value="258" table:style-name="ce6">
            <text:p>R$ 25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2-18T00:00:00" table:style-name="ce3">
            <text:p>18/02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3" table:style-name="ce5">
            <text:p>13</text:p>
          </table:table-cell>
          <table:table-cell office:value-type="currency" office:value="133" table:style-name="ce6">
            <text:p>R$ 13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18T00:00:00" table:style-name="ce3">
            <text:p>18/02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7" table:style-name="ce5">
            <text:p>17</text:p>
          </table:table-cell>
          <table:table-cell office:value-type="currency" office:value="225" table:style-name="ce6">
            <text:p>R$ 22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2-18T00:00:00" table:style-name="ce3">
            <text:p>18/02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209" table:style-name="ce6">
            <text:p>R$ 209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2-18T00:00:00" table:style-name="ce3">
            <text:p>18/02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59" table:style-name="ce6">
            <text:p>R$ 59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2-19T00:00:00" table:style-name="ce3">
            <text:p>19/02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2" table:style-name="ce5">
            <text:p>22</text:p>
          </table:table-cell>
          <table:table-cell office:value-type="currency" office:value="112" table:style-name="ce6">
            <text:p>R$ 11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19T00:00:00" table:style-name="ce3">
            <text:p>19/02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234" table:style-name="ce6">
            <text:p>R$ 23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2-19T00:00:00" table:style-name="ce3">
            <text:p>19/02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2" table:style-name="ce5">
            <text:p>12</text:p>
          </table:table-cell>
          <table:table-cell office:value-type="currency" office:value="292" table:style-name="ce6">
            <text:p>R$ 29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20T00:00:00" table:style-name="ce3">
            <text:p>20/02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278" table:style-name="ce6">
            <text:p>R$ 27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2-20T00:00:00" table:style-name="ce3">
            <text:p>20/02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82" table:style-name="ce6">
            <text:p>R$ 8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2-21T00:00:00" table:style-name="ce3">
            <text:p>21/02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113" table:style-name="ce6">
            <text:p>R$ 11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2-21T00:00:00" table:style-name="ce3">
            <text:p>21/02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6" table:style-name="ce5">
            <text:p>26</text:p>
          </table:table-cell>
          <table:table-cell office:value-type="currency" office:value="220" table:style-name="ce6">
            <text:p>R$ 22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2-21T00:00:00" table:style-name="ce3">
            <text:p>21/02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6" table:style-name="ce5">
            <text:p>6</text:p>
          </table:table-cell>
          <table:table-cell office:value-type="currency" office:value="72" table:style-name="ce6">
            <text:p>R$ 7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2-21T00:00:00" table:style-name="ce3">
            <text:p>21/02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6" table:style-name="ce5">
            <text:p>26</text:p>
          </table:table-cell>
          <table:table-cell office:value-type="currency" office:value="117" table:style-name="ce6">
            <text:p>R$ 11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21T00:00:00" table:style-name="ce3">
            <text:p>21/02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" table:style-name="ce5">
            <text:p>2</text:p>
          </table:table-cell>
          <table:table-cell office:value-type="currency" office:value="38" table:style-name="ce6">
            <text:p>R$ 3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22T00:00:00" table:style-name="ce3">
            <text:p>22/02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1" table:style-name="ce5">
            <text:p>11</text:p>
          </table:table-cell>
          <table:table-cell office:value-type="currency" office:value="127" table:style-name="ce6">
            <text:p>R$ 12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22T00:00:00" table:style-name="ce3">
            <text:p>22/02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1" table:style-name="ce5">
            <text:p>11</text:p>
          </table:table-cell>
          <table:table-cell office:value-type="currency" office:value="161" table:style-name="ce6">
            <text:p>R$ 16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22T00:00:00" table:style-name="ce3">
            <text:p>22/02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132" table:style-name="ce6">
            <text:p>R$ 13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2-22T00:00:00" table:style-name="ce3">
            <text:p>22/02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" table:style-name="ce5">
            <text:p>2</text:p>
          </table:table-cell>
          <table:table-cell office:value-type="currency" office:value="115" table:style-name="ce6">
            <text:p>R$ 11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2-22T00:00:00" table:style-name="ce3">
            <text:p>22/02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5" table:style-name="ce5">
            <text:p>25</text:p>
          </table:table-cell>
          <table:table-cell office:value-type="currency" office:value="163" table:style-name="ce6">
            <text:p>R$ 16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22T00:00:00" table:style-name="ce3">
            <text:p>22/02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9" table:style-name="ce5">
            <text:p>19</text:p>
          </table:table-cell>
          <table:table-cell office:value-type="currency" office:value="142" table:style-name="ce6">
            <text:p>R$ 14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2-22T00:00:00" table:style-name="ce3">
            <text:p>22/02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213" table:style-name="ce6">
            <text:p>R$ 21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2-23T00:00:00" table:style-name="ce3">
            <text:p>23/02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280" table:style-name="ce6">
            <text:p>R$ 28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2-23T00:00:00" table:style-name="ce3">
            <text:p>23/02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4" table:style-name="ce5">
            <text:p>24</text:p>
          </table:table-cell>
          <table:table-cell office:value-type="currency" office:value="85" table:style-name="ce6">
            <text:p>R$ 8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23T00:00:00" table:style-name="ce3">
            <text:p>23/02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3" table:style-name="ce5">
            <text:p>13</text:p>
          </table:table-cell>
          <table:table-cell office:value-type="currency" office:value="115" table:style-name="ce6">
            <text:p>R$ 11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2-24T00:00:00" table:style-name="ce3">
            <text:p>24/02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6" table:style-name="ce5">
            <text:p>16</text:p>
          </table:table-cell>
          <table:table-cell office:value-type="currency" office:value="111" table:style-name="ce6">
            <text:p>R$ 111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2-24T00:00:00" table:style-name="ce3">
            <text:p>24/02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237" table:style-name="ce6">
            <text:p>R$ 237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2-24T00:00:00" table:style-name="ce3">
            <text:p>24/02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39" table:style-name="ce6">
            <text:p>R$ 3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24T00:00:00" table:style-name="ce3">
            <text:p>24/02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226" table:style-name="ce6">
            <text:p>R$ 226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2-24T00:00:00" table:style-name="ce3">
            <text:p>24/02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186" table:style-name="ce6">
            <text:p>R$ 186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2-25T00:00:00" table:style-name="ce3">
            <text:p>25/02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2" table:style-name="ce5">
            <text:p>22</text:p>
          </table:table-cell>
          <table:table-cell office:value-type="currency" office:value="215" table:style-name="ce6">
            <text:p>R$ 21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2-25T00:00:00" table:style-name="ce3">
            <text:p>25/02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277" table:style-name="ce6">
            <text:p>R$ 27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25T00:00:00" table:style-name="ce3">
            <text:p>25/02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209" table:style-name="ce6">
            <text:p>R$ 20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26T00:00:00" table:style-name="ce3">
            <text:p>26/02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127" table:style-name="ce6">
            <text:p>R$ 12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27T00:00:00" table:style-name="ce3">
            <text:p>27/02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225" table:style-name="ce6">
            <text:p>R$ 22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2-27T00:00:00" table:style-name="ce3">
            <text:p>27/02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89" table:style-name="ce6">
            <text:p>R$ 89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2-27T00:00:00" table:style-name="ce3">
            <text:p>27/02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" table:style-name="ce5">
            <text:p>2</text:p>
          </table:table-cell>
          <table:table-cell office:value-type="currency" office:value="94" table:style-name="ce6">
            <text:p>R$ 9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27T00:00:00" table:style-name="ce3">
            <text:p>27/02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30" table:style-name="ce5">
            <text:p>30</text:p>
          </table:table-cell>
          <table:table-cell office:value-type="currency" office:value="86" table:style-name="ce6">
            <text:p>R$ 86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2-27T00:00:00" table:style-name="ce3">
            <text:p>27/02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5" table:style-name="ce5">
            <text:p>5</text:p>
          </table:table-cell>
          <table:table-cell office:value-type="currency" office:value="267" table:style-name="ce6">
            <text:p>R$ 26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28T00:00:00" table:style-name="ce3">
            <text:p>28/02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152" table:style-name="ce6">
            <text:p>R$ 15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28T00:00:00" table:style-name="ce3">
            <text:p>28/02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109" table:style-name="ce6">
            <text:p>R$ 10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28T00:00:00" table:style-name="ce3">
            <text:p>28/02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30" table:style-name="ce5">
            <text:p>30</text:p>
          </table:table-cell>
          <table:table-cell office:value-type="currency" office:value="280" table:style-name="ce6">
            <text:p>R$ 280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2-28T00:00:00" table:style-name="ce3">
            <text:p>28/02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252" table:style-name="ce6">
            <text:p>R$ 25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01T00:00:00" table:style-name="ce3">
            <text:p>01/03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1" table:style-name="ce5">
            <text:p>21</text:p>
          </table:table-cell>
          <table:table-cell office:value-type="currency" office:value="42" table:style-name="ce6">
            <text:p>R$ 4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01T00:00:00" table:style-name="ce3">
            <text:p>01/03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101" table:style-name="ce6">
            <text:p>R$ 101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3-01T00:00:00" table:style-name="ce3">
            <text:p>01/03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290" table:style-name="ce6">
            <text:p>R$ 29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01T00:00:00" table:style-name="ce3">
            <text:p>01/03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81" table:style-name="ce6">
            <text:p>R$ 81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02T00:00:00" table:style-name="ce3">
            <text:p>02/03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" table:style-name="ce5">
            <text:p>2</text:p>
          </table:table-cell>
          <table:table-cell office:value-type="currency" office:value="151" table:style-name="ce6">
            <text:p>R$ 151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3-02T00:00:00" table:style-name="ce3">
            <text:p>02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141" table:style-name="ce6">
            <text:p>R$ 14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02T00:00:00" table:style-name="ce3">
            <text:p>02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3" table:style-name="ce5">
            <text:p>13</text:p>
          </table:table-cell>
          <table:table-cell office:value-type="currency" office:value="127" table:style-name="ce6">
            <text:p>R$ 12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02T00:00:00" table:style-name="ce3">
            <text:p>02/03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86" table:style-name="ce6">
            <text:p>R$ 8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02T00:00:00" table:style-name="ce3">
            <text:p>02/03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192" table:style-name="ce6">
            <text:p>R$ 19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02T00:00:00" table:style-name="ce3">
            <text:p>02/03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214" table:style-name="ce6">
            <text:p>R$ 21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02T00:00:00" table:style-name="ce3">
            <text:p>02/03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142" table:style-name="ce6">
            <text:p>R$ 14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03T00:00:00" table:style-name="ce3">
            <text:p>03/03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53" table:style-name="ce6">
            <text:p>R$ 5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03T00:00:00" table:style-name="ce3">
            <text:p>03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244" table:style-name="ce6">
            <text:p>R$ 24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03T00:00:00" table:style-name="ce3">
            <text:p>03/03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3" table:style-name="ce5">
            <text:p>13</text:p>
          </table:table-cell>
          <table:table-cell office:value-type="currency" office:value="198" table:style-name="ce6">
            <text:p>R$ 19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03T00:00:00" table:style-name="ce3">
            <text:p>03/03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34" table:style-name="ce6">
            <text:p>R$ 3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03T00:00:00" table:style-name="ce3">
            <text:p>03/03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250" table:style-name="ce6">
            <text:p>R$ 250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03T00:00:00" table:style-name="ce3">
            <text:p>03/03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219" table:style-name="ce6">
            <text:p>R$ 219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3-04T00:00:00" table:style-name="ce3">
            <text:p>04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" table:style-name="ce5">
            <text:p>2</text:p>
          </table:table-cell>
          <table:table-cell office:value-type="currency" office:value="132" table:style-name="ce6">
            <text:p>R$ 13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04T00:00:00" table:style-name="ce3">
            <text:p>04/03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49" table:style-name="ce6">
            <text:p>R$ 49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04T00:00:00" table:style-name="ce3">
            <text:p>04/03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175" table:style-name="ce6">
            <text:p>R$ 17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04T00:00:00" table:style-name="ce3">
            <text:p>04/03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108" table:style-name="ce6">
            <text:p>R$ 10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04T00:00:00" table:style-name="ce3">
            <text:p>04/03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259" table:style-name="ce6">
            <text:p>R$ 259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3-04T00:00:00" table:style-name="ce3">
            <text:p>04/03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82" table:style-name="ce6">
            <text:p>R$ 8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05T00:00:00" table:style-name="ce3">
            <text:p>05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2" table:style-name="ce5">
            <text:p>22</text:p>
          </table:table-cell>
          <table:table-cell office:value-type="currency" office:value="163" table:style-name="ce6">
            <text:p>R$ 16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05T00:00:00" table:style-name="ce3">
            <text:p>05/03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189" table:style-name="ce6">
            <text:p>R$ 18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06T00:00:00" table:style-name="ce3">
            <text:p>06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64" table:style-name="ce6">
            <text:p>R$ 6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06T00:00:00" table:style-name="ce3">
            <text:p>06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130" table:style-name="ce6">
            <text:p>R$ 13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3-06T00:00:00" table:style-name="ce3">
            <text:p>06/03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166" table:style-name="ce6">
            <text:p>R$ 16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07T00:00:00" table:style-name="ce3">
            <text:p>07/03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139" table:style-name="ce6">
            <text:p>R$ 139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3-07T00:00:00" table:style-name="ce3">
            <text:p>07/03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140" table:style-name="ce6">
            <text:p>R$ 14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07T00:00:00" table:style-name="ce3">
            <text:p>07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9" table:style-name="ce5">
            <text:p>19</text:p>
          </table:table-cell>
          <table:table-cell office:value-type="currency" office:value="73" table:style-name="ce6">
            <text:p>R$ 7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07T00:00:00" table:style-name="ce3">
            <text:p>07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4" table:style-name="ce5">
            <text:p>4</text:p>
          </table:table-cell>
          <table:table-cell office:value-type="currency" office:value="64" table:style-name="ce6">
            <text:p>R$ 6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07T00:00:00" table:style-name="ce3">
            <text:p>07/03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141" table:style-name="ce6">
            <text:p>R$ 141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07T00:00:00" table:style-name="ce3">
            <text:p>07/03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31" table:style-name="ce6">
            <text:p>R$ 31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08T00:00:00" table:style-name="ce3">
            <text:p>08/03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197" table:style-name="ce6">
            <text:p>R$ 19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08T00:00:00" table:style-name="ce3">
            <text:p>08/03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7" table:style-name="ce5">
            <text:p>17</text:p>
          </table:table-cell>
          <table:table-cell office:value-type="currency" office:value="109" table:style-name="ce6">
            <text:p>R$ 109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08T00:00:00" table:style-name="ce3">
            <text:p>08/03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6" table:style-name="ce5">
            <text:p>16</text:p>
          </table:table-cell>
          <table:table-cell office:value-type="currency" office:value="193" table:style-name="ce6">
            <text:p>R$ 19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08T00:00:00" table:style-name="ce3">
            <text:p>08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265" table:style-name="ce6">
            <text:p>R$ 26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08T00:00:00" table:style-name="ce3">
            <text:p>08/03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70" table:style-name="ce6">
            <text:p>R$ 7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3-09T00:00:00" table:style-name="ce3">
            <text:p>09/03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104" table:style-name="ce6">
            <text:p>R$ 10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09T00:00:00" table:style-name="ce3">
            <text:p>09/03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" table:style-name="ce5">
            <text:p>2</text:p>
          </table:table-cell>
          <table:table-cell office:value-type="currency" office:value="227" table:style-name="ce6">
            <text:p>R$ 227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3-09T00:00:00" table:style-name="ce3">
            <text:p>09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219" table:style-name="ce6">
            <text:p>R$ 21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09T00:00:00" table:style-name="ce3">
            <text:p>09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247" table:style-name="ce6">
            <text:p>R$ 24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10T00:00:00" table:style-name="ce3">
            <text:p>10/03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2" table:style-name="ce5">
            <text:p>12</text:p>
          </table:table-cell>
          <table:table-cell office:value-type="currency" office:value="185" table:style-name="ce6">
            <text:p>R$ 18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3-10T00:00:00" table:style-name="ce3">
            <text:p>10/03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191" table:style-name="ce6">
            <text:p>R$ 191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10T00:00:00" table:style-name="ce3">
            <text:p>10/03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171" table:style-name="ce6">
            <text:p>R$ 171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3-10T00:00:00" table:style-name="ce3">
            <text:p>10/03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" table:style-name="ce5">
            <text:p>2</text:p>
          </table:table-cell>
          <table:table-cell office:value-type="currency" office:value="277" table:style-name="ce6">
            <text:p>R$ 277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3-10T00:00:00" table:style-name="ce3">
            <text:p>10/03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115" table:style-name="ce6">
            <text:p>R$ 11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10T00:00:00" table:style-name="ce3">
            <text:p>10/03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9" table:style-name="ce5">
            <text:p>19</text:p>
          </table:table-cell>
          <table:table-cell office:value-type="currency" office:value="216" table:style-name="ce6">
            <text:p>R$ 216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3-11T00:00:00" table:style-name="ce3">
            <text:p>11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77" table:style-name="ce6">
            <text:p>R$ 7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11T00:00:00" table:style-name="ce3">
            <text:p>11/03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5" table:style-name="ce5">
            <text:p>5</text:p>
          </table:table-cell>
          <table:table-cell office:value-type="currency" office:value="106" table:style-name="ce6">
            <text:p>R$ 10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11T00:00:00" table:style-name="ce3">
            <text:p>11/03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184" table:style-name="ce6">
            <text:p>R$ 18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3-11T00:00:00" table:style-name="ce3">
            <text:p>11/03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105" table:style-name="ce6">
            <text:p>R$ 10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11T00:00:00" table:style-name="ce3">
            <text:p>11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145" table:style-name="ce6">
            <text:p>R$ 14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11T00:00:00" table:style-name="ce3">
            <text:p>11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234" table:style-name="ce6">
            <text:p>R$ 23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11T00:00:00" table:style-name="ce3">
            <text:p>11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30" table:style-name="ce5">
            <text:p>30</text:p>
          </table:table-cell>
          <table:table-cell office:value-type="currency" office:value="32" table:style-name="ce6">
            <text:p>R$ 3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3-11T00:00:00" table:style-name="ce3">
            <text:p>11/03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5" table:style-name="ce5">
            <text:p>5</text:p>
          </table:table-cell>
          <table:table-cell office:value-type="currency" office:value="70" table:style-name="ce6">
            <text:p>R$ 70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12T00:00:00" table:style-name="ce3">
            <text:p>12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41" table:style-name="ce6">
            <text:p>R$ 41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3-12T00:00:00" table:style-name="ce3">
            <text:p>12/03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277" table:style-name="ce6">
            <text:p>R$ 27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12T00:00:00" table:style-name="ce3">
            <text:p>12/03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119" table:style-name="ce6">
            <text:p>R$ 119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12T00:00:00" table:style-name="ce3">
            <text:p>12/03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52" table:style-name="ce6">
            <text:p>R$ 5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3-12T00:00:00" table:style-name="ce3">
            <text:p>12/03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119" table:style-name="ce6">
            <text:p>R$ 119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13T00:00:00" table:style-name="ce3">
            <text:p>13/03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9" table:style-name="ce5">
            <text:p>19</text:p>
          </table:table-cell>
          <table:table-cell office:value-type="currency" office:value="197" table:style-name="ce6">
            <text:p>R$ 19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13T00:00:00" table:style-name="ce3">
            <text:p>13/03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30" table:style-name="ce5">
            <text:p>30</text:p>
          </table:table-cell>
          <table:table-cell office:value-type="currency" office:value="297" table:style-name="ce6">
            <text:p>R$ 29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14T00:00:00" table:style-name="ce3">
            <text:p>14/03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108" table:style-name="ce6">
            <text:p>R$ 10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14T00:00:00" table:style-name="ce3">
            <text:p>14/03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88" table:style-name="ce6">
            <text:p>R$ 8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14T00:00:00" table:style-name="ce3">
            <text:p>14/03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74" table:style-name="ce6">
            <text:p>R$ 7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15T00:00:00" table:style-name="ce3">
            <text:p>15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190" table:style-name="ce6">
            <text:p>R$ 19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3-15T00:00:00" table:style-name="ce3">
            <text:p>15/03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199" table:style-name="ce6">
            <text:p>R$ 19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15T00:00:00" table:style-name="ce3">
            <text:p>15/03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3" table:style-name="ce5">
            <text:p>13</text:p>
          </table:table-cell>
          <table:table-cell office:value-type="currency" office:value="180" table:style-name="ce6">
            <text:p>R$ 18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3-16T00:00:00" table:style-name="ce3">
            <text:p>16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153" table:style-name="ce6">
            <text:p>R$ 15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16T00:00:00" table:style-name="ce3">
            <text:p>16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122" table:style-name="ce6">
            <text:p>R$ 12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18T00:00:00" table:style-name="ce3">
            <text:p>18/03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84" table:style-name="ce6">
            <text:p>R$ 8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18T00:00:00" table:style-name="ce3">
            <text:p>18/03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271" table:style-name="ce6">
            <text:p>R$ 271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19T00:00:00" table:style-name="ce3">
            <text:p>19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154" table:style-name="ce6">
            <text:p>R$ 15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19T00:00:00" table:style-name="ce3">
            <text:p>19/03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253" table:style-name="ce6">
            <text:p>R$ 25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19T00:00:00" table:style-name="ce3">
            <text:p>19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62" table:style-name="ce6">
            <text:p>R$ 6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3-20T00:00:00" table:style-name="ce3">
            <text:p>20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179" table:style-name="ce6">
            <text:p>R$ 179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3-20T00:00:00" table:style-name="ce3">
            <text:p>20/03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105" table:style-name="ce6">
            <text:p>R$ 10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20T00:00:00" table:style-name="ce3">
            <text:p>20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246" table:style-name="ce6">
            <text:p>R$ 24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20T00:00:00" table:style-name="ce3">
            <text:p>20/03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3" table:style-name="ce5">
            <text:p>13</text:p>
          </table:table-cell>
          <table:table-cell office:value-type="currency" office:value="109" table:style-name="ce6">
            <text:p>R$ 10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20T00:00:00" table:style-name="ce3">
            <text:p>20/03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57" table:style-name="ce6">
            <text:p>R$ 5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21T00:00:00" table:style-name="ce3">
            <text:p>21/03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228" table:style-name="ce6">
            <text:p>R$ 22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21T00:00:00" table:style-name="ce3">
            <text:p>21/03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72" table:style-name="ce6">
            <text:p>R$ 7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3-21T00:00:00" table:style-name="ce3">
            <text:p>21/03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" table:style-name="ce5">
            <text:p>2</text:p>
          </table:table-cell>
          <table:table-cell office:value-type="currency" office:value="64" table:style-name="ce6">
            <text:p>R$ 6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21T00:00:00" table:style-name="ce3">
            <text:p>21/03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9" table:style-name="ce5">
            <text:p>19</text:p>
          </table:table-cell>
          <table:table-cell office:value-type="currency" office:value="282" table:style-name="ce6">
            <text:p>R$ 28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3-22T00:00:00" table:style-name="ce3">
            <text:p>22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3" table:style-name="ce5">
            <text:p>23</text:p>
          </table:table-cell>
          <table:table-cell office:value-type="currency" office:value="275" table:style-name="ce6">
            <text:p>R$ 27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3-22T00:00:00" table:style-name="ce3">
            <text:p>22/03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2" table:style-name="ce5">
            <text:p>22</text:p>
          </table:table-cell>
          <table:table-cell office:value-type="currency" office:value="168" table:style-name="ce6">
            <text:p>R$ 16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22T00:00:00" table:style-name="ce3">
            <text:p>22/03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7" table:style-name="ce5">
            <text:p>17</text:p>
          </table:table-cell>
          <table:table-cell office:value-type="currency" office:value="223" table:style-name="ce6">
            <text:p>R$ 22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3-22T00:00:00" table:style-name="ce3">
            <text:p>22/03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118" table:style-name="ce6">
            <text:p>R$ 11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22T00:00:00" table:style-name="ce3">
            <text:p>22/03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2" table:style-name="ce5">
            <text:p>12</text:p>
          </table:table-cell>
          <table:table-cell office:value-type="currency" office:value="118" table:style-name="ce6">
            <text:p>R$ 11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22T00:00:00" table:style-name="ce3">
            <text:p>22/03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5" table:style-name="ce5">
            <text:p>5</text:p>
          </table:table-cell>
          <table:table-cell office:value-type="currency" office:value="279" table:style-name="ce6">
            <text:p>R$ 27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22T00:00:00" table:style-name="ce3">
            <text:p>22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175" table:style-name="ce6">
            <text:p>R$ 17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3-22T00:00:00" table:style-name="ce3">
            <text:p>22/03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113" table:style-name="ce6">
            <text:p>R$ 11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3-23T00:00:00" table:style-name="ce3">
            <text:p>23/03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159" table:style-name="ce6">
            <text:p>R$ 15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23T00:00:00" table:style-name="ce3">
            <text:p>23/03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9" table:style-name="ce5">
            <text:p>19</text:p>
          </table:table-cell>
          <table:table-cell office:value-type="currency" office:value="234" table:style-name="ce6">
            <text:p>R$ 23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24T00:00:00" table:style-name="ce3">
            <text:p>24/03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57" table:style-name="ce6">
            <text:p>R$ 5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24T00:00:00" table:style-name="ce3">
            <text:p>24/03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37" table:style-name="ce6">
            <text:p>R$ 3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26T00:00:00" table:style-name="ce3">
            <text:p>26/03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225" table:style-name="ce6">
            <text:p>R$ 22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26T00:00:00" table:style-name="ce3">
            <text:p>26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5" table:style-name="ce5">
            <text:p>5</text:p>
          </table:table-cell>
          <table:table-cell office:value-type="currency" office:value="28" table:style-name="ce6">
            <text:p>R$ 2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26T00:00:00" table:style-name="ce3">
            <text:p>26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89" table:style-name="ce6">
            <text:p>R$ 89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26T00:00:00" table:style-name="ce3">
            <text:p>26/03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" table:style-name="ce5">
            <text:p>2</text:p>
          </table:table-cell>
          <table:table-cell office:value-type="currency" office:value="253" table:style-name="ce6">
            <text:p>R$ 25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3-27T00:00:00" table:style-name="ce3">
            <text:p>27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2" table:style-name="ce5">
            <text:p>22</text:p>
          </table:table-cell>
          <table:table-cell office:value-type="currency" office:value="75" table:style-name="ce6">
            <text:p>R$ 7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27T00:00:00" table:style-name="ce3">
            <text:p>27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264" table:style-name="ce6">
            <text:p>R$ 26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27T00:00:00" table:style-name="ce3">
            <text:p>27/03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299" table:style-name="ce6">
            <text:p>R$ 29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27T00:00:00" table:style-name="ce3">
            <text:p>27/03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150" table:style-name="ce6">
            <text:p>R$ 150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28T00:00:00" table:style-name="ce3">
            <text:p>28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" table:style-name="ce5">
            <text:p>1</text:p>
          </table:table-cell>
          <table:table-cell office:value-type="currency" office:value="54" table:style-name="ce6">
            <text:p>R$ 5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3-28T00:00:00" table:style-name="ce3">
            <text:p>28/03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4" table:style-name="ce5">
            <text:p>24</text:p>
          </table:table-cell>
          <table:table-cell office:value-type="currency" office:value="48" table:style-name="ce6">
            <text:p>R$ 4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28T00:00:00" table:style-name="ce3">
            <text:p>28/03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6" table:style-name="ce5">
            <text:p>16</text:p>
          </table:table-cell>
          <table:table-cell office:value-type="currency" office:value="143" table:style-name="ce6">
            <text:p>R$ 14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28T00:00:00" table:style-name="ce3">
            <text:p>28/03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" table:style-name="ce5">
            <text:p>1</text:p>
          </table:table-cell>
          <table:table-cell office:value-type="currency" office:value="234" table:style-name="ce6">
            <text:p>R$ 23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29T00:00:00" table:style-name="ce3">
            <text:p>29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271" table:style-name="ce6">
            <text:p>R$ 27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29T00:00:00" table:style-name="ce3">
            <text:p>29/03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7" table:style-name="ce5">
            <text:p>17</text:p>
          </table:table-cell>
          <table:table-cell office:value-type="currency" office:value="173" table:style-name="ce6">
            <text:p>R$ 17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3-30T00:00:00" table:style-name="ce3">
            <text:p>30/03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4" table:style-name="ce5">
            <text:p>24</text:p>
          </table:table-cell>
          <table:table-cell office:value-type="currency" office:value="131" table:style-name="ce6">
            <text:p>R$ 131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3-30T00:00:00" table:style-name="ce3">
            <text:p>30/03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7" table:style-name="ce5">
            <text:p>17</text:p>
          </table:table-cell>
          <table:table-cell office:value-type="currency" office:value="240" table:style-name="ce6">
            <text:p>R$ 24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31T00:00:00" table:style-name="ce3">
            <text:p>31/03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77" table:style-name="ce6">
            <text:p>R$ 7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3-31T00:00:00" table:style-name="ce3">
            <text:p>31/03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6" table:style-name="ce5">
            <text:p>6</text:p>
          </table:table-cell>
          <table:table-cell office:value-type="currency" office:value="33" table:style-name="ce6">
            <text:p>R$ 3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01T00:00:00" table:style-name="ce3">
            <text:p>01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3" table:style-name="ce5">
            <text:p>3</text:p>
          </table:table-cell>
          <table:table-cell office:value-type="currency" office:value="47" table:style-name="ce6">
            <text:p>R$ 4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01T00:00:00" table:style-name="ce3">
            <text:p>01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135" table:style-name="ce6">
            <text:p>R$ 13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01T00:00:00" table:style-name="ce3">
            <text:p>01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67" table:style-name="ce6">
            <text:p>R$ 6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01T00:00:00" table:style-name="ce3">
            <text:p>01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93" table:style-name="ce6">
            <text:p>R$ 9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01T00:00:00" table:style-name="ce3">
            <text:p>01/04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3" table:style-name="ce5">
            <text:p>13</text:p>
          </table:table-cell>
          <table:table-cell office:value-type="currency" office:value="108" table:style-name="ce6">
            <text:p>R$ 10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01T00:00:00" table:style-name="ce3">
            <text:p>01/04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198" table:style-name="ce6">
            <text:p>R$ 19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4-01T00:00:00" table:style-name="ce3">
            <text:p>01/04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6" table:style-name="ce5">
            <text:p>26</text:p>
          </table:table-cell>
          <table:table-cell office:value-type="currency" office:value="58" table:style-name="ce6">
            <text:p>R$ 5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01T00:00:00" table:style-name="ce3">
            <text:p>01/04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116" table:style-name="ce6">
            <text:p>R$ 11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02T00:00:00" table:style-name="ce3">
            <text:p>02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5" table:style-name="ce5">
            <text:p>25</text:p>
          </table:table-cell>
          <table:table-cell office:value-type="currency" office:value="77" table:style-name="ce6">
            <text:p>R$ 77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4-02T00:00:00" table:style-name="ce3">
            <text:p>02/04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3" table:style-name="ce5">
            <text:p>23</text:p>
          </table:table-cell>
          <table:table-cell office:value-type="currency" office:value="159" table:style-name="ce6">
            <text:p>R$ 159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4-02T00:00:00" table:style-name="ce3">
            <text:p>02/04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202" table:style-name="ce6">
            <text:p>R$ 20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02T00:00:00" table:style-name="ce3">
            <text:p>02/04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6" table:style-name="ce5">
            <text:p>16</text:p>
          </table:table-cell>
          <table:table-cell office:value-type="currency" office:value="110" table:style-name="ce6">
            <text:p>R$ 110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02T00:00:00" table:style-name="ce3">
            <text:p>02/04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30" table:style-name="ce5">
            <text:p>30</text:p>
          </table:table-cell>
          <table:table-cell office:value-type="currency" office:value="77" table:style-name="ce6">
            <text:p>R$ 7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03T00:00:00" table:style-name="ce3">
            <text:p>03/04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4" table:style-name="ce5">
            <text:p>24</text:p>
          </table:table-cell>
          <table:table-cell office:value-type="currency" office:value="195" table:style-name="ce6">
            <text:p>R$ 19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4-03T00:00:00" table:style-name="ce3">
            <text:p>03/04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7" table:style-name="ce5">
            <text:p>17</text:p>
          </table:table-cell>
          <table:table-cell office:value-type="currency" office:value="214" table:style-name="ce6">
            <text:p>R$ 21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03T00:00:00" table:style-name="ce3">
            <text:p>03/04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25" table:style-name="ce6">
            <text:p>R$ 2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04T00:00:00" table:style-name="ce3">
            <text:p>04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299" table:style-name="ce6">
            <text:p>R$ 29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04T00:00:00" table:style-name="ce3">
            <text:p>04/04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42" table:style-name="ce6">
            <text:p>R$ 4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4-05T00:00:00" table:style-name="ce3">
            <text:p>05/04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213" table:style-name="ce6">
            <text:p>R$ 21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4-05T00:00:00" table:style-name="ce3">
            <text:p>05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134" table:style-name="ce6">
            <text:p>R$ 13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4-05T00:00:00" table:style-name="ce3">
            <text:p>05/04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270" table:style-name="ce6">
            <text:p>R$ 27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4-06T00:00:00" table:style-name="ce3">
            <text:p>06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174" table:style-name="ce6">
            <text:p>R$ 17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07T00:00:00" table:style-name="ce3">
            <text:p>07/04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72" table:style-name="ce6">
            <text:p>R$ 7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07T00:00:00" table:style-name="ce3">
            <text:p>07/04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4" table:style-name="ce5">
            <text:p>4</text:p>
          </table:table-cell>
          <table:table-cell office:value-type="currency" office:value="208" table:style-name="ce6">
            <text:p>R$ 20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4-07T00:00:00" table:style-name="ce3">
            <text:p>07/04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235" table:style-name="ce6">
            <text:p>R$ 23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4-08T00:00:00" table:style-name="ce3">
            <text:p>08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195" table:style-name="ce6">
            <text:p>R$ 19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08T00:00:00" table:style-name="ce3">
            <text:p>08/04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30" table:style-name="ce5">
            <text:p>30</text:p>
          </table:table-cell>
          <table:table-cell office:value-type="currency" office:value="118" table:style-name="ce6">
            <text:p>R$ 11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08T00:00:00" table:style-name="ce3">
            <text:p>08/04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205" table:style-name="ce6">
            <text:p>R$ 20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4-08T00:00:00" table:style-name="ce3">
            <text:p>08/04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4" table:style-name="ce5">
            <text:p>4</text:p>
          </table:table-cell>
          <table:table-cell office:value-type="currency" office:value="248" table:style-name="ce6">
            <text:p>R$ 24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08T00:00:00" table:style-name="ce3">
            <text:p>08/04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105" table:style-name="ce6">
            <text:p>R$ 10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4-09T00:00:00" table:style-name="ce3">
            <text:p>09/04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73" table:style-name="ce6">
            <text:p>R$ 7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10T00:00:00" table:style-name="ce3">
            <text:p>10/04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130" table:style-name="ce6">
            <text:p>R$ 13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4-10T00:00:00" table:style-name="ce3">
            <text:p>10/04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119" table:style-name="ce6">
            <text:p>R$ 119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10T00:00:00" table:style-name="ce3">
            <text:p>10/04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149" table:style-name="ce6">
            <text:p>R$ 14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11T00:00:00" table:style-name="ce3">
            <text:p>11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66" table:style-name="ce6">
            <text:p>R$ 6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11T00:00:00" table:style-name="ce3">
            <text:p>11/04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115" table:style-name="ce6">
            <text:p>R$ 11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11T00:00:00" table:style-name="ce3">
            <text:p>11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265" table:style-name="ce6">
            <text:p>R$ 26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4-11T00:00:00" table:style-name="ce3">
            <text:p>11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105" table:style-name="ce6">
            <text:p>R$ 10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12T00:00:00" table:style-name="ce3">
            <text:p>12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237" table:style-name="ce6">
            <text:p>R$ 23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12T00:00:00" table:style-name="ce3">
            <text:p>12/04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5" table:style-name="ce5">
            <text:p>25</text:p>
          </table:table-cell>
          <table:table-cell office:value-type="currency" office:value="189" table:style-name="ce6">
            <text:p>R$ 18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12T00:00:00" table:style-name="ce3">
            <text:p>12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8" table:style-name="ce5">
            <text:p>8</text:p>
          </table:table-cell>
          <table:table-cell office:value-type="currency" office:value="160" table:style-name="ce6">
            <text:p>R$ 16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12T00:00:00" table:style-name="ce3">
            <text:p>12/04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184" table:style-name="ce6">
            <text:p>R$ 18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13T00:00:00" table:style-name="ce3">
            <text:p>13/04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285" table:style-name="ce6">
            <text:p>R$ 28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13T00:00:00" table:style-name="ce3">
            <text:p>13/04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3" table:style-name="ce5">
            <text:p>3</text:p>
          </table:table-cell>
          <table:table-cell office:value-type="currency" office:value="234" table:style-name="ce6">
            <text:p>R$ 23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13T00:00:00" table:style-name="ce3">
            <text:p>13/04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8" table:style-name="ce5">
            <text:p>8</text:p>
          </table:table-cell>
          <table:table-cell office:value-type="currency" office:value="182" table:style-name="ce6">
            <text:p>R$ 18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14T00:00:00" table:style-name="ce3">
            <text:p>14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115" table:style-name="ce6">
            <text:p>R$ 11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4-14T00:00:00" table:style-name="ce3">
            <text:p>14/04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281" table:style-name="ce6">
            <text:p>R$ 28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14T00:00:00" table:style-name="ce3">
            <text:p>14/04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6" table:style-name="ce5">
            <text:p>6</text:p>
          </table:table-cell>
          <table:table-cell office:value-type="currency" office:value="84" table:style-name="ce6">
            <text:p>R$ 8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17T00:00:00" table:style-name="ce3">
            <text:p>17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50" table:style-name="ce6">
            <text:p>R$ 50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17T00:00:00" table:style-name="ce3">
            <text:p>17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241" table:style-name="ce6">
            <text:p>R$ 241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4-17T00:00:00" table:style-name="ce3">
            <text:p>17/04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293" table:style-name="ce6">
            <text:p>R$ 29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18T00:00:00" table:style-name="ce3">
            <text:p>18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3" table:style-name="ce5">
            <text:p>23</text:p>
          </table:table-cell>
          <table:table-cell office:value-type="currency" office:value="180" table:style-name="ce6">
            <text:p>R$ 18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4-18T00:00:00" table:style-name="ce3">
            <text:p>18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214" table:style-name="ce6">
            <text:p>R$ 21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4-18T00:00:00" table:style-name="ce3">
            <text:p>18/04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1" table:style-name="ce5">
            <text:p>21</text:p>
          </table:table-cell>
          <table:table-cell office:value-type="currency" office:value="150" table:style-name="ce6">
            <text:p>R$ 15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18T00:00:00" table:style-name="ce3">
            <text:p>18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60" table:style-name="ce6">
            <text:p>R$ 6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19T00:00:00" table:style-name="ce3">
            <text:p>19/04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82" table:style-name="ce6">
            <text:p>R$ 8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4-19T00:00:00" table:style-name="ce3">
            <text:p>19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7" table:style-name="ce5">
            <text:p>17</text:p>
          </table:table-cell>
          <table:table-cell office:value-type="currency" office:value="157" table:style-name="ce6">
            <text:p>R$ 15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19T00:00:00" table:style-name="ce3">
            <text:p>19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51" table:style-name="ce6">
            <text:p>R$ 51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19T00:00:00" table:style-name="ce3">
            <text:p>19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8" table:style-name="ce5">
            <text:p>8</text:p>
          </table:table-cell>
          <table:table-cell office:value-type="currency" office:value="61" table:style-name="ce6">
            <text:p>R$ 6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19T00:00:00" table:style-name="ce3">
            <text:p>19/04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277" table:style-name="ce6">
            <text:p>R$ 27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20T00:00:00" table:style-name="ce3">
            <text:p>20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159" table:style-name="ce6">
            <text:p>R$ 159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20T00:00:00" table:style-name="ce3">
            <text:p>20/04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280" table:style-name="ce6">
            <text:p>R$ 28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4-20T00:00:00" table:style-name="ce3">
            <text:p>20/04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4" table:style-name="ce5">
            <text:p>4</text:p>
          </table:table-cell>
          <table:table-cell office:value-type="currency" office:value="209" table:style-name="ce6">
            <text:p>R$ 209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20T00:00:00" table:style-name="ce3">
            <text:p>20/04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91" table:style-name="ce6">
            <text:p>R$ 91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20T00:00:00" table:style-name="ce3">
            <text:p>20/04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30" table:style-name="ce5">
            <text:p>30</text:p>
          </table:table-cell>
          <table:table-cell office:value-type="currency" office:value="231" table:style-name="ce6">
            <text:p>R$ 23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21T00:00:00" table:style-name="ce3">
            <text:p>21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6" table:style-name="ce5">
            <text:p>16</text:p>
          </table:table-cell>
          <table:table-cell office:value-type="currency" office:value="145" table:style-name="ce6">
            <text:p>R$ 14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4-21T00:00:00" table:style-name="ce3">
            <text:p>21/04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5" table:style-name="ce5">
            <text:p>25</text:p>
          </table:table-cell>
          <table:table-cell office:value-type="currency" office:value="112" table:style-name="ce6">
            <text:p>R$ 11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21T00:00:00" table:style-name="ce3">
            <text:p>21/04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5" table:style-name="ce5">
            <text:p>5</text:p>
          </table:table-cell>
          <table:table-cell office:value-type="currency" office:value="101" table:style-name="ce6">
            <text:p>R$ 101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21T00:00:00" table:style-name="ce3">
            <text:p>21/04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3" table:style-name="ce5">
            <text:p>3</text:p>
          </table:table-cell>
          <table:table-cell office:value-type="currency" office:value="228" table:style-name="ce6">
            <text:p>R$ 22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22T00:00:00" table:style-name="ce3">
            <text:p>22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67" table:style-name="ce6">
            <text:p>R$ 6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23T00:00:00" table:style-name="ce3">
            <text:p>23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3" table:style-name="ce5">
            <text:p>23</text:p>
          </table:table-cell>
          <table:table-cell office:value-type="currency" office:value="146" table:style-name="ce6">
            <text:p>R$ 14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23T00:00:00" table:style-name="ce3">
            <text:p>23/04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4" table:style-name="ce5">
            <text:p>24</text:p>
          </table:table-cell>
          <table:table-cell office:value-type="currency" office:value="192" table:style-name="ce6">
            <text:p>R$ 19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23T00:00:00" table:style-name="ce3">
            <text:p>23/04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197" table:style-name="ce6">
            <text:p>R$ 19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23T00:00:00" table:style-name="ce3">
            <text:p>23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36" table:style-name="ce6">
            <text:p>R$ 3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23T00:00:00" table:style-name="ce3">
            <text:p>23/04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5" table:style-name="ce5">
            <text:p>5</text:p>
          </table:table-cell>
          <table:table-cell office:value-type="currency" office:value="149" table:style-name="ce6">
            <text:p>R$ 14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23T00:00:00" table:style-name="ce3">
            <text:p>23/04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6" table:style-name="ce5">
            <text:p>26</text:p>
          </table:table-cell>
          <table:table-cell office:value-type="currency" office:value="64" table:style-name="ce6">
            <text:p>R$ 6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23T00:00:00" table:style-name="ce3">
            <text:p>23/04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30" table:style-name="ce5">
            <text:p>30</text:p>
          </table:table-cell>
          <table:table-cell office:value-type="currency" office:value="207" table:style-name="ce6">
            <text:p>R$ 20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23T00:00:00" table:style-name="ce3">
            <text:p>23/04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262" table:style-name="ce6">
            <text:p>R$ 26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4-24T00:00:00" table:style-name="ce3">
            <text:p>24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217" table:style-name="ce6">
            <text:p>R$ 21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24T00:00:00" table:style-name="ce3">
            <text:p>24/04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259" table:style-name="ce6">
            <text:p>R$ 259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4-25T00:00:00" table:style-name="ce3">
            <text:p>25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128" table:style-name="ce6">
            <text:p>R$ 12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25T00:00:00" table:style-name="ce3">
            <text:p>25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" table:style-name="ce5">
            <text:p>2</text:p>
          </table:table-cell>
          <table:table-cell office:value-type="currency" office:value="48" table:style-name="ce6">
            <text:p>R$ 4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25T00:00:00" table:style-name="ce3">
            <text:p>25/04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5" table:style-name="ce5">
            <text:p>25</text:p>
          </table:table-cell>
          <table:table-cell office:value-type="currency" office:value="68" table:style-name="ce6">
            <text:p>R$ 6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4-25T00:00:00" table:style-name="ce3">
            <text:p>25/04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225" table:style-name="ce6">
            <text:p>R$ 22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4-26T00:00:00" table:style-name="ce3">
            <text:p>26/04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283" table:style-name="ce6">
            <text:p>R$ 28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26T00:00:00" table:style-name="ce3">
            <text:p>26/04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6" table:style-name="ce5">
            <text:p>26</text:p>
          </table:table-cell>
          <table:table-cell office:value-type="currency" office:value="179" table:style-name="ce6">
            <text:p>R$ 179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4-27T00:00:00" table:style-name="ce3">
            <text:p>27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50" table:style-name="ce6">
            <text:p>R$ 50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27T00:00:00" table:style-name="ce3">
            <text:p>27/04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160" table:style-name="ce6">
            <text:p>R$ 16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27T00:00:00" table:style-name="ce3">
            <text:p>27/04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8" table:style-name="ce5">
            <text:p>28</text:p>
          </table:table-cell>
          <table:table-cell office:value-type="currency" office:value="246" table:style-name="ce6">
            <text:p>R$ 24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28T00:00:00" table:style-name="ce3">
            <text:p>28/04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104" table:style-name="ce6">
            <text:p>R$ 10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4-29T00:00:00" table:style-name="ce3">
            <text:p>29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98" table:style-name="ce6">
            <text:p>R$ 9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29T00:00:00" table:style-name="ce3">
            <text:p>29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217" table:style-name="ce6">
            <text:p>R$ 217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4-29T00:00:00" table:style-name="ce3">
            <text:p>29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6" table:style-name="ce5">
            <text:p>26</text:p>
          </table:table-cell>
          <table:table-cell office:value-type="currency" office:value="246" table:style-name="ce6">
            <text:p>R$ 24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29T00:00:00" table:style-name="ce3">
            <text:p>29/04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8" table:style-name="ce5">
            <text:p>28</text:p>
          </table:table-cell>
          <table:table-cell office:value-type="currency" office:value="234" table:style-name="ce6">
            <text:p>R$ 23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4-30T00:00:00" table:style-name="ce3">
            <text:p>30/04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164" table:style-name="ce6">
            <text:p>R$ 16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4-30T00:00:00" table:style-name="ce3">
            <text:p>30/04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218" table:style-name="ce6">
            <text:p>R$ 21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4-30T00:00:00" table:style-name="ce3">
            <text:p>30/04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84" table:style-name="ce6">
            <text:p>R$ 8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01T00:00:00" table:style-name="ce3">
            <text:p>01/05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168" table:style-name="ce6">
            <text:p>R$ 16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02T00:00:00" table:style-name="ce3">
            <text:p>02/05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1" table:style-name="ce5">
            <text:p>21</text:p>
          </table:table-cell>
          <table:table-cell office:value-type="currency" office:value="118" table:style-name="ce6">
            <text:p>R$ 11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02T00:00:00" table:style-name="ce3">
            <text:p>02/05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3" table:style-name="ce5">
            <text:p>3</text:p>
          </table:table-cell>
          <table:table-cell office:value-type="currency" office:value="207" table:style-name="ce6">
            <text:p>R$ 207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02T00:00:00" table:style-name="ce3">
            <text:p>02/05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3" table:style-name="ce5">
            <text:p>13</text:p>
          </table:table-cell>
          <table:table-cell office:value-type="currency" office:value="120" table:style-name="ce6">
            <text:p>R$ 12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02T00:00:00" table:style-name="ce3">
            <text:p>02/05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1" table:style-name="ce5">
            <text:p>11</text:p>
          </table:table-cell>
          <table:table-cell office:value-type="currency" office:value="280" table:style-name="ce6">
            <text:p>R$ 28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5-02T00:00:00" table:style-name="ce3">
            <text:p>02/05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" table:style-name="ce5">
            <text:p>2</text:p>
          </table:table-cell>
          <table:table-cell office:value-type="currency" office:value="240" table:style-name="ce6">
            <text:p>R$ 24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03T00:00:00" table:style-name="ce3">
            <text:p>03/05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254" table:style-name="ce6">
            <text:p>R$ 25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5-03T00:00:00" table:style-name="ce3">
            <text:p>03/05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244" table:style-name="ce6">
            <text:p>R$ 24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5-03T00:00:00" table:style-name="ce3">
            <text:p>03/05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249" table:style-name="ce6">
            <text:p>R$ 249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5-03T00:00:00" table:style-name="ce3">
            <text:p>03/05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29" table:style-name="ce6">
            <text:p>R$ 29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03T00:00:00" table:style-name="ce3">
            <text:p>03/05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35" table:style-name="ce6">
            <text:p>R$ 3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5-04T00:00:00" table:style-name="ce3">
            <text:p>04/05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221" table:style-name="ce6">
            <text:p>R$ 221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5-04T00:00:00" table:style-name="ce3">
            <text:p>04/05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276" table:style-name="ce6">
            <text:p>R$ 276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05T00:00:00" table:style-name="ce3">
            <text:p>05/05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212" table:style-name="ce6">
            <text:p>R$ 21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5-05T00:00:00" table:style-name="ce3">
            <text:p>05/05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7" table:style-name="ce5">
            <text:p>17</text:p>
          </table:table-cell>
          <table:table-cell office:value-type="currency" office:value="46" table:style-name="ce6">
            <text:p>R$ 46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05T00:00:00" table:style-name="ce3">
            <text:p>05/05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36" table:style-name="ce6">
            <text:p>R$ 3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05T00:00:00" table:style-name="ce3">
            <text:p>05/05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4" table:style-name="ce5">
            <text:p>4</text:p>
          </table:table-cell>
          <table:table-cell office:value-type="currency" office:value="159" table:style-name="ce6">
            <text:p>R$ 159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5-05T00:00:00" table:style-name="ce3">
            <text:p>05/05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195" table:style-name="ce6">
            <text:p>R$ 19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05T00:00:00" table:style-name="ce3">
            <text:p>05/05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174" table:style-name="ce6">
            <text:p>R$ 17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5-05T00:00:00" table:style-name="ce3">
            <text:p>05/05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121" table:style-name="ce6">
            <text:p>R$ 12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05T00:00:00" table:style-name="ce3">
            <text:p>05/05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7" table:style-name="ce5">
            <text:p>17</text:p>
          </table:table-cell>
          <table:table-cell office:value-type="currency" office:value="249" table:style-name="ce6">
            <text:p>R$ 249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5-06T00:00:00" table:style-name="ce3">
            <text:p>06/05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272" table:style-name="ce6">
            <text:p>R$ 27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06T00:00:00" table:style-name="ce3">
            <text:p>06/05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251" table:style-name="ce6">
            <text:p>R$ 251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06T00:00:00" table:style-name="ce3">
            <text:p>06/05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1" table:style-name="ce5">
            <text:p>21</text:p>
          </table:table-cell>
          <table:table-cell office:value-type="currency" office:value="214" table:style-name="ce6">
            <text:p>R$ 21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06T00:00:00" table:style-name="ce3">
            <text:p>06/05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8" table:style-name="ce5">
            <text:p>8</text:p>
          </table:table-cell>
          <table:table-cell office:value-type="currency" office:value="179" table:style-name="ce6">
            <text:p>R$ 17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06T00:00:00" table:style-name="ce3">
            <text:p>06/05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287" table:style-name="ce6">
            <text:p>R$ 28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06T00:00:00" table:style-name="ce3">
            <text:p>06/05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62" table:style-name="ce6">
            <text:p>R$ 6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07T00:00:00" table:style-name="ce3">
            <text:p>07/05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4" table:style-name="ce5">
            <text:p>24</text:p>
          </table:table-cell>
          <table:table-cell office:value-type="currency" office:value="54" table:style-name="ce6">
            <text:p>R$ 5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08T00:00:00" table:style-name="ce3">
            <text:p>08/05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" table:style-name="ce5">
            <text:p>2</text:p>
          </table:table-cell>
          <table:table-cell office:value-type="currency" office:value="96" table:style-name="ce6">
            <text:p>R$ 9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08T00:00:00" table:style-name="ce3">
            <text:p>08/05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9" table:style-name="ce5">
            <text:p>19</text:p>
          </table:table-cell>
          <table:table-cell office:value-type="currency" office:value="98" table:style-name="ce6">
            <text:p>R$ 9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5-08T00:00:00" table:style-name="ce3">
            <text:p>08/05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98" table:style-name="ce6">
            <text:p>R$ 9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5-08T00:00:00" table:style-name="ce3">
            <text:p>08/05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3" table:style-name="ce5">
            <text:p>3</text:p>
          </table:table-cell>
          <table:table-cell office:value-type="currency" office:value="244" table:style-name="ce6">
            <text:p>R$ 24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09T00:00:00" table:style-name="ce3">
            <text:p>09/05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30" table:style-name="ce5">
            <text:p>30</text:p>
          </table:table-cell>
          <table:table-cell office:value-type="currency" office:value="224" table:style-name="ce6">
            <text:p>R$ 22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10T00:00:00" table:style-name="ce3">
            <text:p>10/05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277" table:style-name="ce6">
            <text:p>R$ 277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10T00:00:00" table:style-name="ce3">
            <text:p>10/05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226" table:style-name="ce6">
            <text:p>R$ 22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10T00:00:00" table:style-name="ce3">
            <text:p>10/05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243" table:style-name="ce6">
            <text:p>R$ 24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11T00:00:00" table:style-name="ce3">
            <text:p>11/05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104" table:style-name="ce6">
            <text:p>R$ 10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11T00:00:00" table:style-name="ce3">
            <text:p>11/05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164" table:style-name="ce6">
            <text:p>R$ 16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5-12T00:00:00" table:style-name="ce3">
            <text:p>12/05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4" table:style-name="ce5">
            <text:p>24</text:p>
          </table:table-cell>
          <table:table-cell office:value-type="currency" office:value="55" table:style-name="ce6">
            <text:p>R$ 5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12T00:00:00" table:style-name="ce3">
            <text:p>12/05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3" table:style-name="ce5">
            <text:p>3</text:p>
          </table:table-cell>
          <table:table-cell office:value-type="currency" office:value="31" table:style-name="ce6">
            <text:p>R$ 3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12T00:00:00" table:style-name="ce3">
            <text:p>12/05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47" table:style-name="ce6">
            <text:p>R$ 4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5-13T00:00:00" table:style-name="ce3">
            <text:p>13/05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284" table:style-name="ce6">
            <text:p>R$ 28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5-13T00:00:00" table:style-name="ce3">
            <text:p>13/05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50" table:style-name="ce6">
            <text:p>R$ 50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14T00:00:00" table:style-name="ce3">
            <text:p>14/05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290" table:style-name="ce6">
            <text:p>R$ 290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14T00:00:00" table:style-name="ce3">
            <text:p>14/05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207" table:style-name="ce6">
            <text:p>R$ 207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14T00:00:00" table:style-name="ce3">
            <text:p>14/05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238" table:style-name="ce6">
            <text:p>R$ 23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15T00:00:00" table:style-name="ce3">
            <text:p>15/05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118" table:style-name="ce6">
            <text:p>R$ 11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15T00:00:00" table:style-name="ce3">
            <text:p>15/05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6" table:style-name="ce5">
            <text:p>26</text:p>
          </table:table-cell>
          <table:table-cell office:value-type="currency" office:value="208" table:style-name="ce6">
            <text:p>R$ 20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15T00:00:00" table:style-name="ce3">
            <text:p>15/05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102" table:style-name="ce6">
            <text:p>R$ 10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15T00:00:00" table:style-name="ce3">
            <text:p>15/05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183" table:style-name="ce6">
            <text:p>R$ 18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15T00:00:00" table:style-name="ce3">
            <text:p>15/05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33" table:style-name="ce6">
            <text:p>R$ 3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15T00:00:00" table:style-name="ce3">
            <text:p>15/05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199" table:style-name="ce6">
            <text:p>R$ 19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16T00:00:00" table:style-name="ce3">
            <text:p>16/05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" table:style-name="ce5">
            <text:p>2</text:p>
          </table:table-cell>
          <table:table-cell office:value-type="currency" office:value="150" table:style-name="ce6">
            <text:p>R$ 15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17T00:00:00" table:style-name="ce3">
            <text:p>17/05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210" table:style-name="ce6">
            <text:p>R$ 21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17T00:00:00" table:style-name="ce3">
            <text:p>17/05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163" table:style-name="ce6">
            <text:p>R$ 16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5-17T00:00:00" table:style-name="ce3">
            <text:p>17/05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84" table:style-name="ce6">
            <text:p>R$ 8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5-17T00:00:00" table:style-name="ce3">
            <text:p>17/05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164" table:style-name="ce6">
            <text:p>R$ 16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18T00:00:00" table:style-name="ce3">
            <text:p>18/05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56" table:style-name="ce6">
            <text:p>R$ 56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18T00:00:00" table:style-name="ce3">
            <text:p>18/05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46" table:style-name="ce6">
            <text:p>R$ 4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5-19T00:00:00" table:style-name="ce3">
            <text:p>19/05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2" table:style-name="ce5">
            <text:p>12</text:p>
          </table:table-cell>
          <table:table-cell office:value-type="currency" office:value="62" table:style-name="ce6">
            <text:p>R$ 6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20T00:00:00" table:style-name="ce3">
            <text:p>20/05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231" table:style-name="ce6">
            <text:p>R$ 231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20T00:00:00" table:style-name="ce3">
            <text:p>20/05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1" table:style-name="ce5">
            <text:p>11</text:p>
          </table:table-cell>
          <table:table-cell office:value-type="currency" office:value="55" table:style-name="ce6">
            <text:p>R$ 5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20T00:00:00" table:style-name="ce3">
            <text:p>20/05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3" table:style-name="ce5">
            <text:p>13</text:p>
          </table:table-cell>
          <table:table-cell office:value-type="currency" office:value="26" table:style-name="ce6">
            <text:p>R$ 26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20T00:00:00" table:style-name="ce3">
            <text:p>20/05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9" table:style-name="ce5">
            <text:p>19</text:p>
          </table:table-cell>
          <table:table-cell office:value-type="currency" office:value="78" table:style-name="ce6">
            <text:p>R$ 7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21T00:00:00" table:style-name="ce3">
            <text:p>21/05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294" table:style-name="ce6">
            <text:p>R$ 29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21T00:00:00" table:style-name="ce3">
            <text:p>21/05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286" table:style-name="ce6">
            <text:p>R$ 28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5-21T00:00:00" table:style-name="ce3">
            <text:p>21/05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136" table:style-name="ce6">
            <text:p>R$ 13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21T00:00:00" table:style-name="ce3">
            <text:p>21/05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134" table:style-name="ce6">
            <text:p>R$ 13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21T00:00:00" table:style-name="ce3">
            <text:p>21/05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157" table:style-name="ce6">
            <text:p>R$ 157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21T00:00:00" table:style-name="ce3">
            <text:p>21/05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8" table:style-name="ce5">
            <text:p>8</text:p>
          </table:table-cell>
          <table:table-cell office:value-type="currency" office:value="112" table:style-name="ce6">
            <text:p>R$ 11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22T00:00:00" table:style-name="ce3">
            <text:p>22/05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" table:style-name="ce5">
            <text:p>2</text:p>
          </table:table-cell>
          <table:table-cell office:value-type="currency" office:value="113" table:style-name="ce6">
            <text:p>R$ 11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22T00:00:00" table:style-name="ce3">
            <text:p>22/05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223" table:style-name="ce6">
            <text:p>R$ 22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22T00:00:00" table:style-name="ce3">
            <text:p>22/05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8" table:style-name="ce5">
            <text:p>8</text:p>
          </table:table-cell>
          <table:table-cell office:value-type="currency" office:value="293" table:style-name="ce6">
            <text:p>R$ 29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23T00:00:00" table:style-name="ce3">
            <text:p>23/05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93" table:style-name="ce6">
            <text:p>R$ 9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23T00:00:00" table:style-name="ce3">
            <text:p>23/05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180" table:style-name="ce6">
            <text:p>R$ 18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23T00:00:00" table:style-name="ce3">
            <text:p>23/05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3" table:style-name="ce5">
            <text:p>3</text:p>
          </table:table-cell>
          <table:table-cell office:value-type="currency" office:value="244" table:style-name="ce6">
            <text:p>R$ 24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24T00:00:00" table:style-name="ce3">
            <text:p>24/05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1" table:style-name="ce5">
            <text:p>11</text:p>
          </table:table-cell>
          <table:table-cell office:value-type="currency" office:value="144" table:style-name="ce6">
            <text:p>R$ 14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5-25T00:00:00" table:style-name="ce3">
            <text:p>25/05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9" table:style-name="ce5">
            <text:p>19</text:p>
          </table:table-cell>
          <table:table-cell office:value-type="currency" office:value="260" table:style-name="ce6">
            <text:p>R$ 26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5-25T00:00:00" table:style-name="ce3">
            <text:p>25/05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1" table:style-name="ce5">
            <text:p>11</text:p>
          </table:table-cell>
          <table:table-cell office:value-type="currency" office:value="247" table:style-name="ce6">
            <text:p>R$ 24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5-25T00:00:00" table:style-name="ce3">
            <text:p>25/05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293" table:style-name="ce6">
            <text:p>R$ 29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25T00:00:00" table:style-name="ce3">
            <text:p>25/05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155" table:style-name="ce6">
            <text:p>R$ 15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25T00:00:00" table:style-name="ce3">
            <text:p>25/05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26" table:style-name="ce6">
            <text:p>R$ 2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5-25T00:00:00" table:style-name="ce3">
            <text:p>25/05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6" table:style-name="ce5">
            <text:p>26</text:p>
          </table:table-cell>
          <table:table-cell office:value-type="currency" office:value="151" table:style-name="ce6">
            <text:p>R$ 15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25T00:00:00" table:style-name="ce3">
            <text:p>25/05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223" table:style-name="ce6">
            <text:p>R$ 22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5-25T00:00:00" table:style-name="ce3">
            <text:p>25/05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3" table:style-name="ce5">
            <text:p>13</text:p>
          </table:table-cell>
          <table:table-cell office:value-type="currency" office:value="74" table:style-name="ce6">
            <text:p>R$ 7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26T00:00:00" table:style-name="ce3">
            <text:p>26/05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224" table:style-name="ce6">
            <text:p>R$ 22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26T00:00:00" table:style-name="ce3">
            <text:p>26/05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103" table:style-name="ce6">
            <text:p>R$ 10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26T00:00:00" table:style-name="ce3">
            <text:p>26/05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249" table:style-name="ce6">
            <text:p>R$ 249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27T00:00:00" table:style-name="ce3">
            <text:p>27/05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47" table:style-name="ce6">
            <text:p>R$ 47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27T00:00:00" table:style-name="ce3">
            <text:p>27/05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237" table:style-name="ce6">
            <text:p>R$ 23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5-27T00:00:00" table:style-name="ce3">
            <text:p>27/05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29" table:style-name="ce6">
            <text:p>R$ 29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27T00:00:00" table:style-name="ce3">
            <text:p>27/05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112" table:style-name="ce6">
            <text:p>R$ 11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28T00:00:00" table:style-name="ce3">
            <text:p>28/05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157" table:style-name="ce6">
            <text:p>R$ 15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5-29T00:00:00" table:style-name="ce3">
            <text:p>29/05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276" table:style-name="ce6">
            <text:p>R$ 27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5-29T00:00:00" table:style-name="ce3">
            <text:p>29/05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1" table:style-name="ce5">
            <text:p>11</text:p>
          </table:table-cell>
          <table:table-cell office:value-type="currency" office:value="168" table:style-name="ce6">
            <text:p>R$ 16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5-29T00:00:00" table:style-name="ce3">
            <text:p>29/05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161" table:style-name="ce6">
            <text:p>R$ 161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29T00:00:00" table:style-name="ce3">
            <text:p>29/05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3" table:style-name="ce5">
            <text:p>13</text:p>
          </table:table-cell>
          <table:table-cell office:value-type="currency" office:value="40" table:style-name="ce6">
            <text:p>R$ 4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29T00:00:00" table:style-name="ce3">
            <text:p>29/05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254" table:style-name="ce6">
            <text:p>R$ 25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30T00:00:00" table:style-name="ce3">
            <text:p>30/05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111" table:style-name="ce6">
            <text:p>R$ 11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30T00:00:00" table:style-name="ce3">
            <text:p>30/05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3" table:style-name="ce5">
            <text:p>13</text:p>
          </table:table-cell>
          <table:table-cell office:value-type="currency" office:value="158" table:style-name="ce6">
            <text:p>R$ 15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30T00:00:00" table:style-name="ce3">
            <text:p>30/05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197" table:style-name="ce6">
            <text:p>R$ 19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31T00:00:00" table:style-name="ce3">
            <text:p>31/05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92" table:style-name="ce6">
            <text:p>R$ 9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31T00:00:00" table:style-name="ce3">
            <text:p>31/05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2" table:style-name="ce5">
            <text:p>22</text:p>
          </table:table-cell>
          <table:table-cell office:value-type="currency" office:value="93" table:style-name="ce6">
            <text:p>R$ 9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5-31T00:00:00" table:style-name="ce3">
            <text:p>31/05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4" table:style-name="ce5">
            <text:p>4</text:p>
          </table:table-cell>
          <table:table-cell office:value-type="currency" office:value="269" table:style-name="ce6">
            <text:p>R$ 26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5-31T00:00:00" table:style-name="ce3">
            <text:p>31/05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157" table:style-name="ce6">
            <text:p>R$ 157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6-01T00:00:00" table:style-name="ce3">
            <text:p>01/06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2" table:style-name="ce5">
            <text:p>22</text:p>
          </table:table-cell>
          <table:table-cell office:value-type="currency" office:value="282" table:style-name="ce6">
            <text:p>R$ 28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6-01T00:00:00" table:style-name="ce3">
            <text:p>01/06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7" table:style-name="ce5">
            <text:p>17</text:p>
          </table:table-cell>
          <table:table-cell office:value-type="currency" office:value="183" table:style-name="ce6">
            <text:p>R$ 18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6-01T00:00:00" table:style-name="ce3">
            <text:p>01/06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7" table:style-name="ce5">
            <text:p>17</text:p>
          </table:table-cell>
          <table:table-cell office:value-type="currency" office:value="205" table:style-name="ce6">
            <text:p>R$ 20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6-02T00:00:00" table:style-name="ce3">
            <text:p>02/06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25" table:style-name="ce6">
            <text:p>R$ 2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02T00:00:00" table:style-name="ce3">
            <text:p>02/06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295" table:style-name="ce6">
            <text:p>R$ 29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6-02T00:00:00" table:style-name="ce3">
            <text:p>02/06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184" table:style-name="ce6">
            <text:p>R$ 18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6-02T00:00:00" table:style-name="ce3">
            <text:p>02/06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169" table:style-name="ce6">
            <text:p>R$ 169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6-02T00:00:00" table:style-name="ce3">
            <text:p>02/06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295" table:style-name="ce6">
            <text:p>R$ 29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6-03T00:00:00" table:style-name="ce3">
            <text:p>03/06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" table:style-name="ce5">
            <text:p>1</text:p>
          </table:table-cell>
          <table:table-cell office:value-type="currency" office:value="153" table:style-name="ce6">
            <text:p>R$ 15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6-03T00:00:00" table:style-name="ce3">
            <text:p>03/06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179" table:style-name="ce6">
            <text:p>R$ 179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03T00:00:00" table:style-name="ce3">
            <text:p>03/06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124" table:style-name="ce6">
            <text:p>R$ 12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03T00:00:00" table:style-name="ce3">
            <text:p>03/06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233" table:style-name="ce6">
            <text:p>R$ 23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6-03T00:00:00" table:style-name="ce3">
            <text:p>03/06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167" table:style-name="ce6">
            <text:p>R$ 16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03T00:00:00" table:style-name="ce3">
            <text:p>03/06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240" table:style-name="ce6">
            <text:p>R$ 240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6-04T00:00:00" table:style-name="ce3">
            <text:p>04/06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185" table:style-name="ce6">
            <text:p>R$ 18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05T00:00:00" table:style-name="ce3">
            <text:p>05/06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205" table:style-name="ce6">
            <text:p>R$ 20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05T00:00:00" table:style-name="ce3">
            <text:p>05/06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56" table:style-name="ce6">
            <text:p>R$ 5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05T00:00:00" table:style-name="ce3">
            <text:p>05/06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60" table:style-name="ce6">
            <text:p>R$ 6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05T00:00:00" table:style-name="ce3">
            <text:p>05/06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144" table:style-name="ce6">
            <text:p>R$ 14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06T00:00:00" table:style-name="ce3">
            <text:p>06/06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35" table:style-name="ce6">
            <text:p>R$ 3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6-08T00:00:00" table:style-name="ce3">
            <text:p>08/06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58" table:style-name="ce6">
            <text:p>R$ 5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6-09T00:00:00" table:style-name="ce3">
            <text:p>09/06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297" table:style-name="ce6">
            <text:p>R$ 29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6-09T00:00:00" table:style-name="ce3">
            <text:p>09/06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30" table:style-name="ce5">
            <text:p>30</text:p>
          </table:table-cell>
          <table:table-cell office:value-type="currency" office:value="285" table:style-name="ce6">
            <text:p>R$ 28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6-09T00:00:00" table:style-name="ce3">
            <text:p>09/06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131" table:style-name="ce6">
            <text:p>R$ 13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6-09T00:00:00" table:style-name="ce3">
            <text:p>09/06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5" table:style-name="ce5">
            <text:p>5</text:p>
          </table:table-cell>
          <table:table-cell office:value-type="currency" office:value="266" table:style-name="ce6">
            <text:p>R$ 26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10T00:00:00" table:style-name="ce3">
            <text:p>10/06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1" table:style-name="ce5">
            <text:p>11</text:p>
          </table:table-cell>
          <table:table-cell office:value-type="currency" office:value="191" table:style-name="ce6">
            <text:p>R$ 19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6-10T00:00:00" table:style-name="ce3">
            <text:p>10/06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2" table:style-name="ce5">
            <text:p>12</text:p>
          </table:table-cell>
          <table:table-cell office:value-type="currency" office:value="103" table:style-name="ce6">
            <text:p>R$ 10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10T00:00:00" table:style-name="ce3">
            <text:p>10/06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223" table:style-name="ce6">
            <text:p>R$ 22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10T00:00:00" table:style-name="ce3">
            <text:p>10/06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152" table:style-name="ce6">
            <text:p>R$ 15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10T00:00:00" table:style-name="ce3">
            <text:p>10/06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6" table:style-name="ce5">
            <text:p>16</text:p>
          </table:table-cell>
          <table:table-cell office:value-type="currency" office:value="214" table:style-name="ce6">
            <text:p>R$ 21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6-10T00:00:00" table:style-name="ce3">
            <text:p>10/06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2" table:style-name="ce5">
            <text:p>22</text:p>
          </table:table-cell>
          <table:table-cell office:value-type="currency" office:value="219" table:style-name="ce6">
            <text:p>R$ 219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6-10T00:00:00" table:style-name="ce3">
            <text:p>10/06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265" table:style-name="ce6">
            <text:p>R$ 26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10T00:00:00" table:style-name="ce3">
            <text:p>10/06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201" table:style-name="ce6">
            <text:p>R$ 20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6-11T00:00:00" table:style-name="ce3">
            <text:p>11/06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76" table:style-name="ce6">
            <text:p>R$ 76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6-11T00:00:00" table:style-name="ce3">
            <text:p>11/06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173" table:style-name="ce6">
            <text:p>R$ 17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11T00:00:00" table:style-name="ce3">
            <text:p>11/06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151" table:style-name="ce6">
            <text:p>R$ 151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12T00:00:00" table:style-name="ce3">
            <text:p>12/06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127" table:style-name="ce6">
            <text:p>R$ 12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6-12T00:00:00" table:style-name="ce3">
            <text:p>12/06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1" table:style-name="ce5">
            <text:p>11</text:p>
          </table:table-cell>
          <table:table-cell office:value-type="currency" office:value="220" table:style-name="ce6">
            <text:p>R$ 220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6-12T00:00:00" table:style-name="ce3">
            <text:p>12/06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3" table:style-name="ce5">
            <text:p>13</text:p>
          </table:table-cell>
          <table:table-cell office:value-type="currency" office:value="100" table:style-name="ce6">
            <text:p>R$ 10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12T00:00:00" table:style-name="ce3">
            <text:p>12/06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116" table:style-name="ce6">
            <text:p>R$ 11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6-13T00:00:00" table:style-name="ce3">
            <text:p>13/06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3" table:style-name="ce5">
            <text:p>13</text:p>
          </table:table-cell>
          <table:table-cell office:value-type="currency" office:value="155" table:style-name="ce6">
            <text:p>R$ 15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6-13T00:00:00" table:style-name="ce3">
            <text:p>13/06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3" table:style-name="ce5">
            <text:p>13</text:p>
          </table:table-cell>
          <table:table-cell office:value-type="currency" office:value="272" table:style-name="ce6">
            <text:p>R$ 27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6-14T00:00:00" table:style-name="ce3">
            <text:p>14/06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234" table:style-name="ce6">
            <text:p>R$ 23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6-15T00:00:00" table:style-name="ce3">
            <text:p>15/06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251" table:style-name="ce6">
            <text:p>R$ 251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6-15T00:00:00" table:style-name="ce3">
            <text:p>15/06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9" table:style-name="ce5">
            <text:p>19</text:p>
          </table:table-cell>
          <table:table-cell office:value-type="currency" office:value="281" table:style-name="ce6">
            <text:p>R$ 281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15T00:00:00" table:style-name="ce3">
            <text:p>15/06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6" table:style-name="ce5">
            <text:p>26</text:p>
          </table:table-cell>
          <table:table-cell office:value-type="currency" office:value="92" table:style-name="ce6">
            <text:p>R$ 9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16T00:00:00" table:style-name="ce3">
            <text:p>16/06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3" table:style-name="ce5">
            <text:p>13</text:p>
          </table:table-cell>
          <table:table-cell office:value-type="currency" office:value="120" table:style-name="ce6">
            <text:p>R$ 120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6-16T00:00:00" table:style-name="ce3">
            <text:p>16/06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253" table:style-name="ce6">
            <text:p>R$ 25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6-16T00:00:00" table:style-name="ce3">
            <text:p>16/06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8" table:style-name="ce5">
            <text:p>28</text:p>
          </table:table-cell>
          <table:table-cell office:value-type="currency" office:value="106" table:style-name="ce6">
            <text:p>R$ 106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6-17T00:00:00" table:style-name="ce3">
            <text:p>17/06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285" table:style-name="ce6">
            <text:p>R$ 28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17T00:00:00" table:style-name="ce3">
            <text:p>17/06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148" table:style-name="ce6">
            <text:p>R$ 14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6-17T00:00:00" table:style-name="ce3">
            <text:p>17/06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5" table:style-name="ce5">
            <text:p>5</text:p>
          </table:table-cell>
          <table:table-cell office:value-type="currency" office:value="182" table:style-name="ce6">
            <text:p>R$ 18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17T00:00:00" table:style-name="ce3">
            <text:p>17/06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263" table:style-name="ce6">
            <text:p>R$ 26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6-18T00:00:00" table:style-name="ce3">
            <text:p>18/06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220" table:style-name="ce6">
            <text:p>R$ 22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19T00:00:00" table:style-name="ce3">
            <text:p>19/06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28" table:style-name="ce6">
            <text:p>R$ 2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6-19T00:00:00" table:style-name="ce3">
            <text:p>19/06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3" table:style-name="ce5">
            <text:p>3</text:p>
          </table:table-cell>
          <table:table-cell office:value-type="currency" office:value="253" table:style-name="ce6">
            <text:p>R$ 25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6-19T00:00:00" table:style-name="ce3">
            <text:p>19/06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110" table:style-name="ce6">
            <text:p>R$ 11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19T00:00:00" table:style-name="ce3">
            <text:p>19/06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4" table:style-name="ce5">
            <text:p>4</text:p>
          </table:table-cell>
          <table:table-cell office:value-type="currency" office:value="30" table:style-name="ce6">
            <text:p>R$ 3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6-20T00:00:00" table:style-name="ce3">
            <text:p>20/06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58" table:style-name="ce6">
            <text:p>R$ 5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20T00:00:00" table:style-name="ce3">
            <text:p>20/06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273" table:style-name="ce6">
            <text:p>R$ 27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20T00:00:00" table:style-name="ce3">
            <text:p>20/06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237" table:style-name="ce6">
            <text:p>R$ 23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20T00:00:00" table:style-name="ce3">
            <text:p>20/06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8" table:style-name="ce5">
            <text:p>8</text:p>
          </table:table-cell>
          <table:table-cell office:value-type="currency" office:value="107" table:style-name="ce6">
            <text:p>R$ 10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20T00:00:00" table:style-name="ce3">
            <text:p>20/06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225" table:style-name="ce6">
            <text:p>R$ 22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6-21T00:00:00" table:style-name="ce3">
            <text:p>21/06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121" table:style-name="ce6">
            <text:p>R$ 121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21T00:00:00" table:style-name="ce3">
            <text:p>21/06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202" table:style-name="ce6">
            <text:p>R$ 20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21T00:00:00" table:style-name="ce3">
            <text:p>21/06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106" table:style-name="ce6">
            <text:p>R$ 10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6-21T00:00:00" table:style-name="ce3">
            <text:p>21/06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205" table:style-name="ce6">
            <text:p>R$ 20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6-21T00:00:00" table:style-name="ce3">
            <text:p>21/06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84" table:style-name="ce6">
            <text:p>R$ 8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22T00:00:00" table:style-name="ce3">
            <text:p>22/06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6" table:style-name="ce5">
            <text:p>6</text:p>
          </table:table-cell>
          <table:table-cell office:value-type="currency" office:value="82" table:style-name="ce6">
            <text:p>R$ 8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6-22T00:00:00" table:style-name="ce3">
            <text:p>22/06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288" table:style-name="ce6">
            <text:p>R$ 28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6-23T00:00:00" table:style-name="ce3">
            <text:p>23/06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2" table:style-name="ce5">
            <text:p>12</text:p>
          </table:table-cell>
          <table:table-cell office:value-type="currency" office:value="102" table:style-name="ce6">
            <text:p>R$ 10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6-23T00:00:00" table:style-name="ce3">
            <text:p>23/06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131" table:style-name="ce6">
            <text:p>R$ 13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6-23T00:00:00" table:style-name="ce3">
            <text:p>23/06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132" table:style-name="ce6">
            <text:p>R$ 13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6-24T00:00:00" table:style-name="ce3">
            <text:p>24/06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7" table:style-name="ce5">
            <text:p>17</text:p>
          </table:table-cell>
          <table:table-cell office:value-type="currency" office:value="100" table:style-name="ce6">
            <text:p>R$ 10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24T00:00:00" table:style-name="ce3">
            <text:p>24/06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113" table:style-name="ce6">
            <text:p>R$ 11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6-24T00:00:00" table:style-name="ce3">
            <text:p>24/06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8" table:style-name="ce5">
            <text:p>28</text:p>
          </table:table-cell>
          <table:table-cell office:value-type="currency" office:value="192" table:style-name="ce6">
            <text:p>R$ 19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6-25T00:00:00" table:style-name="ce3">
            <text:p>25/06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2" table:style-name="ce5">
            <text:p>12</text:p>
          </table:table-cell>
          <table:table-cell office:value-type="currency" office:value="136" table:style-name="ce6">
            <text:p>R$ 136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6-25T00:00:00" table:style-name="ce3">
            <text:p>25/06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222" table:style-name="ce6">
            <text:p>R$ 22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25T00:00:00" table:style-name="ce3">
            <text:p>25/06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292" table:style-name="ce6">
            <text:p>R$ 29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6-25T00:00:00" table:style-name="ce3">
            <text:p>25/06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30" table:style-name="ce5">
            <text:p>30</text:p>
          </table:table-cell>
          <table:table-cell office:value-type="currency" office:value="300" table:style-name="ce6">
            <text:p>R$ 300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6-26T00:00:00" table:style-name="ce3">
            <text:p>26/06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148" table:style-name="ce6">
            <text:p>R$ 14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26T00:00:00" table:style-name="ce3">
            <text:p>26/06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273" table:style-name="ce6">
            <text:p>R$ 27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6-27T00:00:00" table:style-name="ce3">
            <text:p>27/06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5" table:style-name="ce5">
            <text:p>5</text:p>
          </table:table-cell>
          <table:table-cell office:value-type="currency" office:value="184" table:style-name="ce6">
            <text:p>R$ 18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27T00:00:00" table:style-name="ce3">
            <text:p>27/06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201" table:style-name="ce6">
            <text:p>R$ 201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27T00:00:00" table:style-name="ce3">
            <text:p>27/06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3" table:style-name="ce5">
            <text:p>3</text:p>
          </table:table-cell>
          <table:table-cell office:value-type="currency" office:value="94" table:style-name="ce6">
            <text:p>R$ 9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27T00:00:00" table:style-name="ce3">
            <text:p>27/06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181" table:style-name="ce6">
            <text:p>R$ 18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6-27T00:00:00" table:style-name="ce3">
            <text:p>27/06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6" table:style-name="ce5">
            <text:p>6</text:p>
          </table:table-cell>
          <table:table-cell office:value-type="currency" office:value="180" table:style-name="ce6">
            <text:p>R$ 18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27T00:00:00" table:style-name="ce3">
            <text:p>27/06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8" table:style-name="ce5">
            <text:p>8</text:p>
          </table:table-cell>
          <table:table-cell office:value-type="currency" office:value="224" table:style-name="ce6">
            <text:p>R$ 22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6-28T00:00:00" table:style-name="ce3">
            <text:p>28/06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215" table:style-name="ce6">
            <text:p>R$ 21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6-28T00:00:00" table:style-name="ce3">
            <text:p>28/06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128" table:style-name="ce6">
            <text:p>R$ 12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28T00:00:00" table:style-name="ce3">
            <text:p>28/06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221" table:style-name="ce6">
            <text:p>R$ 221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30T00:00:00" table:style-name="ce3">
            <text:p>30/06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215" table:style-name="ce6">
            <text:p>R$ 21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30T00:00:00" table:style-name="ce3">
            <text:p>30/06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293" table:style-name="ce6">
            <text:p>R$ 29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6-30T00:00:00" table:style-name="ce3">
            <text:p>30/06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177" table:style-name="ce6">
            <text:p>R$ 17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01T00:00:00" table:style-name="ce3">
            <text:p>01/07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113" table:style-name="ce6">
            <text:p>R$ 11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7-01T00:00:00" table:style-name="ce3">
            <text:p>01/07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282" table:style-name="ce6">
            <text:p>R$ 28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7-01T00:00:00" table:style-name="ce3">
            <text:p>01/07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6" table:style-name="ce5">
            <text:p>16</text:p>
          </table:table-cell>
          <table:table-cell office:value-type="currency" office:value="143" table:style-name="ce6">
            <text:p>R$ 14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7-01T00:00:00" table:style-name="ce3">
            <text:p>01/07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280" table:style-name="ce6">
            <text:p>R$ 28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02T00:00:00" table:style-name="ce3">
            <text:p>02/07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260" table:style-name="ce6">
            <text:p>R$ 26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02T00:00:00" table:style-name="ce3">
            <text:p>02/07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128" table:style-name="ce6">
            <text:p>R$ 12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03T00:00:00" table:style-name="ce3">
            <text:p>03/07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1" table:style-name="ce5">
            <text:p>11</text:p>
          </table:table-cell>
          <table:table-cell office:value-type="currency" office:value="184" table:style-name="ce6">
            <text:p>R$ 18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7-03T00:00:00" table:style-name="ce3">
            <text:p>03/07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147" table:style-name="ce6">
            <text:p>R$ 14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7-03T00:00:00" table:style-name="ce3">
            <text:p>03/07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6" table:style-name="ce5">
            <text:p>16</text:p>
          </table:table-cell>
          <table:table-cell office:value-type="currency" office:value="73" table:style-name="ce6">
            <text:p>R$ 7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03T00:00:00" table:style-name="ce3">
            <text:p>03/07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6" table:style-name="ce5">
            <text:p>16</text:p>
          </table:table-cell>
          <table:table-cell office:value-type="currency" office:value="293" table:style-name="ce6">
            <text:p>R$ 29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7-03T00:00:00" table:style-name="ce3">
            <text:p>03/07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3" table:style-name="ce5">
            <text:p>3</text:p>
          </table:table-cell>
          <table:table-cell office:value-type="currency" office:value="291" table:style-name="ce6">
            <text:p>R$ 29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7-03T00:00:00" table:style-name="ce3">
            <text:p>03/07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167" table:style-name="ce6">
            <text:p>R$ 16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04T00:00:00" table:style-name="ce3">
            <text:p>04/07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2" table:style-name="ce5">
            <text:p>12</text:p>
          </table:table-cell>
          <table:table-cell office:value-type="currency" office:value="40" table:style-name="ce6">
            <text:p>R$ 40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7-04T00:00:00" table:style-name="ce3">
            <text:p>04/07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182" table:style-name="ce6">
            <text:p>R$ 18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04T00:00:00" table:style-name="ce3">
            <text:p>04/07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130" table:style-name="ce6">
            <text:p>R$ 130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7-05T00:00:00" table:style-name="ce3">
            <text:p>05/07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77" table:style-name="ce6">
            <text:p>R$ 77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05T00:00:00" table:style-name="ce3">
            <text:p>05/07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247" table:style-name="ce6">
            <text:p>R$ 24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7-05T00:00:00" table:style-name="ce3">
            <text:p>05/07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7" table:style-name="ce5">
            <text:p>17</text:p>
          </table:table-cell>
          <table:table-cell office:value-type="currency" office:value="121" table:style-name="ce6">
            <text:p>R$ 12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7-05T00:00:00" table:style-name="ce3">
            <text:p>05/07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96" table:style-name="ce6">
            <text:p>R$ 9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05T00:00:00" table:style-name="ce3">
            <text:p>05/07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8" table:style-name="ce5">
            <text:p>28</text:p>
          </table:table-cell>
          <table:table-cell office:value-type="currency" office:value="281" table:style-name="ce6">
            <text:p>R$ 281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06T00:00:00" table:style-name="ce3">
            <text:p>06/07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2" table:style-name="ce5">
            <text:p>22</text:p>
          </table:table-cell>
          <table:table-cell office:value-type="currency" office:value="208" table:style-name="ce6">
            <text:p>R$ 20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06T00:00:00" table:style-name="ce3">
            <text:p>06/07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123" table:style-name="ce6">
            <text:p>R$ 12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06T00:00:00" table:style-name="ce3">
            <text:p>06/07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162" table:style-name="ce6">
            <text:p>R$ 16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06T00:00:00" table:style-name="ce3">
            <text:p>06/07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115" table:style-name="ce6">
            <text:p>R$ 11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7-06T00:00:00" table:style-name="ce3">
            <text:p>06/07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261" table:style-name="ce6">
            <text:p>R$ 26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7-07T00:00:00" table:style-name="ce3">
            <text:p>07/07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3" table:style-name="ce5">
            <text:p>13</text:p>
          </table:table-cell>
          <table:table-cell office:value-type="currency" office:value="47" table:style-name="ce6">
            <text:p>R$ 4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7-07T00:00:00" table:style-name="ce3">
            <text:p>07/07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265" table:style-name="ce6">
            <text:p>R$ 26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07T00:00:00" table:style-name="ce3">
            <text:p>07/07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271" table:style-name="ce6">
            <text:p>R$ 271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07T00:00:00" table:style-name="ce3">
            <text:p>07/07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89" table:style-name="ce6">
            <text:p>R$ 8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7-07T00:00:00" table:style-name="ce3">
            <text:p>07/07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135" table:style-name="ce6">
            <text:p>R$ 13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07T00:00:00" table:style-name="ce3">
            <text:p>07/07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87" table:style-name="ce6">
            <text:p>R$ 8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08T00:00:00" table:style-name="ce3">
            <text:p>08/07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" table:style-name="ce5">
            <text:p>2</text:p>
          </table:table-cell>
          <table:table-cell office:value-type="currency" office:value="289" table:style-name="ce6">
            <text:p>R$ 289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08T00:00:00" table:style-name="ce3">
            <text:p>08/07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88" table:style-name="ce6">
            <text:p>R$ 8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7-08T00:00:00" table:style-name="ce3">
            <text:p>08/07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98" table:style-name="ce6">
            <text:p>R$ 9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08T00:00:00" table:style-name="ce3">
            <text:p>08/07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41" table:style-name="ce6">
            <text:p>R$ 41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08T00:00:00" table:style-name="ce3">
            <text:p>08/07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5" table:style-name="ce5">
            <text:p>5</text:p>
          </table:table-cell>
          <table:table-cell office:value-type="currency" office:value="200" table:style-name="ce6">
            <text:p>R$ 20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08T00:00:00" table:style-name="ce3">
            <text:p>08/07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8" table:style-name="ce5">
            <text:p>28</text:p>
          </table:table-cell>
          <table:table-cell office:value-type="currency" office:value="133" table:style-name="ce6">
            <text:p>R$ 13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09T00:00:00" table:style-name="ce3">
            <text:p>09/07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" table:style-name="ce5">
            <text:p>1</text:p>
          </table:table-cell>
          <table:table-cell office:value-type="currency" office:value="109" table:style-name="ce6">
            <text:p>R$ 109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09T00:00:00" table:style-name="ce3">
            <text:p>09/07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" table:style-name="ce5">
            <text:p>2</text:p>
          </table:table-cell>
          <table:table-cell office:value-type="currency" office:value="26" table:style-name="ce6">
            <text:p>R$ 2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09T00:00:00" table:style-name="ce3">
            <text:p>09/07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96" table:style-name="ce6">
            <text:p>R$ 9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09T00:00:00" table:style-name="ce3">
            <text:p>09/07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116" table:style-name="ce6">
            <text:p>R$ 116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10T00:00:00" table:style-name="ce3">
            <text:p>10/07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5" table:style-name="ce5">
            <text:p>25</text:p>
          </table:table-cell>
          <table:table-cell office:value-type="currency" office:value="122" table:style-name="ce6">
            <text:p>R$ 12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10T00:00:00" table:style-name="ce3">
            <text:p>10/07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3" table:style-name="ce5">
            <text:p>13</text:p>
          </table:table-cell>
          <table:table-cell office:value-type="currency" office:value="204" table:style-name="ce6">
            <text:p>R$ 20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10T00:00:00" table:style-name="ce3">
            <text:p>10/07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5" table:style-name="ce5">
            <text:p>5</text:p>
          </table:table-cell>
          <table:table-cell office:value-type="currency" office:value="189" table:style-name="ce6">
            <text:p>R$ 189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10T00:00:00" table:style-name="ce3">
            <text:p>10/07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3" table:style-name="ce5">
            <text:p>13</text:p>
          </table:table-cell>
          <table:table-cell office:value-type="currency" office:value="106" table:style-name="ce6">
            <text:p>R$ 10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7-13T00:00:00" table:style-name="ce3">
            <text:p>13/07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7" table:style-name="ce5">
            <text:p>17</text:p>
          </table:table-cell>
          <table:table-cell office:value-type="currency" office:value="249" table:style-name="ce6">
            <text:p>R$ 249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13T00:00:00" table:style-name="ce3">
            <text:p>13/07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164" table:style-name="ce6">
            <text:p>R$ 16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14T00:00:00" table:style-name="ce3">
            <text:p>14/07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3" table:style-name="ce5">
            <text:p>3</text:p>
          </table:table-cell>
          <table:table-cell office:value-type="currency" office:value="252" table:style-name="ce6">
            <text:p>R$ 25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14T00:00:00" table:style-name="ce3">
            <text:p>14/07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6" table:style-name="ce5">
            <text:p>6</text:p>
          </table:table-cell>
          <table:table-cell office:value-type="currency" office:value="133" table:style-name="ce6">
            <text:p>R$ 13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7-14T00:00:00" table:style-name="ce3">
            <text:p>14/07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141" table:style-name="ce6">
            <text:p>R$ 141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15T00:00:00" table:style-name="ce3">
            <text:p>15/07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4" table:style-name="ce5">
            <text:p>24</text:p>
          </table:table-cell>
          <table:table-cell office:value-type="currency" office:value="106" table:style-name="ce6">
            <text:p>R$ 10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7-15T00:00:00" table:style-name="ce3">
            <text:p>15/07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182" table:style-name="ce6">
            <text:p>R$ 18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15T00:00:00" table:style-name="ce3">
            <text:p>15/07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133" table:style-name="ce6">
            <text:p>R$ 13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16T00:00:00" table:style-name="ce3">
            <text:p>16/07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1" table:style-name="ce5">
            <text:p>21</text:p>
          </table:table-cell>
          <table:table-cell office:value-type="currency" office:value="97" table:style-name="ce6">
            <text:p>R$ 9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16T00:00:00" table:style-name="ce3">
            <text:p>16/07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158" table:style-name="ce6">
            <text:p>R$ 15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17T00:00:00" table:style-name="ce3">
            <text:p>17/07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5" table:style-name="ce5">
            <text:p>25</text:p>
          </table:table-cell>
          <table:table-cell office:value-type="currency" office:value="123" table:style-name="ce6">
            <text:p>R$ 12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17T00:00:00" table:style-name="ce3">
            <text:p>17/07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9" table:style-name="ce5">
            <text:p>19</text:p>
          </table:table-cell>
          <table:table-cell office:value-type="currency" office:value="40" table:style-name="ce6">
            <text:p>R$ 4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17T00:00:00" table:style-name="ce3">
            <text:p>17/07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166" table:style-name="ce6">
            <text:p>R$ 166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17T00:00:00" table:style-name="ce3">
            <text:p>17/07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3" table:style-name="ce5">
            <text:p>3</text:p>
          </table:table-cell>
          <table:table-cell office:value-type="currency" office:value="206" table:style-name="ce6">
            <text:p>R$ 20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7-19T00:00:00" table:style-name="ce3">
            <text:p>19/07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44" table:style-name="ce6">
            <text:p>R$ 4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19T00:00:00" table:style-name="ce3">
            <text:p>19/07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2" table:style-name="ce5">
            <text:p>12</text:p>
          </table:table-cell>
          <table:table-cell office:value-type="currency" office:value="157" table:style-name="ce6">
            <text:p>R$ 15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19T00:00:00" table:style-name="ce3">
            <text:p>19/07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" table:style-name="ce5">
            <text:p>2</text:p>
          </table:table-cell>
          <table:table-cell office:value-type="currency" office:value="205" table:style-name="ce6">
            <text:p>R$ 20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19T00:00:00" table:style-name="ce3">
            <text:p>19/07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1" table:style-name="ce5">
            <text:p>21</text:p>
          </table:table-cell>
          <table:table-cell office:value-type="currency" office:value="67" table:style-name="ce6">
            <text:p>R$ 67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19T00:00:00" table:style-name="ce3">
            <text:p>19/07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67" table:style-name="ce6">
            <text:p>R$ 67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19T00:00:00" table:style-name="ce3">
            <text:p>19/07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7" table:style-name="ce5">
            <text:p>17</text:p>
          </table:table-cell>
          <table:table-cell office:value-type="currency" office:value="120" table:style-name="ce6">
            <text:p>R$ 12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19T00:00:00" table:style-name="ce3">
            <text:p>19/07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228" table:style-name="ce6">
            <text:p>R$ 22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19T00:00:00" table:style-name="ce3">
            <text:p>19/07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211" table:style-name="ce6">
            <text:p>R$ 211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19T00:00:00" table:style-name="ce3">
            <text:p>19/07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8" table:style-name="ce5">
            <text:p>8</text:p>
          </table:table-cell>
          <table:table-cell office:value-type="currency" office:value="119" table:style-name="ce6">
            <text:p>R$ 119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20T00:00:00" table:style-name="ce3">
            <text:p>20/07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83" table:style-name="ce6">
            <text:p>R$ 8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20T00:00:00" table:style-name="ce3">
            <text:p>20/07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165" table:style-name="ce6">
            <text:p>R$ 16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7-20T00:00:00" table:style-name="ce3">
            <text:p>20/07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153" table:style-name="ce6">
            <text:p>R$ 15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7-21T00:00:00" table:style-name="ce3">
            <text:p>21/07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6" table:style-name="ce5">
            <text:p>16</text:p>
          </table:table-cell>
          <table:table-cell office:value-type="currency" office:value="204" table:style-name="ce6">
            <text:p>R$ 20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21T00:00:00" table:style-name="ce3">
            <text:p>21/07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3" table:style-name="ce5">
            <text:p>23</text:p>
          </table:table-cell>
          <table:table-cell office:value-type="currency" office:value="124" table:style-name="ce6">
            <text:p>R$ 12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7-21T00:00:00" table:style-name="ce3">
            <text:p>21/07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47" table:style-name="ce6">
            <text:p>R$ 47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21T00:00:00" table:style-name="ce3">
            <text:p>21/07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6" table:style-name="ce5">
            <text:p>6</text:p>
          </table:table-cell>
          <table:table-cell office:value-type="currency" office:value="83" table:style-name="ce6">
            <text:p>R$ 8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7-22T00:00:00" table:style-name="ce3">
            <text:p>22/07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127" table:style-name="ce6">
            <text:p>R$ 12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7-22T00:00:00" table:style-name="ce3">
            <text:p>22/07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1" table:style-name="ce5">
            <text:p>11</text:p>
          </table:table-cell>
          <table:table-cell office:value-type="currency" office:value="106" table:style-name="ce6">
            <text:p>R$ 106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23T00:00:00" table:style-name="ce3">
            <text:p>23/07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240" table:style-name="ce6">
            <text:p>R$ 24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23T00:00:00" table:style-name="ce3">
            <text:p>23/07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86" table:style-name="ce6">
            <text:p>R$ 8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23T00:00:00" table:style-name="ce3">
            <text:p>23/07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105" table:style-name="ce6">
            <text:p>R$ 10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23T00:00:00" table:style-name="ce3">
            <text:p>23/07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6" table:style-name="ce5">
            <text:p>6</text:p>
          </table:table-cell>
          <table:table-cell office:value-type="currency" office:value="272" table:style-name="ce6">
            <text:p>R$ 27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23T00:00:00" table:style-name="ce3">
            <text:p>23/07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4" table:style-name="ce5">
            <text:p>4</text:p>
          </table:table-cell>
          <table:table-cell office:value-type="currency" office:value="84" table:style-name="ce6">
            <text:p>R$ 8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23T00:00:00" table:style-name="ce3">
            <text:p>23/07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" table:style-name="ce5">
            <text:p>2</text:p>
          </table:table-cell>
          <table:table-cell office:value-type="currency" office:value="151" table:style-name="ce6">
            <text:p>R$ 151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24T00:00:00" table:style-name="ce3">
            <text:p>24/07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4" table:style-name="ce5">
            <text:p>24</text:p>
          </table:table-cell>
          <table:table-cell office:value-type="currency" office:value="178" table:style-name="ce6">
            <text:p>R$ 17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24T00:00:00" table:style-name="ce3">
            <text:p>24/07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217" table:style-name="ce6">
            <text:p>R$ 21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26T00:00:00" table:style-name="ce3">
            <text:p>26/07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" table:style-name="ce5">
            <text:p>1</text:p>
          </table:table-cell>
          <table:table-cell office:value-type="currency" office:value="134" table:style-name="ce6">
            <text:p>R$ 13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26T00:00:00" table:style-name="ce3">
            <text:p>26/07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81" table:style-name="ce6">
            <text:p>R$ 8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7-26T00:00:00" table:style-name="ce3">
            <text:p>26/07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3" table:style-name="ce5">
            <text:p>13</text:p>
          </table:table-cell>
          <table:table-cell office:value-type="currency" office:value="297" table:style-name="ce6">
            <text:p>R$ 29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26T00:00:00" table:style-name="ce3">
            <text:p>26/07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8" table:style-name="ce5">
            <text:p>28</text:p>
          </table:table-cell>
          <table:table-cell office:value-type="currency" office:value="27" table:style-name="ce6">
            <text:p>R$ 27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27T00:00:00" table:style-name="ce3">
            <text:p>27/07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6" table:style-name="ce5">
            <text:p>16</text:p>
          </table:table-cell>
          <table:table-cell office:value-type="currency" office:value="104" table:style-name="ce6">
            <text:p>R$ 10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7-27T00:00:00" table:style-name="ce3">
            <text:p>27/07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134" table:style-name="ce6">
            <text:p>R$ 13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27T00:00:00" table:style-name="ce3">
            <text:p>27/07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228" table:style-name="ce6">
            <text:p>R$ 22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27T00:00:00" table:style-name="ce3">
            <text:p>27/07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178" table:style-name="ce6">
            <text:p>R$ 17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29T00:00:00" table:style-name="ce3">
            <text:p>29/07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125" table:style-name="ce6">
            <text:p>R$ 12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29T00:00:00" table:style-name="ce3">
            <text:p>29/07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9" table:style-name="ce5">
            <text:p>19</text:p>
          </table:table-cell>
          <table:table-cell office:value-type="currency" office:value="111" table:style-name="ce6">
            <text:p>R$ 111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30T00:00:00" table:style-name="ce3">
            <text:p>30/07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204" table:style-name="ce6">
            <text:p>R$ 20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31T00:00:00" table:style-name="ce3">
            <text:p>31/07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9" table:style-name="ce5">
            <text:p>19</text:p>
          </table:table-cell>
          <table:table-cell office:value-type="currency" office:value="260" table:style-name="ce6">
            <text:p>R$ 26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31T00:00:00" table:style-name="ce3">
            <text:p>31/07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3" table:style-name="ce5">
            <text:p>23</text:p>
          </table:table-cell>
          <table:table-cell office:value-type="currency" office:value="118" table:style-name="ce6">
            <text:p>R$ 11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7-31T00:00:00" table:style-name="ce3">
            <text:p>31/07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53" table:style-name="ce6">
            <text:p>R$ 5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31T00:00:00" table:style-name="ce3">
            <text:p>31/07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6" table:style-name="ce5">
            <text:p>16</text:p>
          </table:table-cell>
          <table:table-cell office:value-type="currency" office:value="248" table:style-name="ce6">
            <text:p>R$ 24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7-31T00:00:00" table:style-name="ce3">
            <text:p>31/07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300" table:style-name="ce6">
            <text:p>R$ 30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8-01T00:00:00" table:style-name="ce3">
            <text:p>01/08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223" table:style-name="ce6">
            <text:p>R$ 22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01T00:00:00" table:style-name="ce3">
            <text:p>01/08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55" table:style-name="ce6">
            <text:p>R$ 5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02T00:00:00" table:style-name="ce3">
            <text:p>02/08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1" table:style-name="ce5">
            <text:p>11</text:p>
          </table:table-cell>
          <table:table-cell office:value-type="currency" office:value="185" table:style-name="ce6">
            <text:p>R$ 18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8-02T00:00:00" table:style-name="ce3">
            <text:p>02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5" table:style-name="ce5">
            <text:p>5</text:p>
          </table:table-cell>
          <table:table-cell office:value-type="currency" office:value="57" table:style-name="ce6">
            <text:p>R$ 5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8-02T00:00:00" table:style-name="ce3">
            <text:p>02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300" table:style-name="ce6">
            <text:p>R$ 30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03T00:00:00" table:style-name="ce3">
            <text:p>03/08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233" table:style-name="ce6">
            <text:p>R$ 23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8-03T00:00:00" table:style-name="ce3">
            <text:p>03/08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154" table:style-name="ce6">
            <text:p>R$ 15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03T00:00:00" table:style-name="ce3">
            <text:p>03/08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3" table:style-name="ce5">
            <text:p>3</text:p>
          </table:table-cell>
          <table:table-cell office:value-type="currency" office:value="198" table:style-name="ce6">
            <text:p>R$ 19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03T00:00:00" table:style-name="ce3">
            <text:p>03/08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151" table:style-name="ce6">
            <text:p>R$ 15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04T00:00:00" table:style-name="ce3">
            <text:p>04/08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5" table:style-name="ce5">
            <text:p>25</text:p>
          </table:table-cell>
          <table:table-cell office:value-type="currency" office:value="100" table:style-name="ce6">
            <text:p>R$ 10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8-04T00:00:00" table:style-name="ce3">
            <text:p>04/08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110" table:style-name="ce6">
            <text:p>R$ 110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04T00:00:00" table:style-name="ce3">
            <text:p>04/08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93" table:style-name="ce6">
            <text:p>R$ 9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05T00:00:00" table:style-name="ce3">
            <text:p>05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80" table:style-name="ce6">
            <text:p>R$ 8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05T00:00:00" table:style-name="ce3">
            <text:p>05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160" table:style-name="ce6">
            <text:p>R$ 160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05T00:00:00" table:style-name="ce3">
            <text:p>05/08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51" table:style-name="ce6">
            <text:p>R$ 5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06T00:00:00" table:style-name="ce3">
            <text:p>06/08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55" table:style-name="ce6">
            <text:p>R$ 5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8-06T00:00:00" table:style-name="ce3">
            <text:p>06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" table:style-name="ce5">
            <text:p>1</text:p>
          </table:table-cell>
          <table:table-cell office:value-type="currency" office:value="235" table:style-name="ce6">
            <text:p>R$ 23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07T00:00:00" table:style-name="ce3">
            <text:p>07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1" table:style-name="ce5">
            <text:p>11</text:p>
          </table:table-cell>
          <table:table-cell office:value-type="currency" office:value="197" table:style-name="ce6">
            <text:p>R$ 19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8-07T00:00:00" table:style-name="ce3">
            <text:p>07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78" table:style-name="ce6">
            <text:p>R$ 7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8-07T00:00:00" table:style-name="ce3">
            <text:p>07/08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5" table:style-name="ce5">
            <text:p>5</text:p>
          </table:table-cell>
          <table:table-cell office:value-type="currency" office:value="170" table:style-name="ce6">
            <text:p>R$ 17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8-07T00:00:00" table:style-name="ce3">
            <text:p>07/08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204" table:style-name="ce6">
            <text:p>R$ 20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07T00:00:00" table:style-name="ce3">
            <text:p>07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6" table:style-name="ce5">
            <text:p>26</text:p>
          </table:table-cell>
          <table:table-cell office:value-type="currency" office:value="101" table:style-name="ce6">
            <text:p>R$ 101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07T00:00:00" table:style-name="ce3">
            <text:p>07/08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169" table:style-name="ce6">
            <text:p>R$ 169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8-08T00:00:00" table:style-name="ce3">
            <text:p>08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5" table:style-name="ce5">
            <text:p>5</text:p>
          </table:table-cell>
          <table:table-cell office:value-type="currency" office:value="125" table:style-name="ce6">
            <text:p>R$ 12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8-08T00:00:00" table:style-name="ce3">
            <text:p>08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2" table:style-name="ce5">
            <text:p>22</text:p>
          </table:table-cell>
          <table:table-cell office:value-type="currency" office:value="115" table:style-name="ce6">
            <text:p>R$ 11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08T00:00:00" table:style-name="ce3">
            <text:p>08/08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1" table:style-name="ce5">
            <text:p>21</text:p>
          </table:table-cell>
          <table:table-cell office:value-type="currency" office:value="293" table:style-name="ce6">
            <text:p>R$ 29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8-08T00:00:00" table:style-name="ce3">
            <text:p>08/08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1" table:style-name="ce5">
            <text:p>11</text:p>
          </table:table-cell>
          <table:table-cell office:value-type="currency" office:value="265" table:style-name="ce6">
            <text:p>R$ 26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09T00:00:00" table:style-name="ce3">
            <text:p>09/08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" table:style-name="ce5">
            <text:p>2</text:p>
          </table:table-cell>
          <table:table-cell office:value-type="currency" office:value="28" table:style-name="ce6">
            <text:p>R$ 2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09T00:00:00" table:style-name="ce3">
            <text:p>09/08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172" table:style-name="ce6">
            <text:p>R$ 17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09T00:00:00" table:style-name="ce3">
            <text:p>09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231" table:style-name="ce6">
            <text:p>R$ 23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09T00:00:00" table:style-name="ce3">
            <text:p>09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163" table:style-name="ce6">
            <text:p>R$ 16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8-10T00:00:00" table:style-name="ce3">
            <text:p>10/08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233" table:style-name="ce6">
            <text:p>R$ 23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10T00:00:00" table:style-name="ce3">
            <text:p>10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253" table:style-name="ce6">
            <text:p>R$ 25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8-10T00:00:00" table:style-name="ce3">
            <text:p>10/08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113" table:style-name="ce6">
            <text:p>R$ 11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10T00:00:00" table:style-name="ce3">
            <text:p>10/08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1" table:style-name="ce5">
            <text:p>11</text:p>
          </table:table-cell>
          <table:table-cell office:value-type="currency" office:value="246" table:style-name="ce6">
            <text:p>R$ 246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10T00:00:00" table:style-name="ce3">
            <text:p>10/08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9" table:style-name="ce5">
            <text:p>19</text:p>
          </table:table-cell>
          <table:table-cell office:value-type="currency" office:value="59" table:style-name="ce6">
            <text:p>R$ 5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10T00:00:00" table:style-name="ce3">
            <text:p>10/08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96" table:style-name="ce6">
            <text:p>R$ 96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10T00:00:00" table:style-name="ce3">
            <text:p>10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103" table:style-name="ce6">
            <text:p>R$ 10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8-10T00:00:00" table:style-name="ce3">
            <text:p>10/08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264" table:style-name="ce6">
            <text:p>R$ 26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11T00:00:00" table:style-name="ce3">
            <text:p>11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2" table:style-name="ce5">
            <text:p>22</text:p>
          </table:table-cell>
          <table:table-cell office:value-type="currency" office:value="261" table:style-name="ce6">
            <text:p>R$ 261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8-11T00:00:00" table:style-name="ce3">
            <text:p>11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297" table:style-name="ce6">
            <text:p>R$ 29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12T00:00:00" table:style-name="ce3">
            <text:p>12/08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149" table:style-name="ce6">
            <text:p>R$ 149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12T00:00:00" table:style-name="ce3">
            <text:p>12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153" table:style-name="ce6">
            <text:p>R$ 15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13T00:00:00" table:style-name="ce3">
            <text:p>13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3" table:style-name="ce5">
            <text:p>13</text:p>
          </table:table-cell>
          <table:table-cell office:value-type="currency" office:value="123" table:style-name="ce6">
            <text:p>R$ 12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13T00:00:00" table:style-name="ce3">
            <text:p>13/08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33" table:style-name="ce6">
            <text:p>R$ 3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14T00:00:00" table:style-name="ce3">
            <text:p>14/08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5" table:style-name="ce5">
            <text:p>25</text:p>
          </table:table-cell>
          <table:table-cell office:value-type="currency" office:value="39" table:style-name="ce6">
            <text:p>R$ 3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14T00:00:00" table:style-name="ce3">
            <text:p>14/08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197" table:style-name="ce6">
            <text:p>R$ 19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15T00:00:00" table:style-name="ce3">
            <text:p>15/08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172" table:style-name="ce6">
            <text:p>R$ 17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8-15T00:00:00" table:style-name="ce3">
            <text:p>15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188" table:style-name="ce6">
            <text:p>R$ 18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8-15T00:00:00" table:style-name="ce3">
            <text:p>15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38" table:style-name="ce6">
            <text:p>R$ 3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15T00:00:00" table:style-name="ce3">
            <text:p>15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81" table:style-name="ce6">
            <text:p>R$ 81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16T00:00:00" table:style-name="ce3">
            <text:p>16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219" table:style-name="ce6">
            <text:p>R$ 21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16T00:00:00" table:style-name="ce3">
            <text:p>16/08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189" table:style-name="ce6">
            <text:p>R$ 189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16T00:00:00" table:style-name="ce3">
            <text:p>16/08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220" table:style-name="ce6">
            <text:p>R$ 22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16T00:00:00" table:style-name="ce3">
            <text:p>16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7" table:style-name="ce5">
            <text:p>17</text:p>
          </table:table-cell>
          <table:table-cell office:value-type="currency" office:value="167" table:style-name="ce6">
            <text:p>R$ 16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16T00:00:00" table:style-name="ce3">
            <text:p>16/08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35" table:style-name="ce6">
            <text:p>R$ 3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16T00:00:00" table:style-name="ce3">
            <text:p>16/08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134" table:style-name="ce6">
            <text:p>R$ 13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16T00:00:00" table:style-name="ce3">
            <text:p>16/08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6" table:style-name="ce5">
            <text:p>26</text:p>
          </table:table-cell>
          <table:table-cell office:value-type="currency" office:value="67" table:style-name="ce6">
            <text:p>R$ 6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17T00:00:00" table:style-name="ce3">
            <text:p>17/08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168" table:style-name="ce6">
            <text:p>R$ 16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8-17T00:00:00" table:style-name="ce3">
            <text:p>17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145" table:style-name="ce6">
            <text:p>R$ 14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18T00:00:00" table:style-name="ce3">
            <text:p>18/08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133" table:style-name="ce6">
            <text:p>R$ 13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8-18T00:00:00" table:style-name="ce3">
            <text:p>18/08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244" table:style-name="ce6">
            <text:p>R$ 24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19T00:00:00" table:style-name="ce3">
            <text:p>19/08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55" table:style-name="ce6">
            <text:p>R$ 5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19T00:00:00" table:style-name="ce3">
            <text:p>19/08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97" table:style-name="ce6">
            <text:p>R$ 9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19T00:00:00" table:style-name="ce3">
            <text:p>19/08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113" table:style-name="ce6">
            <text:p>R$ 11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20T00:00:00" table:style-name="ce3">
            <text:p>20/08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117" table:style-name="ce6">
            <text:p>R$ 117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20T00:00:00" table:style-name="ce3">
            <text:p>20/08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3" table:style-name="ce5">
            <text:p>13</text:p>
          </table:table-cell>
          <table:table-cell office:value-type="currency" office:value="104" table:style-name="ce6">
            <text:p>R$ 10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8-20T00:00:00" table:style-name="ce3">
            <text:p>20/08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4" table:style-name="ce5">
            <text:p>24</text:p>
          </table:table-cell>
          <table:table-cell office:value-type="currency" office:value="66" table:style-name="ce6">
            <text:p>R$ 6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21T00:00:00" table:style-name="ce3">
            <text:p>21/08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92" table:style-name="ce6">
            <text:p>R$ 9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8-21T00:00:00" table:style-name="ce3">
            <text:p>21/08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4" table:style-name="ce5">
            <text:p>4</text:p>
          </table:table-cell>
          <table:table-cell office:value-type="currency" office:value="266" table:style-name="ce6">
            <text:p>R$ 266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22T00:00:00" table:style-name="ce3">
            <text:p>22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5" table:style-name="ce5">
            <text:p>25</text:p>
          </table:table-cell>
          <table:table-cell office:value-type="currency" office:value="72" table:style-name="ce6">
            <text:p>R$ 7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22T00:00:00" table:style-name="ce3">
            <text:p>22/08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3" table:style-name="ce5">
            <text:p>3</text:p>
          </table:table-cell>
          <table:table-cell office:value-type="currency" office:value="183" table:style-name="ce6">
            <text:p>R$ 18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22T00:00:00" table:style-name="ce3">
            <text:p>22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53" table:style-name="ce6">
            <text:p>R$ 5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8-22T00:00:00" table:style-name="ce3">
            <text:p>22/08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132" table:style-name="ce6">
            <text:p>R$ 13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23T00:00:00" table:style-name="ce3">
            <text:p>23/08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281" table:style-name="ce6">
            <text:p>R$ 28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23T00:00:00" table:style-name="ce3">
            <text:p>23/08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97" table:style-name="ce6">
            <text:p>R$ 97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23T00:00:00" table:style-name="ce3">
            <text:p>23/08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3" table:style-name="ce5">
            <text:p>3</text:p>
          </table:table-cell>
          <table:table-cell office:value-type="currency" office:value="294" table:style-name="ce6">
            <text:p>R$ 29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8-24T00:00:00" table:style-name="ce3">
            <text:p>24/08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180" table:style-name="ce6">
            <text:p>R$ 180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24T00:00:00" table:style-name="ce3">
            <text:p>24/08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" table:style-name="ce5">
            <text:p>1</text:p>
          </table:table-cell>
          <table:table-cell office:value-type="currency" office:value="253" table:style-name="ce6">
            <text:p>R$ 25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24T00:00:00" table:style-name="ce3">
            <text:p>24/08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5" table:style-name="ce5">
            <text:p>5</text:p>
          </table:table-cell>
          <table:table-cell office:value-type="currency" office:value="114" table:style-name="ce6">
            <text:p>R$ 11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25T00:00:00" table:style-name="ce3">
            <text:p>25/08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" table:style-name="ce5">
            <text:p>2</text:p>
          </table:table-cell>
          <table:table-cell office:value-type="currency" office:value="192" table:style-name="ce6">
            <text:p>R$ 19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25T00:00:00" table:style-name="ce3">
            <text:p>25/08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77" table:style-name="ce6">
            <text:p>R$ 7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25T00:00:00" table:style-name="ce3">
            <text:p>25/08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5" table:style-name="ce5">
            <text:p>5</text:p>
          </table:table-cell>
          <table:table-cell office:value-type="currency" office:value="223" table:style-name="ce6">
            <text:p>R$ 22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26T00:00:00" table:style-name="ce3">
            <text:p>26/08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7" table:style-name="ce5">
            <text:p>17</text:p>
          </table:table-cell>
          <table:table-cell office:value-type="currency" office:value="60" table:style-name="ce6">
            <text:p>R$ 6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26T00:00:00" table:style-name="ce3">
            <text:p>26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263" table:style-name="ce6">
            <text:p>R$ 26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27T00:00:00" table:style-name="ce3">
            <text:p>27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296" table:style-name="ce6">
            <text:p>R$ 296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27T00:00:00" table:style-name="ce3">
            <text:p>27/08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3" table:style-name="ce5">
            <text:p>13</text:p>
          </table:table-cell>
          <table:table-cell office:value-type="currency" office:value="190" table:style-name="ce6">
            <text:p>R$ 19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8-28T00:00:00" table:style-name="ce3">
            <text:p>28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265" table:style-name="ce6">
            <text:p>R$ 26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8-28T00:00:00" table:style-name="ce3">
            <text:p>28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5" table:style-name="ce5">
            <text:p>5</text:p>
          </table:table-cell>
          <table:table-cell office:value-type="currency" office:value="280" table:style-name="ce6">
            <text:p>R$ 28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28T00:00:00" table:style-name="ce3">
            <text:p>28/08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3" table:style-name="ce5">
            <text:p>23</text:p>
          </table:table-cell>
          <table:table-cell office:value-type="currency" office:value="47" table:style-name="ce6">
            <text:p>R$ 4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8-28T00:00:00" table:style-name="ce3">
            <text:p>28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296" table:style-name="ce6">
            <text:p>R$ 296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28T00:00:00" table:style-name="ce3">
            <text:p>28/08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115" table:style-name="ce6">
            <text:p>R$ 11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29T00:00:00" table:style-name="ce3">
            <text:p>29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160" table:style-name="ce6">
            <text:p>R$ 16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8-29T00:00:00" table:style-name="ce3">
            <text:p>29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265" table:style-name="ce6">
            <text:p>R$ 26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29T00:00:00" table:style-name="ce3">
            <text:p>29/08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30" table:style-name="ce6">
            <text:p>R$ 3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8-30T00:00:00" table:style-name="ce3">
            <text:p>30/08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219" table:style-name="ce6">
            <text:p>R$ 21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30T00:00:00" table:style-name="ce3">
            <text:p>30/08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98" table:style-name="ce6">
            <text:p>R$ 9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30T00:00:00" table:style-name="ce3">
            <text:p>30/08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33" table:style-name="ce6">
            <text:p>R$ 3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30T00:00:00" table:style-name="ce3">
            <text:p>30/08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298" table:style-name="ce6">
            <text:p>R$ 29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8-31T00:00:00" table:style-name="ce3">
            <text:p>31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2" table:style-name="ce5">
            <text:p>22</text:p>
          </table:table-cell>
          <table:table-cell office:value-type="currency" office:value="56" table:style-name="ce6">
            <text:p>R$ 5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31T00:00:00" table:style-name="ce3">
            <text:p>31/08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101" table:style-name="ce6">
            <text:p>R$ 10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31T00:00:00" table:style-name="ce3">
            <text:p>31/08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232" table:style-name="ce6">
            <text:p>R$ 23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8-31T00:00:00" table:style-name="ce3">
            <text:p>31/08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8" table:style-name="ce5">
            <text:p>28</text:p>
          </table:table-cell>
          <table:table-cell office:value-type="currency" office:value="137" table:style-name="ce6">
            <text:p>R$ 13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8-31T00:00:00" table:style-name="ce3">
            <text:p>31/08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9" table:style-name="ce5">
            <text:p>19</text:p>
          </table:table-cell>
          <table:table-cell office:value-type="currency" office:value="100" table:style-name="ce6">
            <text:p>R$ 10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8-31T00:00:00" table:style-name="ce3">
            <text:p>31/08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171" table:style-name="ce6">
            <text:p>R$ 17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01T00:00:00" table:style-name="ce3">
            <text:p>01/09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214" table:style-name="ce6">
            <text:p>R$ 21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01T00:00:00" table:style-name="ce3">
            <text:p>01/09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210" table:style-name="ce6">
            <text:p>R$ 21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01T00:00:00" table:style-name="ce3">
            <text:p>01/09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6" table:style-name="ce5">
            <text:p>16</text:p>
          </table:table-cell>
          <table:table-cell office:value-type="currency" office:value="162" table:style-name="ce6">
            <text:p>R$ 16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01T00:00:00" table:style-name="ce3">
            <text:p>01/09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216" table:style-name="ce6">
            <text:p>R$ 21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9-02T00:00:00" table:style-name="ce3">
            <text:p>02/09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" table:style-name="ce5">
            <text:p>1</text:p>
          </table:table-cell>
          <table:table-cell office:value-type="currency" office:value="103" table:style-name="ce6">
            <text:p>R$ 10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02T00:00:00" table:style-name="ce3">
            <text:p>02/09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152" table:style-name="ce6">
            <text:p>R$ 15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9-02T00:00:00" table:style-name="ce3">
            <text:p>02/09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3" table:style-name="ce5">
            <text:p>3</text:p>
          </table:table-cell>
          <table:table-cell office:value-type="currency" office:value="71" table:style-name="ce6">
            <text:p>R$ 71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02T00:00:00" table:style-name="ce3">
            <text:p>02/09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66" table:style-name="ce6">
            <text:p>R$ 66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03T00:00:00" table:style-name="ce3">
            <text:p>03/09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30" table:style-name="ce6">
            <text:p>R$ 30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03T00:00:00" table:style-name="ce3">
            <text:p>03/09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108" table:style-name="ce6">
            <text:p>R$ 10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9-03T00:00:00" table:style-name="ce3">
            <text:p>03/09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4" table:style-name="ce5">
            <text:p>4</text:p>
          </table:table-cell>
          <table:table-cell office:value-type="currency" office:value="42" table:style-name="ce6">
            <text:p>R$ 4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04T00:00:00" table:style-name="ce3">
            <text:p>04/09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254" table:style-name="ce6">
            <text:p>R$ 25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04T00:00:00" table:style-name="ce3">
            <text:p>04/09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7" table:style-name="ce5">
            <text:p>17</text:p>
          </table:table-cell>
          <table:table-cell office:value-type="currency" office:value="109" table:style-name="ce6">
            <text:p>R$ 109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9-04T00:00:00" table:style-name="ce3">
            <text:p>04/09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4" table:style-name="ce5">
            <text:p>4</text:p>
          </table:table-cell>
          <table:table-cell office:value-type="currency" office:value="146" table:style-name="ce6">
            <text:p>R$ 14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04T00:00:00" table:style-name="ce3">
            <text:p>04/09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166" table:style-name="ce6">
            <text:p>R$ 16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9-04T00:00:00" table:style-name="ce3">
            <text:p>04/09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196" table:style-name="ce6">
            <text:p>R$ 19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05T00:00:00" table:style-name="ce3">
            <text:p>05/09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298" table:style-name="ce6">
            <text:p>R$ 29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05T00:00:00" table:style-name="ce3">
            <text:p>05/09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152" table:style-name="ce6">
            <text:p>R$ 15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05T00:00:00" table:style-name="ce3">
            <text:p>05/09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" table:style-name="ce5">
            <text:p>2</text:p>
          </table:table-cell>
          <table:table-cell office:value-type="currency" office:value="231" table:style-name="ce6">
            <text:p>R$ 23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06T00:00:00" table:style-name="ce3">
            <text:p>06/09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96" table:style-name="ce6">
            <text:p>R$ 9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9-06T00:00:00" table:style-name="ce3">
            <text:p>06/09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" table:style-name="ce5">
            <text:p>2</text:p>
          </table:table-cell>
          <table:table-cell office:value-type="currency" office:value="178" table:style-name="ce6">
            <text:p>R$ 17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07T00:00:00" table:style-name="ce3">
            <text:p>07/09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102" table:style-name="ce6">
            <text:p>R$ 10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07T00:00:00" table:style-name="ce3">
            <text:p>07/09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7" table:style-name="ce5">
            <text:p>17</text:p>
          </table:table-cell>
          <table:table-cell office:value-type="currency" office:value="129" table:style-name="ce6">
            <text:p>R$ 129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07T00:00:00" table:style-name="ce3">
            <text:p>07/09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124" table:style-name="ce6">
            <text:p>R$ 12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07T00:00:00" table:style-name="ce3">
            <text:p>07/09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2" table:style-name="ce5">
            <text:p>12</text:p>
          </table:table-cell>
          <table:table-cell office:value-type="currency" office:value="293" table:style-name="ce6">
            <text:p>R$ 29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07T00:00:00" table:style-name="ce3">
            <text:p>07/09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8" table:style-name="ce5">
            <text:p>28</text:p>
          </table:table-cell>
          <table:table-cell office:value-type="currency" office:value="81" table:style-name="ce6">
            <text:p>R$ 8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07T00:00:00" table:style-name="ce3">
            <text:p>07/09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3" table:style-name="ce5">
            <text:p>13</text:p>
          </table:table-cell>
          <table:table-cell office:value-type="currency" office:value="72" table:style-name="ce6">
            <text:p>R$ 7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08T00:00:00" table:style-name="ce3">
            <text:p>08/09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9" table:style-name="ce5">
            <text:p>19</text:p>
          </table:table-cell>
          <table:table-cell office:value-type="currency" office:value="43" table:style-name="ce6">
            <text:p>R$ 4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08T00:00:00" table:style-name="ce3">
            <text:p>08/09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1" table:style-name="ce5">
            <text:p>11</text:p>
          </table:table-cell>
          <table:table-cell office:value-type="currency" office:value="295" table:style-name="ce6">
            <text:p>R$ 29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9-08T00:00:00" table:style-name="ce3">
            <text:p>08/09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56" table:style-name="ce6">
            <text:p>R$ 56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10T00:00:00" table:style-name="ce3">
            <text:p>10/09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288" table:style-name="ce6">
            <text:p>R$ 28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10T00:00:00" table:style-name="ce3">
            <text:p>10/09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5" table:style-name="ce5">
            <text:p>5</text:p>
          </table:table-cell>
          <table:table-cell office:value-type="currency" office:value="71" table:style-name="ce6">
            <text:p>R$ 71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11T00:00:00" table:style-name="ce3">
            <text:p>11/09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6" table:style-name="ce5">
            <text:p>26</text:p>
          </table:table-cell>
          <table:table-cell office:value-type="currency" office:value="156" table:style-name="ce6">
            <text:p>R$ 15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12T00:00:00" table:style-name="ce3">
            <text:p>12/09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278" table:style-name="ce6">
            <text:p>R$ 27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13T00:00:00" table:style-name="ce3">
            <text:p>13/09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243" table:style-name="ce6">
            <text:p>R$ 24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9-13T00:00:00" table:style-name="ce3">
            <text:p>13/09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105" table:style-name="ce6">
            <text:p>R$ 10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13T00:00:00" table:style-name="ce3">
            <text:p>13/09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268" table:style-name="ce6">
            <text:p>R$ 26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13T00:00:00" table:style-name="ce3">
            <text:p>13/09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2" table:style-name="ce5">
            <text:p>22</text:p>
          </table:table-cell>
          <table:table-cell office:value-type="currency" office:value="162" table:style-name="ce6">
            <text:p>R$ 16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13T00:00:00" table:style-name="ce3">
            <text:p>13/09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6" table:style-name="ce5">
            <text:p>16</text:p>
          </table:table-cell>
          <table:table-cell office:value-type="currency" office:value="147" table:style-name="ce6">
            <text:p>R$ 14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13T00:00:00" table:style-name="ce3">
            <text:p>13/09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8" table:style-name="ce5">
            <text:p>8</text:p>
          </table:table-cell>
          <table:table-cell office:value-type="currency" office:value="225" table:style-name="ce6">
            <text:p>R$ 22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13T00:00:00" table:style-name="ce3">
            <text:p>13/09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188" table:style-name="ce6">
            <text:p>R$ 18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13T00:00:00" table:style-name="ce3">
            <text:p>13/09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196" table:style-name="ce6">
            <text:p>R$ 19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9-13T00:00:00" table:style-name="ce3">
            <text:p>13/09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3" table:style-name="ce5">
            <text:p>3</text:p>
          </table:table-cell>
          <table:table-cell office:value-type="currency" office:value="188" table:style-name="ce6">
            <text:p>R$ 18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14T00:00:00" table:style-name="ce3">
            <text:p>14/09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161" table:style-name="ce6">
            <text:p>R$ 16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14T00:00:00" table:style-name="ce3">
            <text:p>14/09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43" table:style-name="ce6">
            <text:p>R$ 4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15T00:00:00" table:style-name="ce3">
            <text:p>15/09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6" table:style-name="ce5">
            <text:p>16</text:p>
          </table:table-cell>
          <table:table-cell office:value-type="currency" office:value="171" table:style-name="ce6">
            <text:p>R$ 171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15T00:00:00" table:style-name="ce3">
            <text:p>15/09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150" table:style-name="ce6">
            <text:p>R$ 15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9-15T00:00:00" table:style-name="ce3">
            <text:p>15/09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287" table:style-name="ce6">
            <text:p>R$ 287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16T00:00:00" table:style-name="ce3">
            <text:p>16/09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51" table:style-name="ce6">
            <text:p>R$ 51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17T00:00:00" table:style-name="ce3">
            <text:p>17/09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285" table:style-name="ce6">
            <text:p>R$ 28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9-17T00:00:00" table:style-name="ce3">
            <text:p>17/09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267" table:style-name="ce6">
            <text:p>R$ 26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17T00:00:00" table:style-name="ce3">
            <text:p>17/09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255" table:style-name="ce6">
            <text:p>R$ 25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17T00:00:00" table:style-name="ce3">
            <text:p>17/09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8" table:style-name="ce5">
            <text:p>28</text:p>
          </table:table-cell>
          <table:table-cell office:value-type="currency" office:value="242" table:style-name="ce6">
            <text:p>R$ 24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18T00:00:00" table:style-name="ce3">
            <text:p>18/09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248" table:style-name="ce6">
            <text:p>R$ 24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19T00:00:00" table:style-name="ce3">
            <text:p>19/09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5" table:style-name="ce5">
            <text:p>25</text:p>
          </table:table-cell>
          <table:table-cell office:value-type="currency" office:value="49" table:style-name="ce6">
            <text:p>R$ 49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9-19T00:00:00" table:style-name="ce3">
            <text:p>19/09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" table:style-name="ce5">
            <text:p>2</text:p>
          </table:table-cell>
          <table:table-cell office:value-type="currency" office:value="41" table:style-name="ce6">
            <text:p>R$ 4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19T00:00:00" table:style-name="ce3">
            <text:p>19/09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107" table:style-name="ce6">
            <text:p>R$ 10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20T00:00:00" table:style-name="ce3">
            <text:p>20/09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151" table:style-name="ce6">
            <text:p>R$ 151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9-20T00:00:00" table:style-name="ce3">
            <text:p>20/09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3" table:style-name="ce5">
            <text:p>3</text:p>
          </table:table-cell>
          <table:table-cell office:value-type="currency" office:value="60" table:style-name="ce6">
            <text:p>R$ 6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9-20T00:00:00" table:style-name="ce3">
            <text:p>20/09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258" table:style-name="ce6">
            <text:p>R$ 25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20T00:00:00" table:style-name="ce3">
            <text:p>20/09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9" table:style-name="ce5">
            <text:p>19</text:p>
          </table:table-cell>
          <table:table-cell office:value-type="currency" office:value="299" table:style-name="ce6">
            <text:p>R$ 29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20T00:00:00" table:style-name="ce3">
            <text:p>20/09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225" table:style-name="ce6">
            <text:p>R$ 22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21T00:00:00" table:style-name="ce3">
            <text:p>21/09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231" table:style-name="ce6">
            <text:p>R$ 231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21T00:00:00" table:style-name="ce3">
            <text:p>21/09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170" table:style-name="ce6">
            <text:p>R$ 17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9-21T00:00:00" table:style-name="ce3">
            <text:p>21/09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71" table:style-name="ce6">
            <text:p>R$ 7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21T00:00:00" table:style-name="ce3">
            <text:p>21/09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182" table:style-name="ce6">
            <text:p>R$ 18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21T00:00:00" table:style-name="ce3">
            <text:p>21/09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139" table:style-name="ce6">
            <text:p>R$ 13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22T00:00:00" table:style-name="ce3">
            <text:p>22/09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1" table:style-name="ce5">
            <text:p>21</text:p>
          </table:table-cell>
          <table:table-cell office:value-type="currency" office:value="255" table:style-name="ce6">
            <text:p>R$ 25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22T00:00:00" table:style-name="ce3">
            <text:p>22/09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92" table:style-name="ce6">
            <text:p>R$ 9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9-22T00:00:00" table:style-name="ce3">
            <text:p>22/09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152" table:style-name="ce6">
            <text:p>R$ 15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23T00:00:00" table:style-name="ce3">
            <text:p>23/09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9" table:style-name="ce5">
            <text:p>19</text:p>
          </table:table-cell>
          <table:table-cell office:value-type="currency" office:value="293" table:style-name="ce6">
            <text:p>R$ 29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23T00:00:00" table:style-name="ce3">
            <text:p>23/09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102" table:style-name="ce6">
            <text:p>R$ 10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23T00:00:00" table:style-name="ce3">
            <text:p>23/09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166" table:style-name="ce6">
            <text:p>R$ 16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9-24T00:00:00" table:style-name="ce3">
            <text:p>24/09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186" table:style-name="ce6">
            <text:p>R$ 186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25T00:00:00" table:style-name="ce3">
            <text:p>25/09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154" table:style-name="ce6">
            <text:p>R$ 15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9-25T00:00:00" table:style-name="ce3">
            <text:p>25/09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102" table:style-name="ce6">
            <text:p>R$ 10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9-25T00:00:00" table:style-name="ce3">
            <text:p>25/09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66" table:style-name="ce6">
            <text:p>R$ 66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25T00:00:00" table:style-name="ce3">
            <text:p>25/09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258" table:style-name="ce6">
            <text:p>R$ 25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25T00:00:00" table:style-name="ce3">
            <text:p>25/09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6" table:style-name="ce5">
            <text:p>6</text:p>
          </table:table-cell>
          <table:table-cell office:value-type="currency" office:value="49" table:style-name="ce6">
            <text:p>R$ 4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26T00:00:00" table:style-name="ce3">
            <text:p>26/09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193" table:style-name="ce6">
            <text:p>R$ 19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9-26T00:00:00" table:style-name="ce3">
            <text:p>26/09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3" table:style-name="ce5">
            <text:p>23</text:p>
          </table:table-cell>
          <table:table-cell office:value-type="currency" office:value="270" table:style-name="ce6">
            <text:p>R$ 27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26T00:00:00" table:style-name="ce3">
            <text:p>26/09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43" table:style-name="ce6">
            <text:p>R$ 4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9-26T00:00:00" table:style-name="ce3">
            <text:p>26/09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4" table:style-name="ce5">
            <text:p>24</text:p>
          </table:table-cell>
          <table:table-cell office:value-type="currency" office:value="79" table:style-name="ce6">
            <text:p>R$ 7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26T00:00:00" table:style-name="ce3">
            <text:p>26/09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139" table:style-name="ce6">
            <text:p>R$ 13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26T00:00:00" table:style-name="ce3">
            <text:p>26/09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290" table:style-name="ce6">
            <text:p>R$ 290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26T00:00:00" table:style-name="ce3">
            <text:p>26/09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" table:style-name="ce5">
            <text:p>2</text:p>
          </table:table-cell>
          <table:table-cell office:value-type="currency" office:value="279" table:style-name="ce6">
            <text:p>R$ 27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26T00:00:00" table:style-name="ce3">
            <text:p>26/09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109" table:style-name="ce6">
            <text:p>R$ 10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26T00:00:00" table:style-name="ce3">
            <text:p>26/09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123" table:style-name="ce6">
            <text:p>R$ 12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9-27T00:00:00" table:style-name="ce3">
            <text:p>27/09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102" table:style-name="ce6">
            <text:p>R$ 10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28T00:00:00" table:style-name="ce3">
            <text:p>28/09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5" table:style-name="ce5">
            <text:p>5</text:p>
          </table:table-cell>
          <table:table-cell office:value-type="currency" office:value="51" table:style-name="ce6">
            <text:p>R$ 51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9-28T00:00:00" table:style-name="ce3">
            <text:p>28/09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51" table:style-name="ce6">
            <text:p>R$ 5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28T00:00:00" table:style-name="ce3">
            <text:p>28/09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55" table:style-name="ce6">
            <text:p>R$ 5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28T00:00:00" table:style-name="ce3">
            <text:p>28/09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9" table:style-name="ce5">
            <text:p>19</text:p>
          </table:table-cell>
          <table:table-cell office:value-type="currency" office:value="205" table:style-name="ce6">
            <text:p>R$ 20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28T00:00:00" table:style-name="ce3">
            <text:p>28/09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8" table:style-name="ce5">
            <text:p>28</text:p>
          </table:table-cell>
          <table:table-cell office:value-type="currency" office:value="286" table:style-name="ce6">
            <text:p>R$ 286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28T00:00:00" table:style-name="ce3">
            <text:p>28/09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173" table:style-name="ce6">
            <text:p>R$ 17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09-28T00:00:00" table:style-name="ce3">
            <text:p>28/09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3" table:style-name="ce5">
            <text:p>3</text:p>
          </table:table-cell>
          <table:table-cell office:value-type="currency" office:value="83" table:style-name="ce6">
            <text:p>R$ 8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9-29T00:00:00" table:style-name="ce3">
            <text:p>29/09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" table:style-name="ce5">
            <text:p>2</text:p>
          </table:table-cell>
          <table:table-cell office:value-type="currency" office:value="157" table:style-name="ce6">
            <text:p>R$ 15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09-30T00:00:00" table:style-name="ce3">
            <text:p>30/09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277" table:style-name="ce6">
            <text:p>R$ 277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30T00:00:00" table:style-name="ce3">
            <text:p>30/09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181" table:style-name="ce6">
            <text:p>R$ 181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09-30T00:00:00" table:style-name="ce3">
            <text:p>30/09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177" table:style-name="ce6">
            <text:p>R$ 177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01T00:00:00" table:style-name="ce3">
            <text:p>01/10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3" table:style-name="ce5">
            <text:p>23</text:p>
          </table:table-cell>
          <table:table-cell office:value-type="currency" office:value="244" table:style-name="ce6">
            <text:p>R$ 24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01T00:00:00" table:style-name="ce3">
            <text:p>01/10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65" table:style-name="ce6">
            <text:p>R$ 6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03T00:00:00" table:style-name="ce3">
            <text:p>03/10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3" table:style-name="ce5">
            <text:p>23</text:p>
          </table:table-cell>
          <table:table-cell office:value-type="currency" office:value="156" table:style-name="ce6">
            <text:p>R$ 15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03T00:00:00" table:style-name="ce3">
            <text:p>03/10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5" table:style-name="ce5">
            <text:p>5</text:p>
          </table:table-cell>
          <table:table-cell office:value-type="currency" office:value="36" table:style-name="ce6">
            <text:p>R$ 3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03T00:00:00" table:style-name="ce3">
            <text:p>03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254" table:style-name="ce6">
            <text:p>R$ 25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03T00:00:00" table:style-name="ce3">
            <text:p>03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189" table:style-name="ce6">
            <text:p>R$ 189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03T00:00:00" table:style-name="ce3">
            <text:p>03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121" table:style-name="ce6">
            <text:p>R$ 121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04T00:00:00" table:style-name="ce3">
            <text:p>04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270" table:style-name="ce6">
            <text:p>R$ 270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04T00:00:00" table:style-name="ce3">
            <text:p>04/10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27" table:style-name="ce6">
            <text:p>R$ 2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04T00:00:00" table:style-name="ce3">
            <text:p>04/10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3" table:style-name="ce5">
            <text:p>3</text:p>
          </table:table-cell>
          <table:table-cell office:value-type="currency" office:value="148" table:style-name="ce6">
            <text:p>R$ 14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05T00:00:00" table:style-name="ce3">
            <text:p>05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" table:style-name="ce5">
            <text:p>2</text:p>
          </table:table-cell>
          <table:table-cell office:value-type="currency" office:value="163" table:style-name="ce6">
            <text:p>R$ 16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05T00:00:00" table:style-name="ce3">
            <text:p>05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294" table:style-name="ce6">
            <text:p>R$ 29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05T00:00:00" table:style-name="ce3">
            <text:p>05/10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50" table:style-name="ce6">
            <text:p>R$ 5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05T00:00:00" table:style-name="ce3">
            <text:p>05/10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193" table:style-name="ce6">
            <text:p>R$ 19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05T00:00:00" table:style-name="ce3">
            <text:p>05/10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89" table:style-name="ce6">
            <text:p>R$ 89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06T00:00:00" table:style-name="ce3">
            <text:p>06/10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87" table:style-name="ce6">
            <text:p>R$ 87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06T00:00:00" table:style-name="ce3">
            <text:p>06/10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97" table:style-name="ce6">
            <text:p>R$ 9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06T00:00:00" table:style-name="ce3">
            <text:p>06/10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284" table:style-name="ce6">
            <text:p>R$ 28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06T00:00:00" table:style-name="ce3">
            <text:p>06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36" table:style-name="ce6">
            <text:p>R$ 3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06T00:00:00" table:style-name="ce3">
            <text:p>06/10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6" table:style-name="ce5">
            <text:p>6</text:p>
          </table:table-cell>
          <table:table-cell office:value-type="currency" office:value="234" table:style-name="ce6">
            <text:p>R$ 23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07T00:00:00" table:style-name="ce3">
            <text:p>07/10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52" table:style-name="ce6">
            <text:p>R$ 5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07T00:00:00" table:style-name="ce3">
            <text:p>07/10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3" table:style-name="ce5">
            <text:p>23</text:p>
          </table:table-cell>
          <table:table-cell office:value-type="currency" office:value="300" table:style-name="ce6">
            <text:p>R$ 300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07T00:00:00" table:style-name="ce3">
            <text:p>07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9" table:style-name="ce5">
            <text:p>19</text:p>
          </table:table-cell>
          <table:table-cell office:value-type="currency" office:value="76" table:style-name="ce6">
            <text:p>R$ 7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07T00:00:00" table:style-name="ce3">
            <text:p>07/10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235" table:style-name="ce6">
            <text:p>R$ 23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07T00:00:00" table:style-name="ce3">
            <text:p>07/10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6" table:style-name="ce5">
            <text:p>26</text:p>
          </table:table-cell>
          <table:table-cell office:value-type="currency" office:value="110" table:style-name="ce6">
            <text:p>R$ 110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08T00:00:00" table:style-name="ce3">
            <text:p>08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206" table:style-name="ce6">
            <text:p>R$ 206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08T00:00:00" table:style-name="ce3">
            <text:p>08/10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143" table:style-name="ce6">
            <text:p>R$ 14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08T00:00:00" table:style-name="ce3">
            <text:p>08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7" table:style-name="ce5">
            <text:p>17</text:p>
          </table:table-cell>
          <table:table-cell office:value-type="currency" office:value="118" table:style-name="ce6">
            <text:p>R$ 11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08T00:00:00" table:style-name="ce3">
            <text:p>08/10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64" table:style-name="ce6">
            <text:p>R$ 6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08T00:00:00" table:style-name="ce3">
            <text:p>08/10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278" table:style-name="ce6">
            <text:p>R$ 27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09T00:00:00" table:style-name="ce3">
            <text:p>09/10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7" table:style-name="ce5">
            <text:p>17</text:p>
          </table:table-cell>
          <table:table-cell office:value-type="currency" office:value="88" table:style-name="ce6">
            <text:p>R$ 8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09T00:00:00" table:style-name="ce3">
            <text:p>09/10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198" table:style-name="ce6">
            <text:p>R$ 19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09T00:00:00" table:style-name="ce3">
            <text:p>09/10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62" table:style-name="ce6">
            <text:p>R$ 6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10T00:00:00" table:style-name="ce3">
            <text:p>10/10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69" table:style-name="ce6">
            <text:p>R$ 69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10T00:00:00" table:style-name="ce3">
            <text:p>10/10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239" table:style-name="ce6">
            <text:p>R$ 23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10T00:00:00" table:style-name="ce3">
            <text:p>10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7" table:style-name="ce5">
            <text:p>17</text:p>
          </table:table-cell>
          <table:table-cell office:value-type="currency" office:value="233" table:style-name="ce6">
            <text:p>R$ 23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10T00:00:00" table:style-name="ce3">
            <text:p>10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9" table:style-name="ce5">
            <text:p>19</text:p>
          </table:table-cell>
          <table:table-cell office:value-type="currency" office:value="167" table:style-name="ce6">
            <text:p>R$ 16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11T00:00:00" table:style-name="ce3">
            <text:p>11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300" table:style-name="ce6">
            <text:p>R$ 30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11T00:00:00" table:style-name="ce3">
            <text:p>11/10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1" table:style-name="ce5">
            <text:p>21</text:p>
          </table:table-cell>
          <table:table-cell office:value-type="currency" office:value="107" table:style-name="ce6">
            <text:p>R$ 10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11T00:00:00" table:style-name="ce3">
            <text:p>11/10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112" table:style-name="ce6">
            <text:p>R$ 11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11T00:00:00" table:style-name="ce3">
            <text:p>11/10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227" table:style-name="ce6">
            <text:p>R$ 227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11T00:00:00" table:style-name="ce3">
            <text:p>11/10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288" table:style-name="ce6">
            <text:p>R$ 28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12T00:00:00" table:style-name="ce3">
            <text:p>12/10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194" table:style-name="ce6">
            <text:p>R$ 19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12T00:00:00" table:style-name="ce3">
            <text:p>12/10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244" table:style-name="ce6">
            <text:p>R$ 24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12T00:00:00" table:style-name="ce3">
            <text:p>12/10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186" table:style-name="ce6">
            <text:p>R$ 18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12T00:00:00" table:style-name="ce3">
            <text:p>12/10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187" table:style-name="ce6">
            <text:p>R$ 18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13T00:00:00" table:style-name="ce3">
            <text:p>13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262" table:style-name="ce6">
            <text:p>R$ 26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13T00:00:00" table:style-name="ce3">
            <text:p>13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258" table:style-name="ce6">
            <text:p>R$ 25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13T00:00:00" table:style-name="ce3">
            <text:p>13/10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114" table:style-name="ce6">
            <text:p>R$ 11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13T00:00:00" table:style-name="ce3">
            <text:p>13/10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8" table:style-name="ce5">
            <text:p>8</text:p>
          </table:table-cell>
          <table:table-cell office:value-type="currency" office:value="177" table:style-name="ce6">
            <text:p>R$ 17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13T00:00:00" table:style-name="ce3">
            <text:p>13/10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4" table:style-name="ce5">
            <text:p>4</text:p>
          </table:table-cell>
          <table:table-cell office:value-type="currency" office:value="274" table:style-name="ce6">
            <text:p>R$ 27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14T00:00:00" table:style-name="ce3">
            <text:p>14/10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2" table:style-name="ce5">
            <text:p>22</text:p>
          </table:table-cell>
          <table:table-cell office:value-type="currency" office:value="159" table:style-name="ce6">
            <text:p>R$ 159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14T00:00:00" table:style-name="ce3">
            <text:p>14/10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4" table:style-name="ce5">
            <text:p>24</text:p>
          </table:table-cell>
          <table:table-cell office:value-type="currency" office:value="83" table:style-name="ce6">
            <text:p>R$ 8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14T00:00:00" table:style-name="ce3">
            <text:p>14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55" table:style-name="ce6">
            <text:p>R$ 5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14T00:00:00" table:style-name="ce3">
            <text:p>14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76" table:style-name="ce6">
            <text:p>R$ 7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14T00:00:00" table:style-name="ce3">
            <text:p>14/10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275" table:style-name="ce6">
            <text:p>R$ 27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14T00:00:00" table:style-name="ce3">
            <text:p>14/10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244" table:style-name="ce6">
            <text:p>R$ 24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14T00:00:00" table:style-name="ce3">
            <text:p>14/10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44" table:style-name="ce6">
            <text:p>R$ 4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15T00:00:00" table:style-name="ce3">
            <text:p>15/10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6" table:style-name="ce5">
            <text:p>16</text:p>
          </table:table-cell>
          <table:table-cell office:value-type="currency" office:value="136" table:style-name="ce6">
            <text:p>R$ 13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15T00:00:00" table:style-name="ce3">
            <text:p>15/10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289" table:style-name="ce6">
            <text:p>R$ 28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15T00:00:00" table:style-name="ce3">
            <text:p>15/10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164" table:style-name="ce6">
            <text:p>R$ 16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16T00:00:00" table:style-name="ce3">
            <text:p>16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154" table:style-name="ce6">
            <text:p>R$ 15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17T00:00:00" table:style-name="ce3">
            <text:p>17/10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6" table:style-name="ce5">
            <text:p>16</text:p>
          </table:table-cell>
          <table:table-cell office:value-type="currency" office:value="26" table:style-name="ce6">
            <text:p>R$ 2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17T00:00:00" table:style-name="ce3">
            <text:p>17/10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234" table:style-name="ce6">
            <text:p>R$ 23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17T00:00:00" table:style-name="ce3">
            <text:p>17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169" table:style-name="ce6">
            <text:p>R$ 169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18T00:00:00" table:style-name="ce3">
            <text:p>18/10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9" table:style-name="ce5">
            <text:p>19</text:p>
          </table:table-cell>
          <table:table-cell office:value-type="currency" office:value="65" table:style-name="ce6">
            <text:p>R$ 6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18T00:00:00" table:style-name="ce3">
            <text:p>18/10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192" table:style-name="ce6">
            <text:p>R$ 19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18T00:00:00" table:style-name="ce3">
            <text:p>18/10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29" table:style-name="ce6">
            <text:p>R$ 2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18T00:00:00" table:style-name="ce3">
            <text:p>18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216" table:style-name="ce6">
            <text:p>R$ 216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18T00:00:00" table:style-name="ce3">
            <text:p>18/10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3" table:style-name="ce5">
            <text:p>3</text:p>
          </table:table-cell>
          <table:table-cell office:value-type="currency" office:value="180" table:style-name="ce6">
            <text:p>R$ 180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19T00:00:00" table:style-name="ce3">
            <text:p>19/10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" table:style-name="ce5">
            <text:p>2</text:p>
          </table:table-cell>
          <table:table-cell office:value-type="currency" office:value="196" table:style-name="ce6">
            <text:p>R$ 19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19T00:00:00" table:style-name="ce3">
            <text:p>19/10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32" table:style-name="ce6">
            <text:p>R$ 3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19T00:00:00" table:style-name="ce3">
            <text:p>19/10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35" table:style-name="ce6">
            <text:p>R$ 3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20T00:00:00" table:style-name="ce3">
            <text:p>20/10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202" table:style-name="ce6">
            <text:p>R$ 20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20T00:00:00" table:style-name="ce3">
            <text:p>20/10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1" table:style-name="ce5">
            <text:p>21</text:p>
          </table:table-cell>
          <table:table-cell office:value-type="currency" office:value="110" table:style-name="ce6">
            <text:p>R$ 11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20T00:00:00" table:style-name="ce3">
            <text:p>20/10/2017</text:p>
          </table:table-cell>
          <table:table-cell office:value-type="string" table:style-name="ce7">
            <text:p>Uberaba</text:p>
          </table:table-cell>
          <table:table-cell office:value-type="string" table:style-name="ce7">
            <text:p>Comidas e bebidas</text:p>
          </table:table-cell>
          <table:table-cell office:value-type="string" table:style-name="ce7">
            <text:p>Feminino</text:p>
          </table:table-cell>
          <table:table-cell office:value-type="float" office:value="14" table:style-name="ce7">
            <text:p>14</text:p>
          </table:table-cell>
          <table:table-cell office:value-type="currency" office:value="332" table:style-name="ce6">
            <text:p>R$ 33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21T00:00:00" table:style-name="ce3">
            <text:p>21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174" table:style-name="ce6">
            <text:p>R$ 17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21T00:00:00" table:style-name="ce3">
            <text:p>21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108" table:style-name="ce6">
            <text:p>R$ 10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21T00:00:00" table:style-name="ce3">
            <text:p>21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51" table:style-name="ce6">
            <text:p>R$ 51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21T00:00:00" table:style-name="ce3">
            <text:p>21/10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296" table:style-name="ce6">
            <text:p>R$ 29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21T00:00:00" table:style-name="ce3">
            <text:p>21/10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7" table:style-name="ce5">
            <text:p>17</text:p>
          </table:table-cell>
          <table:table-cell office:value-type="currency" office:value="268" table:style-name="ce6">
            <text:p>R$ 26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22T00:00:00" table:style-name="ce3">
            <text:p>22/10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35" table:style-name="ce6">
            <text:p>R$ 3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22T00:00:00" table:style-name="ce3">
            <text:p>22/10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249" table:style-name="ce6">
            <text:p>R$ 249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23T00:00:00" table:style-name="ce3">
            <text:p>23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231" table:style-name="ce6">
            <text:p>R$ 231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23T00:00:00" table:style-name="ce3">
            <text:p>23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67" table:style-name="ce6">
            <text:p>R$ 6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23T00:00:00" table:style-name="ce3">
            <text:p>23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186" table:style-name="ce6">
            <text:p>R$ 18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23T00:00:00" table:style-name="ce3">
            <text:p>23/10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30" table:style-name="ce5">
            <text:p>30</text:p>
          </table:table-cell>
          <table:table-cell office:value-type="currency" office:value="181" table:style-name="ce6">
            <text:p>R$ 18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23T00:00:00" table:style-name="ce3">
            <text:p>23/10/2017</text:p>
          </table:table-cell>
          <table:table-cell office:value-type="string" table:style-name="ce7">
            <text:p>Uberlândia</text:p>
          </table:table-cell>
          <table:table-cell office:value-type="string" table:style-name="ce7">
            <text:p>Cosméticos e higiene pessoal</text:p>
          </table:table-cell>
          <table:table-cell office:value-type="string" table:style-name="ce7">
            <text:p>Feminino</text:p>
          </table:table-cell>
          <table:table-cell office:value-type="float" office:value="17" table:style-name="ce7">
            <text:p>17</text:p>
          </table:table-cell>
          <table:table-cell office:value-type="currency" office:value="352" table:style-name="ce6">
            <text:p>R$ 35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24T00:00:00" table:style-name="ce3">
            <text:p>24/10/2017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218" table:style-name="ce6">
            <text:p>R$ 21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24T00:00:00" table:style-name="ce3">
            <text:p>24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212" table:style-name="ce6">
            <text:p>R$ 21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24T00:00:00" table:style-name="ce3">
            <text:p>24/10/2017</text:p>
          </table:table-cell>
          <table:table-cell office:value-type="string" table:style-name="ce7">
            <text:p>Uberlândia</text:p>
          </table:table-cell>
          <table:table-cell office:value-type="string" table:style-name="ce7">
            <text:p>Cosméticos e higiene pessoal</text:p>
          </table:table-cell>
          <table:table-cell office:value-type="string" table:style-name="ce7">
            <text:p>Masculino</text:p>
          </table:table-cell>
          <table:table-cell office:value-type="float" office:value="18" table:style-name="ce7">
            <text:p>18</text:p>
          </table:table-cell>
          <table:table-cell office:value-type="currency" office:value="249" table:style-name="ce6">
            <text:p>R$ 249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25T00:00:00" table:style-name="ce3">
            <text:p>25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29" table:style-name="ce6">
            <text:p>R$ 29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25T00:00:00" table:style-name="ce3">
            <text:p>25/10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148" table:style-name="ce6">
            <text:p>R$ 14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25T00:00:00" table:style-name="ce3">
            <text:p>25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30" table:style-name="ce5">
            <text:p>30</text:p>
          </table:table-cell>
          <table:table-cell office:value-type="currency" office:value="186" table:style-name="ce6">
            <text:p>R$ 18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25T00:00:00" table:style-name="ce3">
            <text:p>25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241" table:style-name="ce6">
            <text:p>R$ 241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26T00:00:00" table:style-name="ce3">
            <text:p>26/10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3" table:style-name="ce5">
            <text:p>13</text:p>
          </table:table-cell>
          <table:table-cell office:value-type="currency" office:value="95" table:style-name="ce6">
            <text:p>R$ 9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26T00:00:00" table:style-name="ce3">
            <text:p>26/10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242" table:style-name="ce6">
            <text:p>R$ 24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26T00:00:00" table:style-name="ce3">
            <text:p>26/10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" table:style-name="ce5">
            <text:p>2</text:p>
          </table:table-cell>
          <table:table-cell office:value-type="currency" office:value="74" table:style-name="ce6">
            <text:p>R$ 7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26T00:00:00" table:style-name="ce3">
            <text:p>26/10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282" table:style-name="ce6">
            <text:p>R$ 28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26T00:00:00" table:style-name="ce3">
            <text:p>26/10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7" table:style-name="ce5">
            <text:p>17</text:p>
          </table:table-cell>
          <table:table-cell office:value-type="currency" office:value="187" table:style-name="ce6">
            <text:p>R$ 187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26T00:00:00" table:style-name="ce3">
            <text:p>26/10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67" table:style-name="ce6">
            <text:p>R$ 6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26T00:00:00" table:style-name="ce3">
            <text:p>26/10/2017</text:p>
          </table:table-cell>
          <table:table-cell office:value-type="string" table:style-name="ce7">
            <text:p>Ituiutaba</text:p>
          </table:table-cell>
          <table:table-cell office:value-type="string" table:style-name="ce7">
            <text:p>Utilidades domésticas</text:p>
          </table:table-cell>
          <table:table-cell office:value-type="string" table:style-name="ce7">
            <text:p>Feminino</text:p>
          </table:table-cell>
          <table:table-cell office:value-type="float" office:value="13" table:style-name="ce7">
            <text:p>13</text:p>
          </table:table-cell>
          <table:table-cell office:value-type="currency" office:value="217" table:style-name="ce6">
            <text:p>R$ 217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27T00:00:00" table:style-name="ce3">
            <text:p>27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256" table:style-name="ce6">
            <text:p>R$ 25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27T00:00:00" table:style-name="ce3">
            <text:p>27/10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266" table:style-name="ce6">
            <text:p>R$ 26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27T00:00:00" table:style-name="ce3">
            <text:p>27/10/2017</text:p>
          </table:table-cell>
          <table:table-cell office:value-type="string" table:style-name="ce7">
            <text:p>Ituiutaba</text:p>
          </table:table-cell>
          <table:table-cell office:value-type="string" table:style-name="ce7">
            <text:p>Roupas e acessórios</text:p>
          </table:table-cell>
          <table:table-cell office:value-type="string" table:style-name="ce7">
            <text:p>Feminino</text:p>
          </table:table-cell>
          <table:table-cell office:value-type="float" office:value="25" table:style-name="ce7">
            <text:p>25</text:p>
          </table:table-cell>
          <table:table-cell office:value-type="currency" office:value="306" table:style-name="ce6">
            <text:p>R$ 30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28T00:00:00" table:style-name="ce3">
            <text:p>28/10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2" table:style-name="ce5">
            <text:p>22</text:p>
          </table:table-cell>
          <table:table-cell office:value-type="currency" office:value="44" table:style-name="ce6">
            <text:p>R$ 4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28T00:00:00" table:style-name="ce3">
            <text:p>28/10/2017</text:p>
          </table:table-cell>
          <table:table-cell office:value-type="string" table:style-name="ce7">
            <text:p>Ituiutaba</text:p>
          </table:table-cell>
          <table:table-cell office:value-type="string" table:style-name="ce7">
            <text:p>Cosméticos e higiene pessoal</text:p>
          </table:table-cell>
          <table:table-cell office:value-type="string" table:style-name="ce7">
            <text:p>Feminino</text:p>
          </table:table-cell>
          <table:table-cell office:value-type="float" office:value="15" table:style-name="ce7">
            <text:p>15</text:p>
          </table:table-cell>
          <table:table-cell office:value-type="currency" office:value="339" table:style-name="ce6">
            <text:p>R$ 339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28T00:00:00" table:style-name="ce3">
            <text:p>28/10/2017</text:p>
          </table:table-cell>
          <table:table-cell office:value-type="string" table:style-name="ce7">
            <text:p>Uberlândia</text:p>
          </table:table-cell>
          <table:table-cell office:value-type="string" table:style-name="ce7">
            <text:p>Comidas e bebidas</text:p>
          </table:table-cell>
          <table:table-cell office:value-type="string" table:style-name="ce7">
            <text:p>Feminino</text:p>
          </table:table-cell>
          <table:table-cell office:value-type="float" office:value="24" table:style-name="ce7">
            <text:p>24</text:p>
          </table:table-cell>
          <table:table-cell office:value-type="currency" office:value="261" table:style-name="ce6">
            <text:p>R$ 261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29T00:00:00" table:style-name="ce3">
            <text:p>29/10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148" table:style-name="ce6">
            <text:p>R$ 14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29T00:00:00" table:style-name="ce3">
            <text:p>29/10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7" table:style-name="ce5">
            <text:p>17</text:p>
          </table:table-cell>
          <table:table-cell office:value-type="currency" office:value="89" table:style-name="ce6">
            <text:p>R$ 8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29T00:00:00" table:style-name="ce3">
            <text:p>29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143" table:style-name="ce6">
            <text:p>R$ 14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29T00:00:00" table:style-name="ce3">
            <text:p>29/10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3" table:style-name="ce5">
            <text:p>3</text:p>
          </table:table-cell>
          <table:table-cell office:value-type="currency" office:value="27" table:style-name="ce6">
            <text:p>R$ 2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29T00:00:00" table:style-name="ce3">
            <text:p>29/10/2017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253" table:style-name="ce6">
            <text:p>R$ 25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29T00:00:00" table:style-name="ce3">
            <text:p>29/10/2017</text:p>
          </table:table-cell>
          <table:table-cell office:value-type="string" table:style-name="ce7">
            <text:p>Araguari</text:p>
          </table:table-cell>
          <table:table-cell office:value-type="string" table:style-name="ce7">
            <text:p>Utilidades domésticas</text:p>
          </table:table-cell>
          <table:table-cell office:value-type="string" table:style-name="ce7">
            <text:p>Masculino</text:p>
          </table:table-cell>
          <table:table-cell office:value-type="float" office:value="35" table:style-name="ce7">
            <text:p>35</text:p>
          </table:table-cell>
          <table:table-cell office:value-type="currency" office:value="296" table:style-name="ce6">
            <text:p>R$ 29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29T00:00:00" table:style-name="ce3">
            <text:p>29/10/2017</text:p>
          </table:table-cell>
          <table:table-cell office:value-type="string" table:style-name="ce7">
            <text:p>Uberaba</text:p>
          </table:table-cell>
          <table:table-cell office:value-type="string" table:style-name="ce7">
            <text:p>Cosméticos e higiene pessoal</text:p>
          </table:table-cell>
          <table:table-cell office:value-type="string" table:style-name="ce7">
            <text:p>Masculino</text:p>
          </table:table-cell>
          <table:table-cell office:value-type="float" office:value="8" table:style-name="ce7">
            <text:p>8</text:p>
          </table:table-cell>
          <table:table-cell office:value-type="currency" office:value="67" table:style-name="ce6">
            <text:p>R$ 67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30T00:00:00" table:style-name="ce3">
            <text:p>30/10/2017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40" table:style-name="ce6">
            <text:p>R$ 4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0-30T00:00:00" table:style-name="ce3">
            <text:p>30/10/2017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137" table:style-name="ce6">
            <text:p>R$ 13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0-30T00:00:00" table:style-name="ce3">
            <text:p>30/10/2017</text:p>
          </table:table-cell>
          <table:table-cell office:value-type="string" table:style-name="ce7">
            <text:p>Araguari</text:p>
          </table:table-cell>
          <table:table-cell office:value-type="string" table:style-name="ce7">
            <text:p>Roupas e acessórios</text:p>
          </table:table-cell>
          <table:table-cell office:value-type="string" table:style-name="ce7">
            <text:p>Masculino</text:p>
          </table:table-cell>
          <table:table-cell office:value-type="float" office:value="24" table:style-name="ce7">
            <text:p>24</text:p>
          </table:table-cell>
          <table:table-cell office:value-type="currency" office:value="105" table:style-name="ce6">
            <text:p>R$ 10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0-31T00:00:00" table:style-name="ce3">
            <text:p>31/10/2017</text:p>
          </table:table-cell>
          <table:table-cell office:value-type="string" table:style-name="ce7">
            <text:p>Araguari</text:p>
          </table:table-cell>
          <table:table-cell office:value-type="string" table:style-name="ce7">
            <text:p>Roupas e acessórios</text:p>
          </table:table-cell>
          <table:table-cell office:value-type="string" table:style-name="ce7">
            <text:p>Feminino</text:p>
          </table:table-cell>
          <table:table-cell office:value-type="float" office:value="28" table:style-name="ce7">
            <text:p>28</text:p>
          </table:table-cell>
          <table:table-cell office:value-type="currency" office:value="119" table:style-name="ce6">
            <text:p>R$ 11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1-01T00:00:00" table:style-name="ce3">
            <text:p>01/11/2017</text:p>
          </table:table-cell>
          <table:table-cell office:value-type="string" table:style-name="ce7">
            <text:p>Uberlândia</text:p>
          </table:table-cell>
          <table:table-cell office:value-type="string" table:style-name="ce7">
            <text:p>Comidas e bebidas</text:p>
          </table:table-cell>
          <table:table-cell office:value-type="string" table:style-name="ce7">
            <text:p>Feminino</text:p>
          </table:table-cell>
          <table:table-cell office:value-type="float" office:value="34" table:style-name="ce7">
            <text:p>34</text:p>
          </table:table-cell>
          <table:table-cell office:value-type="currency" office:value="363" table:style-name="ce6">
            <text:p>R$ 36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1-01T00:00:00" table:style-name="ce3">
            <text:p>01/11/2017</text:p>
          </table:table-cell>
          <table:table-cell office:value-type="string" table:style-name="ce7">
            <text:p>Uberaba</text:p>
          </table:table-cell>
          <table:table-cell office:value-type="string" table:style-name="ce7">
            <text:p>Comidas e bebidas</text:p>
          </table:table-cell>
          <table:table-cell office:value-type="string" table:style-name="ce7">
            <text:p>Masculino</text:p>
          </table:table-cell>
          <table:table-cell office:value-type="float" office:value="20" table:style-name="ce7">
            <text:p>20</text:p>
          </table:table-cell>
          <table:table-cell office:value-type="currency" office:value="377" table:style-name="ce6">
            <text:p>R$ 37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1-01T00:00:00" table:style-name="ce3">
            <text:p>01/11/2017</text:p>
          </table:table-cell>
          <table:table-cell office:value-type="string" table:style-name="ce7">
            <text:p>Araguari</text:p>
          </table:table-cell>
          <table:table-cell office:value-type="string" table:style-name="ce7">
            <text:p>Cosméticos e higiene pessoal</text:p>
          </table:table-cell>
          <table:table-cell office:value-type="string" table:style-name="ce7">
            <text:p>Feminino</text:p>
          </table:table-cell>
          <table:table-cell office:value-type="float" office:value="17" table:style-name="ce7">
            <text:p>17</text:p>
          </table:table-cell>
          <table:table-cell office:value-type="currency" office:value="370" table:style-name="ce6">
            <text:p>R$ 37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1-02T00:00:00" table:style-name="ce3">
            <text:p>02/11/2017</text:p>
          </table:table-cell>
          <table:table-cell office:value-type="string" table:style-name="ce7">
            <text:p>Araguari</text:p>
          </table:table-cell>
          <table:table-cell office:value-type="string" table:style-name="ce7">
            <text:p>Cosméticos e higiene pessoal</text:p>
          </table:table-cell>
          <table:table-cell office:value-type="string" table:style-name="ce7">
            <text:p>Masculino</text:p>
          </table:table-cell>
          <table:table-cell office:value-type="float" office:value="12" table:style-name="ce7">
            <text:p>12</text:p>
          </table:table-cell>
          <table:table-cell office:value-type="currency" office:value="198" table:style-name="ce6">
            <text:p>R$ 19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1-02T00:00:00" table:style-name="ce3">
            <text:p>02/11/2017</text:p>
          </table:table-cell>
          <table:table-cell office:value-type="string" table:style-name="ce7">
            <text:p>Uberlândia</text:p>
          </table:table-cell>
          <table:table-cell office:value-type="string" table:style-name="ce7">
            <text:p>Roupas e acessórios</text:p>
          </table:table-cell>
          <table:table-cell office:value-type="string" table:style-name="ce7">
            <text:p>Feminino</text:p>
          </table:table-cell>
          <table:table-cell office:value-type="float" office:value="32" table:style-name="ce7">
            <text:p>32</text:p>
          </table:table-cell>
          <table:table-cell office:value-type="currency" office:value="248" table:style-name="ce6">
            <text:p>R$ 24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1-03T00:00:00" table:style-name="ce3">
            <text:p>03/11/2017</text:p>
          </table:table-cell>
          <table:table-cell office:value-type="string" table:style-name="ce7">
            <text:p>Araguari</text:p>
          </table:table-cell>
          <table:table-cell office:value-type="string" table:style-name="ce7">
            <text:p>Cosméticos e higiene pessoal</text:p>
          </table:table-cell>
          <table:table-cell office:value-type="string" table:style-name="ce7">
            <text:p>Masculino</text:p>
          </table:table-cell>
          <table:table-cell office:value-type="float" office:value="9" table:style-name="ce7">
            <text:p>9</text:p>
          </table:table-cell>
          <table:table-cell office:value-type="currency" office:value="243" table:style-name="ce6">
            <text:p>R$ 24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1-03T00:00:00" table:style-name="ce3">
            <text:p>03/11/2017</text:p>
          </table:table-cell>
          <table:table-cell office:value-type="string" table:style-name="ce7">
            <text:p>Ituiutaba</text:p>
          </table:table-cell>
          <table:table-cell office:value-type="string" table:style-name="ce7">
            <text:p>Cosméticos e higiene pessoal</text:p>
          </table:table-cell>
          <table:table-cell office:value-type="string" table:style-name="ce7">
            <text:p>Masculino</text:p>
          </table:table-cell>
          <table:table-cell office:value-type="float" office:value="6" table:style-name="ce7">
            <text:p>6</text:p>
          </table:table-cell>
          <table:table-cell office:value-type="currency" office:value="178" table:style-name="ce6">
            <text:p>R$ 17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1-03T00:00:00" table:style-name="ce3">
            <text:p>03/11/2017</text:p>
          </table:table-cell>
          <table:table-cell office:value-type="string" table:style-name="ce7">
            <text:p>Uberaba</text:p>
          </table:table-cell>
          <table:table-cell office:value-type="string" table:style-name="ce7">
            <text:p>Cosméticos e higiene pessoal</text:p>
          </table:table-cell>
          <table:table-cell office:value-type="string" table:style-name="ce7">
            <text:p>Masculino</text:p>
          </table:table-cell>
          <table:table-cell office:value-type="float" office:value="20" table:style-name="ce7">
            <text:p>20</text:p>
          </table:table-cell>
          <table:table-cell office:value-type="currency" office:value="377" table:style-name="ce6">
            <text:p>R$ 37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1-04T00:00:00" table:style-name="ce3">
            <text:p>04/11/2017</text:p>
          </table:table-cell>
          <table:table-cell office:value-type="string" table:style-name="ce7">
            <text:p>Araguari</text:p>
          </table:table-cell>
          <table:table-cell office:value-type="string" table:style-name="ce7">
            <text:p>Roupas e acessórios</text:p>
          </table:table-cell>
          <table:table-cell office:value-type="string" table:style-name="ce7">
            <text:p>Feminino</text:p>
          </table:table-cell>
          <table:table-cell office:value-type="float" office:value="14" table:style-name="ce7">
            <text:p>14</text:p>
          </table:table-cell>
          <table:table-cell office:value-type="currency" office:value="118" table:style-name="ce6">
            <text:p>R$ 11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1-05T00:00:00" table:style-name="ce3">
            <text:p>05/11/2017</text:p>
          </table:table-cell>
          <table:table-cell office:value-type="string" table:style-name="ce7">
            <text:p>Araguari</text:p>
          </table:table-cell>
          <table:table-cell office:value-type="string" table:style-name="ce7">
            <text:p>Utilidades domésticas</text:p>
          </table:table-cell>
          <table:table-cell office:value-type="string" table:style-name="ce7">
            <text:p>Feminino</text:p>
          </table:table-cell>
          <table:table-cell office:value-type="float" office:value="34" table:style-name="ce7">
            <text:p>34</text:p>
          </table:table-cell>
          <table:table-cell office:value-type="currency" office:value="344" table:style-name="ce6">
            <text:p>R$ 34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1-05T00:00:00" table:style-name="ce3">
            <text:p>05/11/2017</text:p>
          </table:table-cell>
          <table:table-cell office:value-type="string" table:style-name="ce7">
            <text:p>Araguari</text:p>
          </table:table-cell>
          <table:table-cell office:value-type="string" table:style-name="ce7">
            <text:p>Utilidades domésticas</text:p>
          </table:table-cell>
          <table:table-cell office:value-type="string" table:style-name="ce7">
            <text:p>Masculino</text:p>
          </table:table-cell>
          <table:table-cell office:value-type="float" office:value="14" table:style-name="ce7">
            <text:p>14</text:p>
          </table:table-cell>
          <table:table-cell office:value-type="currency" office:value="179" table:style-name="ce6">
            <text:p>R$ 17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1-06T00:00:00" table:style-name="ce3">
            <text:p>06/11/2017</text:p>
          </table:table-cell>
          <table:table-cell office:value-type="string" table:style-name="ce7">
            <text:p>Uberlândia</text:p>
          </table:table-cell>
          <table:table-cell office:value-type="string" table:style-name="ce7">
            <text:p>Cosméticos e higiene pessoal</text:p>
          </table:table-cell>
          <table:table-cell office:value-type="string" table:style-name="ce7">
            <text:p>Masculino</text:p>
          </table:table-cell>
          <table:table-cell office:value-type="float" office:value="22" table:style-name="ce7">
            <text:p>22</text:p>
          </table:table-cell>
          <table:table-cell office:value-type="currency" office:value="350" table:style-name="ce6">
            <text:p>R$ 35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1-07T00:00:00" table:style-name="ce3">
            <text:p>07/11/2017</text:p>
          </table:table-cell>
          <table:table-cell office:value-type="string" table:style-name="ce7">
            <text:p>Uberlândia</text:p>
          </table:table-cell>
          <table:table-cell office:value-type="string" table:style-name="ce7">
            <text:p>Cosméticos e higiene pessoal</text:p>
          </table:table-cell>
          <table:table-cell office:value-type="string" table:style-name="ce7">
            <text:p>Feminino</text:p>
          </table:table-cell>
          <table:table-cell office:value-type="float" office:value="34" table:style-name="ce7">
            <text:p>34</text:p>
          </table:table-cell>
          <table:table-cell office:value-type="currency" office:value="243" table:style-name="ce6">
            <text:p>R$ 24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1-08T00:00:00" table:style-name="ce3">
            <text:p>08/11/2017</text:p>
          </table:table-cell>
          <table:table-cell office:value-type="string" table:style-name="ce7">
            <text:p>Araguari</text:p>
          </table:table-cell>
          <table:table-cell office:value-type="string" table:style-name="ce7">
            <text:p>Roupas e acessórios</text:p>
          </table:table-cell>
          <table:table-cell office:value-type="string" table:style-name="ce7">
            <text:p>Feminino</text:p>
          </table:table-cell>
          <table:table-cell office:value-type="float" office:value="15" table:style-name="ce7">
            <text:p>15</text:p>
          </table:table-cell>
          <table:table-cell office:value-type="currency" office:value="292" table:style-name="ce6">
            <text:p>R$ 29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1-09T00:00:00" table:style-name="ce3">
            <text:p>09/11/2017</text:p>
          </table:table-cell>
          <table:table-cell office:value-type="string" table:style-name="ce7">
            <text:p>Araguari</text:p>
          </table:table-cell>
          <table:table-cell office:value-type="string" table:style-name="ce7">
            <text:p>Cosméticos e higiene pessoal</text:p>
          </table:table-cell>
          <table:table-cell office:value-type="string" table:style-name="ce7">
            <text:p>Feminino</text:p>
          </table:table-cell>
          <table:table-cell office:value-type="float" office:value="31" table:style-name="ce7">
            <text:p>31</text:p>
          </table:table-cell>
          <table:table-cell office:value-type="currency" office:value="277" table:style-name="ce6">
            <text:p>R$ 27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1-09T00:00:00" table:style-name="ce3">
            <text:p>09/11/2017</text:p>
          </table:table-cell>
          <table:table-cell office:value-type="string" table:style-name="ce7">
            <text:p>Araguari</text:p>
          </table:table-cell>
          <table:table-cell office:value-type="string" table:style-name="ce7">
            <text:p>Comidas e bebidas</text:p>
          </table:table-cell>
          <table:table-cell office:value-type="string" table:style-name="ce7">
            <text:p>Feminino</text:p>
          </table:table-cell>
          <table:table-cell office:value-type="float" office:value="25" table:style-name="ce7">
            <text:p>25</text:p>
          </table:table-cell>
          <table:table-cell office:value-type="currency" office:value="298" table:style-name="ce6">
            <text:p>R$ 29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1-10T00:00:00" table:style-name="ce3">
            <text:p>10/11/2017</text:p>
          </table:table-cell>
          <table:table-cell office:value-type="string" table:style-name="ce7">
            <text:p>Araguari</text:p>
          </table:table-cell>
          <table:table-cell office:value-type="string" table:style-name="ce7">
            <text:p>Utilidades domésticas</text:p>
          </table:table-cell>
          <table:table-cell office:value-type="string" table:style-name="ce7">
            <text:p>Feminino</text:p>
          </table:table-cell>
          <table:table-cell office:value-type="float" office:value="17" table:style-name="ce7">
            <text:p>17</text:p>
          </table:table-cell>
          <table:table-cell office:value-type="currency" office:value="226" table:style-name="ce6">
            <text:p>R$ 226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1-11T00:00:00" table:style-name="ce3">
            <text:p>11/11/2017</text:p>
          </table:table-cell>
          <table:table-cell office:value-type="string" table:style-name="ce7">
            <text:p>Uberaba</text:p>
          </table:table-cell>
          <table:table-cell office:value-type="string" table:style-name="ce7">
            <text:p>Cosméticos e higiene pessoal</text:p>
          </table:table-cell>
          <table:table-cell office:value-type="string" table:style-name="ce7">
            <text:p>Masculino</text:p>
          </table:table-cell>
          <table:table-cell office:value-type="float" office:value="35" table:style-name="ce7">
            <text:p>35</text:p>
          </table:table-cell>
          <table:table-cell office:value-type="currency" office:value="258" table:style-name="ce6">
            <text:p>R$ 25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1-11T00:00:00" table:style-name="ce3">
            <text:p>11/11/2017</text:p>
          </table:table-cell>
          <table:table-cell office:value-type="string" table:style-name="ce7">
            <text:p>Uberlândia</text:p>
          </table:table-cell>
          <table:table-cell office:value-type="string" table:style-name="ce7">
            <text:p>Roupas e acessórios</text:p>
          </table:table-cell>
          <table:table-cell office:value-type="string" table:style-name="ce7">
            <text:p>Masculino</text:p>
          </table:table-cell>
          <table:table-cell office:value-type="float" office:value="16" table:style-name="ce7">
            <text:p>16</text:p>
          </table:table-cell>
          <table:table-cell office:value-type="currency" office:value="109" table:style-name="ce6">
            <text:p>R$ 10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1-12T00:00:00" table:style-name="ce3">
            <text:p>12/11/2017</text:p>
          </table:table-cell>
          <table:table-cell office:value-type="string" table:style-name="ce7">
            <text:p>Uberaba</text:p>
          </table:table-cell>
          <table:table-cell office:value-type="string" table:style-name="ce7">
            <text:p>Comidas e bebidas</text:p>
          </table:table-cell>
          <table:table-cell office:value-type="string" table:style-name="ce7">
            <text:p>Masculino</text:p>
          </table:table-cell>
          <table:table-cell office:value-type="float" office:value="13" table:style-name="ce7">
            <text:p>13</text:p>
          </table:table-cell>
          <table:table-cell office:value-type="currency" office:value="280" table:style-name="ce6">
            <text:p>R$ 28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1-13T00:00:00" table:style-name="ce3">
            <text:p>13/11/2017</text:p>
          </table:table-cell>
          <table:table-cell office:value-type="string" table:style-name="ce7">
            <text:p>Araguari</text:p>
          </table:table-cell>
          <table:table-cell office:value-type="string" table:style-name="ce7">
            <text:p>Cosméticos e higiene pessoal</text:p>
          </table:table-cell>
          <table:table-cell office:value-type="string" table:style-name="ce7">
            <text:p>Masculino</text:p>
          </table:table-cell>
          <table:table-cell office:value-type="float" office:value="7" table:style-name="ce7">
            <text:p>7</text:p>
          </table:table-cell>
          <table:table-cell office:value-type="currency" office:value="213" table:style-name="ce6">
            <text:p>R$ 21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1-15T00:00:00" table:style-name="ce3">
            <text:p>15/11/2017</text:p>
          </table:table-cell>
          <table:table-cell office:value-type="string" table:style-name="ce7">
            <text:p>Araguari</text:p>
          </table:table-cell>
          <table:table-cell office:value-type="string" table:style-name="ce7">
            <text:p>Comidas e bebidas</text:p>
          </table:table-cell>
          <table:table-cell office:value-type="string" table:style-name="ce7">
            <text:p>Feminino</text:p>
          </table:table-cell>
          <table:table-cell office:value-type="float" office:value="9" table:style-name="ce7">
            <text:p>9</text:p>
          </table:table-cell>
          <table:table-cell office:value-type="currency" office:value="153" table:style-name="ce6">
            <text:p>R$ 15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1-16T00:00:00" table:style-name="ce3">
            <text:p>16/11/2017</text:p>
          </table:table-cell>
          <table:table-cell office:value-type="string" table:style-name="ce7">
            <text:p>Araguari</text:p>
          </table:table-cell>
          <table:table-cell office:value-type="string" table:style-name="ce7">
            <text:p>Utilidades domésticas</text:p>
          </table:table-cell>
          <table:table-cell office:value-type="string" table:style-name="ce7">
            <text:p>Masculino</text:p>
          </table:table-cell>
          <table:table-cell office:value-type="float" office:value="35" table:style-name="ce7">
            <text:p>35</text:p>
          </table:table-cell>
          <table:table-cell office:value-type="currency" office:value="255" table:style-name="ce6">
            <text:p>R$ 25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1-17T00:00:00" table:style-name="ce3">
            <text:p>17/11/2017</text:p>
          </table:table-cell>
          <table:table-cell office:value-type="string" table:style-name="ce7">
            <text:p>Araguari</text:p>
          </table:table-cell>
          <table:table-cell office:value-type="string" table:style-name="ce7">
            <text:p>Cosméticos e higiene pessoal</text:p>
          </table:table-cell>
          <table:table-cell office:value-type="string" table:style-name="ce7">
            <text:p>Masculino</text:p>
          </table:table-cell>
          <table:table-cell office:value-type="float" office:value="34" table:style-name="ce7">
            <text:p>34</text:p>
          </table:table-cell>
          <table:table-cell office:value-type="currency" office:value="182" table:style-name="ce6">
            <text:p>R$ 18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1-19T00:00:00" table:style-name="ce3">
            <text:p>19/11/2017</text:p>
          </table:table-cell>
          <table:table-cell office:value-type="string" table:style-name="ce7">
            <text:p>Uberlândia</text:p>
          </table:table-cell>
          <table:table-cell office:value-type="string" table:style-name="ce7">
            <text:p>Utilidades domésticas</text:p>
          </table:table-cell>
          <table:table-cell office:value-type="string" table:style-name="ce7">
            <text:p>Masculino</text:p>
          </table:table-cell>
          <table:table-cell office:value-type="float" office:value="7" table:style-name="ce7">
            <text:p>7</text:p>
          </table:table-cell>
          <table:table-cell office:value-type="currency" office:value="164" table:style-name="ce6">
            <text:p>R$ 16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1-19T00:00:00" table:style-name="ce3">
            <text:p>19/11/2017</text:p>
          </table:table-cell>
          <table:table-cell office:value-type="string" table:style-name="ce7">
            <text:p>Araguari</text:p>
          </table:table-cell>
          <table:table-cell office:value-type="string" table:style-name="ce7">
            <text:p>Roupas e acessórios</text:p>
          </table:table-cell>
          <table:table-cell office:value-type="string" table:style-name="ce7">
            <text:p>Feminino</text:p>
          </table:table-cell>
          <table:table-cell office:value-type="float" office:value="27" table:style-name="ce7">
            <text:p>27</text:p>
          </table:table-cell>
          <table:table-cell office:value-type="currency" office:value="78" table:style-name="ce6">
            <text:p>R$ 7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1-20T00:00:00" table:style-name="ce3">
            <text:p>20/11/2017</text:p>
          </table:table-cell>
          <table:table-cell office:value-type="string" table:style-name="ce7">
            <text:p>Ituiutaba</text:p>
          </table:table-cell>
          <table:table-cell office:value-type="string" table:style-name="ce7">
            <text:p>Cosméticos e higiene pessoal</text:p>
          </table:table-cell>
          <table:table-cell office:value-type="string" table:style-name="ce7">
            <text:p>Masculino</text:p>
          </table:table-cell>
          <table:table-cell office:value-type="float" office:value="12" table:style-name="ce7">
            <text:p>12</text:p>
          </table:table-cell>
          <table:table-cell office:value-type="currency" office:value="306" table:style-name="ce6">
            <text:p>R$ 30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1-20T00:00:00" table:style-name="ce3">
            <text:p>20/11/2017</text:p>
          </table:table-cell>
          <table:table-cell office:value-type="string" table:style-name="ce7">
            <text:p>Uberlândia</text:p>
          </table:table-cell>
          <table:table-cell office:value-type="string" table:style-name="ce7">
            <text:p>Cosméticos e higiene pessoal</text:p>
          </table:table-cell>
          <table:table-cell office:value-type="string" table:style-name="ce7">
            <text:p>Masculino</text:p>
          </table:table-cell>
          <table:table-cell office:value-type="float" office:value="6" table:style-name="ce7">
            <text:p>6</text:p>
          </table:table-cell>
          <table:table-cell office:value-type="currency" office:value="312" table:style-name="ce6">
            <text:p>R$ 31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1-21T00:00:00" table:style-name="ce3">
            <text:p>21/11/2017</text:p>
          </table:table-cell>
          <table:table-cell office:value-type="string" table:style-name="ce7">
            <text:p>Ituiutaba</text:p>
          </table:table-cell>
          <table:table-cell office:value-type="string" table:style-name="ce7">
            <text:p>Cosméticos e higiene pessoal</text:p>
          </table:table-cell>
          <table:table-cell office:value-type="string" table:style-name="ce7">
            <text:p>Masculino</text:p>
          </table:table-cell>
          <table:table-cell office:value-type="float" office:value="25" table:style-name="ce7">
            <text:p>25</text:p>
          </table:table-cell>
          <table:table-cell office:value-type="currency" office:value="165" table:style-name="ce6">
            <text:p>R$ 16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1-22T00:00:00" table:style-name="ce3">
            <text:p>22/11/2017</text:p>
          </table:table-cell>
          <table:table-cell office:value-type="string" table:style-name="ce7">
            <text:p>Uberaba</text:p>
          </table:table-cell>
          <table:table-cell office:value-type="string" table:style-name="ce7">
            <text:p>Comidas e bebidas</text:p>
          </table:table-cell>
          <table:table-cell office:value-type="string" table:style-name="ce7">
            <text:p>Masculino</text:p>
          </table:table-cell>
          <table:table-cell office:value-type="float" office:value="19" table:style-name="ce7">
            <text:p>19</text:p>
          </table:table-cell>
          <table:table-cell office:value-type="currency" office:value="242" table:style-name="ce6">
            <text:p>R$ 24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1-23T00:00:00" table:style-name="ce3">
            <text:p>23/11/2017</text:p>
          </table:table-cell>
          <table:table-cell office:value-type="string" table:style-name="ce7">
            <text:p>Uberaba</text:p>
          </table:table-cell>
          <table:table-cell office:value-type="string" table:style-name="ce7">
            <text:p>Comidas e bebidas</text:p>
          </table:table-cell>
          <table:table-cell office:value-type="string" table:style-name="ce7">
            <text:p>Masculino</text:p>
          </table:table-cell>
          <table:table-cell office:value-type="float" office:value="14" table:style-name="ce7">
            <text:p>14</text:p>
          </table:table-cell>
          <table:table-cell office:value-type="currency" office:value="121" table:style-name="ce6">
            <text:p>R$ 121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1-23T00:00:00" table:style-name="ce3">
            <text:p>23/11/2017</text:p>
          </table:table-cell>
          <table:table-cell office:value-type="string" table:style-name="ce7">
            <text:p>Uberlândia</text:p>
          </table:table-cell>
          <table:table-cell office:value-type="string" table:style-name="ce7">
            <text:p>Cosméticos e higiene pessoal</text:p>
          </table:table-cell>
          <table:table-cell office:value-type="string" table:style-name="ce7">
            <text:p>Feminino</text:p>
          </table:table-cell>
          <table:table-cell office:value-type="float" office:value="11" table:style-name="ce7">
            <text:p>11</text:p>
          </table:table-cell>
          <table:table-cell office:value-type="currency" office:value="166" table:style-name="ce6">
            <text:p>R$ 16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1-23T00:00:00" table:style-name="ce3">
            <text:p>23/11/2017</text:p>
          </table:table-cell>
          <table:table-cell office:value-type="string" table:style-name="ce7">
            <text:p>Araguari</text:p>
          </table:table-cell>
          <table:table-cell office:value-type="string" table:style-name="ce7">
            <text:p>Roupas e acessórios</text:p>
          </table:table-cell>
          <table:table-cell office:value-type="string" table:style-name="ce7">
            <text:p>Masculino</text:p>
          </table:table-cell>
          <table:table-cell office:value-type="float" office:value="33" table:style-name="ce7">
            <text:p>33</text:p>
          </table:table-cell>
          <table:table-cell office:value-type="currency" office:value="195" table:style-name="ce6">
            <text:p>R$ 195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1-24T00:00:00" table:style-name="ce3">
            <text:p>24/11/2017</text:p>
          </table:table-cell>
          <table:table-cell office:value-type="string" table:style-name="ce7">
            <text:p>Araguari</text:p>
          </table:table-cell>
          <table:table-cell office:value-type="string" table:style-name="ce7">
            <text:p>Utilidades domésticas</text:p>
          </table:table-cell>
          <table:table-cell office:value-type="string" table:style-name="ce7">
            <text:p>Feminino</text:p>
          </table:table-cell>
          <table:table-cell office:value-type="float" office:value="14" table:style-name="ce7">
            <text:p>14</text:p>
          </table:table-cell>
          <table:table-cell office:value-type="currency" office:value="329" table:style-name="ce6">
            <text:p>R$ 329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1-27T00:00:00" table:style-name="ce3">
            <text:p>27/11/2017</text:p>
          </table:table-cell>
          <table:table-cell office:value-type="string" table:style-name="ce7">
            <text:p>Uberaba</text:p>
          </table:table-cell>
          <table:table-cell office:value-type="string" table:style-name="ce7">
            <text:p>Comidas e bebidas</text:p>
          </table:table-cell>
          <table:table-cell office:value-type="string" table:style-name="ce7">
            <text:p>Masculino</text:p>
          </table:table-cell>
          <table:table-cell office:value-type="float" office:value="18" table:style-name="ce7">
            <text:p>18</text:p>
          </table:table-cell>
          <table:table-cell office:value-type="currency" office:value="336" table:style-name="ce6">
            <text:p>R$ 33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1-27T00:00:00" table:style-name="ce3">
            <text:p>27/11/2017</text:p>
          </table:table-cell>
          <table:table-cell office:value-type="string" table:style-name="ce7">
            <text:p>Ituiutaba</text:p>
          </table:table-cell>
          <table:table-cell office:value-type="string" table:style-name="ce7">
            <text:p>Cosméticos e higiene pessoal</text:p>
          </table:table-cell>
          <table:table-cell office:value-type="string" table:style-name="ce7">
            <text:p>Masculino</text:p>
          </table:table-cell>
          <table:table-cell office:value-type="float" office:value="9" table:style-name="ce7">
            <text:p>9</text:p>
          </table:table-cell>
          <table:table-cell office:value-type="currency" office:value="209" table:style-name="ce6">
            <text:p>R$ 20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1-28T00:00:00" table:style-name="ce3">
            <text:p>28/11/2017</text:p>
          </table:table-cell>
          <table:table-cell office:value-type="string" table:style-name="ce7">
            <text:p>Ituiutaba</text:p>
          </table:table-cell>
          <table:table-cell office:value-type="string" table:style-name="ce7">
            <text:p>Roupas e acessórios</text:p>
          </table:table-cell>
          <table:table-cell office:value-type="string" table:style-name="ce7">
            <text:p>Masculino</text:p>
          </table:table-cell>
          <table:table-cell office:value-type="float" office:value="29" table:style-name="ce7">
            <text:p>29</text:p>
          </table:table-cell>
          <table:table-cell office:value-type="currency" office:value="287" table:style-name="ce6">
            <text:p>R$ 287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1-28T00:00:00" table:style-name="ce3">
            <text:p>28/11/2017</text:p>
          </table:table-cell>
          <table:table-cell office:value-type="string" table:style-name="ce7">
            <text:p>Uberlândia</text:p>
          </table:table-cell>
          <table:table-cell office:value-type="string" table:style-name="ce7">
            <text:p>Utilidades domésticas</text:p>
          </table:table-cell>
          <table:table-cell office:value-type="string" table:style-name="ce7">
            <text:p>Masculino</text:p>
          </table:table-cell>
          <table:table-cell office:value-type="float" office:value="31" table:style-name="ce7">
            <text:p>31</text:p>
          </table:table-cell>
          <table:table-cell office:value-type="currency" office:value="294" table:style-name="ce6">
            <text:p>R$ 29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1-29T00:00:00" table:style-name="ce3">
            <text:p>29/11/2017</text:p>
          </table:table-cell>
          <table:table-cell office:value-type="string" table:style-name="ce7">
            <text:p>Uberlândia</text:p>
          </table:table-cell>
          <table:table-cell office:value-type="string" table:style-name="ce7">
            <text:p>Cosméticos e higiene pessoal</text:p>
          </table:table-cell>
          <table:table-cell office:value-type="string" table:style-name="ce7">
            <text:p>Feminino</text:p>
          </table:table-cell>
          <table:table-cell office:value-type="float" office:value="29" table:style-name="ce7">
            <text:p>29</text:p>
          </table:table-cell>
          <table:table-cell office:value-type="currency" office:value="197" table:style-name="ce6">
            <text:p>R$ 19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1-29T00:00:00" table:style-name="ce3">
            <text:p>29/11/2017</text:p>
          </table:table-cell>
          <table:table-cell office:value-type="string" table:style-name="ce7">
            <text:p>Uberlândia</text:p>
          </table:table-cell>
          <table:table-cell office:value-type="string" table:style-name="ce7">
            <text:p>Comidas e bebidas</text:p>
          </table:table-cell>
          <table:table-cell office:value-type="string" table:style-name="ce7">
            <text:p>Feminino</text:p>
          </table:table-cell>
          <table:table-cell office:value-type="float" office:value="14" table:style-name="ce7">
            <text:p>14</text:p>
          </table:table-cell>
          <table:table-cell office:value-type="currency" office:value="68" table:style-name="ce6">
            <text:p>R$ 6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1-30T00:00:00" table:style-name="ce3">
            <text:p>30/11/2017</text:p>
          </table:table-cell>
          <table:table-cell office:value-type="string" table:style-name="ce7">
            <text:p>Uberaba</text:p>
          </table:table-cell>
          <table:table-cell office:value-type="string" table:style-name="ce7">
            <text:p>Utilidades domésticas</text:p>
          </table:table-cell>
          <table:table-cell office:value-type="string" table:style-name="ce7">
            <text:p>Feminino</text:p>
          </table:table-cell>
          <table:table-cell office:value-type="float" office:value="25" table:style-name="ce7">
            <text:p>25</text:p>
          </table:table-cell>
          <table:table-cell office:value-type="currency" office:value="117" table:style-name="ce6">
            <text:p>R$ 11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2-01T00:00:00" table:style-name="ce3">
            <text:p>01/12/2017</text:p>
          </table:table-cell>
          <table:table-cell office:value-type="string" table:style-name="ce7">
            <text:p>Uberlândia</text:p>
          </table:table-cell>
          <table:table-cell office:value-type="string" table:style-name="ce7">
            <text:p>Roupas e acessórios</text:p>
          </table:table-cell>
          <table:table-cell office:value-type="string" table:style-name="ce7">
            <text:p>Feminino</text:p>
          </table:table-cell>
          <table:table-cell office:value-type="float" office:value="17" table:style-name="ce7">
            <text:p>17</text:p>
          </table:table-cell>
          <table:table-cell office:value-type="currency" office:value="276" table:style-name="ce6">
            <text:p>R$ 276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2-01T00:00:00" table:style-name="ce3">
            <text:p>01/12/2017</text:p>
          </table:table-cell>
          <table:table-cell office:value-type="string" table:style-name="ce7">
            <text:p>Uberlândia</text:p>
          </table:table-cell>
          <table:table-cell office:value-type="string" table:style-name="ce7">
            <text:p>Roupas e acessórios</text:p>
          </table:table-cell>
          <table:table-cell office:value-type="string" table:style-name="ce7">
            <text:p>Masculino</text:p>
          </table:table-cell>
          <table:table-cell office:value-type="float" office:value="6" table:style-name="ce7">
            <text:p>6</text:p>
          </table:table-cell>
          <table:table-cell office:value-type="currency" office:value="194" table:style-name="ce6">
            <text:p>R$ 19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2-03T00:00:00" table:style-name="ce3">
            <text:p>03/12/2017</text:p>
          </table:table-cell>
          <table:table-cell office:value-type="string" table:style-name="ce7">
            <text:p>Uberaba</text:p>
          </table:table-cell>
          <table:table-cell office:value-type="string" table:style-name="ce7">
            <text:p>Roupas e acessórios</text:p>
          </table:table-cell>
          <table:table-cell office:value-type="string" table:style-name="ce7">
            <text:p>Feminino</text:p>
          </table:table-cell>
          <table:table-cell office:value-type="float" office:value="25" table:style-name="ce7">
            <text:p>25</text:p>
          </table:table-cell>
          <table:table-cell office:value-type="currency" office:value="239" table:style-name="ce6">
            <text:p>R$ 23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2-03T00:00:00" table:style-name="ce3">
            <text:p>03/12/2017</text:p>
          </table:table-cell>
          <table:table-cell office:value-type="string" table:style-name="ce7">
            <text:p>Ituiutaba</text:p>
          </table:table-cell>
          <table:table-cell office:value-type="string" table:style-name="ce7">
            <text:p>Comidas e bebidas</text:p>
          </table:table-cell>
          <table:table-cell office:value-type="string" table:style-name="ce7">
            <text:p>Masculino</text:p>
          </table:table-cell>
          <table:table-cell office:value-type="float" office:value="6" table:style-name="ce7">
            <text:p>6</text:p>
          </table:table-cell>
          <table:table-cell office:value-type="currency" office:value="84" table:style-name="ce6">
            <text:p>R$ 8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2-03T00:00:00" table:style-name="ce3">
            <text:p>03/12/2017</text:p>
          </table:table-cell>
          <table:table-cell office:value-type="string" table:style-name="ce7">
            <text:p>Ituiutaba</text:p>
          </table:table-cell>
          <table:table-cell office:value-type="string" table:style-name="ce7">
            <text:p>Roupas e acessórios</text:p>
          </table:table-cell>
          <table:table-cell office:value-type="string" table:style-name="ce7">
            <text:p>Feminino</text:p>
          </table:table-cell>
          <table:table-cell office:value-type="float" office:value="31" table:style-name="ce7">
            <text:p>31</text:p>
          </table:table-cell>
          <table:table-cell office:value-type="currency" office:value="177" table:style-name="ce6">
            <text:p>R$ 17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2-03T00:00:00" table:style-name="ce3">
            <text:p>03/12/2017</text:p>
          </table:table-cell>
          <table:table-cell office:value-type="string" table:style-name="ce7">
            <text:p>Uberlândia</text:p>
          </table:table-cell>
          <table:table-cell office:value-type="string" table:style-name="ce7">
            <text:p>Roupas e acessórios</text:p>
          </table:table-cell>
          <table:table-cell office:value-type="string" table:style-name="ce7">
            <text:p>Masculino</text:p>
          </table:table-cell>
          <table:table-cell office:value-type="float" office:value="16" table:style-name="ce7">
            <text:p>16</text:p>
          </table:table-cell>
          <table:table-cell office:value-type="currency" office:value="290" table:style-name="ce6">
            <text:p>R$ 290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2-04T00:00:00" table:style-name="ce3">
            <text:p>04/12/2017</text:p>
          </table:table-cell>
          <table:table-cell office:value-type="string" table:style-name="ce7">
            <text:p>Uberaba</text:p>
          </table:table-cell>
          <table:table-cell office:value-type="string" table:style-name="ce7">
            <text:p>Roupas e acessórios</text:p>
          </table:table-cell>
          <table:table-cell office:value-type="string" table:style-name="ce7">
            <text:p>Masculino</text:p>
          </table:table-cell>
          <table:table-cell office:value-type="float" office:value="22" table:style-name="ce7">
            <text:p>22</text:p>
          </table:table-cell>
          <table:table-cell office:value-type="currency" office:value="150" table:style-name="ce6">
            <text:p>R$ 15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2-05T00:00:00" table:style-name="ce3">
            <text:p>05/12/2017</text:p>
          </table:table-cell>
          <table:table-cell office:value-type="string" table:style-name="ce7">
            <text:p>Araguari</text:p>
          </table:table-cell>
          <table:table-cell office:value-type="string" table:style-name="ce7">
            <text:p>Comidas e bebidas</text:p>
          </table:table-cell>
          <table:table-cell office:value-type="string" table:style-name="ce7">
            <text:p>Masculino</text:p>
          </table:table-cell>
          <table:table-cell office:value-type="float" office:value="34" table:style-name="ce7">
            <text:p>34</text:p>
          </table:table-cell>
          <table:table-cell office:value-type="currency" office:value="129" table:style-name="ce6">
            <text:p>R$ 129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2-05T00:00:00" table:style-name="ce3">
            <text:p>05/12/2017</text:p>
          </table:table-cell>
          <table:table-cell office:value-type="string" table:style-name="ce7">
            <text:p>Araguari</text:p>
          </table:table-cell>
          <table:table-cell office:value-type="string" table:style-name="ce7">
            <text:p>Roupas e acessórios</text:p>
          </table:table-cell>
          <table:table-cell office:value-type="string" table:style-name="ce7">
            <text:p>Feminino</text:p>
          </table:table-cell>
          <table:table-cell office:value-type="float" office:value="23" table:style-name="ce7">
            <text:p>23</text:p>
          </table:table-cell>
          <table:table-cell office:value-type="currency" office:value="202" table:style-name="ce6">
            <text:p>R$ 202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2-05T00:00:00" table:style-name="ce3">
            <text:p>05/12/2017</text:p>
          </table:table-cell>
          <table:table-cell office:value-type="string" table:style-name="ce7">
            <text:p>Uberlândia</text:p>
          </table:table-cell>
          <table:table-cell office:value-type="string" table:style-name="ce7">
            <text:p>Comidas e bebidas</text:p>
          </table:table-cell>
          <table:table-cell office:value-type="string" table:style-name="ce7">
            <text:p>Feminino</text:p>
          </table:table-cell>
          <table:table-cell office:value-type="float" office:value="6" table:style-name="ce7">
            <text:p>6</text:p>
          </table:table-cell>
          <table:table-cell office:value-type="currency" office:value="221" table:style-name="ce6">
            <text:p>R$ 221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2-06T00:00:00" table:style-name="ce3">
            <text:p>06/12/2017</text:p>
          </table:table-cell>
          <table:table-cell office:value-type="string" table:style-name="ce7">
            <text:p>Ituiutaba</text:p>
          </table:table-cell>
          <table:table-cell office:value-type="string" table:style-name="ce7">
            <text:p>Roupas e acessórios</text:p>
          </table:table-cell>
          <table:table-cell office:value-type="string" table:style-name="ce7">
            <text:p>Masculino</text:p>
          </table:table-cell>
          <table:table-cell office:value-type="float" office:value="18" table:style-name="ce7">
            <text:p>18</text:p>
          </table:table-cell>
          <table:table-cell office:value-type="currency" office:value="288" table:style-name="ce6">
            <text:p>R$ 28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2-06T00:00:00" table:style-name="ce3">
            <text:p>06/12/2017</text:p>
          </table:table-cell>
          <table:table-cell office:value-type="string" table:style-name="ce7">
            <text:p>Uberlândia</text:p>
          </table:table-cell>
          <table:table-cell office:value-type="string" table:style-name="ce7">
            <text:p>Cosméticos e higiene pessoal</text:p>
          </table:table-cell>
          <table:table-cell office:value-type="string" table:style-name="ce7">
            <text:p>Feminino</text:p>
          </table:table-cell>
          <table:table-cell office:value-type="float" office:value="5" table:style-name="ce7">
            <text:p>5</text:p>
          </table:table-cell>
          <table:table-cell office:value-type="currency" office:value="164" table:style-name="ce6">
            <text:p>R$ 164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2-07T00:00:00" table:style-name="ce3">
            <text:p>07/12/2017</text:p>
          </table:table-cell>
          <table:table-cell office:value-type="string" table:style-name="ce7">
            <text:p>Araguari</text:p>
          </table:table-cell>
          <table:table-cell office:value-type="string" table:style-name="ce7">
            <text:p>Utilidades domésticas</text:p>
          </table:table-cell>
          <table:table-cell office:value-type="string" table:style-name="ce7">
            <text:p>Masculino</text:p>
          </table:table-cell>
          <table:table-cell office:value-type="float" office:value="9" table:style-name="ce7">
            <text:p>9</text:p>
          </table:table-cell>
          <table:table-cell office:value-type="currency" office:value="108" table:style-name="ce6">
            <text:p>R$ 10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2-11T00:00:00" table:style-name="ce3">
            <text:p>11/12/2017</text:p>
          </table:table-cell>
          <table:table-cell office:value-type="string" table:style-name="ce7">
            <text:p>Araguari</text:p>
          </table:table-cell>
          <table:table-cell office:value-type="string" table:style-name="ce7">
            <text:p>Roupas e acessórios</text:p>
          </table:table-cell>
          <table:table-cell office:value-type="string" table:style-name="ce7">
            <text:p>Masculino</text:p>
          </table:table-cell>
          <table:table-cell office:value-type="float" office:value="7" table:style-name="ce7">
            <text:p>7</text:p>
          </table:table-cell>
          <table:table-cell office:value-type="currency" office:value="324" table:style-name="ce6">
            <text:p>R$ 32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2-12T00:00:00" table:style-name="ce3">
            <text:p>12/12/2017</text:p>
          </table:table-cell>
          <table:table-cell office:value-type="string" table:style-name="ce7">
            <text:p>Uberaba</text:p>
          </table:table-cell>
          <table:table-cell office:value-type="string" table:style-name="ce7">
            <text:p>Utilidades domésticas</text:p>
          </table:table-cell>
          <table:table-cell office:value-type="string" table:style-name="ce7">
            <text:p>Feminino</text:p>
          </table:table-cell>
          <table:table-cell office:value-type="float" office:value="31" table:style-name="ce7">
            <text:p>31</text:p>
          </table:table-cell>
          <table:table-cell office:value-type="currency" office:value="147" table:style-name="ce6">
            <text:p>R$ 147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2-13T00:00:00" table:style-name="ce3">
            <text:p>13/12/2017</text:p>
          </table:table-cell>
          <table:table-cell office:value-type="string" table:style-name="ce7">
            <text:p>Araguari</text:p>
          </table:table-cell>
          <table:table-cell office:value-type="string" table:style-name="ce7">
            <text:p>Utilidades domésticas</text:p>
          </table:table-cell>
          <table:table-cell office:value-type="string" table:style-name="ce7">
            <text:p>Masculino</text:p>
          </table:table-cell>
          <table:table-cell office:value-type="float" office:value="19" table:style-name="ce7">
            <text:p>19</text:p>
          </table:table-cell>
          <table:table-cell office:value-type="currency" office:value="373" table:style-name="ce6">
            <text:p>R$ 37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2-13T00:00:00" table:style-name="ce3">
            <text:p>13/12/2017</text:p>
          </table:table-cell>
          <table:table-cell office:value-type="string" table:style-name="ce7">
            <text:p>Uberlândia</text:p>
          </table:table-cell>
          <table:table-cell office:value-type="string" table:style-name="ce7">
            <text:p>Comidas e bebidas</text:p>
          </table:table-cell>
          <table:table-cell office:value-type="string" table:style-name="ce7">
            <text:p>Masculino</text:p>
          </table:table-cell>
          <table:table-cell office:value-type="float" office:value="21" table:style-name="ce7">
            <text:p>21</text:p>
          </table:table-cell>
          <table:table-cell office:value-type="currency" office:value="182" table:style-name="ce6">
            <text:p>R$ 182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2-13T00:00:00" table:style-name="ce3">
            <text:p>13/12/2017</text:p>
          </table:table-cell>
          <table:table-cell office:value-type="string" table:style-name="ce7">
            <text:p>Ituiutaba</text:p>
          </table:table-cell>
          <table:table-cell office:value-type="string" table:style-name="ce7">
            <text:p>Roupas e acessórios</text:p>
          </table:table-cell>
          <table:table-cell office:value-type="string" table:style-name="ce7">
            <text:p>Masculino</text:p>
          </table:table-cell>
          <table:table-cell office:value-type="float" office:value="15" table:style-name="ce7">
            <text:p>15</text:p>
          </table:table-cell>
          <table:table-cell office:value-type="currency" office:value="323" table:style-name="ce6">
            <text:p>R$ 32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2-14T00:00:00" table:style-name="ce3">
            <text:p>14/12/2017</text:p>
          </table:table-cell>
          <table:table-cell office:value-type="string" table:style-name="ce7">
            <text:p>Uberaba</text:p>
          </table:table-cell>
          <table:table-cell office:value-type="string" table:style-name="ce7">
            <text:p>Cosméticos e higiene pessoal</text:p>
          </table:table-cell>
          <table:table-cell office:value-type="string" table:style-name="ce7">
            <text:p>Masculino</text:p>
          </table:table-cell>
          <table:table-cell office:value-type="float" office:value="29" table:style-name="ce7">
            <text:p>29</text:p>
          </table:table-cell>
          <table:table-cell office:value-type="currency" office:value="303" table:style-name="ce6">
            <text:p>R$ 303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2-14T00:00:00" table:style-name="ce3">
            <text:p>14/12/2017</text:p>
          </table:table-cell>
          <table:table-cell office:value-type="string" table:style-name="ce7">
            <text:p>Araguari</text:p>
          </table:table-cell>
          <table:table-cell office:value-type="string" table:style-name="ce7">
            <text:p>Utilidades domésticas</text:p>
          </table:table-cell>
          <table:table-cell office:value-type="string" table:style-name="ce7">
            <text:p>Masculino</text:p>
          </table:table-cell>
          <table:table-cell office:value-type="float" office:value="12" table:style-name="ce7">
            <text:p>12</text:p>
          </table:table-cell>
          <table:table-cell office:value-type="currency" office:value="99" table:style-name="ce6">
            <text:p>R$ 99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2-15T00:00:00" table:style-name="ce3">
            <text:p>15/12/2017</text:p>
          </table:table-cell>
          <table:table-cell office:value-type="string" table:style-name="ce7">
            <text:p>Araguari</text:p>
          </table:table-cell>
          <table:table-cell office:value-type="string" table:style-name="ce7">
            <text:p>Cosméticos e higiene pessoal</text:p>
          </table:table-cell>
          <table:table-cell office:value-type="string" table:style-name="ce7">
            <text:p>Feminino</text:p>
          </table:table-cell>
          <table:table-cell office:value-type="float" office:value="11" table:style-name="ce7">
            <text:p>11</text:p>
          </table:table-cell>
          <table:table-cell office:value-type="currency" office:value="392" table:style-name="ce6">
            <text:p>R$ 39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2-15T00:00:00" table:style-name="ce3">
            <text:p>15/12/2017</text:p>
          </table:table-cell>
          <table:table-cell office:value-type="string" table:style-name="ce7">
            <text:p>Ituiutaba</text:p>
          </table:table-cell>
          <table:table-cell office:value-type="string" table:style-name="ce7">
            <text:p>Utilidades domésticas</text:p>
          </table:table-cell>
          <table:table-cell office:value-type="string" table:style-name="ce7">
            <text:p>Masculino</text:p>
          </table:table-cell>
          <table:table-cell office:value-type="float" office:value="8" table:style-name="ce7">
            <text:p>8</text:p>
          </table:table-cell>
          <table:table-cell office:value-type="currency" office:value="130" table:style-name="ce6">
            <text:p>R$ 13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2-18T00:00:00" table:style-name="ce3">
            <text:p>18/12/2017</text:p>
          </table:table-cell>
          <table:table-cell office:value-type="string" table:style-name="ce7">
            <text:p>Ituiutaba</text:p>
          </table:table-cell>
          <table:table-cell office:value-type="string" table:style-name="ce7">
            <text:p>Cosméticos e higiene pessoal</text:p>
          </table:table-cell>
          <table:table-cell office:value-type="string" table:style-name="ce7">
            <text:p>Feminino</text:p>
          </table:table-cell>
          <table:table-cell office:value-type="float" office:value="25" table:style-name="ce7">
            <text:p>25</text:p>
          </table:table-cell>
          <table:table-cell office:value-type="currency" office:value="78" table:style-name="ce6">
            <text:p>R$ 78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2-18T00:00:00" table:style-name="ce3">
            <text:p>18/12/2017</text:p>
          </table:table-cell>
          <table:table-cell office:value-type="string" table:style-name="ce7">
            <text:p>Uberlândia</text:p>
          </table:table-cell>
          <table:table-cell office:value-type="string" table:style-name="ce7">
            <text:p>Roupas e acessórios</text:p>
          </table:table-cell>
          <table:table-cell office:value-type="string" table:style-name="ce7">
            <text:p>Feminino</text:p>
          </table:table-cell>
          <table:table-cell office:value-type="float" office:value="25" table:style-name="ce7">
            <text:p>25</text:p>
          </table:table-cell>
          <table:table-cell office:value-type="currency" office:value="334" table:style-name="ce6">
            <text:p>R$ 33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2-18T00:00:00" table:style-name="ce3">
            <text:p>18/12/2017</text:p>
          </table:table-cell>
          <table:table-cell office:value-type="string" table:style-name="ce7">
            <text:p>Uberlândia</text:p>
          </table:table-cell>
          <table:table-cell office:value-type="string" table:style-name="ce7">
            <text:p>Roupas e acessórios</text:p>
          </table:table-cell>
          <table:table-cell office:value-type="string" table:style-name="ce7">
            <text:p>Feminino</text:p>
          </table:table-cell>
          <table:table-cell office:value-type="float" office:value="20" table:style-name="ce7">
            <text:p>20</text:p>
          </table:table-cell>
          <table:table-cell office:value-type="currency" office:value="268" table:style-name="ce6">
            <text:p>R$ 268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2-19T00:00:00" table:style-name="ce3">
            <text:p>19/12/2017</text:p>
          </table:table-cell>
          <table:table-cell office:value-type="string" table:style-name="ce7">
            <text:p>Uberlândia</text:p>
          </table:table-cell>
          <table:table-cell office:value-type="string" table:style-name="ce7">
            <text:p>Utilidades domésticas</text:p>
          </table:table-cell>
          <table:table-cell office:value-type="string" table:style-name="ce7">
            <text:p>Masculino</text:p>
          </table:table-cell>
          <table:table-cell office:value-type="float" office:value="5" table:style-name="ce7">
            <text:p>5</text:p>
          </table:table-cell>
          <table:table-cell office:value-type="currency" office:value="400" table:style-name="ce6">
            <text:p>R$ 400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2-20T00:00:00" table:style-name="ce3">
            <text:p>20/12/2017</text:p>
          </table:table-cell>
          <table:table-cell office:value-type="string" table:style-name="ce7">
            <text:p>Uberlândia</text:p>
          </table:table-cell>
          <table:table-cell office:value-type="string" table:style-name="ce7">
            <text:p>Utilidades domésticas</text:p>
          </table:table-cell>
          <table:table-cell office:value-type="string" table:style-name="ce7">
            <text:p>Masculino</text:p>
          </table:table-cell>
          <table:table-cell office:value-type="float" office:value="35" table:style-name="ce7">
            <text:p>35</text:p>
          </table:table-cell>
          <table:table-cell office:value-type="currency" office:value="217" table:style-name="ce6">
            <text:p>R$ 21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2-20T00:00:00" table:style-name="ce3">
            <text:p>20/12/2017</text:p>
          </table:table-cell>
          <table:table-cell office:value-type="string" table:style-name="ce7">
            <text:p>Araguari</text:p>
          </table:table-cell>
          <table:table-cell office:value-type="string" table:style-name="ce7">
            <text:p>Utilidades domésticas</text:p>
          </table:table-cell>
          <table:table-cell office:value-type="string" table:style-name="ce7">
            <text:p>Masculino</text:p>
          </table:table-cell>
          <table:table-cell office:value-type="float" office:value="19" table:style-name="ce7">
            <text:p>19</text:p>
          </table:table-cell>
          <table:table-cell office:value-type="currency" office:value="203" table:style-name="ce6">
            <text:p>R$ 20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2-20T00:00:00" table:style-name="ce3">
            <text:p>20/12/2017</text:p>
          </table:table-cell>
          <table:table-cell office:value-type="string" table:style-name="ce7">
            <text:p>Ituiutaba</text:p>
          </table:table-cell>
          <table:table-cell office:value-type="string" table:style-name="ce7">
            <text:p>Utilidades domésticas</text:p>
          </table:table-cell>
          <table:table-cell office:value-type="string" table:style-name="ce7">
            <text:p>Feminino</text:p>
          </table:table-cell>
          <table:table-cell office:value-type="float" office:value="27" table:style-name="ce7">
            <text:p>27</text:p>
          </table:table-cell>
          <table:table-cell office:value-type="currency" office:value="313" table:style-name="ce6">
            <text:p>R$ 313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2-21T00:00:00" table:style-name="ce3">
            <text:p>21/12/2017</text:p>
          </table:table-cell>
          <table:table-cell office:value-type="string" table:style-name="ce7">
            <text:p>Ituiutaba</text:p>
          </table:table-cell>
          <table:table-cell office:value-type="string" table:style-name="ce7">
            <text:p>Cosméticos e higiene pessoal</text:p>
          </table:table-cell>
          <table:table-cell office:value-type="string" table:style-name="ce7">
            <text:p>Masculino</text:p>
          </table:table-cell>
          <table:table-cell office:value-type="float" office:value="14" table:style-name="ce7">
            <text:p>14</text:p>
          </table:table-cell>
          <table:table-cell office:value-type="currency" office:value="73" table:style-name="ce6">
            <text:p>R$ 7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2-21T00:00:00" table:style-name="ce3">
            <text:p>21/12/2017</text:p>
          </table:table-cell>
          <table:table-cell office:value-type="string" table:style-name="ce7">
            <text:p>Uberaba</text:p>
          </table:table-cell>
          <table:table-cell office:value-type="string" table:style-name="ce7">
            <text:p>Comidas e bebidas</text:p>
          </table:table-cell>
          <table:table-cell office:value-type="string" table:style-name="ce7">
            <text:p>Masculino</text:p>
          </table:table-cell>
          <table:table-cell office:value-type="float" office:value="6" table:style-name="ce7">
            <text:p>6</text:p>
          </table:table-cell>
          <table:table-cell office:value-type="currency" office:value="380" table:style-name="ce6">
            <text:p>R$ 38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2-21T00:00:00" table:style-name="ce3">
            <text:p>21/12/2017</text:p>
          </table:table-cell>
          <table:table-cell office:value-type="string" table:style-name="ce7">
            <text:p>Araguari</text:p>
          </table:table-cell>
          <table:table-cell office:value-type="string" table:style-name="ce7">
            <text:p>Cosméticos e higiene pessoal</text:p>
          </table:table-cell>
          <table:table-cell office:value-type="string" table:style-name="ce7">
            <text:p>Feminino</text:p>
          </table:table-cell>
          <table:table-cell office:value-type="float" office:value="25" table:style-name="ce7">
            <text:p>25</text:p>
          </table:table-cell>
          <table:table-cell office:value-type="currency" office:value="86" table:style-name="ce6">
            <text:p>R$ 86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2-21T00:00:00" table:style-name="ce3">
            <text:p>21/12/2017</text:p>
          </table:table-cell>
          <table:table-cell office:value-type="string" table:style-name="ce7">
            <text:p>Uberaba</text:p>
          </table:table-cell>
          <table:table-cell office:value-type="string" table:style-name="ce7">
            <text:p>Utilidades domésticas</text:p>
          </table:table-cell>
          <table:table-cell office:value-type="string" table:style-name="ce7">
            <text:p>Masculino</text:p>
          </table:table-cell>
          <table:table-cell office:value-type="float" office:value="31" table:style-name="ce7">
            <text:p>31</text:p>
          </table:table-cell>
          <table:table-cell office:value-type="currency" office:value="332" table:style-name="ce6">
            <text:p>R$ 332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2-22T00:00:00" table:style-name="ce3">
            <text:p>22/12/2017</text:p>
          </table:table-cell>
          <table:table-cell office:value-type="string" table:style-name="ce7">
            <text:p>Uberaba</text:p>
          </table:table-cell>
          <table:table-cell office:value-type="string" table:style-name="ce7">
            <text:p>Comidas e bebidas</text:p>
          </table:table-cell>
          <table:table-cell office:value-type="string" table:style-name="ce7">
            <text:p>Feminino</text:p>
          </table:table-cell>
          <table:table-cell office:value-type="float" office:value="27" table:style-name="ce7">
            <text:p>27</text:p>
          </table:table-cell>
          <table:table-cell office:value-type="currency" office:value="260" table:style-name="ce6">
            <text:p>R$ 260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2-23T00:00:00" table:style-name="ce3">
            <text:p>23/12/2017</text:p>
          </table:table-cell>
          <table:table-cell office:value-type="string" table:style-name="ce7">
            <text:p>Uberlândia</text:p>
          </table:table-cell>
          <table:table-cell office:value-type="string" table:style-name="ce7">
            <text:p>Roupas e acessórios</text:p>
          </table:table-cell>
          <table:table-cell office:value-type="string" table:style-name="ce7">
            <text:p>Feminino</text:p>
          </table:table-cell>
          <table:table-cell office:value-type="float" office:value="21" table:style-name="ce7">
            <text:p>21</text:p>
          </table:table-cell>
          <table:table-cell office:value-type="currency" office:value="248" table:style-name="ce6">
            <text:p>R$ 24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2-23T00:00:00" table:style-name="ce3">
            <text:p>23/12/2017</text:p>
          </table:table-cell>
          <table:table-cell office:value-type="string" table:style-name="ce7">
            <text:p>Ituiutaba</text:p>
          </table:table-cell>
          <table:table-cell office:value-type="string" table:style-name="ce7">
            <text:p>Roupas e acessórios</text:p>
          </table:table-cell>
          <table:table-cell office:value-type="string" table:style-name="ce7">
            <text:p>Masculino</text:p>
          </table:table-cell>
          <table:table-cell office:value-type="float" office:value="11" table:style-name="ce7">
            <text:p>11</text:p>
          </table:table-cell>
          <table:table-cell office:value-type="currency" office:value="203" table:style-name="ce6">
            <text:p>R$ 203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2-24T00:00:00" table:style-name="ce3">
            <text:p>24/12/2017</text:p>
          </table:table-cell>
          <table:table-cell office:value-type="string" table:style-name="ce7">
            <text:p>Uberlândia</text:p>
          </table:table-cell>
          <table:table-cell office:value-type="string" table:style-name="ce7">
            <text:p>Roupas e acessórios</text:p>
          </table:table-cell>
          <table:table-cell office:value-type="string" table:style-name="ce7">
            <text:p>Feminino</text:p>
          </table:table-cell>
          <table:table-cell office:value-type="float" office:value="34" table:style-name="ce7">
            <text:p>34</text:p>
          </table:table-cell>
          <table:table-cell office:value-type="currency" office:value="174" table:style-name="ce6">
            <text:p>R$ 174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2-24T00:00:00" table:style-name="ce3">
            <text:p>24/12/2017</text:p>
          </table:table-cell>
          <table:table-cell office:value-type="string" table:style-name="ce7">
            <text:p>Ituiutaba</text:p>
          </table:table-cell>
          <table:table-cell office:value-type="string" table:style-name="ce7">
            <text:p>Utilidades domésticas</text:p>
          </table:table-cell>
          <table:table-cell office:value-type="string" table:style-name="ce7">
            <text:p>Masculino</text:p>
          </table:table-cell>
          <table:table-cell office:value-type="float" office:value="27" table:style-name="ce7">
            <text:p>27</text:p>
          </table:table-cell>
          <table:table-cell office:value-type="currency" office:value="389" table:style-name="ce6">
            <text:p>R$ 389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2-25T00:00:00" table:style-name="ce3">
            <text:p>25/12/2017</text:p>
          </table:table-cell>
          <table:table-cell office:value-type="string" table:style-name="ce7">
            <text:p>Ituiutaba</text:p>
          </table:table-cell>
          <table:table-cell office:value-type="string" table:style-name="ce7">
            <text:p>Utilidades domésticas</text:p>
          </table:table-cell>
          <table:table-cell office:value-type="string" table:style-name="ce7">
            <text:p>Feminino</text:p>
          </table:table-cell>
          <table:table-cell office:value-type="float" office:value="28" table:style-name="ce7">
            <text:p>28</text:p>
          </table:table-cell>
          <table:table-cell office:value-type="currency" office:value="276" table:style-name="ce6">
            <text:p>R$ 276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2-25T00:00:00" table:style-name="ce3">
            <text:p>25/12/2017</text:p>
          </table:table-cell>
          <table:table-cell office:value-type="string" table:style-name="ce7">
            <text:p>Uberaba</text:p>
          </table:table-cell>
          <table:table-cell office:value-type="string" table:style-name="ce7">
            <text:p>Cosméticos e higiene pessoal</text:p>
          </table:table-cell>
          <table:table-cell office:value-type="string" table:style-name="ce7">
            <text:p>Feminino</text:p>
          </table:table-cell>
          <table:table-cell office:value-type="float" office:value="35" table:style-name="ce7">
            <text:p>35</text:p>
          </table:table-cell>
          <table:table-cell office:value-type="currency" office:value="216" table:style-name="ce6">
            <text:p>R$ 216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2-26T00:00:00" table:style-name="ce3">
            <text:p>26/12/2017</text:p>
          </table:table-cell>
          <table:table-cell office:value-type="string" table:style-name="ce7">
            <text:p>Uberlândia</text:p>
          </table:table-cell>
          <table:table-cell office:value-type="string" table:style-name="ce7">
            <text:p>Utilidades domésticas</text:p>
          </table:table-cell>
          <table:table-cell office:value-type="string" table:style-name="ce7">
            <text:p>Feminino</text:p>
          </table:table-cell>
          <table:table-cell office:value-type="float" office:value="16" table:style-name="ce7">
            <text:p>16</text:p>
          </table:table-cell>
          <table:table-cell office:value-type="currency" office:value="171" table:style-name="ce6">
            <text:p>R$ 171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2-28T00:00:00" table:style-name="ce3">
            <text:p>28/12/2017</text:p>
          </table:table-cell>
          <table:table-cell office:value-type="string" table:style-name="ce7">
            <text:p>Araguari</text:p>
          </table:table-cell>
          <table:table-cell office:value-type="string" table:style-name="ce7">
            <text:p>Roupas e acessórios</text:p>
          </table:table-cell>
          <table:table-cell office:value-type="string" table:style-name="ce7">
            <text:p>Masculino</text:p>
          </table:table-cell>
          <table:table-cell office:value-type="float" office:value="10" table:style-name="ce7">
            <text:p>10</text:p>
          </table:table-cell>
          <table:table-cell office:value-type="currency" office:value="295" table:style-name="ce6">
            <text:p>R$ 295,00</text:p>
          </table:table-cell>
          <table:table-cell office:value-type="string" table:style-name="ce7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7-12-29T00:00:00" table:style-name="ce3">
            <text:p>29/12/2017</text:p>
          </table:table-cell>
          <table:table-cell office:value-type="string" table:style-name="ce7">
            <text:p>Uberlândia</text:p>
          </table:table-cell>
          <table:table-cell office:value-type="string" table:style-name="ce7">
            <text:p>Comidas e bebidas</text:p>
          </table:table-cell>
          <table:table-cell office:value-type="string" table:style-name="ce7">
            <text:p>Feminino</text:p>
          </table:table-cell>
          <table:table-cell office:value-type="float" office:value="34" table:style-name="ce7">
            <text:p>34</text:p>
          </table:table-cell>
          <table:table-cell office:value-type="currency" office:value="358" table:style-name="ce6">
            <text:p>R$ 358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2-29T00:00:00" table:style-name="ce3">
            <text:p>29/12/2017</text:p>
          </table:table-cell>
          <table:table-cell office:value-type="string" table:style-name="ce7">
            <text:p>Uberaba</text:p>
          </table:table-cell>
          <table:table-cell office:value-type="string" table:style-name="ce7">
            <text:p>Comidas e bebidas</text:p>
          </table:table-cell>
          <table:table-cell office:value-type="string" table:style-name="ce7">
            <text:p>Masculino</text:p>
          </table:table-cell>
          <table:table-cell office:value-type="float" office:value="25" table:style-name="ce7">
            <text:p>25</text:p>
          </table:table-cell>
          <table:table-cell office:value-type="currency" office:value="215" table:style-name="ce6">
            <text:p>R$ 215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2-31T00:00:00" table:style-name="ce3">
            <text:p>31/12/2017</text:p>
          </table:table-cell>
          <table:table-cell office:value-type="string" table:style-name="ce7">
            <text:p>Araguari</text:p>
          </table:table-cell>
          <table:table-cell office:value-type="string" table:style-name="ce7">
            <text:p>Roupas e acessórios</text:p>
          </table:table-cell>
          <table:table-cell office:value-type="string" table:style-name="ce7">
            <text:p>Feminino</text:p>
          </table:table-cell>
          <table:table-cell office:value-type="float" office:value="21" table:style-name="ce7">
            <text:p>21</text:p>
          </table:table-cell>
          <table:table-cell office:value-type="currency" office:value="364" table:style-name="ce6">
            <text:p>R$ 364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7-12-31T00:00:00" table:style-name="ce3">
            <text:p>31/12/2017</text:p>
          </table:table-cell>
          <table:table-cell office:value-type="string" table:style-name="ce7">
            <text:p>Araguari</text:p>
          </table:table-cell>
          <table:table-cell office:value-type="string" table:style-name="ce7">
            <text:p>Comidas e bebidas</text:p>
          </table:table-cell>
          <table:table-cell office:value-type="string" table:style-name="ce7">
            <text:p>Feminino</text:p>
          </table:table-cell>
          <table:table-cell office:value-type="float" office:value="5" table:style-name="ce7">
            <text:p>5</text:p>
          </table:table-cell>
          <table:table-cell office:value-type="currency" office:value="297" table:style-name="ce6">
            <text:p>R$ 297,00</text:p>
          </table:table-cell>
          <table:table-cell office:value-type="string" table:style-name="ce7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7-12-31T00:00:00" table:style-name="ce3">
            <text:p>31/12/2017</text:p>
          </table:table-cell>
          <table:table-cell office:value-type="string" table:style-name="ce7">
            <text:p>Uberlândia</text:p>
          </table:table-cell>
          <table:table-cell office:value-type="string" table:style-name="ce7">
            <text:p>Roupas e acessórios</text:p>
          </table:table-cell>
          <table:table-cell office:value-type="string" table:style-name="ce7">
            <text:p>Feminino</text:p>
          </table:table-cell>
          <table:table-cell office:value-type="float" office:value="25" table:style-name="ce7">
            <text:p>25</text:p>
          </table:table-cell>
          <table:table-cell office:value-type="currency" office:value="347" table:style-name="ce6">
            <text:p>R$ 347,00</text:p>
          </table:table-cell>
          <table:table-cell office:value-type="string" table:style-name="ce7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1-01T00:00:00" table:style-name="ce3">
            <text:p>01/01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5" table:style-name="ce5">
            <text:p>25</text:p>
          </table:table-cell>
          <table:table-cell office:value-type="currency" office:value="182" table:style-name="ce6">
            <text:p>R$ 18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1-01T00:00:00" table:style-name="ce3">
            <text:p>01/01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5" table:style-name="ce5">
            <text:p>5</text:p>
          </table:table-cell>
          <table:table-cell office:value-type="currency" office:value="152" table:style-name="ce6">
            <text:p>R$ 15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1-02T00:00:00" table:style-name="ce3">
            <text:p>02/01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47" table:style-name="ce6">
            <text:p>R$ 4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1-02T00:00:00" table:style-name="ce3">
            <text:p>02/01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112" table:style-name="ce6">
            <text:p>R$ 11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1-02T00:00:00" table:style-name="ce3">
            <text:p>02/01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50" table:style-name="ce6">
            <text:p>R$ 5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1-02T00:00:00" table:style-name="ce3">
            <text:p>02/01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80" table:style-name="ce6">
            <text:p>R$ 8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1-02T00:00:00" table:style-name="ce3">
            <text:p>02/01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182" table:style-name="ce6">
            <text:p>R$ 18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1-03T00:00:00" table:style-name="ce3">
            <text:p>03/01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" table:style-name="ce5">
            <text:p>2</text:p>
          </table:table-cell>
          <table:table-cell office:value-type="currency" office:value="242" table:style-name="ce6">
            <text:p>R$ 24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1-03T00:00:00" table:style-name="ce3">
            <text:p>03/01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204" table:style-name="ce6">
            <text:p>R$ 20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1-03T00:00:00" table:style-name="ce3">
            <text:p>03/01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7" table:style-name="ce5">
            <text:p>17</text:p>
          </table:table-cell>
          <table:table-cell office:value-type="currency" office:value="189" table:style-name="ce6">
            <text:p>R$ 18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1-04T00:00:00" table:style-name="ce3">
            <text:p>04/01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183" table:style-name="ce6">
            <text:p>R$ 183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1-05T00:00:00" table:style-name="ce3">
            <text:p>05/01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8" table:style-name="ce5">
            <text:p>8</text:p>
          </table:table-cell>
          <table:table-cell office:value-type="currency" office:value="217" table:style-name="ce6">
            <text:p>R$ 217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1-05T00:00:00" table:style-name="ce3">
            <text:p>05/01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258" table:style-name="ce6">
            <text:p>R$ 258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1-07T00:00:00" table:style-name="ce3">
            <text:p>07/01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2" table:style-name="ce5">
            <text:p>12</text:p>
          </table:table-cell>
          <table:table-cell office:value-type="currency" office:value="218" table:style-name="ce6">
            <text:p>R$ 21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1-07T00:00:00" table:style-name="ce3">
            <text:p>07/01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35" table:style-name="ce6">
            <text:p>R$ 3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1-07T00:00:00" table:style-name="ce3">
            <text:p>07/01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30" table:style-name="ce6">
            <text:p>R$ 3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1-08T00:00:00" table:style-name="ce3">
            <text:p>08/01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5" table:style-name="ce5">
            <text:p>5</text:p>
          </table:table-cell>
          <table:table-cell office:value-type="currency" office:value="286" table:style-name="ce6">
            <text:p>R$ 286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1-08T00:00:00" table:style-name="ce3">
            <text:p>08/01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6" table:style-name="ce5">
            <text:p>6</text:p>
          </table:table-cell>
          <table:table-cell office:value-type="currency" office:value="63" table:style-name="ce6">
            <text:p>R$ 63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1-08T00:00:00" table:style-name="ce3">
            <text:p>08/01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281" table:style-name="ce6">
            <text:p>R$ 281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1-09T00:00:00" table:style-name="ce3">
            <text:p>09/01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48" table:style-name="ce6">
            <text:p>R$ 4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1-09T00:00:00" table:style-name="ce3">
            <text:p>09/01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274" table:style-name="ce6">
            <text:p>R$ 27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1-09T00:00:00" table:style-name="ce3">
            <text:p>09/01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261" table:style-name="ce6">
            <text:p>R$ 261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1-09T00:00:00" table:style-name="ce3">
            <text:p>09/01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179" table:style-name="ce6">
            <text:p>R$ 17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1-10T00:00:00" table:style-name="ce3">
            <text:p>10/01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4" table:style-name="ce5">
            <text:p>4</text:p>
          </table:table-cell>
          <table:table-cell office:value-type="currency" office:value="73" table:style-name="ce6">
            <text:p>R$ 73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1-10T00:00:00" table:style-name="ce3">
            <text:p>10/01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8" table:style-name="ce5">
            <text:p>8</text:p>
          </table:table-cell>
          <table:table-cell office:value-type="currency" office:value="101" table:style-name="ce6">
            <text:p>R$ 101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1-10T00:00:00" table:style-name="ce3">
            <text:p>10/01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8" table:style-name="ce5">
            <text:p>28</text:p>
          </table:table-cell>
          <table:table-cell office:value-type="currency" office:value="131" table:style-name="ce6">
            <text:p>R$ 131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1-11T00:00:00" table:style-name="ce3">
            <text:p>11/01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5" table:style-name="ce5">
            <text:p>5</text:p>
          </table:table-cell>
          <table:table-cell office:value-type="currency" office:value="204" table:style-name="ce6">
            <text:p>R$ 20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1-11T00:00:00" table:style-name="ce3">
            <text:p>11/01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5" table:style-name="ce5">
            <text:p>25</text:p>
          </table:table-cell>
          <table:table-cell office:value-type="currency" office:value="213" table:style-name="ce6">
            <text:p>R$ 213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1-11T00:00:00" table:style-name="ce3">
            <text:p>11/01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32" table:style-name="ce6">
            <text:p>R$ 32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1-11T00:00:00" table:style-name="ce3">
            <text:p>11/01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147" table:style-name="ce6">
            <text:p>R$ 14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1-11T00:00:00" table:style-name="ce3">
            <text:p>11/01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5" table:style-name="ce5">
            <text:p>5</text:p>
          </table:table-cell>
          <table:table-cell office:value-type="currency" office:value="235" table:style-name="ce6">
            <text:p>R$ 23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1-12T00:00:00" table:style-name="ce3">
            <text:p>12/01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274" table:style-name="ce6">
            <text:p>R$ 27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1-12T00:00:00" table:style-name="ce3">
            <text:p>12/01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1" table:style-name="ce5">
            <text:p>11</text:p>
          </table:table-cell>
          <table:table-cell office:value-type="currency" office:value="190" table:style-name="ce6">
            <text:p>R$ 19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1-12T00:00:00" table:style-name="ce3">
            <text:p>12/01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248" table:style-name="ce6">
            <text:p>R$ 248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1-13T00:00:00" table:style-name="ce3">
            <text:p>13/01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232" table:style-name="ce6">
            <text:p>R$ 23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1-14T00:00:00" table:style-name="ce3">
            <text:p>14/01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36" table:style-name="ce6">
            <text:p>R$ 36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1-14T00:00:00" table:style-name="ce3">
            <text:p>14/01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3" table:style-name="ce5">
            <text:p>3</text:p>
          </table:table-cell>
          <table:table-cell office:value-type="currency" office:value="127" table:style-name="ce6">
            <text:p>R$ 127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1-15T00:00:00" table:style-name="ce3">
            <text:p>15/01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41" table:style-name="ce6">
            <text:p>R$ 41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1-16T00:00:00" table:style-name="ce3">
            <text:p>16/01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171" table:style-name="ce6">
            <text:p>R$ 171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1-16T00:00:00" table:style-name="ce3">
            <text:p>16/01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108" table:style-name="ce6">
            <text:p>R$ 108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1-16T00:00:00" table:style-name="ce3">
            <text:p>16/01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32" table:style-name="ce6">
            <text:p>R$ 3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1-17T00:00:00" table:style-name="ce3">
            <text:p>17/01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192" table:style-name="ce6">
            <text:p>R$ 19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1-17T00:00:00" table:style-name="ce3">
            <text:p>17/01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5" table:style-name="ce5">
            <text:p>5</text:p>
          </table:table-cell>
          <table:table-cell office:value-type="currency" office:value="133" table:style-name="ce6">
            <text:p>R$ 133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1-17T00:00:00" table:style-name="ce3">
            <text:p>17/01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5" table:style-name="ce5">
            <text:p>25</text:p>
          </table:table-cell>
          <table:table-cell office:value-type="currency" office:value="200" table:style-name="ce6">
            <text:p>R$ 20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1-17T00:00:00" table:style-name="ce3">
            <text:p>17/01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179" table:style-name="ce6">
            <text:p>R$ 17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1-17T00:00:00" table:style-name="ce3">
            <text:p>17/01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205" table:style-name="ce6">
            <text:p>R$ 20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1-18T00:00:00" table:style-name="ce3">
            <text:p>18/01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252" table:style-name="ce6">
            <text:p>R$ 25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1-18T00:00:00" table:style-name="ce3">
            <text:p>18/01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147" table:style-name="ce6">
            <text:p>R$ 14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1-18T00:00:00" table:style-name="ce3">
            <text:p>18/01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229" table:style-name="ce6">
            <text:p>R$ 22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1-19T00:00:00" table:style-name="ce3">
            <text:p>19/01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282" table:style-name="ce6">
            <text:p>R$ 28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1-19T00:00:00" table:style-name="ce3">
            <text:p>19/01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269" table:style-name="ce6">
            <text:p>R$ 26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1-19T00:00:00" table:style-name="ce3">
            <text:p>19/01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134" table:style-name="ce6">
            <text:p>R$ 13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1-20T00:00:00" table:style-name="ce3">
            <text:p>20/01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4" table:style-name="ce5">
            <text:p>24</text:p>
          </table:table-cell>
          <table:table-cell office:value-type="currency" office:value="286" table:style-name="ce6">
            <text:p>R$ 286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1-20T00:00:00" table:style-name="ce3">
            <text:p>20/01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3" table:style-name="ce5">
            <text:p>13</text:p>
          </table:table-cell>
          <table:table-cell office:value-type="currency" office:value="78" table:style-name="ce6">
            <text:p>R$ 78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1-21T00:00:00" table:style-name="ce3">
            <text:p>21/01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190" table:style-name="ce6">
            <text:p>R$ 19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1-21T00:00:00" table:style-name="ce3">
            <text:p>21/01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236" table:style-name="ce6">
            <text:p>R$ 236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1-22T00:00:00" table:style-name="ce3">
            <text:p>22/01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45" table:style-name="ce6">
            <text:p>R$ 4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1-22T00:00:00" table:style-name="ce3">
            <text:p>22/01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3" table:style-name="ce5">
            <text:p>23</text:p>
          </table:table-cell>
          <table:table-cell office:value-type="currency" office:value="59" table:style-name="ce6">
            <text:p>R$ 5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1-22T00:00:00" table:style-name="ce3">
            <text:p>22/01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215" table:style-name="ce6">
            <text:p>R$ 21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1-23T00:00:00" table:style-name="ce3">
            <text:p>23/01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5" table:style-name="ce5">
            <text:p>5</text:p>
          </table:table-cell>
          <table:table-cell office:value-type="currency" office:value="269" table:style-name="ce6">
            <text:p>R$ 26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1-24T00:00:00" table:style-name="ce3">
            <text:p>24/01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45" table:style-name="ce6">
            <text:p>R$ 4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1-24T00:00:00" table:style-name="ce3">
            <text:p>24/01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2" table:style-name="ce5">
            <text:p>12</text:p>
          </table:table-cell>
          <table:table-cell office:value-type="currency" office:value="264" table:style-name="ce6">
            <text:p>R$ 26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1-24T00:00:00" table:style-name="ce3">
            <text:p>24/01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154" table:style-name="ce6">
            <text:p>R$ 154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1-25T00:00:00" table:style-name="ce3">
            <text:p>25/01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30" table:style-name="ce5">
            <text:p>30</text:p>
          </table:table-cell>
          <table:table-cell office:value-type="currency" office:value="91" table:style-name="ce6">
            <text:p>R$ 91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1-25T00:00:00" table:style-name="ce3">
            <text:p>25/01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245" table:style-name="ce6">
            <text:p>R$ 24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1-26T00:00:00" table:style-name="ce3">
            <text:p>26/01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6" table:style-name="ce5">
            <text:p>26</text:p>
          </table:table-cell>
          <table:table-cell office:value-type="currency" office:value="143" table:style-name="ce6">
            <text:p>R$ 143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1-27T00:00:00" table:style-name="ce3">
            <text:p>27/01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112" table:style-name="ce6">
            <text:p>R$ 11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1-27T00:00:00" table:style-name="ce3">
            <text:p>27/01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6" table:style-name="ce5">
            <text:p>6</text:p>
          </table:table-cell>
          <table:table-cell office:value-type="currency" office:value="263" table:style-name="ce6">
            <text:p>R$ 263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1-28T00:00:00" table:style-name="ce3">
            <text:p>28/01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4" table:style-name="ce5">
            <text:p>24</text:p>
          </table:table-cell>
          <table:table-cell office:value-type="currency" office:value="63" table:style-name="ce6">
            <text:p>R$ 63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1-28T00:00:00" table:style-name="ce3">
            <text:p>28/01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1" table:style-name="ce5">
            <text:p>21</text:p>
          </table:table-cell>
          <table:table-cell office:value-type="currency" office:value="287" table:style-name="ce6">
            <text:p>R$ 28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1-28T00:00:00" table:style-name="ce3">
            <text:p>28/01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172" table:style-name="ce6">
            <text:p>R$ 172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1-29T00:00:00" table:style-name="ce3">
            <text:p>29/01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130" table:style-name="ce6">
            <text:p>R$ 13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1-29T00:00:00" table:style-name="ce3">
            <text:p>29/01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190" table:style-name="ce6">
            <text:p>R$ 19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1-29T00:00:00" table:style-name="ce3">
            <text:p>29/01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" table:style-name="ce5">
            <text:p>2</text:p>
          </table:table-cell>
          <table:table-cell office:value-type="currency" office:value="247" table:style-name="ce6">
            <text:p>R$ 24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1-30T00:00:00" table:style-name="ce3">
            <text:p>30/01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2" table:style-name="ce5">
            <text:p>12</text:p>
          </table:table-cell>
          <table:table-cell office:value-type="currency" office:value="118" table:style-name="ce6">
            <text:p>R$ 11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1-30T00:00:00" table:style-name="ce3">
            <text:p>30/01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6" table:style-name="ce5">
            <text:p>16</text:p>
          </table:table-cell>
          <table:table-cell office:value-type="currency" office:value="260" table:style-name="ce6">
            <text:p>R$ 26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1-30T00:00:00" table:style-name="ce3">
            <text:p>30/01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98" table:style-name="ce6">
            <text:p>R$ 98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1-30T00:00:00" table:style-name="ce3">
            <text:p>30/01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288" table:style-name="ce6">
            <text:p>R$ 288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1-31T00:00:00" table:style-name="ce3">
            <text:p>31/01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158" table:style-name="ce6">
            <text:p>R$ 15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1-31T00:00:00" table:style-name="ce3">
            <text:p>31/01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285" table:style-name="ce6">
            <text:p>R$ 28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1-31T00:00:00" table:style-name="ce3">
            <text:p>31/01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91" table:style-name="ce6">
            <text:p>R$ 91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01T00:00:00" table:style-name="ce3">
            <text:p>01/02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120" table:style-name="ce6">
            <text:p>R$ 12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02T00:00:00" table:style-name="ce3">
            <text:p>02/02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3" table:style-name="ce5">
            <text:p>13</text:p>
          </table:table-cell>
          <table:table-cell office:value-type="currency" office:value="98" table:style-name="ce6">
            <text:p>R$ 98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02T00:00:00" table:style-name="ce3">
            <text:p>02/02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66" table:style-name="ce6">
            <text:p>R$ 66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02T00:00:00" table:style-name="ce3">
            <text:p>02/02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210" table:style-name="ce6">
            <text:p>R$ 21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02T00:00:00" table:style-name="ce3">
            <text:p>02/02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45" table:style-name="ce6">
            <text:p>R$ 4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2-03T00:00:00" table:style-name="ce3">
            <text:p>03/02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1" table:style-name="ce5">
            <text:p>11</text:p>
          </table:table-cell>
          <table:table-cell office:value-type="currency" office:value="240" table:style-name="ce6">
            <text:p>R$ 24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03T00:00:00" table:style-name="ce3">
            <text:p>03/02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30" table:style-name="ce5">
            <text:p>30</text:p>
          </table:table-cell>
          <table:table-cell office:value-type="currency" office:value="103" table:style-name="ce6">
            <text:p>R$ 103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03T00:00:00" table:style-name="ce3">
            <text:p>03/02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294" table:style-name="ce6">
            <text:p>R$ 29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03T00:00:00" table:style-name="ce3">
            <text:p>03/02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6" table:style-name="ce5">
            <text:p>26</text:p>
          </table:table-cell>
          <table:table-cell office:value-type="currency" office:value="86" table:style-name="ce6">
            <text:p>R$ 8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04T00:00:00" table:style-name="ce3">
            <text:p>04/02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207" table:style-name="ce6">
            <text:p>R$ 207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04T00:00:00" table:style-name="ce3">
            <text:p>04/02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289" table:style-name="ce6">
            <text:p>R$ 28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05T00:00:00" table:style-name="ce3">
            <text:p>05/02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5" table:style-name="ce5">
            <text:p>5</text:p>
          </table:table-cell>
          <table:table-cell office:value-type="currency" office:value="254" table:style-name="ce6">
            <text:p>R$ 254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05T00:00:00" table:style-name="ce3">
            <text:p>05/02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" table:style-name="ce5">
            <text:p>2</text:p>
          </table:table-cell>
          <table:table-cell office:value-type="currency" office:value="81" table:style-name="ce6">
            <text:p>R$ 81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05T00:00:00" table:style-name="ce3">
            <text:p>05/02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298" table:style-name="ce6">
            <text:p>R$ 29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06T00:00:00" table:style-name="ce3">
            <text:p>06/02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" table:style-name="ce5">
            <text:p>2</text:p>
          </table:table-cell>
          <table:table-cell office:value-type="currency" office:value="224" table:style-name="ce6">
            <text:p>R$ 22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07T00:00:00" table:style-name="ce3">
            <text:p>07/02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5" table:style-name="ce5">
            <text:p>25</text:p>
          </table:table-cell>
          <table:table-cell office:value-type="currency" office:value="264" table:style-name="ce6">
            <text:p>R$ 264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07T00:00:00" table:style-name="ce3">
            <text:p>07/02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7" table:style-name="ce5">
            <text:p>17</text:p>
          </table:table-cell>
          <table:table-cell office:value-type="currency" office:value="134" table:style-name="ce6">
            <text:p>R$ 13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07T00:00:00" table:style-name="ce3">
            <text:p>07/02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45" table:style-name="ce6">
            <text:p>R$ 4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07T00:00:00" table:style-name="ce3">
            <text:p>07/02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" table:style-name="ce5">
            <text:p>2</text:p>
          </table:table-cell>
          <table:table-cell office:value-type="currency" office:value="132" table:style-name="ce6">
            <text:p>R$ 13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07T00:00:00" table:style-name="ce3">
            <text:p>07/02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9" table:style-name="ce5">
            <text:p>19</text:p>
          </table:table-cell>
          <table:table-cell office:value-type="currency" office:value="292" table:style-name="ce6">
            <text:p>R$ 29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08T00:00:00" table:style-name="ce3">
            <text:p>08/02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2" table:style-name="ce5">
            <text:p>12</text:p>
          </table:table-cell>
          <table:table-cell office:value-type="currency" office:value="58" table:style-name="ce6">
            <text:p>R$ 58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08T00:00:00" table:style-name="ce3">
            <text:p>08/02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125" table:style-name="ce6">
            <text:p>R$ 12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2-08T00:00:00" table:style-name="ce3">
            <text:p>08/02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194" table:style-name="ce6">
            <text:p>R$ 194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09T00:00:00" table:style-name="ce3">
            <text:p>09/02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260" table:style-name="ce6">
            <text:p>R$ 26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2-09T00:00:00" table:style-name="ce3">
            <text:p>09/02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5" table:style-name="ce5">
            <text:p>5</text:p>
          </table:table-cell>
          <table:table-cell office:value-type="currency" office:value="199" table:style-name="ce6">
            <text:p>R$ 19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2-09T00:00:00" table:style-name="ce3">
            <text:p>09/02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223" table:style-name="ce6">
            <text:p>R$ 223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09T00:00:00" table:style-name="ce3">
            <text:p>09/02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287" table:style-name="ce6">
            <text:p>R$ 287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09T00:00:00" table:style-name="ce3">
            <text:p>09/02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25" table:style-name="ce6">
            <text:p>R$ 2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2-10T00:00:00" table:style-name="ce3">
            <text:p>10/02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54" table:style-name="ce6">
            <text:p>R$ 54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10T00:00:00" table:style-name="ce3">
            <text:p>10/02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155" table:style-name="ce6">
            <text:p>R$ 15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11T00:00:00" table:style-name="ce3">
            <text:p>11/02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242" table:style-name="ce6">
            <text:p>R$ 24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11T00:00:00" table:style-name="ce3">
            <text:p>11/02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33" table:style-name="ce6">
            <text:p>R$ 33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11T00:00:00" table:style-name="ce3">
            <text:p>11/02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5" table:style-name="ce5">
            <text:p>25</text:p>
          </table:table-cell>
          <table:table-cell office:value-type="currency" office:value="286" table:style-name="ce6">
            <text:p>R$ 286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11T00:00:00" table:style-name="ce3">
            <text:p>11/02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272" table:style-name="ce6">
            <text:p>R$ 27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11T00:00:00" table:style-name="ce3">
            <text:p>11/02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240" table:style-name="ce6">
            <text:p>R$ 24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12T00:00:00" table:style-name="ce3">
            <text:p>12/02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8" table:style-name="ce5">
            <text:p>8</text:p>
          </table:table-cell>
          <table:table-cell office:value-type="currency" office:value="40" table:style-name="ce6">
            <text:p>R$ 4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2-13T00:00:00" table:style-name="ce3">
            <text:p>13/02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243" table:style-name="ce6">
            <text:p>R$ 243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13T00:00:00" table:style-name="ce3">
            <text:p>13/02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" table:style-name="ce5">
            <text:p>2</text:p>
          </table:table-cell>
          <table:table-cell office:value-type="currency" office:value="162" table:style-name="ce6">
            <text:p>R$ 162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2-14T00:00:00" table:style-name="ce3">
            <text:p>14/02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71" table:style-name="ce6">
            <text:p>R$ 71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14T00:00:00" table:style-name="ce3">
            <text:p>14/02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4" table:style-name="ce5">
            <text:p>4</text:p>
          </table:table-cell>
          <table:table-cell office:value-type="currency" office:value="209" table:style-name="ce6">
            <text:p>R$ 20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15T00:00:00" table:style-name="ce3">
            <text:p>15/02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202" table:style-name="ce6">
            <text:p>R$ 202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2-15T00:00:00" table:style-name="ce3">
            <text:p>15/02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201" table:style-name="ce6">
            <text:p>R$ 201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2-15T00:00:00" table:style-name="ce3">
            <text:p>15/02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64" table:style-name="ce6">
            <text:p>R$ 6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2-15T00:00:00" table:style-name="ce3">
            <text:p>15/02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234" table:style-name="ce6">
            <text:p>R$ 234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16T00:00:00" table:style-name="ce3">
            <text:p>16/02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5" table:style-name="ce5">
            <text:p>5</text:p>
          </table:table-cell>
          <table:table-cell office:value-type="currency" office:value="41" table:style-name="ce6">
            <text:p>R$ 41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16T00:00:00" table:style-name="ce3">
            <text:p>16/02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103" table:style-name="ce6">
            <text:p>R$ 103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17T00:00:00" table:style-name="ce3">
            <text:p>17/02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3" table:style-name="ce5">
            <text:p>13</text:p>
          </table:table-cell>
          <table:table-cell office:value-type="currency" office:value="90" table:style-name="ce6">
            <text:p>R$ 9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2-17T00:00:00" table:style-name="ce3">
            <text:p>17/02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104" table:style-name="ce6">
            <text:p>R$ 10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2-17T00:00:00" table:style-name="ce3">
            <text:p>17/02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271" table:style-name="ce6">
            <text:p>R$ 271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18T00:00:00" table:style-name="ce3">
            <text:p>18/02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259" table:style-name="ce6">
            <text:p>R$ 25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18T00:00:00" table:style-name="ce3">
            <text:p>18/02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203" table:style-name="ce6">
            <text:p>R$ 203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18T00:00:00" table:style-name="ce3">
            <text:p>18/02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163" table:style-name="ce6">
            <text:p>R$ 163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18T00:00:00" table:style-name="ce3">
            <text:p>18/02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236" table:style-name="ce6">
            <text:p>R$ 23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18T00:00:00" table:style-name="ce3">
            <text:p>18/02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217" table:style-name="ce6">
            <text:p>R$ 217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18T00:00:00" table:style-name="ce3">
            <text:p>18/02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214" table:style-name="ce6">
            <text:p>R$ 21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2-19T00:00:00" table:style-name="ce3">
            <text:p>19/02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1" table:style-name="ce5">
            <text:p>11</text:p>
          </table:table-cell>
          <table:table-cell office:value-type="currency" office:value="198" table:style-name="ce6">
            <text:p>R$ 19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19T00:00:00" table:style-name="ce3">
            <text:p>19/02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7" table:style-name="ce5">
            <text:p>17</text:p>
          </table:table-cell>
          <table:table-cell office:value-type="currency" office:value="247" table:style-name="ce6">
            <text:p>R$ 24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2-19T00:00:00" table:style-name="ce3">
            <text:p>19/02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125" table:style-name="ce6">
            <text:p>R$ 12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2-20T00:00:00" table:style-name="ce3">
            <text:p>20/02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135" table:style-name="ce6">
            <text:p>R$ 13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20T00:00:00" table:style-name="ce3">
            <text:p>20/02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3" table:style-name="ce5">
            <text:p>13</text:p>
          </table:table-cell>
          <table:table-cell office:value-type="currency" office:value="123" table:style-name="ce6">
            <text:p>R$ 123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2-21T00:00:00" table:style-name="ce3">
            <text:p>21/02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" table:style-name="ce5">
            <text:p>2</text:p>
          </table:table-cell>
          <table:table-cell office:value-type="currency" office:value="174" table:style-name="ce6">
            <text:p>R$ 17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21T00:00:00" table:style-name="ce3">
            <text:p>21/02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3" table:style-name="ce5">
            <text:p>13</text:p>
          </table:table-cell>
          <table:table-cell office:value-type="currency" office:value="200" table:style-name="ce6">
            <text:p>R$ 20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2-21T00:00:00" table:style-name="ce3">
            <text:p>21/02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" table:style-name="ce5">
            <text:p>2</text:p>
          </table:table-cell>
          <table:table-cell office:value-type="currency" office:value="190" table:style-name="ce6">
            <text:p>R$ 19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2-21T00:00:00" table:style-name="ce3">
            <text:p>21/02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213" table:style-name="ce6">
            <text:p>R$ 213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2-21T00:00:00" table:style-name="ce3">
            <text:p>21/02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6" table:style-name="ce5">
            <text:p>26</text:p>
          </table:table-cell>
          <table:table-cell office:value-type="currency" office:value="77" table:style-name="ce6">
            <text:p>R$ 7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22T00:00:00" table:style-name="ce3">
            <text:p>22/02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3" table:style-name="ce5">
            <text:p>23</text:p>
          </table:table-cell>
          <table:table-cell office:value-type="currency" office:value="181" table:style-name="ce6">
            <text:p>R$ 181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22T00:00:00" table:style-name="ce3">
            <text:p>22/02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2" table:style-name="ce5">
            <text:p>22</text:p>
          </table:table-cell>
          <table:table-cell office:value-type="currency" office:value="231" table:style-name="ce6">
            <text:p>R$ 231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2-22T00:00:00" table:style-name="ce3">
            <text:p>22/02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67" table:style-name="ce6">
            <text:p>R$ 67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22T00:00:00" table:style-name="ce3">
            <text:p>22/02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172" table:style-name="ce6">
            <text:p>R$ 17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22T00:00:00" table:style-name="ce3">
            <text:p>22/02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6" table:style-name="ce5">
            <text:p>26</text:p>
          </table:table-cell>
          <table:table-cell office:value-type="currency" office:value="114" table:style-name="ce6">
            <text:p>R$ 11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2-22T00:00:00" table:style-name="ce3">
            <text:p>22/02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8" table:style-name="ce5">
            <text:p>28</text:p>
          </table:table-cell>
          <table:table-cell office:value-type="currency" office:value="45" table:style-name="ce6">
            <text:p>R$ 4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22T00:00:00" table:style-name="ce3">
            <text:p>22/02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4" table:style-name="ce5">
            <text:p>4</text:p>
          </table:table-cell>
          <table:table-cell office:value-type="currency" office:value="288" table:style-name="ce6">
            <text:p>R$ 288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23T00:00:00" table:style-name="ce3">
            <text:p>23/02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79" table:style-name="ce6">
            <text:p>R$ 7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23T00:00:00" table:style-name="ce3">
            <text:p>23/02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52" table:style-name="ce6">
            <text:p>R$ 5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23T00:00:00" table:style-name="ce3">
            <text:p>23/02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176" table:style-name="ce6">
            <text:p>R$ 176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24T00:00:00" table:style-name="ce3">
            <text:p>24/02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39" table:style-name="ce6">
            <text:p>R$ 3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2-24T00:00:00" table:style-name="ce3">
            <text:p>24/02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" table:style-name="ce5">
            <text:p>1</text:p>
          </table:table-cell>
          <table:table-cell office:value-type="currency" office:value="198" table:style-name="ce6">
            <text:p>R$ 19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24T00:00:00" table:style-name="ce3">
            <text:p>24/02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5" table:style-name="ce5">
            <text:p>25</text:p>
          </table:table-cell>
          <table:table-cell office:value-type="currency" office:value="148" table:style-name="ce6">
            <text:p>R$ 148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24T00:00:00" table:style-name="ce3">
            <text:p>24/02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174" table:style-name="ce6">
            <text:p>R$ 174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24T00:00:00" table:style-name="ce3">
            <text:p>24/02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64" table:style-name="ce6">
            <text:p>R$ 64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25T00:00:00" table:style-name="ce3">
            <text:p>25/02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168" table:style-name="ce6">
            <text:p>R$ 16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25T00:00:00" table:style-name="ce3">
            <text:p>25/02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249" table:style-name="ce6">
            <text:p>R$ 24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25T00:00:00" table:style-name="ce3">
            <text:p>25/02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9" table:style-name="ce5">
            <text:p>19</text:p>
          </table:table-cell>
          <table:table-cell office:value-type="currency" office:value="259" table:style-name="ce6">
            <text:p>R$ 25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26T00:00:00" table:style-name="ce3">
            <text:p>26/02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165" table:style-name="ce6">
            <text:p>R$ 16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2-27T00:00:00" table:style-name="ce3">
            <text:p>27/02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35" table:style-name="ce6">
            <text:p>R$ 3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27T00:00:00" table:style-name="ce3">
            <text:p>27/02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62" table:style-name="ce6">
            <text:p>R$ 6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27T00:00:00" table:style-name="ce3">
            <text:p>27/02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5" table:style-name="ce5">
            <text:p>5</text:p>
          </table:table-cell>
          <table:table-cell office:value-type="currency" office:value="36" table:style-name="ce6">
            <text:p>R$ 36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27T00:00:00" table:style-name="ce3">
            <text:p>27/02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180" table:style-name="ce6">
            <text:p>R$ 18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27T00:00:00" table:style-name="ce3">
            <text:p>27/02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69" table:style-name="ce6">
            <text:p>R$ 6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28T00:00:00" table:style-name="ce3">
            <text:p>28/02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4" table:style-name="ce5">
            <text:p>24</text:p>
          </table:table-cell>
          <table:table-cell office:value-type="currency" office:value="200" table:style-name="ce6">
            <text:p>R$ 20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28T00:00:00" table:style-name="ce3">
            <text:p>28/02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98" table:style-name="ce6">
            <text:p>R$ 98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2-28T00:00:00" table:style-name="ce3">
            <text:p>28/02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71" table:style-name="ce6">
            <text:p>R$ 71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2-28T00:00:00" table:style-name="ce3">
            <text:p>28/02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9" table:style-name="ce5">
            <text:p>19</text:p>
          </table:table-cell>
          <table:table-cell office:value-type="currency" office:value="232" table:style-name="ce6">
            <text:p>R$ 23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01T00:00:00" table:style-name="ce3">
            <text:p>01/03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5" table:style-name="ce5">
            <text:p>5</text:p>
          </table:table-cell>
          <table:table-cell office:value-type="currency" office:value="48" table:style-name="ce6">
            <text:p>R$ 48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01T00:00:00" table:style-name="ce3">
            <text:p>01/03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5" table:style-name="ce5">
            <text:p>5</text:p>
          </table:table-cell>
          <table:table-cell office:value-type="currency" office:value="147" table:style-name="ce6">
            <text:p>R$ 147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01T00:00:00" table:style-name="ce3">
            <text:p>01/03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197" table:style-name="ce6">
            <text:p>R$ 197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01T00:00:00" table:style-name="ce3">
            <text:p>01/03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75" table:style-name="ce6">
            <text:p>R$ 7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02T00:00:00" table:style-name="ce3">
            <text:p>02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163" table:style-name="ce6">
            <text:p>R$ 163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02T00:00:00" table:style-name="ce3">
            <text:p>02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" table:style-name="ce5">
            <text:p>1</text:p>
          </table:table-cell>
          <table:table-cell office:value-type="currency" office:value="138" table:style-name="ce6">
            <text:p>R$ 138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02T00:00:00" table:style-name="ce3">
            <text:p>02/03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9" table:style-name="ce5">
            <text:p>19</text:p>
          </table:table-cell>
          <table:table-cell office:value-type="currency" office:value="224" table:style-name="ce6">
            <text:p>R$ 22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02T00:00:00" table:style-name="ce3">
            <text:p>02/03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4" table:style-name="ce5">
            <text:p>24</text:p>
          </table:table-cell>
          <table:table-cell office:value-type="currency" office:value="56" table:style-name="ce6">
            <text:p>R$ 56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02T00:00:00" table:style-name="ce3">
            <text:p>02/03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30" table:style-name="ce5">
            <text:p>30</text:p>
          </table:table-cell>
          <table:table-cell office:value-type="currency" office:value="236" table:style-name="ce6">
            <text:p>R$ 23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02T00:00:00" table:style-name="ce3">
            <text:p>02/03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3" table:style-name="ce5">
            <text:p>13</text:p>
          </table:table-cell>
          <table:table-cell office:value-type="currency" office:value="61" table:style-name="ce6">
            <text:p>R$ 61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02T00:00:00" table:style-name="ce3">
            <text:p>02/03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80" table:style-name="ce6">
            <text:p>R$ 8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03T00:00:00" table:style-name="ce3">
            <text:p>03/03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39" table:style-name="ce6">
            <text:p>R$ 3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03T00:00:00" table:style-name="ce3">
            <text:p>03/03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210" table:style-name="ce6">
            <text:p>R$ 21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03T00:00:00" table:style-name="ce3">
            <text:p>03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3" table:style-name="ce5">
            <text:p>13</text:p>
          </table:table-cell>
          <table:table-cell office:value-type="currency" office:value="226" table:style-name="ce6">
            <text:p>R$ 226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03T00:00:00" table:style-name="ce3">
            <text:p>03/03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60" table:style-name="ce6">
            <text:p>R$ 6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03T00:00:00" table:style-name="ce3">
            <text:p>03/03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87" table:style-name="ce6">
            <text:p>R$ 8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03T00:00:00" table:style-name="ce3">
            <text:p>03/03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37" table:style-name="ce6">
            <text:p>R$ 3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04T00:00:00" table:style-name="ce3">
            <text:p>04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207" table:style-name="ce6">
            <text:p>R$ 20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04T00:00:00" table:style-name="ce3">
            <text:p>04/03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96" table:style-name="ce6">
            <text:p>R$ 96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04T00:00:00" table:style-name="ce3">
            <text:p>04/03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9" table:style-name="ce5">
            <text:p>19</text:p>
          </table:table-cell>
          <table:table-cell office:value-type="currency" office:value="57" table:style-name="ce6">
            <text:p>R$ 5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04T00:00:00" table:style-name="ce3">
            <text:p>04/03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208" table:style-name="ce6">
            <text:p>R$ 20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04T00:00:00" table:style-name="ce3">
            <text:p>04/03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192" table:style-name="ce6">
            <text:p>R$ 19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04T00:00:00" table:style-name="ce3">
            <text:p>04/03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234" table:style-name="ce6">
            <text:p>R$ 234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05T00:00:00" table:style-name="ce3">
            <text:p>05/03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147" table:style-name="ce6">
            <text:p>R$ 147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05T00:00:00" table:style-name="ce3">
            <text:p>05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121" table:style-name="ce6">
            <text:p>R$ 121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06T00:00:00" table:style-name="ce3">
            <text:p>06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266" table:style-name="ce6">
            <text:p>R$ 266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06T00:00:00" table:style-name="ce3">
            <text:p>06/03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6" table:style-name="ce5">
            <text:p>16</text:p>
          </table:table-cell>
          <table:table-cell office:value-type="currency" office:value="34" table:style-name="ce6">
            <text:p>R$ 34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06T00:00:00" table:style-name="ce3">
            <text:p>06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95" table:style-name="ce6">
            <text:p>R$ 9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07T00:00:00" table:style-name="ce3">
            <text:p>07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124" table:style-name="ce6">
            <text:p>R$ 12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07T00:00:00" table:style-name="ce3">
            <text:p>07/03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1" table:style-name="ce5">
            <text:p>21</text:p>
          </table:table-cell>
          <table:table-cell office:value-type="currency" office:value="254" table:style-name="ce6">
            <text:p>R$ 25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07T00:00:00" table:style-name="ce3">
            <text:p>07/03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95" table:style-name="ce6">
            <text:p>R$ 9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07T00:00:00" table:style-name="ce3">
            <text:p>07/03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297" table:style-name="ce6">
            <text:p>R$ 29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07T00:00:00" table:style-name="ce3">
            <text:p>07/03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" table:style-name="ce5">
            <text:p>2</text:p>
          </table:table-cell>
          <table:table-cell office:value-type="currency" office:value="69" table:style-name="ce6">
            <text:p>R$ 6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07T00:00:00" table:style-name="ce3">
            <text:p>07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3" table:style-name="ce5">
            <text:p>3</text:p>
          </table:table-cell>
          <table:table-cell office:value-type="currency" office:value="102" table:style-name="ce6">
            <text:p>R$ 102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08T00:00:00" table:style-name="ce3">
            <text:p>08/03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9" table:style-name="ce5">
            <text:p>19</text:p>
          </table:table-cell>
          <table:table-cell office:value-type="currency" office:value="162" table:style-name="ce6">
            <text:p>R$ 162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08T00:00:00" table:style-name="ce3">
            <text:p>08/03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229" table:style-name="ce6">
            <text:p>R$ 22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08T00:00:00" table:style-name="ce3">
            <text:p>08/03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5" table:style-name="ce5">
            <text:p>5</text:p>
          </table:table-cell>
          <table:table-cell office:value-type="currency" office:value="238" table:style-name="ce6">
            <text:p>R$ 238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08T00:00:00" table:style-name="ce3">
            <text:p>08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64" table:style-name="ce6">
            <text:p>R$ 6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08T00:00:00" table:style-name="ce3">
            <text:p>08/03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225" table:style-name="ce6">
            <text:p>R$ 22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09T00:00:00" table:style-name="ce3">
            <text:p>09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161" table:style-name="ce6">
            <text:p>R$ 161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09T00:00:00" table:style-name="ce3">
            <text:p>09/03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1" table:style-name="ce5">
            <text:p>11</text:p>
          </table:table-cell>
          <table:table-cell office:value-type="currency" office:value="116" table:style-name="ce6">
            <text:p>R$ 116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09T00:00:00" table:style-name="ce3">
            <text:p>09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8" table:style-name="ce5">
            <text:p>8</text:p>
          </table:table-cell>
          <table:table-cell office:value-type="currency" office:value="209" table:style-name="ce6">
            <text:p>R$ 20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09T00:00:00" table:style-name="ce3">
            <text:p>09/03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68" table:style-name="ce6">
            <text:p>R$ 6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10T00:00:00" table:style-name="ce3">
            <text:p>10/03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163" table:style-name="ce6">
            <text:p>R$ 163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10T00:00:00" table:style-name="ce3">
            <text:p>10/03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174" table:style-name="ce6">
            <text:p>R$ 17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10T00:00:00" table:style-name="ce3">
            <text:p>10/03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300" table:style-name="ce6">
            <text:p>R$ 30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10T00:00:00" table:style-name="ce3">
            <text:p>10/03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223" table:style-name="ce6">
            <text:p>R$ 223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10T00:00:00" table:style-name="ce3">
            <text:p>10/03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6" table:style-name="ce5">
            <text:p>26</text:p>
          </table:table-cell>
          <table:table-cell office:value-type="currency" office:value="191" table:style-name="ce6">
            <text:p>R$ 191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10T00:00:00" table:style-name="ce3">
            <text:p>10/03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68" table:style-name="ce6">
            <text:p>R$ 68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11T00:00:00" table:style-name="ce3">
            <text:p>11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2" table:style-name="ce5">
            <text:p>12</text:p>
          </table:table-cell>
          <table:table-cell office:value-type="currency" office:value="249" table:style-name="ce6">
            <text:p>R$ 24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11T00:00:00" table:style-name="ce3">
            <text:p>11/03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29" table:style-name="ce6">
            <text:p>R$ 2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11T00:00:00" table:style-name="ce3">
            <text:p>11/03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201" table:style-name="ce6">
            <text:p>R$ 201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11T00:00:00" table:style-name="ce3">
            <text:p>11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30" table:style-name="ce5">
            <text:p>30</text:p>
          </table:table-cell>
          <table:table-cell office:value-type="currency" office:value="219" table:style-name="ce6">
            <text:p>R$ 21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11T00:00:00" table:style-name="ce3">
            <text:p>11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80" table:style-name="ce6">
            <text:p>R$ 8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11T00:00:00" table:style-name="ce3">
            <text:p>11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7" table:style-name="ce5">
            <text:p>17</text:p>
          </table:table-cell>
          <table:table-cell office:value-type="currency" office:value="221" table:style-name="ce6">
            <text:p>R$ 221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11T00:00:00" table:style-name="ce3">
            <text:p>11/03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9" table:style-name="ce5">
            <text:p>19</text:p>
          </table:table-cell>
          <table:table-cell office:value-type="currency" office:value="193" table:style-name="ce6">
            <text:p>R$ 193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11T00:00:00" table:style-name="ce3">
            <text:p>11/03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214" table:style-name="ce6">
            <text:p>R$ 21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12T00:00:00" table:style-name="ce3">
            <text:p>12/03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7" table:style-name="ce5">
            <text:p>17</text:p>
          </table:table-cell>
          <table:table-cell office:value-type="currency" office:value="97" table:style-name="ce6">
            <text:p>R$ 9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12T00:00:00" table:style-name="ce3">
            <text:p>12/03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43" table:style-name="ce6">
            <text:p>R$ 43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12T00:00:00" table:style-name="ce3">
            <text:p>12/03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1" table:style-name="ce5">
            <text:p>11</text:p>
          </table:table-cell>
          <table:table-cell office:value-type="currency" office:value="275" table:style-name="ce6">
            <text:p>R$ 27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12T00:00:00" table:style-name="ce3">
            <text:p>12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" table:style-name="ce5">
            <text:p>2</text:p>
          </table:table-cell>
          <table:table-cell office:value-type="currency" office:value="295" table:style-name="ce6">
            <text:p>R$ 29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12T00:00:00" table:style-name="ce3">
            <text:p>12/03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72" table:style-name="ce6">
            <text:p>R$ 7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13T00:00:00" table:style-name="ce3">
            <text:p>13/03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3" table:style-name="ce5">
            <text:p>13</text:p>
          </table:table-cell>
          <table:table-cell office:value-type="currency" office:value="85" table:style-name="ce6">
            <text:p>R$ 8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13T00:00:00" table:style-name="ce3">
            <text:p>13/03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8" table:style-name="ce5">
            <text:p>28</text:p>
          </table:table-cell>
          <table:table-cell office:value-type="currency" office:value="90" table:style-name="ce6">
            <text:p>R$ 9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14T00:00:00" table:style-name="ce3">
            <text:p>14/03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3" table:style-name="ce5">
            <text:p>3</text:p>
          </table:table-cell>
          <table:table-cell office:value-type="currency" office:value="224" table:style-name="ce6">
            <text:p>R$ 22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14T00:00:00" table:style-name="ce3">
            <text:p>14/03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3" table:style-name="ce5">
            <text:p>23</text:p>
          </table:table-cell>
          <table:table-cell office:value-type="currency" office:value="138" table:style-name="ce6">
            <text:p>R$ 13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14T00:00:00" table:style-name="ce3">
            <text:p>14/03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8" table:style-name="ce5">
            <text:p>28</text:p>
          </table:table-cell>
          <table:table-cell office:value-type="currency" office:value="206" table:style-name="ce6">
            <text:p>R$ 20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15T00:00:00" table:style-name="ce3">
            <text:p>15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1" table:style-name="ce5">
            <text:p>21</text:p>
          </table:table-cell>
          <table:table-cell office:value-type="currency" office:value="252" table:style-name="ce6">
            <text:p>R$ 252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15T00:00:00" table:style-name="ce3">
            <text:p>15/03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4" table:style-name="ce5">
            <text:p>24</text:p>
          </table:table-cell>
          <table:table-cell office:value-type="currency" office:value="195" table:style-name="ce6">
            <text:p>R$ 19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15T00:00:00" table:style-name="ce3">
            <text:p>15/03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212" table:style-name="ce6">
            <text:p>R$ 21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16T00:00:00" table:style-name="ce3">
            <text:p>16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9" table:style-name="ce5">
            <text:p>19</text:p>
          </table:table-cell>
          <table:table-cell office:value-type="currency" office:value="238" table:style-name="ce6">
            <text:p>R$ 238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16T00:00:00" table:style-name="ce3">
            <text:p>16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6" table:style-name="ce5">
            <text:p>16</text:p>
          </table:table-cell>
          <table:table-cell office:value-type="currency" office:value="38" table:style-name="ce6">
            <text:p>R$ 38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18T00:00:00" table:style-name="ce3">
            <text:p>18/03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160" table:style-name="ce6">
            <text:p>R$ 16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18T00:00:00" table:style-name="ce3">
            <text:p>18/03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236" table:style-name="ce6">
            <text:p>R$ 236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19T00:00:00" table:style-name="ce3">
            <text:p>19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109" table:style-name="ce6">
            <text:p>R$ 10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19T00:00:00" table:style-name="ce3">
            <text:p>19/03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49" table:style-name="ce6">
            <text:p>R$ 4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19T00:00:00" table:style-name="ce3">
            <text:p>19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4" table:style-name="ce5">
            <text:p>4</text:p>
          </table:table-cell>
          <table:table-cell office:value-type="currency" office:value="28" table:style-name="ce6">
            <text:p>R$ 2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20T00:00:00" table:style-name="ce3">
            <text:p>20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292" table:style-name="ce6">
            <text:p>R$ 29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20T00:00:00" table:style-name="ce3">
            <text:p>20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9" table:style-name="ce5">
            <text:p>19</text:p>
          </table:table-cell>
          <table:table-cell office:value-type="currency" office:value="260" table:style-name="ce6">
            <text:p>R$ 26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20T00:00:00" table:style-name="ce3">
            <text:p>20/03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195" table:style-name="ce6">
            <text:p>R$ 19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20T00:00:00" table:style-name="ce3">
            <text:p>20/03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36" table:style-name="ce6">
            <text:p>R$ 36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20T00:00:00" table:style-name="ce3">
            <text:p>20/03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181" table:style-name="ce6">
            <text:p>R$ 181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21T00:00:00" table:style-name="ce3">
            <text:p>21/03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7" table:style-name="ce5">
            <text:p>17</text:p>
          </table:table-cell>
          <table:table-cell office:value-type="currency" office:value="288" table:style-name="ce6">
            <text:p>R$ 28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21T00:00:00" table:style-name="ce3">
            <text:p>21/03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96" table:style-name="ce6">
            <text:p>R$ 9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21T00:00:00" table:style-name="ce3">
            <text:p>21/03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196" table:style-name="ce6">
            <text:p>R$ 19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21T00:00:00" table:style-name="ce3">
            <text:p>21/03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2" table:style-name="ce5">
            <text:p>22</text:p>
          </table:table-cell>
          <table:table-cell office:value-type="currency" office:value="223" table:style-name="ce6">
            <text:p>R$ 223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22T00:00:00" table:style-name="ce3">
            <text:p>22/03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120" table:style-name="ce6">
            <text:p>R$ 12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22T00:00:00" table:style-name="ce3">
            <text:p>22/03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5" table:style-name="ce5">
            <text:p>25</text:p>
          </table:table-cell>
          <table:table-cell office:value-type="currency" office:value="93" table:style-name="ce6">
            <text:p>R$ 93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22T00:00:00" table:style-name="ce3">
            <text:p>22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3" table:style-name="ce5">
            <text:p>3</text:p>
          </table:table-cell>
          <table:table-cell office:value-type="currency" office:value="35" table:style-name="ce6">
            <text:p>R$ 3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22T00:00:00" table:style-name="ce3">
            <text:p>22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30" table:style-name="ce5">
            <text:p>30</text:p>
          </table:table-cell>
          <table:table-cell office:value-type="currency" office:value="269" table:style-name="ce6">
            <text:p>R$ 26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22T00:00:00" table:style-name="ce3">
            <text:p>22/03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82" table:style-name="ce6">
            <text:p>R$ 8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22T00:00:00" table:style-name="ce3">
            <text:p>22/03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77" table:style-name="ce6">
            <text:p>R$ 77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22T00:00:00" table:style-name="ce3">
            <text:p>22/03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264" table:style-name="ce6">
            <text:p>R$ 26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22T00:00:00" table:style-name="ce3">
            <text:p>22/03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" table:style-name="ce5">
            <text:p>2</text:p>
          </table:table-cell>
          <table:table-cell office:value-type="currency" office:value="54" table:style-name="ce6">
            <text:p>R$ 5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23T00:00:00" table:style-name="ce3">
            <text:p>23/03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2" table:style-name="ce5">
            <text:p>12</text:p>
          </table:table-cell>
          <table:table-cell office:value-type="currency" office:value="104" table:style-name="ce6">
            <text:p>R$ 104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23T00:00:00" table:style-name="ce3">
            <text:p>23/03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207" table:style-name="ce6">
            <text:p>R$ 20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24T00:00:00" table:style-name="ce3">
            <text:p>24/03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101" table:style-name="ce6">
            <text:p>R$ 101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24T00:00:00" table:style-name="ce3">
            <text:p>24/03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153" table:style-name="ce6">
            <text:p>R$ 153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26T00:00:00" table:style-name="ce3">
            <text:p>26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276" table:style-name="ce6">
            <text:p>R$ 276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26T00:00:00" table:style-name="ce3">
            <text:p>26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141" table:style-name="ce6">
            <text:p>R$ 141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26T00:00:00" table:style-name="ce3">
            <text:p>26/03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" table:style-name="ce5">
            <text:p>2</text:p>
          </table:table-cell>
          <table:table-cell office:value-type="currency" office:value="280" table:style-name="ce6">
            <text:p>R$ 28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26T00:00:00" table:style-name="ce3">
            <text:p>26/03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200" table:style-name="ce6">
            <text:p>R$ 20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27T00:00:00" table:style-name="ce3">
            <text:p>27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184" table:style-name="ce6">
            <text:p>R$ 18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27T00:00:00" table:style-name="ce3">
            <text:p>27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54" table:style-name="ce6">
            <text:p>R$ 5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27T00:00:00" table:style-name="ce3">
            <text:p>27/03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165" table:style-name="ce6">
            <text:p>R$ 16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27T00:00:00" table:style-name="ce3">
            <text:p>27/03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162" table:style-name="ce6">
            <text:p>R$ 16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28T00:00:00" table:style-name="ce3">
            <text:p>28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" table:style-name="ce5">
            <text:p>1</text:p>
          </table:table-cell>
          <table:table-cell office:value-type="currency" office:value="296" table:style-name="ce6">
            <text:p>R$ 29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28T00:00:00" table:style-name="ce3">
            <text:p>28/03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4" table:style-name="ce5">
            <text:p>24</text:p>
          </table:table-cell>
          <table:table-cell office:value-type="currency" office:value="154" table:style-name="ce6">
            <text:p>R$ 15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28T00:00:00" table:style-name="ce3">
            <text:p>28/03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215" table:style-name="ce6">
            <text:p>R$ 21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3-28T00:00:00" table:style-name="ce3">
            <text:p>28/03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199" table:style-name="ce6">
            <text:p>R$ 19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29T00:00:00" table:style-name="ce3">
            <text:p>29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293" table:style-name="ce6">
            <text:p>R$ 293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29T00:00:00" table:style-name="ce3">
            <text:p>29/03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5" table:style-name="ce5">
            <text:p>25</text:p>
          </table:table-cell>
          <table:table-cell office:value-type="currency" office:value="59" table:style-name="ce6">
            <text:p>R$ 5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30T00:00:00" table:style-name="ce3">
            <text:p>30/03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3" table:style-name="ce5">
            <text:p>13</text:p>
          </table:table-cell>
          <table:table-cell office:value-type="currency" office:value="78" table:style-name="ce6">
            <text:p>R$ 78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3-30T00:00:00" table:style-name="ce3">
            <text:p>30/03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6" table:style-name="ce5">
            <text:p>6</text:p>
          </table:table-cell>
          <table:table-cell office:value-type="currency" office:value="117" table:style-name="ce6">
            <text:p>R$ 11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31T00:00:00" table:style-name="ce3">
            <text:p>31/03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26" table:style-name="ce6">
            <text:p>R$ 2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3-31T00:00:00" table:style-name="ce3">
            <text:p>31/03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8" table:style-name="ce5">
            <text:p>8</text:p>
          </table:table-cell>
          <table:table-cell office:value-type="currency" office:value="219" table:style-name="ce6">
            <text:p>R$ 21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01T00:00:00" table:style-name="ce3">
            <text:p>01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229" table:style-name="ce6">
            <text:p>R$ 22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4-01T00:00:00" table:style-name="ce3">
            <text:p>01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211" table:style-name="ce6">
            <text:p>R$ 211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4-01T00:00:00" table:style-name="ce3">
            <text:p>01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117" table:style-name="ce6">
            <text:p>R$ 11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01T00:00:00" table:style-name="ce3">
            <text:p>01/04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4" table:style-name="ce5">
            <text:p>24</text:p>
          </table:table-cell>
          <table:table-cell office:value-type="currency" office:value="99" table:style-name="ce6">
            <text:p>R$ 9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4-01T00:00:00" table:style-name="ce3">
            <text:p>01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103" table:style-name="ce6">
            <text:p>R$ 103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01T00:00:00" table:style-name="ce3">
            <text:p>01/04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180" table:style-name="ce6">
            <text:p>R$ 18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4-01T00:00:00" table:style-name="ce3">
            <text:p>01/04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248" table:style-name="ce6">
            <text:p>R$ 248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01T00:00:00" table:style-name="ce3">
            <text:p>01/04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73" table:style-name="ce6">
            <text:p>R$ 73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4-02T00:00:00" table:style-name="ce3">
            <text:p>02/04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242" table:style-name="ce6">
            <text:p>R$ 24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4-02T00:00:00" table:style-name="ce3">
            <text:p>02/04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112" table:style-name="ce6">
            <text:p>R$ 112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02T00:00:00" table:style-name="ce3">
            <text:p>02/04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7" table:style-name="ce5">
            <text:p>17</text:p>
          </table:table-cell>
          <table:table-cell office:value-type="currency" office:value="165" table:style-name="ce6">
            <text:p>R$ 16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4-02T00:00:00" table:style-name="ce3">
            <text:p>02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176" table:style-name="ce6">
            <text:p>R$ 17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4-02T00:00:00" table:style-name="ce3">
            <text:p>02/04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183" table:style-name="ce6">
            <text:p>R$ 183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03T00:00:00" table:style-name="ce3">
            <text:p>03/04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1" table:style-name="ce5">
            <text:p>11</text:p>
          </table:table-cell>
          <table:table-cell office:value-type="currency" office:value="228" table:style-name="ce6">
            <text:p>R$ 228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03T00:00:00" table:style-name="ce3">
            <text:p>03/04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" table:style-name="ce5">
            <text:p>2</text:p>
          </table:table-cell>
          <table:table-cell office:value-type="currency" office:value="26" table:style-name="ce6">
            <text:p>R$ 2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4-03T00:00:00" table:style-name="ce3">
            <text:p>03/04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161" table:style-name="ce6">
            <text:p>R$ 161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04T00:00:00" table:style-name="ce3">
            <text:p>04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3" table:style-name="ce5">
            <text:p>23</text:p>
          </table:table-cell>
          <table:table-cell office:value-type="currency" office:value="160" table:style-name="ce6">
            <text:p>R$ 16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4-04T00:00:00" table:style-name="ce3">
            <text:p>04/04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9" table:style-name="ce5">
            <text:p>19</text:p>
          </table:table-cell>
          <table:table-cell office:value-type="currency" office:value="168" table:style-name="ce6">
            <text:p>R$ 168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4-05T00:00:00" table:style-name="ce3">
            <text:p>05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239" table:style-name="ce6">
            <text:p>R$ 23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4-05T00:00:00" table:style-name="ce3">
            <text:p>05/04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3" table:style-name="ce5">
            <text:p>3</text:p>
          </table:table-cell>
          <table:table-cell office:value-type="currency" office:value="262" table:style-name="ce6">
            <text:p>R$ 262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05T00:00:00" table:style-name="ce3">
            <text:p>05/04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104" table:style-name="ce6">
            <text:p>R$ 10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4-06T00:00:00" table:style-name="ce3">
            <text:p>06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119" table:style-name="ce6">
            <text:p>R$ 11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07T00:00:00" table:style-name="ce3">
            <text:p>07/04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1" table:style-name="ce5">
            <text:p>21</text:p>
          </table:table-cell>
          <table:table-cell office:value-type="currency" office:value="118" table:style-name="ce6">
            <text:p>R$ 118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07T00:00:00" table:style-name="ce3">
            <text:p>07/04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213" table:style-name="ce6">
            <text:p>R$ 213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07T00:00:00" table:style-name="ce3">
            <text:p>07/04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224" table:style-name="ce6">
            <text:p>R$ 22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08T00:00:00" table:style-name="ce3">
            <text:p>08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7" table:style-name="ce5">
            <text:p>17</text:p>
          </table:table-cell>
          <table:table-cell office:value-type="currency" office:value="27" table:style-name="ce6">
            <text:p>R$ 27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4-08T00:00:00" table:style-name="ce3">
            <text:p>08/04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9" table:style-name="ce5">
            <text:p>19</text:p>
          </table:table-cell>
          <table:table-cell office:value-type="currency" office:value="243" table:style-name="ce6">
            <text:p>R$ 243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4-08T00:00:00" table:style-name="ce3">
            <text:p>08/04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5" table:style-name="ce5">
            <text:p>5</text:p>
          </table:table-cell>
          <table:table-cell office:value-type="currency" office:value="147" table:style-name="ce6">
            <text:p>R$ 14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08T00:00:00" table:style-name="ce3">
            <text:p>08/04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8" table:style-name="ce5">
            <text:p>28</text:p>
          </table:table-cell>
          <table:table-cell office:value-type="currency" office:value="164" table:style-name="ce6">
            <text:p>R$ 16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4-08T00:00:00" table:style-name="ce3">
            <text:p>08/04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8" table:style-name="ce5">
            <text:p>8</text:p>
          </table:table-cell>
          <table:table-cell office:value-type="currency" office:value="176" table:style-name="ce6">
            <text:p>R$ 17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4-09T00:00:00" table:style-name="ce3">
            <text:p>09/04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3" table:style-name="ce5">
            <text:p>23</text:p>
          </table:table-cell>
          <table:table-cell office:value-type="currency" office:value="45" table:style-name="ce6">
            <text:p>R$ 4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4-10T00:00:00" table:style-name="ce3">
            <text:p>10/04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2" table:style-name="ce5">
            <text:p>22</text:p>
          </table:table-cell>
          <table:table-cell office:value-type="currency" office:value="239" table:style-name="ce6">
            <text:p>R$ 23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4-10T00:00:00" table:style-name="ce3">
            <text:p>10/04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4" table:style-name="ce5">
            <text:p>4</text:p>
          </table:table-cell>
          <table:table-cell office:value-type="currency" office:value="127" table:style-name="ce6">
            <text:p>R$ 12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10T00:00:00" table:style-name="ce3">
            <text:p>10/04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154" table:style-name="ce6">
            <text:p>R$ 15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4-11T00:00:00" table:style-name="ce3">
            <text:p>11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5" table:style-name="ce5">
            <text:p>25</text:p>
          </table:table-cell>
          <table:table-cell office:value-type="currency" office:value="255" table:style-name="ce6">
            <text:p>R$ 25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11T00:00:00" table:style-name="ce3">
            <text:p>11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175" table:style-name="ce6">
            <text:p>R$ 17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4-11T00:00:00" table:style-name="ce3">
            <text:p>11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145" table:style-name="ce6">
            <text:p>R$ 14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4-11T00:00:00" table:style-name="ce3">
            <text:p>11/04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105" table:style-name="ce6">
            <text:p>R$ 10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4-12T00:00:00" table:style-name="ce3">
            <text:p>12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3" table:style-name="ce5">
            <text:p>3</text:p>
          </table:table-cell>
          <table:table-cell office:value-type="currency" office:value="190" table:style-name="ce6">
            <text:p>R$ 19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12T00:00:00" table:style-name="ce3">
            <text:p>12/04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161" table:style-name="ce6">
            <text:p>R$ 161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4-12T00:00:00" table:style-name="ce3">
            <text:p>12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132" table:style-name="ce6">
            <text:p>R$ 13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4-12T00:00:00" table:style-name="ce3">
            <text:p>12/04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233" table:style-name="ce6">
            <text:p>R$ 233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4-13T00:00:00" table:style-name="ce3">
            <text:p>13/04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3" table:style-name="ce5">
            <text:p>3</text:p>
          </table:table-cell>
          <table:table-cell office:value-type="currency" office:value="63" table:style-name="ce6">
            <text:p>R$ 63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13T00:00:00" table:style-name="ce3">
            <text:p>13/04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164" table:style-name="ce6">
            <text:p>R$ 16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4-13T00:00:00" table:style-name="ce3">
            <text:p>13/04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257" table:style-name="ce6">
            <text:p>R$ 25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14T00:00:00" table:style-name="ce3">
            <text:p>14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6" table:style-name="ce5">
            <text:p>16</text:p>
          </table:table-cell>
          <table:table-cell office:value-type="currency" office:value="145" table:style-name="ce6">
            <text:p>R$ 14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4-14T00:00:00" table:style-name="ce3">
            <text:p>14/04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3" table:style-name="ce5">
            <text:p>13</text:p>
          </table:table-cell>
          <table:table-cell office:value-type="currency" office:value="89" table:style-name="ce6">
            <text:p>R$ 8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4-14T00:00:00" table:style-name="ce3">
            <text:p>14/04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127" table:style-name="ce6">
            <text:p>R$ 12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17T00:00:00" table:style-name="ce3">
            <text:p>17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240" table:style-name="ce6">
            <text:p>R$ 24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17T00:00:00" table:style-name="ce3">
            <text:p>17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78" table:style-name="ce6">
            <text:p>R$ 78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17T00:00:00" table:style-name="ce3">
            <text:p>17/04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174" table:style-name="ce6">
            <text:p>R$ 174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4-18T00:00:00" table:style-name="ce3">
            <text:p>18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4" table:style-name="ce5">
            <text:p>24</text:p>
          </table:table-cell>
          <table:table-cell office:value-type="currency" office:value="75" table:style-name="ce6">
            <text:p>R$ 7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4-18T00:00:00" table:style-name="ce3">
            <text:p>18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3" table:style-name="ce5">
            <text:p>23</text:p>
          </table:table-cell>
          <table:table-cell office:value-type="currency" office:value="241" table:style-name="ce6">
            <text:p>R$ 241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4-18T00:00:00" table:style-name="ce3">
            <text:p>18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6" table:style-name="ce5">
            <text:p>26</text:p>
          </table:table-cell>
          <table:table-cell office:value-type="currency" office:value="50" table:style-name="ce6">
            <text:p>R$ 5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4-18T00:00:00" table:style-name="ce3">
            <text:p>18/04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30" table:style-name="ce5">
            <text:p>30</text:p>
          </table:table-cell>
          <table:table-cell office:value-type="currency" office:value="135" table:style-name="ce6">
            <text:p>R$ 13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19T00:00:00" table:style-name="ce3">
            <text:p>19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240" table:style-name="ce6">
            <text:p>R$ 24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4-19T00:00:00" table:style-name="ce3">
            <text:p>19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4" table:style-name="ce5">
            <text:p>24</text:p>
          </table:table-cell>
          <table:table-cell office:value-type="currency" office:value="101" table:style-name="ce6">
            <text:p>R$ 101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19T00:00:00" table:style-name="ce3">
            <text:p>19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85" table:style-name="ce6">
            <text:p>R$ 8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4-19T00:00:00" table:style-name="ce3">
            <text:p>19/04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9" table:style-name="ce5">
            <text:p>19</text:p>
          </table:table-cell>
          <table:table-cell office:value-type="currency" office:value="239" table:style-name="ce6">
            <text:p>R$ 23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4-19T00:00:00" table:style-name="ce3">
            <text:p>19/04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149" table:style-name="ce6">
            <text:p>R$ 14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20T00:00:00" table:style-name="ce3">
            <text:p>20/04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216" table:style-name="ce6">
            <text:p>R$ 216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4-20T00:00:00" table:style-name="ce3">
            <text:p>20/04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2" table:style-name="ce5">
            <text:p>22</text:p>
          </table:table-cell>
          <table:table-cell office:value-type="currency" office:value="250" table:style-name="ce6">
            <text:p>R$ 25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20T00:00:00" table:style-name="ce3">
            <text:p>20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147" table:style-name="ce6">
            <text:p>R$ 147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4-20T00:00:00" table:style-name="ce3">
            <text:p>20/04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3" table:style-name="ce5">
            <text:p>13</text:p>
          </table:table-cell>
          <table:table-cell office:value-type="currency" office:value="221" table:style-name="ce6">
            <text:p>R$ 221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20T00:00:00" table:style-name="ce3">
            <text:p>20/04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110" table:style-name="ce6">
            <text:p>R$ 11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21T00:00:00" table:style-name="ce3">
            <text:p>21/04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285" table:style-name="ce6">
            <text:p>R$ 28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21T00:00:00" table:style-name="ce3">
            <text:p>21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132" table:style-name="ce6">
            <text:p>R$ 132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21T00:00:00" table:style-name="ce3">
            <text:p>21/04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225" table:style-name="ce6">
            <text:p>R$ 22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4-21T00:00:00" table:style-name="ce3">
            <text:p>21/04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300" table:style-name="ce6">
            <text:p>R$ 30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4-22T00:00:00" table:style-name="ce3">
            <text:p>22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2" table:style-name="ce5">
            <text:p>22</text:p>
          </table:table-cell>
          <table:table-cell office:value-type="currency" office:value="157" table:style-name="ce6">
            <text:p>R$ 15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4-23T00:00:00" table:style-name="ce3">
            <text:p>23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210" table:style-name="ce6">
            <text:p>R$ 21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4-23T00:00:00" table:style-name="ce3">
            <text:p>23/04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2" table:style-name="ce5">
            <text:p>22</text:p>
          </table:table-cell>
          <table:table-cell office:value-type="currency" office:value="119" table:style-name="ce6">
            <text:p>R$ 11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4-23T00:00:00" table:style-name="ce3">
            <text:p>23/04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46" table:style-name="ce6">
            <text:p>R$ 4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4-23T00:00:00" table:style-name="ce3">
            <text:p>23/04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6" table:style-name="ce5">
            <text:p>16</text:p>
          </table:table-cell>
          <table:table-cell office:value-type="currency" office:value="245" table:style-name="ce6">
            <text:p>R$ 24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4-23T00:00:00" table:style-name="ce3">
            <text:p>23/04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7" table:style-name="ce5">
            <text:p>17</text:p>
          </table:table-cell>
          <table:table-cell office:value-type="currency" office:value="100" table:style-name="ce6">
            <text:p>R$ 10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23T00:00:00" table:style-name="ce3">
            <text:p>23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27" table:style-name="ce6">
            <text:p>R$ 2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23T00:00:00" table:style-name="ce3">
            <text:p>23/04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298" table:style-name="ce6">
            <text:p>R$ 298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4-23T00:00:00" table:style-name="ce3">
            <text:p>23/04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276" table:style-name="ce6">
            <text:p>R$ 27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4-24T00:00:00" table:style-name="ce3">
            <text:p>24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5" table:style-name="ce5">
            <text:p>5</text:p>
          </table:table-cell>
          <table:table-cell office:value-type="currency" office:value="246" table:style-name="ce6">
            <text:p>R$ 246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24T00:00:00" table:style-name="ce3">
            <text:p>24/04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105" table:style-name="ce6">
            <text:p>R$ 10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25T00:00:00" table:style-name="ce3">
            <text:p>25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3" table:style-name="ce5">
            <text:p>3</text:p>
          </table:table-cell>
          <table:table-cell office:value-type="currency" office:value="293" table:style-name="ce6">
            <text:p>R$ 293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25T00:00:00" table:style-name="ce3">
            <text:p>25/04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199" table:style-name="ce6">
            <text:p>R$ 19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4-25T00:00:00" table:style-name="ce3">
            <text:p>25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215" table:style-name="ce6">
            <text:p>R$ 21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4-25T00:00:00" table:style-name="ce3">
            <text:p>25/04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249" table:style-name="ce6">
            <text:p>R$ 24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26T00:00:00" table:style-name="ce3">
            <text:p>26/04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65" table:style-name="ce6">
            <text:p>R$ 6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4-26T00:00:00" table:style-name="ce3">
            <text:p>26/04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256" table:style-name="ce6">
            <text:p>R$ 256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4-27T00:00:00" table:style-name="ce3">
            <text:p>27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6" table:style-name="ce5">
            <text:p>6</text:p>
          </table:table-cell>
          <table:table-cell office:value-type="currency" office:value="138" table:style-name="ce6">
            <text:p>R$ 13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4-27T00:00:00" table:style-name="ce3">
            <text:p>27/04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92" table:style-name="ce6">
            <text:p>R$ 92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27T00:00:00" table:style-name="ce3">
            <text:p>27/04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218" table:style-name="ce6">
            <text:p>R$ 21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4-28T00:00:00" table:style-name="ce3">
            <text:p>28/04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" table:style-name="ce5">
            <text:p>1</text:p>
          </table:table-cell>
          <table:table-cell office:value-type="currency" office:value="144" table:style-name="ce6">
            <text:p>R$ 144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4-29T00:00:00" table:style-name="ce3">
            <text:p>29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3" table:style-name="ce5">
            <text:p>13</text:p>
          </table:table-cell>
          <table:table-cell office:value-type="currency" office:value="280" table:style-name="ce6">
            <text:p>R$ 28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4-29T00:00:00" table:style-name="ce3">
            <text:p>29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5" table:style-name="ce5">
            <text:p>5</text:p>
          </table:table-cell>
          <table:table-cell office:value-type="currency" office:value="296" table:style-name="ce6">
            <text:p>R$ 29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4-29T00:00:00" table:style-name="ce3">
            <text:p>29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173" table:style-name="ce6">
            <text:p>R$ 173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29T00:00:00" table:style-name="ce3">
            <text:p>29/04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3" table:style-name="ce5">
            <text:p>13</text:p>
          </table:table-cell>
          <table:table-cell office:value-type="currency" office:value="117" table:style-name="ce6">
            <text:p>R$ 11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4-30T00:00:00" table:style-name="ce3">
            <text:p>30/04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70" table:style-name="ce6">
            <text:p>R$ 7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4-30T00:00:00" table:style-name="ce3">
            <text:p>30/04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3" table:style-name="ce5">
            <text:p>13</text:p>
          </table:table-cell>
          <table:table-cell office:value-type="currency" office:value="249" table:style-name="ce6">
            <text:p>R$ 24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4-30T00:00:00" table:style-name="ce3">
            <text:p>30/04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191" table:style-name="ce6">
            <text:p>R$ 191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01T00:00:00" table:style-name="ce3">
            <text:p>01/05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31" table:style-name="ce6">
            <text:p>R$ 31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02T00:00:00" table:style-name="ce3">
            <text:p>02/05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2" table:style-name="ce5">
            <text:p>22</text:p>
          </table:table-cell>
          <table:table-cell office:value-type="currency" office:value="170" table:style-name="ce6">
            <text:p>R$ 17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5-02T00:00:00" table:style-name="ce3">
            <text:p>02/05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105" table:style-name="ce6">
            <text:p>R$ 10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02T00:00:00" table:style-name="ce3">
            <text:p>02/05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95" table:style-name="ce6">
            <text:p>R$ 9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02T00:00:00" table:style-name="ce3">
            <text:p>02/05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75" table:style-name="ce6">
            <text:p>R$ 7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02T00:00:00" table:style-name="ce3">
            <text:p>02/05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3" table:style-name="ce5">
            <text:p>13</text:p>
          </table:table-cell>
          <table:table-cell office:value-type="currency" office:value="46" table:style-name="ce6">
            <text:p>R$ 46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5-03T00:00:00" table:style-name="ce3">
            <text:p>03/05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139" table:style-name="ce6">
            <text:p>R$ 13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03T00:00:00" table:style-name="ce3">
            <text:p>03/05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7" table:style-name="ce5">
            <text:p>17</text:p>
          </table:table-cell>
          <table:table-cell office:value-type="currency" office:value="214" table:style-name="ce6">
            <text:p>R$ 21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5-03T00:00:00" table:style-name="ce3">
            <text:p>03/05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127" table:style-name="ce6">
            <text:p>R$ 12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03T00:00:00" table:style-name="ce3">
            <text:p>03/05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218" table:style-name="ce6">
            <text:p>R$ 218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03T00:00:00" table:style-name="ce3">
            <text:p>03/05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163" table:style-name="ce6">
            <text:p>R$ 163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04T00:00:00" table:style-name="ce3">
            <text:p>04/05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74" table:style-name="ce6">
            <text:p>R$ 7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5-04T00:00:00" table:style-name="ce3">
            <text:p>04/05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267" table:style-name="ce6">
            <text:p>R$ 26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05T00:00:00" table:style-name="ce3">
            <text:p>05/05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6" table:style-name="ce5">
            <text:p>16</text:p>
          </table:table-cell>
          <table:table-cell office:value-type="currency" office:value="78" table:style-name="ce6">
            <text:p>R$ 7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05T00:00:00" table:style-name="ce3">
            <text:p>05/05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" table:style-name="ce5">
            <text:p>2</text:p>
          </table:table-cell>
          <table:table-cell office:value-type="currency" office:value="244" table:style-name="ce6">
            <text:p>R$ 244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05T00:00:00" table:style-name="ce3">
            <text:p>05/05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198" table:style-name="ce6">
            <text:p>R$ 19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05T00:00:00" table:style-name="ce3">
            <text:p>05/05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8" table:style-name="ce5">
            <text:p>8</text:p>
          </table:table-cell>
          <table:table-cell office:value-type="currency" office:value="172" table:style-name="ce6">
            <text:p>R$ 172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5-05T00:00:00" table:style-name="ce3">
            <text:p>05/05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271" table:style-name="ce6">
            <text:p>R$ 271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05T00:00:00" table:style-name="ce3">
            <text:p>05/05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71" table:style-name="ce6">
            <text:p>R$ 71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05T00:00:00" table:style-name="ce3">
            <text:p>05/05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89" table:style-name="ce6">
            <text:p>R$ 8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5-05T00:00:00" table:style-name="ce3">
            <text:p>05/05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35" table:style-name="ce6">
            <text:p>R$ 3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06T00:00:00" table:style-name="ce3">
            <text:p>06/05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40" table:style-name="ce6">
            <text:p>R$ 4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06T00:00:00" table:style-name="ce3">
            <text:p>06/05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" table:style-name="ce5">
            <text:p>2</text:p>
          </table:table-cell>
          <table:table-cell office:value-type="currency" office:value="184" table:style-name="ce6">
            <text:p>R$ 18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06T00:00:00" table:style-name="ce3">
            <text:p>06/05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213" table:style-name="ce6">
            <text:p>R$ 213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06T00:00:00" table:style-name="ce3">
            <text:p>06/05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62" table:style-name="ce6">
            <text:p>R$ 6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06T00:00:00" table:style-name="ce3">
            <text:p>06/05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8" table:style-name="ce5">
            <text:p>28</text:p>
          </table:table-cell>
          <table:table-cell office:value-type="currency" office:value="253" table:style-name="ce6">
            <text:p>R$ 253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06T00:00:00" table:style-name="ce3">
            <text:p>06/05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174" table:style-name="ce6">
            <text:p>R$ 17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5-07T00:00:00" table:style-name="ce3">
            <text:p>07/05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2" table:style-name="ce5">
            <text:p>12</text:p>
          </table:table-cell>
          <table:table-cell office:value-type="currency" office:value="273" table:style-name="ce6">
            <text:p>R$ 273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08T00:00:00" table:style-name="ce3">
            <text:p>08/05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3" table:style-name="ce5">
            <text:p>3</text:p>
          </table:table-cell>
          <table:table-cell office:value-type="currency" office:value="109" table:style-name="ce6">
            <text:p>R$ 10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08T00:00:00" table:style-name="ce3">
            <text:p>08/05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6" table:style-name="ce5">
            <text:p>26</text:p>
          </table:table-cell>
          <table:table-cell office:value-type="currency" office:value="105" table:style-name="ce6">
            <text:p>R$ 10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5-08T00:00:00" table:style-name="ce3">
            <text:p>08/05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195" table:style-name="ce6">
            <text:p>R$ 19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08T00:00:00" table:style-name="ce3">
            <text:p>08/05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250" table:style-name="ce6">
            <text:p>R$ 25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09T00:00:00" table:style-name="ce3">
            <text:p>09/05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8" table:style-name="ce5">
            <text:p>28</text:p>
          </table:table-cell>
          <table:table-cell office:value-type="currency" office:value="94" table:style-name="ce6">
            <text:p>R$ 9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5-10T00:00:00" table:style-name="ce3">
            <text:p>10/05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7" table:style-name="ce5">
            <text:p>17</text:p>
          </table:table-cell>
          <table:table-cell office:value-type="currency" office:value="254" table:style-name="ce6">
            <text:p>R$ 25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5-10T00:00:00" table:style-name="ce3">
            <text:p>10/05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39" table:style-name="ce6">
            <text:p>R$ 3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5-10T00:00:00" table:style-name="ce3">
            <text:p>10/05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117" table:style-name="ce6">
            <text:p>R$ 11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5-11T00:00:00" table:style-name="ce3">
            <text:p>11/05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4" table:style-name="ce5">
            <text:p>4</text:p>
          </table:table-cell>
          <table:table-cell office:value-type="currency" office:value="247" table:style-name="ce6">
            <text:p>R$ 24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5-11T00:00:00" table:style-name="ce3">
            <text:p>11/05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171" table:style-name="ce6">
            <text:p>R$ 171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5-12T00:00:00" table:style-name="ce3">
            <text:p>12/05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3" table:style-name="ce5">
            <text:p>23</text:p>
          </table:table-cell>
          <table:table-cell office:value-type="currency" office:value="116" table:style-name="ce6">
            <text:p>R$ 11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12T00:00:00" table:style-name="ce3">
            <text:p>12/05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88" table:style-name="ce6">
            <text:p>R$ 88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12T00:00:00" table:style-name="ce3">
            <text:p>12/05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" table:style-name="ce5">
            <text:p>2</text:p>
          </table:table-cell>
          <table:table-cell office:value-type="currency" office:value="300" table:style-name="ce6">
            <text:p>R$ 30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13T00:00:00" table:style-name="ce3">
            <text:p>13/05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51" table:style-name="ce6">
            <text:p>R$ 51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13T00:00:00" table:style-name="ce3">
            <text:p>13/05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270" table:style-name="ce6">
            <text:p>R$ 27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5-14T00:00:00" table:style-name="ce3">
            <text:p>14/05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211" table:style-name="ce6">
            <text:p>R$ 211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14T00:00:00" table:style-name="ce3">
            <text:p>14/05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9" table:style-name="ce5">
            <text:p>19</text:p>
          </table:table-cell>
          <table:table-cell office:value-type="currency" office:value="158" table:style-name="ce6">
            <text:p>R$ 15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14T00:00:00" table:style-name="ce3">
            <text:p>14/05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47" table:style-name="ce6">
            <text:p>R$ 47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15T00:00:00" table:style-name="ce3">
            <text:p>15/05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87" table:style-name="ce6">
            <text:p>R$ 8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5-15T00:00:00" table:style-name="ce3">
            <text:p>15/05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55" table:style-name="ce6">
            <text:p>R$ 5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15T00:00:00" table:style-name="ce3">
            <text:p>15/05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262" table:style-name="ce6">
            <text:p>R$ 26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15T00:00:00" table:style-name="ce3">
            <text:p>15/05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4" table:style-name="ce5">
            <text:p>4</text:p>
          </table:table-cell>
          <table:table-cell office:value-type="currency" office:value="237" table:style-name="ce6">
            <text:p>R$ 237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15T00:00:00" table:style-name="ce3">
            <text:p>15/05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285" table:style-name="ce6">
            <text:p>R$ 28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5-15T00:00:00" table:style-name="ce3">
            <text:p>15/05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8" table:style-name="ce5">
            <text:p>28</text:p>
          </table:table-cell>
          <table:table-cell office:value-type="currency" office:value="170" table:style-name="ce6">
            <text:p>R$ 17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16T00:00:00" table:style-name="ce3">
            <text:p>16/05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258" table:style-name="ce6">
            <text:p>R$ 25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17T00:00:00" table:style-name="ce3">
            <text:p>17/05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39" table:style-name="ce6">
            <text:p>R$ 3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17T00:00:00" table:style-name="ce3">
            <text:p>17/05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142" table:style-name="ce6">
            <text:p>R$ 14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17T00:00:00" table:style-name="ce3">
            <text:p>17/05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8" table:style-name="ce5">
            <text:p>28</text:p>
          </table:table-cell>
          <table:table-cell office:value-type="currency" office:value="272" table:style-name="ce6">
            <text:p>R$ 27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17T00:00:00" table:style-name="ce3">
            <text:p>17/05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171" table:style-name="ce6">
            <text:p>R$ 171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18T00:00:00" table:style-name="ce3">
            <text:p>18/05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113" table:style-name="ce6">
            <text:p>R$ 113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5-18T00:00:00" table:style-name="ce3">
            <text:p>18/05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297" table:style-name="ce6">
            <text:p>R$ 29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19T00:00:00" table:style-name="ce3">
            <text:p>19/05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118" table:style-name="ce6">
            <text:p>R$ 11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20T00:00:00" table:style-name="ce3">
            <text:p>20/05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9" table:style-name="ce5">
            <text:p>19</text:p>
          </table:table-cell>
          <table:table-cell office:value-type="currency" office:value="260" table:style-name="ce6">
            <text:p>R$ 26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20T00:00:00" table:style-name="ce3">
            <text:p>20/05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101" table:style-name="ce6">
            <text:p>R$ 101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20T00:00:00" table:style-name="ce3">
            <text:p>20/05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5" table:style-name="ce5">
            <text:p>5</text:p>
          </table:table-cell>
          <table:table-cell office:value-type="currency" office:value="183" table:style-name="ce6">
            <text:p>R$ 183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20T00:00:00" table:style-name="ce3">
            <text:p>20/05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117" table:style-name="ce6">
            <text:p>R$ 117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21T00:00:00" table:style-name="ce3">
            <text:p>21/05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123" table:style-name="ce6">
            <text:p>R$ 123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5-21T00:00:00" table:style-name="ce3">
            <text:p>21/05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231" table:style-name="ce6">
            <text:p>R$ 231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21T00:00:00" table:style-name="ce3">
            <text:p>21/05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54" table:style-name="ce6">
            <text:p>R$ 5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5-21T00:00:00" table:style-name="ce3">
            <text:p>21/05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90" table:style-name="ce6">
            <text:p>R$ 9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21T00:00:00" table:style-name="ce3">
            <text:p>21/05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6" table:style-name="ce5">
            <text:p>6</text:p>
          </table:table-cell>
          <table:table-cell office:value-type="currency" office:value="260" table:style-name="ce6">
            <text:p>R$ 26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5-21T00:00:00" table:style-name="ce3">
            <text:p>21/05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84" table:style-name="ce6">
            <text:p>R$ 8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5-22T00:00:00" table:style-name="ce3">
            <text:p>22/05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5" table:style-name="ce5">
            <text:p>5</text:p>
          </table:table-cell>
          <table:table-cell office:value-type="currency" office:value="40" table:style-name="ce6">
            <text:p>R$ 4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22T00:00:00" table:style-name="ce3">
            <text:p>22/05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1" table:style-name="ce5">
            <text:p>11</text:p>
          </table:table-cell>
          <table:table-cell office:value-type="currency" office:value="186" table:style-name="ce6">
            <text:p>R$ 186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5-22T00:00:00" table:style-name="ce3">
            <text:p>22/05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7" table:style-name="ce5">
            <text:p>17</text:p>
          </table:table-cell>
          <table:table-cell office:value-type="currency" office:value="142" table:style-name="ce6">
            <text:p>R$ 142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5-23T00:00:00" table:style-name="ce3">
            <text:p>23/05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286" table:style-name="ce6">
            <text:p>R$ 28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23T00:00:00" table:style-name="ce3">
            <text:p>23/05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173" table:style-name="ce6">
            <text:p>R$ 173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23T00:00:00" table:style-name="ce3">
            <text:p>23/05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3" table:style-name="ce5">
            <text:p>3</text:p>
          </table:table-cell>
          <table:table-cell office:value-type="currency" office:value="45" table:style-name="ce6">
            <text:p>R$ 4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24T00:00:00" table:style-name="ce3">
            <text:p>24/05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2" table:style-name="ce5">
            <text:p>12</text:p>
          </table:table-cell>
          <table:table-cell office:value-type="currency" office:value="146" table:style-name="ce6">
            <text:p>R$ 146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5-25T00:00:00" table:style-name="ce3">
            <text:p>25/05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6" table:style-name="ce5">
            <text:p>16</text:p>
          </table:table-cell>
          <table:table-cell office:value-type="currency" office:value="298" table:style-name="ce6">
            <text:p>R$ 29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25T00:00:00" table:style-name="ce3">
            <text:p>25/05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129" table:style-name="ce6">
            <text:p>R$ 12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5-25T00:00:00" table:style-name="ce3">
            <text:p>25/05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138" table:style-name="ce6">
            <text:p>R$ 138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5-25T00:00:00" table:style-name="ce3">
            <text:p>25/05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7" table:style-name="ce5">
            <text:p>17</text:p>
          </table:table-cell>
          <table:table-cell office:value-type="currency" office:value="214" table:style-name="ce6">
            <text:p>R$ 214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25T00:00:00" table:style-name="ce3">
            <text:p>25/05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184" table:style-name="ce6">
            <text:p>R$ 18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25T00:00:00" table:style-name="ce3">
            <text:p>25/05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44" table:style-name="ce6">
            <text:p>R$ 4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25T00:00:00" table:style-name="ce3">
            <text:p>25/05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275" table:style-name="ce6">
            <text:p>R$ 27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25T00:00:00" table:style-name="ce3">
            <text:p>25/05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252" table:style-name="ce6">
            <text:p>R$ 25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26T00:00:00" table:style-name="ce3">
            <text:p>26/05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1" table:style-name="ce5">
            <text:p>21</text:p>
          </table:table-cell>
          <table:table-cell office:value-type="currency" office:value="251" table:style-name="ce6">
            <text:p>R$ 251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26T00:00:00" table:style-name="ce3">
            <text:p>26/05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2" table:style-name="ce5">
            <text:p>12</text:p>
          </table:table-cell>
          <table:table-cell office:value-type="currency" office:value="120" table:style-name="ce6">
            <text:p>R$ 12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26T00:00:00" table:style-name="ce3">
            <text:p>26/05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5" table:style-name="ce5">
            <text:p>5</text:p>
          </table:table-cell>
          <table:table-cell office:value-type="currency" office:value="77" table:style-name="ce6">
            <text:p>R$ 7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27T00:00:00" table:style-name="ce3">
            <text:p>27/05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" table:style-name="ce5">
            <text:p>1</text:p>
          </table:table-cell>
          <table:table-cell office:value-type="currency" office:value="285" table:style-name="ce6">
            <text:p>R$ 28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27T00:00:00" table:style-name="ce3">
            <text:p>27/05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139" table:style-name="ce6">
            <text:p>R$ 13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27T00:00:00" table:style-name="ce3">
            <text:p>27/05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3" table:style-name="ce5">
            <text:p>3</text:p>
          </table:table-cell>
          <table:table-cell office:value-type="currency" office:value="143" table:style-name="ce6">
            <text:p>R$ 143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27T00:00:00" table:style-name="ce3">
            <text:p>27/05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115" table:style-name="ce6">
            <text:p>R$ 11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28T00:00:00" table:style-name="ce3">
            <text:p>28/05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218" table:style-name="ce6">
            <text:p>R$ 21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29T00:00:00" table:style-name="ce3">
            <text:p>29/05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98" table:style-name="ce6">
            <text:p>R$ 98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29T00:00:00" table:style-name="ce3">
            <text:p>29/05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4" table:style-name="ce5">
            <text:p>24</text:p>
          </table:table-cell>
          <table:table-cell office:value-type="currency" office:value="192" table:style-name="ce6">
            <text:p>R$ 19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29T00:00:00" table:style-name="ce3">
            <text:p>29/05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270" table:style-name="ce6">
            <text:p>R$ 27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29T00:00:00" table:style-name="ce3">
            <text:p>29/05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174" table:style-name="ce6">
            <text:p>R$ 174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29T00:00:00" table:style-name="ce3">
            <text:p>29/05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154" table:style-name="ce6">
            <text:p>R$ 15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5-30T00:00:00" table:style-name="ce3">
            <text:p>30/05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6" table:style-name="ce5">
            <text:p>16</text:p>
          </table:table-cell>
          <table:table-cell office:value-type="currency" office:value="37" table:style-name="ce6">
            <text:p>R$ 37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30T00:00:00" table:style-name="ce3">
            <text:p>30/05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3" table:style-name="ce5">
            <text:p>13</text:p>
          </table:table-cell>
          <table:table-cell office:value-type="currency" office:value="226" table:style-name="ce6">
            <text:p>R$ 226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5-30T00:00:00" table:style-name="ce3">
            <text:p>30/05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6" table:style-name="ce5">
            <text:p>26</text:p>
          </table:table-cell>
          <table:table-cell office:value-type="currency" office:value="158" table:style-name="ce6">
            <text:p>R$ 15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31T00:00:00" table:style-name="ce3">
            <text:p>31/05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272" table:style-name="ce6">
            <text:p>R$ 27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5-31T00:00:00" table:style-name="ce3">
            <text:p>31/05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165" table:style-name="ce6">
            <text:p>R$ 16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31T00:00:00" table:style-name="ce3">
            <text:p>31/05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34" table:style-name="ce6">
            <text:p>R$ 34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5-31T00:00:00" table:style-name="ce3">
            <text:p>31/05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6" table:style-name="ce5">
            <text:p>6</text:p>
          </table:table-cell>
          <table:table-cell office:value-type="currency" office:value="150" table:style-name="ce6">
            <text:p>R$ 15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01T00:00:00" table:style-name="ce3">
            <text:p>01/06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3" table:style-name="ce5">
            <text:p>23</text:p>
          </table:table-cell>
          <table:table-cell office:value-type="currency" office:value="106" table:style-name="ce6">
            <text:p>R$ 106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6-01T00:00:00" table:style-name="ce3">
            <text:p>01/06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91" table:style-name="ce6">
            <text:p>R$ 91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6-01T00:00:00" table:style-name="ce3">
            <text:p>01/06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7" table:style-name="ce5">
            <text:p>17</text:p>
          </table:table-cell>
          <table:table-cell office:value-type="currency" office:value="32" table:style-name="ce6">
            <text:p>R$ 3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6-02T00:00:00" table:style-name="ce3">
            <text:p>02/06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281" table:style-name="ce6">
            <text:p>R$ 281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6-02T00:00:00" table:style-name="ce3">
            <text:p>02/06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88" table:style-name="ce6">
            <text:p>R$ 8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6-02T00:00:00" table:style-name="ce3">
            <text:p>02/06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96" table:style-name="ce6">
            <text:p>R$ 96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02T00:00:00" table:style-name="ce3">
            <text:p>02/06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84" table:style-name="ce6">
            <text:p>R$ 8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6-02T00:00:00" table:style-name="ce3">
            <text:p>02/06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72" table:style-name="ce6">
            <text:p>R$ 7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6-03T00:00:00" table:style-name="ce3">
            <text:p>03/06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249" table:style-name="ce6">
            <text:p>R$ 24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03T00:00:00" table:style-name="ce3">
            <text:p>03/06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5" table:style-name="ce5">
            <text:p>5</text:p>
          </table:table-cell>
          <table:table-cell office:value-type="currency" office:value="157" table:style-name="ce6">
            <text:p>R$ 15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03T00:00:00" table:style-name="ce3">
            <text:p>03/06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6" table:style-name="ce5">
            <text:p>6</text:p>
          </table:table-cell>
          <table:table-cell office:value-type="currency" office:value="52" table:style-name="ce6">
            <text:p>R$ 52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03T00:00:00" table:style-name="ce3">
            <text:p>03/06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8" table:style-name="ce5">
            <text:p>8</text:p>
          </table:table-cell>
          <table:table-cell office:value-type="currency" office:value="142" table:style-name="ce6">
            <text:p>R$ 14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6-03T00:00:00" table:style-name="ce3">
            <text:p>03/06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43" table:style-name="ce6">
            <text:p>R$ 43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6-03T00:00:00" table:style-name="ce3">
            <text:p>03/06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201" table:style-name="ce6">
            <text:p>R$ 201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6-04T00:00:00" table:style-name="ce3">
            <text:p>04/06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194" table:style-name="ce6">
            <text:p>R$ 194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6-05T00:00:00" table:style-name="ce3">
            <text:p>05/06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296" table:style-name="ce6">
            <text:p>R$ 296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05T00:00:00" table:style-name="ce3">
            <text:p>05/06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280" table:style-name="ce6">
            <text:p>R$ 28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6-05T00:00:00" table:style-name="ce3">
            <text:p>05/06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154" table:style-name="ce6">
            <text:p>R$ 154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6-05T00:00:00" table:style-name="ce3">
            <text:p>05/06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106" table:style-name="ce6">
            <text:p>R$ 106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6-06T00:00:00" table:style-name="ce3">
            <text:p>06/06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9" table:style-name="ce5">
            <text:p>19</text:p>
          </table:table-cell>
          <table:table-cell office:value-type="currency" office:value="84" table:style-name="ce6">
            <text:p>R$ 8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08T00:00:00" table:style-name="ce3">
            <text:p>08/06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234" table:style-name="ce6">
            <text:p>R$ 23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09T00:00:00" table:style-name="ce3">
            <text:p>09/06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257" table:style-name="ce6">
            <text:p>R$ 25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6-09T00:00:00" table:style-name="ce3">
            <text:p>09/06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109" table:style-name="ce6">
            <text:p>R$ 10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6-09T00:00:00" table:style-name="ce3">
            <text:p>09/06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239" table:style-name="ce6">
            <text:p>R$ 23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6-09T00:00:00" table:style-name="ce3">
            <text:p>09/06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183" table:style-name="ce6">
            <text:p>R$ 183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10T00:00:00" table:style-name="ce3">
            <text:p>10/06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208" table:style-name="ce6">
            <text:p>R$ 208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6-10T00:00:00" table:style-name="ce3">
            <text:p>10/06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1" table:style-name="ce5">
            <text:p>21</text:p>
          </table:table-cell>
          <table:table-cell office:value-type="currency" office:value="79" table:style-name="ce6">
            <text:p>R$ 7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6-10T00:00:00" table:style-name="ce3">
            <text:p>10/06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" table:style-name="ce5">
            <text:p>1</text:p>
          </table:table-cell>
          <table:table-cell office:value-type="currency" office:value="180" table:style-name="ce6">
            <text:p>R$ 18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6-10T00:00:00" table:style-name="ce3">
            <text:p>10/06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3" table:style-name="ce5">
            <text:p>3</text:p>
          </table:table-cell>
          <table:table-cell office:value-type="currency" office:value="250" table:style-name="ce6">
            <text:p>R$ 25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10T00:00:00" table:style-name="ce3">
            <text:p>10/06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9" table:style-name="ce5">
            <text:p>19</text:p>
          </table:table-cell>
          <table:table-cell office:value-type="currency" office:value="67" table:style-name="ce6">
            <text:p>R$ 67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6-10T00:00:00" table:style-name="ce3">
            <text:p>10/06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294" table:style-name="ce6">
            <text:p>R$ 29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6-10T00:00:00" table:style-name="ce3">
            <text:p>10/06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226" table:style-name="ce6">
            <text:p>R$ 226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6-10T00:00:00" table:style-name="ce3">
            <text:p>10/06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" table:style-name="ce5">
            <text:p>2</text:p>
          </table:table-cell>
          <table:table-cell office:value-type="currency" office:value="57" table:style-name="ce6">
            <text:p>R$ 5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11T00:00:00" table:style-name="ce3">
            <text:p>11/06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267" table:style-name="ce6">
            <text:p>R$ 26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11T00:00:00" table:style-name="ce3">
            <text:p>11/06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212" table:style-name="ce6">
            <text:p>R$ 212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11T00:00:00" table:style-name="ce3">
            <text:p>11/06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135" table:style-name="ce6">
            <text:p>R$ 13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12T00:00:00" table:style-name="ce3">
            <text:p>12/06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140" table:style-name="ce6">
            <text:p>R$ 14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6-12T00:00:00" table:style-name="ce3">
            <text:p>12/06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4" table:style-name="ce5">
            <text:p>24</text:p>
          </table:table-cell>
          <table:table-cell office:value-type="currency" office:value="169" table:style-name="ce6">
            <text:p>R$ 16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12T00:00:00" table:style-name="ce3">
            <text:p>12/06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54" table:style-name="ce6">
            <text:p>R$ 5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6-12T00:00:00" table:style-name="ce3">
            <text:p>12/06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57" table:style-name="ce6">
            <text:p>R$ 5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13T00:00:00" table:style-name="ce3">
            <text:p>13/06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289" table:style-name="ce6">
            <text:p>R$ 28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6-13T00:00:00" table:style-name="ce3">
            <text:p>13/06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43" table:style-name="ce6">
            <text:p>R$ 43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6-14T00:00:00" table:style-name="ce3">
            <text:p>14/06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156" table:style-name="ce6">
            <text:p>R$ 156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15T00:00:00" table:style-name="ce3">
            <text:p>15/06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2" table:style-name="ce5">
            <text:p>12</text:p>
          </table:table-cell>
          <table:table-cell office:value-type="currency" office:value="86" table:style-name="ce6">
            <text:p>R$ 8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6-15T00:00:00" table:style-name="ce3">
            <text:p>15/06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9" table:style-name="ce5">
            <text:p>19</text:p>
          </table:table-cell>
          <table:table-cell office:value-type="currency" office:value="217" table:style-name="ce6">
            <text:p>R$ 217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6-15T00:00:00" table:style-name="ce3">
            <text:p>15/06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175" table:style-name="ce6">
            <text:p>R$ 17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16T00:00:00" table:style-name="ce3">
            <text:p>16/06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5" table:style-name="ce5">
            <text:p>5</text:p>
          </table:table-cell>
          <table:table-cell office:value-type="currency" office:value="156" table:style-name="ce6">
            <text:p>R$ 15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6-16T00:00:00" table:style-name="ce3">
            <text:p>16/06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9" table:style-name="ce5">
            <text:p>19</text:p>
          </table:table-cell>
          <table:table-cell office:value-type="currency" office:value="101" table:style-name="ce6">
            <text:p>R$ 101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6-16T00:00:00" table:style-name="ce3">
            <text:p>16/06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1" table:style-name="ce5">
            <text:p>21</text:p>
          </table:table-cell>
          <table:table-cell office:value-type="currency" office:value="159" table:style-name="ce6">
            <text:p>R$ 15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6-17T00:00:00" table:style-name="ce3">
            <text:p>17/06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6" table:style-name="ce5">
            <text:p>16</text:p>
          </table:table-cell>
          <table:table-cell office:value-type="currency" office:value="122" table:style-name="ce6">
            <text:p>R$ 122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17T00:00:00" table:style-name="ce3">
            <text:p>17/06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58" table:style-name="ce6">
            <text:p>R$ 58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6-17T00:00:00" table:style-name="ce3">
            <text:p>17/06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4" table:style-name="ce5">
            <text:p>24</text:p>
          </table:table-cell>
          <table:table-cell office:value-type="currency" office:value="130" table:style-name="ce6">
            <text:p>R$ 13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6-17T00:00:00" table:style-name="ce3">
            <text:p>17/06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8" table:style-name="ce5">
            <text:p>28</text:p>
          </table:table-cell>
          <table:table-cell office:value-type="currency" office:value="225" table:style-name="ce6">
            <text:p>R$ 22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18T00:00:00" table:style-name="ce3">
            <text:p>18/06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3" table:style-name="ce5">
            <text:p>3</text:p>
          </table:table-cell>
          <table:table-cell office:value-type="currency" office:value="77" table:style-name="ce6">
            <text:p>R$ 7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19T00:00:00" table:style-name="ce3">
            <text:p>19/06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143" table:style-name="ce6">
            <text:p>R$ 143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19T00:00:00" table:style-name="ce3">
            <text:p>19/06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178" table:style-name="ce6">
            <text:p>R$ 178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19T00:00:00" table:style-name="ce3">
            <text:p>19/06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77" table:style-name="ce6">
            <text:p>R$ 7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6-19T00:00:00" table:style-name="ce3">
            <text:p>19/06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137" table:style-name="ce6">
            <text:p>R$ 13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6-20T00:00:00" table:style-name="ce3">
            <text:p>20/06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1" table:style-name="ce5">
            <text:p>11</text:p>
          </table:table-cell>
          <table:table-cell office:value-type="currency" office:value="49" table:style-name="ce6">
            <text:p>R$ 4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6-20T00:00:00" table:style-name="ce3">
            <text:p>20/06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3" table:style-name="ce5">
            <text:p>3</text:p>
          </table:table-cell>
          <table:table-cell office:value-type="currency" office:value="290" table:style-name="ce6">
            <text:p>R$ 29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6-20T00:00:00" table:style-name="ce3">
            <text:p>20/06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4" table:style-name="ce5">
            <text:p>4</text:p>
          </table:table-cell>
          <table:table-cell office:value-type="currency" office:value="209" table:style-name="ce6">
            <text:p>R$ 20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6-20T00:00:00" table:style-name="ce3">
            <text:p>20/06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210" table:style-name="ce6">
            <text:p>R$ 21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20T00:00:00" table:style-name="ce3">
            <text:p>20/06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154" table:style-name="ce6">
            <text:p>R$ 15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6-21T00:00:00" table:style-name="ce3">
            <text:p>21/06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90" table:style-name="ce6">
            <text:p>R$ 9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6-21T00:00:00" table:style-name="ce3">
            <text:p>21/06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65" table:style-name="ce6">
            <text:p>R$ 6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6-21T00:00:00" table:style-name="ce3">
            <text:p>21/06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28" table:style-name="ce6">
            <text:p>R$ 2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6-21T00:00:00" table:style-name="ce3">
            <text:p>21/06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222" table:style-name="ce6">
            <text:p>R$ 22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6-21T00:00:00" table:style-name="ce3">
            <text:p>21/06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9" table:style-name="ce5">
            <text:p>19</text:p>
          </table:table-cell>
          <table:table-cell office:value-type="currency" office:value="208" table:style-name="ce6">
            <text:p>R$ 20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6-22T00:00:00" table:style-name="ce3">
            <text:p>22/06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251" table:style-name="ce6">
            <text:p>R$ 251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22T00:00:00" table:style-name="ce3">
            <text:p>22/06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260" table:style-name="ce6">
            <text:p>R$ 26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6-23T00:00:00" table:style-name="ce3">
            <text:p>23/06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182" table:style-name="ce6">
            <text:p>R$ 182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23T00:00:00" table:style-name="ce3">
            <text:p>23/06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144" table:style-name="ce6">
            <text:p>R$ 14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6-23T00:00:00" table:style-name="ce3">
            <text:p>23/06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121" table:style-name="ce6">
            <text:p>R$ 121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6-24T00:00:00" table:style-name="ce3">
            <text:p>24/06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1" table:style-name="ce5">
            <text:p>11</text:p>
          </table:table-cell>
          <table:table-cell office:value-type="currency" office:value="72" table:style-name="ce6">
            <text:p>R$ 7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6-24T00:00:00" table:style-name="ce3">
            <text:p>24/06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200" table:style-name="ce6">
            <text:p>R$ 20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6-24T00:00:00" table:style-name="ce3">
            <text:p>24/06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140" table:style-name="ce6">
            <text:p>R$ 14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6-25T00:00:00" table:style-name="ce3">
            <text:p>25/06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175" table:style-name="ce6">
            <text:p>R$ 17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6-25T00:00:00" table:style-name="ce3">
            <text:p>25/06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25" table:style-name="ce6">
            <text:p>R$ 2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6-25T00:00:00" table:style-name="ce3">
            <text:p>25/06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113" table:style-name="ce6">
            <text:p>R$ 113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25T00:00:00" table:style-name="ce3">
            <text:p>25/06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208" table:style-name="ce6">
            <text:p>R$ 20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6-26T00:00:00" table:style-name="ce3">
            <text:p>26/06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3" table:style-name="ce5">
            <text:p>3</text:p>
          </table:table-cell>
          <table:table-cell office:value-type="currency" office:value="255" table:style-name="ce6">
            <text:p>R$ 25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26T00:00:00" table:style-name="ce3">
            <text:p>26/06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254" table:style-name="ce6">
            <text:p>R$ 25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27T00:00:00" table:style-name="ce3">
            <text:p>27/06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162" table:style-name="ce6">
            <text:p>R$ 16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6-27T00:00:00" table:style-name="ce3">
            <text:p>27/06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61" table:style-name="ce6">
            <text:p>R$ 61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27T00:00:00" table:style-name="ce3">
            <text:p>27/06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3" table:style-name="ce5">
            <text:p>23</text:p>
          </table:table-cell>
          <table:table-cell office:value-type="currency" office:value="277" table:style-name="ce6">
            <text:p>R$ 27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27T00:00:00" table:style-name="ce3">
            <text:p>27/06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65" table:style-name="ce6">
            <text:p>R$ 6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27T00:00:00" table:style-name="ce3">
            <text:p>27/06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5" table:style-name="ce5">
            <text:p>5</text:p>
          </table:table-cell>
          <table:table-cell office:value-type="currency" office:value="117" table:style-name="ce6">
            <text:p>R$ 11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27T00:00:00" table:style-name="ce3">
            <text:p>27/06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8" table:style-name="ce5">
            <text:p>28</text:p>
          </table:table-cell>
          <table:table-cell office:value-type="currency" office:value="87" table:style-name="ce6">
            <text:p>R$ 8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6-28T00:00:00" table:style-name="ce3">
            <text:p>28/06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2" table:style-name="ce5">
            <text:p>22</text:p>
          </table:table-cell>
          <table:table-cell office:value-type="currency" office:value="121" table:style-name="ce6">
            <text:p>R$ 121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6-28T00:00:00" table:style-name="ce3">
            <text:p>28/06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5" table:style-name="ce5">
            <text:p>25</text:p>
          </table:table-cell>
          <table:table-cell office:value-type="currency" office:value="252" table:style-name="ce6">
            <text:p>R$ 25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6-28T00:00:00" table:style-name="ce3">
            <text:p>28/06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32" table:style-name="ce6">
            <text:p>R$ 3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6-30T00:00:00" table:style-name="ce3">
            <text:p>30/06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113" table:style-name="ce6">
            <text:p>R$ 113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6-30T00:00:00" table:style-name="ce3">
            <text:p>30/06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49" table:style-name="ce6">
            <text:p>R$ 4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6-30T00:00:00" table:style-name="ce3">
            <text:p>30/06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194" table:style-name="ce6">
            <text:p>R$ 19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01T00:00:00" table:style-name="ce3">
            <text:p>01/07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85" table:style-name="ce6">
            <text:p>R$ 8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7-01T00:00:00" table:style-name="ce3">
            <text:p>01/07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153" table:style-name="ce6">
            <text:p>R$ 153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01T00:00:00" table:style-name="ce3">
            <text:p>01/07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170" table:style-name="ce6">
            <text:p>R$ 17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7-01T00:00:00" table:style-name="ce3">
            <text:p>01/07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108" table:style-name="ce6">
            <text:p>R$ 108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7-02T00:00:00" table:style-name="ce3">
            <text:p>02/07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292" table:style-name="ce6">
            <text:p>R$ 29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7-02T00:00:00" table:style-name="ce3">
            <text:p>02/07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198" table:style-name="ce6">
            <text:p>R$ 198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7-03T00:00:00" table:style-name="ce3">
            <text:p>03/07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4" table:style-name="ce5">
            <text:p>24</text:p>
          </table:table-cell>
          <table:table-cell office:value-type="currency" office:value="118" table:style-name="ce6">
            <text:p>R$ 118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03T00:00:00" table:style-name="ce3">
            <text:p>03/07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177" table:style-name="ce6">
            <text:p>R$ 17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03T00:00:00" table:style-name="ce3">
            <text:p>03/07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88" table:style-name="ce6">
            <text:p>R$ 88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03T00:00:00" table:style-name="ce3">
            <text:p>03/07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3" table:style-name="ce5">
            <text:p>13</text:p>
          </table:table-cell>
          <table:table-cell office:value-type="currency" office:value="26" table:style-name="ce6">
            <text:p>R$ 2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7-03T00:00:00" table:style-name="ce3">
            <text:p>03/07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7" table:style-name="ce5">
            <text:p>17</text:p>
          </table:table-cell>
          <table:table-cell office:value-type="currency" office:value="293" table:style-name="ce6">
            <text:p>R$ 293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03T00:00:00" table:style-name="ce3">
            <text:p>03/07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256" table:style-name="ce6">
            <text:p>R$ 25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7-04T00:00:00" table:style-name="ce3">
            <text:p>04/07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" table:style-name="ce5">
            <text:p>1</text:p>
          </table:table-cell>
          <table:table-cell office:value-type="currency" office:value="157" table:style-name="ce6">
            <text:p>R$ 15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7-04T00:00:00" table:style-name="ce3">
            <text:p>04/07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99" table:style-name="ce6">
            <text:p>R$ 9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04T00:00:00" table:style-name="ce3">
            <text:p>04/07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245" table:style-name="ce6">
            <text:p>R$ 24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7-05T00:00:00" table:style-name="ce3">
            <text:p>05/07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170" table:style-name="ce6">
            <text:p>R$ 17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7-05T00:00:00" table:style-name="ce3">
            <text:p>05/07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117" table:style-name="ce6">
            <text:p>R$ 11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05T00:00:00" table:style-name="ce3">
            <text:p>05/07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239" table:style-name="ce6">
            <text:p>R$ 23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7-05T00:00:00" table:style-name="ce3">
            <text:p>05/07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5" table:style-name="ce5">
            <text:p>5</text:p>
          </table:table-cell>
          <table:table-cell office:value-type="currency" office:value="145" table:style-name="ce6">
            <text:p>R$ 14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7-05T00:00:00" table:style-name="ce3">
            <text:p>05/07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139" table:style-name="ce6">
            <text:p>R$ 13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7-06T00:00:00" table:style-name="ce3">
            <text:p>06/07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267" table:style-name="ce6">
            <text:p>R$ 267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7-06T00:00:00" table:style-name="ce3">
            <text:p>06/07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7" table:style-name="ce5">
            <text:p>17</text:p>
          </table:table-cell>
          <table:table-cell office:value-type="currency" office:value="26" table:style-name="ce6">
            <text:p>R$ 26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7-06T00:00:00" table:style-name="ce3">
            <text:p>06/07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4" table:style-name="ce5">
            <text:p>24</text:p>
          </table:table-cell>
          <table:table-cell office:value-type="currency" office:value="41" table:style-name="ce6">
            <text:p>R$ 41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7-06T00:00:00" table:style-name="ce3">
            <text:p>06/07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99" table:style-name="ce6">
            <text:p>R$ 9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7-06T00:00:00" table:style-name="ce3">
            <text:p>06/07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49" table:style-name="ce6">
            <text:p>R$ 4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7-07T00:00:00" table:style-name="ce3">
            <text:p>07/07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155" table:style-name="ce6">
            <text:p>R$ 15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7-07T00:00:00" table:style-name="ce3">
            <text:p>07/07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1" table:style-name="ce5">
            <text:p>11</text:p>
          </table:table-cell>
          <table:table-cell office:value-type="currency" office:value="70" table:style-name="ce6">
            <text:p>R$ 7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7-07T00:00:00" table:style-name="ce3">
            <text:p>07/07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2" table:style-name="ce5">
            <text:p>22</text:p>
          </table:table-cell>
          <table:table-cell office:value-type="currency" office:value="243" table:style-name="ce6">
            <text:p>R$ 243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7-07T00:00:00" table:style-name="ce3">
            <text:p>07/07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" table:style-name="ce5">
            <text:p>1</text:p>
          </table:table-cell>
          <table:table-cell office:value-type="currency" office:value="212" table:style-name="ce6">
            <text:p>R$ 212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07T00:00:00" table:style-name="ce3">
            <text:p>07/07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237" table:style-name="ce6">
            <text:p>R$ 237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7-07T00:00:00" table:style-name="ce3">
            <text:p>07/07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278" table:style-name="ce6">
            <text:p>R$ 278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7-08T00:00:00" table:style-name="ce3">
            <text:p>08/07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4" table:style-name="ce5">
            <text:p>24</text:p>
          </table:table-cell>
          <table:table-cell office:value-type="currency" office:value="114" table:style-name="ce6">
            <text:p>R$ 11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08T00:00:00" table:style-name="ce3">
            <text:p>08/07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2" table:style-name="ce5">
            <text:p>22</text:p>
          </table:table-cell>
          <table:table-cell office:value-type="currency" office:value="74" table:style-name="ce6">
            <text:p>R$ 74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7-08T00:00:00" table:style-name="ce3">
            <text:p>08/07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30" table:style-name="ce5">
            <text:p>30</text:p>
          </table:table-cell>
          <table:table-cell office:value-type="currency" office:value="295" table:style-name="ce6">
            <text:p>R$ 29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08T00:00:00" table:style-name="ce3">
            <text:p>08/07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297" table:style-name="ce6">
            <text:p>R$ 29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08T00:00:00" table:style-name="ce3">
            <text:p>08/07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181" table:style-name="ce6">
            <text:p>R$ 181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7-08T00:00:00" table:style-name="ce3">
            <text:p>08/07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80" table:style-name="ce6">
            <text:p>R$ 8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09T00:00:00" table:style-name="ce3">
            <text:p>09/07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45" table:style-name="ce6">
            <text:p>R$ 4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7-09T00:00:00" table:style-name="ce3">
            <text:p>09/07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" table:style-name="ce5">
            <text:p>2</text:p>
          </table:table-cell>
          <table:table-cell office:value-type="currency" office:value="170" table:style-name="ce6">
            <text:p>R$ 17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09T00:00:00" table:style-name="ce3">
            <text:p>09/07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221" table:style-name="ce6">
            <text:p>R$ 221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7-09T00:00:00" table:style-name="ce3">
            <text:p>09/07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265" table:style-name="ce6">
            <text:p>R$ 26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7-10T00:00:00" table:style-name="ce3">
            <text:p>10/07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1" table:style-name="ce5">
            <text:p>11</text:p>
          </table:table-cell>
          <table:table-cell office:value-type="currency" office:value="261" table:style-name="ce6">
            <text:p>R$ 261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7-10T00:00:00" table:style-name="ce3">
            <text:p>10/07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4" table:style-name="ce5">
            <text:p>24</text:p>
          </table:table-cell>
          <table:table-cell office:value-type="currency" office:value="141" table:style-name="ce6">
            <text:p>R$ 141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7-10T00:00:00" table:style-name="ce3">
            <text:p>10/07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111" table:style-name="ce6">
            <text:p>R$ 111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7-10T00:00:00" table:style-name="ce3">
            <text:p>10/07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8" table:style-name="ce5">
            <text:p>28</text:p>
          </table:table-cell>
          <table:table-cell office:value-type="currency" office:value="229" table:style-name="ce6">
            <text:p>R$ 22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13T00:00:00" table:style-name="ce3">
            <text:p>13/07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186" table:style-name="ce6">
            <text:p>R$ 186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13T00:00:00" table:style-name="ce3">
            <text:p>13/07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156" table:style-name="ce6">
            <text:p>R$ 156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7-14T00:00:00" table:style-name="ce3">
            <text:p>14/07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151" table:style-name="ce6">
            <text:p>R$ 151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14T00:00:00" table:style-name="ce3">
            <text:p>14/07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165" table:style-name="ce6">
            <text:p>R$ 16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14T00:00:00" table:style-name="ce3">
            <text:p>14/07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113" table:style-name="ce6">
            <text:p>R$ 113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7-15T00:00:00" table:style-name="ce3">
            <text:p>15/07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54" table:style-name="ce6">
            <text:p>R$ 5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7-15T00:00:00" table:style-name="ce3">
            <text:p>15/07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8" table:style-name="ce5">
            <text:p>28</text:p>
          </table:table-cell>
          <table:table-cell office:value-type="currency" office:value="225" table:style-name="ce6">
            <text:p>R$ 22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7-15T00:00:00" table:style-name="ce3">
            <text:p>15/07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245" table:style-name="ce6">
            <text:p>R$ 24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16T00:00:00" table:style-name="ce3">
            <text:p>16/07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5" table:style-name="ce5">
            <text:p>5</text:p>
          </table:table-cell>
          <table:table-cell office:value-type="currency" office:value="79" table:style-name="ce6">
            <text:p>R$ 7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7-16T00:00:00" table:style-name="ce3">
            <text:p>16/07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3" table:style-name="ce5">
            <text:p>13</text:p>
          </table:table-cell>
          <table:table-cell office:value-type="currency" office:value="159" table:style-name="ce6">
            <text:p>R$ 15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17T00:00:00" table:style-name="ce3">
            <text:p>17/07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237" table:style-name="ce6">
            <text:p>R$ 23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17T00:00:00" table:style-name="ce3">
            <text:p>17/07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2" table:style-name="ce5">
            <text:p>22</text:p>
          </table:table-cell>
          <table:table-cell office:value-type="currency" office:value="222" table:style-name="ce6">
            <text:p>R$ 222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17T00:00:00" table:style-name="ce3">
            <text:p>17/07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149" table:style-name="ce6">
            <text:p>R$ 14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7-17T00:00:00" table:style-name="ce3">
            <text:p>17/07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48" table:style-name="ce6">
            <text:p>R$ 4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7-19T00:00:00" table:style-name="ce3">
            <text:p>19/07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112" table:style-name="ce6">
            <text:p>R$ 11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7-19T00:00:00" table:style-name="ce3">
            <text:p>19/07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244" table:style-name="ce6">
            <text:p>R$ 24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19T00:00:00" table:style-name="ce3">
            <text:p>19/07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205" table:style-name="ce6">
            <text:p>R$ 20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19T00:00:00" table:style-name="ce3">
            <text:p>19/07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272" table:style-name="ce6">
            <text:p>R$ 27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7-19T00:00:00" table:style-name="ce3">
            <text:p>19/07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220" table:style-name="ce6">
            <text:p>R$ 22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7-19T00:00:00" table:style-name="ce3">
            <text:p>19/07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5" table:style-name="ce5">
            <text:p>5</text:p>
          </table:table-cell>
          <table:table-cell office:value-type="currency" office:value="37" table:style-name="ce6">
            <text:p>R$ 3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7-19T00:00:00" table:style-name="ce3">
            <text:p>19/07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100" table:style-name="ce6">
            <text:p>R$ 10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19T00:00:00" table:style-name="ce3">
            <text:p>19/07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31" table:style-name="ce6">
            <text:p>R$ 31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7-19T00:00:00" table:style-name="ce3">
            <text:p>19/07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96" table:style-name="ce6">
            <text:p>R$ 9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7-20T00:00:00" table:style-name="ce3">
            <text:p>20/07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283" table:style-name="ce6">
            <text:p>R$ 283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7-20T00:00:00" table:style-name="ce3">
            <text:p>20/07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232" table:style-name="ce6">
            <text:p>R$ 23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7-20T00:00:00" table:style-name="ce3">
            <text:p>20/07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162" table:style-name="ce6">
            <text:p>R$ 16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7-21T00:00:00" table:style-name="ce3">
            <text:p>21/07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265" table:style-name="ce6">
            <text:p>R$ 26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7-21T00:00:00" table:style-name="ce3">
            <text:p>21/07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144" table:style-name="ce6">
            <text:p>R$ 14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21T00:00:00" table:style-name="ce3">
            <text:p>21/07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93" table:style-name="ce6">
            <text:p>R$ 93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21T00:00:00" table:style-name="ce3">
            <text:p>21/07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158" table:style-name="ce6">
            <text:p>R$ 15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7-22T00:00:00" table:style-name="ce3">
            <text:p>22/07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104" table:style-name="ce6">
            <text:p>R$ 10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22T00:00:00" table:style-name="ce3">
            <text:p>22/07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197" table:style-name="ce6">
            <text:p>R$ 19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23T00:00:00" table:style-name="ce3">
            <text:p>23/07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9" table:style-name="ce5">
            <text:p>19</text:p>
          </table:table-cell>
          <table:table-cell office:value-type="currency" office:value="256" table:style-name="ce6">
            <text:p>R$ 256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23T00:00:00" table:style-name="ce3">
            <text:p>23/07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154" table:style-name="ce6">
            <text:p>R$ 154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7-23T00:00:00" table:style-name="ce3">
            <text:p>23/07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3" table:style-name="ce5">
            <text:p>13</text:p>
          </table:table-cell>
          <table:table-cell office:value-type="currency" office:value="85" table:style-name="ce6">
            <text:p>R$ 8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23T00:00:00" table:style-name="ce3">
            <text:p>23/07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100" table:style-name="ce6">
            <text:p>R$ 10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23T00:00:00" table:style-name="ce3">
            <text:p>23/07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31" table:style-name="ce6">
            <text:p>R$ 31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23T00:00:00" table:style-name="ce3">
            <text:p>23/07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26" table:style-name="ce6">
            <text:p>R$ 26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24T00:00:00" table:style-name="ce3">
            <text:p>24/07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112" table:style-name="ce6">
            <text:p>R$ 11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7-24T00:00:00" table:style-name="ce3">
            <text:p>24/07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211" table:style-name="ce6">
            <text:p>R$ 211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26T00:00:00" table:style-name="ce3">
            <text:p>26/07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114" table:style-name="ce6">
            <text:p>R$ 11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7-26T00:00:00" table:style-name="ce3">
            <text:p>26/07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82" table:style-name="ce6">
            <text:p>R$ 8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7-26T00:00:00" table:style-name="ce3">
            <text:p>26/07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7" table:style-name="ce5">
            <text:p>17</text:p>
          </table:table-cell>
          <table:table-cell office:value-type="currency" office:value="267" table:style-name="ce6">
            <text:p>R$ 267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7-26T00:00:00" table:style-name="ce3">
            <text:p>26/07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130" table:style-name="ce6">
            <text:p>R$ 13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7-27T00:00:00" table:style-name="ce3">
            <text:p>27/07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9" table:style-name="ce5">
            <text:p>19</text:p>
          </table:table-cell>
          <table:table-cell office:value-type="currency" office:value="101" table:style-name="ce6">
            <text:p>R$ 101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27T00:00:00" table:style-name="ce3">
            <text:p>27/07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9" table:style-name="ce5">
            <text:p>19</text:p>
          </table:table-cell>
          <table:table-cell office:value-type="currency" office:value="104" table:style-name="ce6">
            <text:p>R$ 10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27T00:00:00" table:style-name="ce3">
            <text:p>27/07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3" table:style-name="ce5">
            <text:p>3</text:p>
          </table:table-cell>
          <table:table-cell office:value-type="currency" office:value="67" table:style-name="ce6">
            <text:p>R$ 6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7-27T00:00:00" table:style-name="ce3">
            <text:p>27/07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91" table:style-name="ce6">
            <text:p>R$ 91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7-29T00:00:00" table:style-name="ce3">
            <text:p>29/07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3" table:style-name="ce5">
            <text:p>3</text:p>
          </table:table-cell>
          <table:table-cell office:value-type="currency" office:value="226" table:style-name="ce6">
            <text:p>R$ 226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7-29T00:00:00" table:style-name="ce3">
            <text:p>29/07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155" table:style-name="ce6">
            <text:p>R$ 15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7-30T00:00:00" table:style-name="ce3">
            <text:p>30/07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151" table:style-name="ce6">
            <text:p>R$ 151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7-31T00:00:00" table:style-name="ce3">
            <text:p>31/07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86" table:style-name="ce6">
            <text:p>R$ 8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7-31T00:00:00" table:style-name="ce3">
            <text:p>31/07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270" table:style-name="ce6">
            <text:p>R$ 27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7-31T00:00:00" table:style-name="ce3">
            <text:p>31/07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3" table:style-name="ce5">
            <text:p>13</text:p>
          </table:table-cell>
          <table:table-cell office:value-type="currency" office:value="275" table:style-name="ce6">
            <text:p>R$ 27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7-31T00:00:00" table:style-name="ce3">
            <text:p>31/07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273" table:style-name="ce6">
            <text:p>R$ 273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7-31T00:00:00" table:style-name="ce3">
            <text:p>31/07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289" table:style-name="ce6">
            <text:p>R$ 28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01T00:00:00" table:style-name="ce3">
            <text:p>01/08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7" table:style-name="ce5">
            <text:p>17</text:p>
          </table:table-cell>
          <table:table-cell office:value-type="currency" office:value="177" table:style-name="ce6">
            <text:p>R$ 17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8-01T00:00:00" table:style-name="ce3">
            <text:p>01/08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8" table:style-name="ce5">
            <text:p>28</text:p>
          </table:table-cell>
          <table:table-cell office:value-type="currency" office:value="215" table:style-name="ce6">
            <text:p>R$ 21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8-02T00:00:00" table:style-name="ce3">
            <text:p>02/08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9" table:style-name="ce5">
            <text:p>19</text:p>
          </table:table-cell>
          <table:table-cell office:value-type="currency" office:value="116" table:style-name="ce6">
            <text:p>R$ 11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8-02T00:00:00" table:style-name="ce3">
            <text:p>02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8" table:style-name="ce5">
            <text:p>28</text:p>
          </table:table-cell>
          <table:table-cell office:value-type="currency" office:value="79" table:style-name="ce6">
            <text:p>R$ 7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02T00:00:00" table:style-name="ce3">
            <text:p>02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259" table:style-name="ce6">
            <text:p>R$ 25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8-03T00:00:00" table:style-name="ce3">
            <text:p>03/08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170" table:style-name="ce6">
            <text:p>R$ 17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8-03T00:00:00" table:style-name="ce3">
            <text:p>03/08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" table:style-name="ce5">
            <text:p>2</text:p>
          </table:table-cell>
          <table:table-cell office:value-type="currency" office:value="220" table:style-name="ce6">
            <text:p>R$ 22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8-03T00:00:00" table:style-name="ce3">
            <text:p>03/08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47" table:style-name="ce6">
            <text:p>R$ 4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8-03T00:00:00" table:style-name="ce3">
            <text:p>03/08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144" table:style-name="ce6">
            <text:p>R$ 14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04T00:00:00" table:style-name="ce3">
            <text:p>04/08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68" table:style-name="ce6">
            <text:p>R$ 6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04T00:00:00" table:style-name="ce3">
            <text:p>04/08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9" table:style-name="ce5">
            <text:p>19</text:p>
          </table:table-cell>
          <table:table-cell office:value-type="currency" office:value="297" table:style-name="ce6">
            <text:p>R$ 297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04T00:00:00" table:style-name="ce3">
            <text:p>04/08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5" table:style-name="ce5">
            <text:p>5</text:p>
          </table:table-cell>
          <table:table-cell office:value-type="currency" office:value="156" table:style-name="ce6">
            <text:p>R$ 15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8-05T00:00:00" table:style-name="ce3">
            <text:p>05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5" table:style-name="ce5">
            <text:p>25</text:p>
          </table:table-cell>
          <table:table-cell office:value-type="currency" office:value="91" table:style-name="ce6">
            <text:p>R$ 91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8-05T00:00:00" table:style-name="ce3">
            <text:p>05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114" table:style-name="ce6">
            <text:p>R$ 114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8-05T00:00:00" table:style-name="ce3">
            <text:p>05/08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4" table:style-name="ce5">
            <text:p>4</text:p>
          </table:table-cell>
          <table:table-cell office:value-type="currency" office:value="92" table:style-name="ce6">
            <text:p>R$ 9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06T00:00:00" table:style-name="ce3">
            <text:p>06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6" table:style-name="ce5">
            <text:p>16</text:p>
          </table:table-cell>
          <table:table-cell office:value-type="currency" office:value="69" table:style-name="ce6">
            <text:p>R$ 6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8-06T00:00:00" table:style-name="ce3">
            <text:p>06/08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198" table:style-name="ce6">
            <text:p>R$ 19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07T00:00:00" table:style-name="ce3">
            <text:p>07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3" table:style-name="ce5">
            <text:p>23</text:p>
          </table:table-cell>
          <table:table-cell office:value-type="currency" office:value="232" table:style-name="ce6">
            <text:p>R$ 232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8-07T00:00:00" table:style-name="ce3">
            <text:p>07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1" table:style-name="ce5">
            <text:p>21</text:p>
          </table:table-cell>
          <table:table-cell office:value-type="currency" office:value="120" table:style-name="ce6">
            <text:p>R$ 12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8-07T00:00:00" table:style-name="ce3">
            <text:p>07/08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3" table:style-name="ce5">
            <text:p>13</text:p>
          </table:table-cell>
          <table:table-cell office:value-type="currency" office:value="237" table:style-name="ce6">
            <text:p>R$ 23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8-07T00:00:00" table:style-name="ce3">
            <text:p>07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162" table:style-name="ce6">
            <text:p>R$ 16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07T00:00:00" table:style-name="ce3">
            <text:p>07/08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" table:style-name="ce5">
            <text:p>2</text:p>
          </table:table-cell>
          <table:table-cell office:value-type="currency" office:value="261" table:style-name="ce6">
            <text:p>R$ 261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07T00:00:00" table:style-name="ce3">
            <text:p>07/08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139" table:style-name="ce6">
            <text:p>R$ 13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8-08T00:00:00" table:style-name="ce3">
            <text:p>08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116" table:style-name="ce6">
            <text:p>R$ 11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8-08T00:00:00" table:style-name="ce3">
            <text:p>08/08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281" table:style-name="ce6">
            <text:p>R$ 281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08T00:00:00" table:style-name="ce3">
            <text:p>08/08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2" table:style-name="ce5">
            <text:p>22</text:p>
          </table:table-cell>
          <table:table-cell office:value-type="currency" office:value="241" table:style-name="ce6">
            <text:p>R$ 241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8-08T00:00:00" table:style-name="ce3">
            <text:p>08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3" table:style-name="ce5">
            <text:p>13</text:p>
          </table:table-cell>
          <table:table-cell office:value-type="currency" office:value="177" table:style-name="ce6">
            <text:p>R$ 17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8-09T00:00:00" table:style-name="ce3">
            <text:p>09/08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263" table:style-name="ce6">
            <text:p>R$ 263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09T00:00:00" table:style-name="ce3">
            <text:p>09/08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6" table:style-name="ce5">
            <text:p>16</text:p>
          </table:table-cell>
          <table:table-cell office:value-type="currency" office:value="220" table:style-name="ce6">
            <text:p>R$ 22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8-09T00:00:00" table:style-name="ce3">
            <text:p>09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234" table:style-name="ce6">
            <text:p>R$ 234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8-09T00:00:00" table:style-name="ce3">
            <text:p>09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52" table:style-name="ce6">
            <text:p>R$ 5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10T00:00:00" table:style-name="ce3">
            <text:p>10/08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271" table:style-name="ce6">
            <text:p>R$ 271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8-10T00:00:00" table:style-name="ce3">
            <text:p>10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213" table:style-name="ce6">
            <text:p>R$ 213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10T00:00:00" table:style-name="ce3">
            <text:p>10/08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294" table:style-name="ce6">
            <text:p>R$ 29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10T00:00:00" table:style-name="ce3">
            <text:p>10/08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51" table:style-name="ce6">
            <text:p>R$ 51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8-10T00:00:00" table:style-name="ce3">
            <text:p>10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50" table:style-name="ce6">
            <text:p>R$ 5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8-10T00:00:00" table:style-name="ce3">
            <text:p>10/08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50" table:style-name="ce6">
            <text:p>R$ 5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8-10T00:00:00" table:style-name="ce3">
            <text:p>10/08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217" table:style-name="ce6">
            <text:p>R$ 217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10T00:00:00" table:style-name="ce3">
            <text:p>10/08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8" table:style-name="ce5">
            <text:p>28</text:p>
          </table:table-cell>
          <table:table-cell office:value-type="currency" office:value="153" table:style-name="ce6">
            <text:p>R$ 153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11T00:00:00" table:style-name="ce3">
            <text:p>11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112" table:style-name="ce6">
            <text:p>R$ 11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11T00:00:00" table:style-name="ce3">
            <text:p>11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172" table:style-name="ce6">
            <text:p>R$ 172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8-12T00:00:00" table:style-name="ce3">
            <text:p>12/08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1" table:style-name="ce5">
            <text:p>11</text:p>
          </table:table-cell>
          <table:table-cell office:value-type="currency" office:value="40" table:style-name="ce6">
            <text:p>R$ 4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12T00:00:00" table:style-name="ce3">
            <text:p>12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237" table:style-name="ce6">
            <text:p>R$ 23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8-13T00:00:00" table:style-name="ce3">
            <text:p>13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7" table:style-name="ce5">
            <text:p>17</text:p>
          </table:table-cell>
          <table:table-cell office:value-type="currency" office:value="184" table:style-name="ce6">
            <text:p>R$ 184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8-13T00:00:00" table:style-name="ce3">
            <text:p>13/08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272" table:style-name="ce6">
            <text:p>R$ 27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14T00:00:00" table:style-name="ce3">
            <text:p>14/08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1" table:style-name="ce5">
            <text:p>11</text:p>
          </table:table-cell>
          <table:table-cell office:value-type="currency" office:value="122" table:style-name="ce6">
            <text:p>R$ 12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8-14T00:00:00" table:style-name="ce3">
            <text:p>14/08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168" table:style-name="ce6">
            <text:p>R$ 168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8-15T00:00:00" table:style-name="ce3">
            <text:p>15/08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" table:style-name="ce5">
            <text:p>2</text:p>
          </table:table-cell>
          <table:table-cell office:value-type="currency" office:value="121" table:style-name="ce6">
            <text:p>R$ 121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8-15T00:00:00" table:style-name="ce3">
            <text:p>15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5" table:style-name="ce5">
            <text:p>5</text:p>
          </table:table-cell>
          <table:table-cell office:value-type="currency" office:value="27" table:style-name="ce6">
            <text:p>R$ 2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8-15T00:00:00" table:style-name="ce3">
            <text:p>15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217" table:style-name="ce6">
            <text:p>R$ 21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8-15T00:00:00" table:style-name="ce3">
            <text:p>15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6" table:style-name="ce5">
            <text:p>26</text:p>
          </table:table-cell>
          <table:table-cell office:value-type="currency" office:value="285" table:style-name="ce6">
            <text:p>R$ 28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8-16T00:00:00" table:style-name="ce3">
            <text:p>16/08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48" table:style-name="ce6">
            <text:p>R$ 4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16T00:00:00" table:style-name="ce3">
            <text:p>16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2" table:style-name="ce5">
            <text:p>12</text:p>
          </table:table-cell>
          <table:table-cell office:value-type="currency" office:value="56" table:style-name="ce6">
            <text:p>R$ 56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8-16T00:00:00" table:style-name="ce3">
            <text:p>16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140" table:style-name="ce6">
            <text:p>R$ 14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16T00:00:00" table:style-name="ce3">
            <text:p>16/08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3" table:style-name="ce5">
            <text:p>13</text:p>
          </table:table-cell>
          <table:table-cell office:value-type="currency" office:value="205" table:style-name="ce6">
            <text:p>R$ 20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8-16T00:00:00" table:style-name="ce3">
            <text:p>16/08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116" table:style-name="ce6">
            <text:p>R$ 11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8-16T00:00:00" table:style-name="ce3">
            <text:p>16/08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54" table:style-name="ce6">
            <text:p>R$ 5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8-16T00:00:00" table:style-name="ce3">
            <text:p>16/08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" table:style-name="ce5">
            <text:p>2</text:p>
          </table:table-cell>
          <table:table-cell office:value-type="currency" office:value="77" table:style-name="ce6">
            <text:p>R$ 77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17T00:00:00" table:style-name="ce3">
            <text:p>17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4" table:style-name="ce5">
            <text:p>24</text:p>
          </table:table-cell>
          <table:table-cell office:value-type="currency" office:value="98" table:style-name="ce6">
            <text:p>R$ 98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8-17T00:00:00" table:style-name="ce3">
            <text:p>17/08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30" table:style-name="ce5">
            <text:p>30</text:p>
          </table:table-cell>
          <table:table-cell office:value-type="currency" office:value="100" table:style-name="ce6">
            <text:p>R$ 10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8-18T00:00:00" table:style-name="ce3">
            <text:p>18/08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3" table:style-name="ce5">
            <text:p>13</text:p>
          </table:table-cell>
          <table:table-cell office:value-type="currency" office:value="120" table:style-name="ce6">
            <text:p>R$ 12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18T00:00:00" table:style-name="ce3">
            <text:p>18/08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3" table:style-name="ce5">
            <text:p>13</text:p>
          </table:table-cell>
          <table:table-cell office:value-type="currency" office:value="89" table:style-name="ce6">
            <text:p>R$ 8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19T00:00:00" table:style-name="ce3">
            <text:p>19/08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6" table:style-name="ce5">
            <text:p>26</text:p>
          </table:table-cell>
          <table:table-cell office:value-type="currency" office:value="39" table:style-name="ce6">
            <text:p>R$ 3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8-19T00:00:00" table:style-name="ce3">
            <text:p>19/08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" table:style-name="ce5">
            <text:p>2</text:p>
          </table:table-cell>
          <table:table-cell office:value-type="currency" office:value="82" table:style-name="ce6">
            <text:p>R$ 8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19T00:00:00" table:style-name="ce3">
            <text:p>19/08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181" table:style-name="ce6">
            <text:p>R$ 181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8-20T00:00:00" table:style-name="ce3">
            <text:p>20/08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181" table:style-name="ce6">
            <text:p>R$ 181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20T00:00:00" table:style-name="ce3">
            <text:p>20/08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263" table:style-name="ce6">
            <text:p>R$ 263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8-20T00:00:00" table:style-name="ce3">
            <text:p>20/08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59" table:style-name="ce6">
            <text:p>R$ 5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21T00:00:00" table:style-name="ce3">
            <text:p>21/08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30" table:style-name="ce5">
            <text:p>30</text:p>
          </table:table-cell>
          <table:table-cell office:value-type="currency" office:value="148" table:style-name="ce6">
            <text:p>R$ 148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8-21T00:00:00" table:style-name="ce3">
            <text:p>21/08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" table:style-name="ce5">
            <text:p>2</text:p>
          </table:table-cell>
          <table:table-cell office:value-type="currency" office:value="288" table:style-name="ce6">
            <text:p>R$ 288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8-22T00:00:00" table:style-name="ce3">
            <text:p>22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5" table:style-name="ce5">
            <text:p>25</text:p>
          </table:table-cell>
          <table:table-cell office:value-type="currency" office:value="44" table:style-name="ce6">
            <text:p>R$ 4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22T00:00:00" table:style-name="ce3">
            <text:p>22/08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0" table:style-name="ce5">
            <text:p>20</text:p>
          </table:table-cell>
          <table:table-cell office:value-type="currency" office:value="25" table:style-name="ce6">
            <text:p>R$ 2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22T00:00:00" table:style-name="ce3">
            <text:p>22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203" table:style-name="ce6">
            <text:p>R$ 203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22T00:00:00" table:style-name="ce3">
            <text:p>22/08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106" table:style-name="ce6">
            <text:p>R$ 106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23T00:00:00" table:style-name="ce3">
            <text:p>23/08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42" table:style-name="ce6">
            <text:p>R$ 4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8-23T00:00:00" table:style-name="ce3">
            <text:p>23/08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216" table:style-name="ce6">
            <text:p>R$ 216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23T00:00:00" table:style-name="ce3">
            <text:p>23/08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6" table:style-name="ce5">
            <text:p>26</text:p>
          </table:table-cell>
          <table:table-cell office:value-type="currency" office:value="249" table:style-name="ce6">
            <text:p>R$ 24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24T00:00:00" table:style-name="ce3">
            <text:p>24/08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72" table:style-name="ce6">
            <text:p>R$ 7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24T00:00:00" table:style-name="ce3">
            <text:p>24/08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4" table:style-name="ce5">
            <text:p>4</text:p>
          </table:table-cell>
          <table:table-cell office:value-type="currency" office:value="135" table:style-name="ce6">
            <text:p>R$ 13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24T00:00:00" table:style-name="ce3">
            <text:p>24/08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" table:style-name="ce5">
            <text:p>2</text:p>
          </table:table-cell>
          <table:table-cell office:value-type="currency" office:value="278" table:style-name="ce6">
            <text:p>R$ 27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25T00:00:00" table:style-name="ce3">
            <text:p>25/08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2" table:style-name="ce5">
            <text:p>12</text:p>
          </table:table-cell>
          <table:table-cell office:value-type="currency" office:value="243" table:style-name="ce6">
            <text:p>R$ 243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8-25T00:00:00" table:style-name="ce3">
            <text:p>25/08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6" table:style-name="ce5">
            <text:p>6</text:p>
          </table:table-cell>
          <table:table-cell office:value-type="currency" office:value="76" table:style-name="ce6">
            <text:p>R$ 76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25T00:00:00" table:style-name="ce3">
            <text:p>25/08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6" table:style-name="ce5">
            <text:p>6</text:p>
          </table:table-cell>
          <table:table-cell office:value-type="currency" office:value="55" table:style-name="ce6">
            <text:p>R$ 5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8-26T00:00:00" table:style-name="ce3">
            <text:p>26/08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121" table:style-name="ce6">
            <text:p>R$ 121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8-26T00:00:00" table:style-name="ce3">
            <text:p>26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148" table:style-name="ce6">
            <text:p>R$ 14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27T00:00:00" table:style-name="ce3">
            <text:p>27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208" table:style-name="ce6">
            <text:p>R$ 20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27T00:00:00" table:style-name="ce3">
            <text:p>27/08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9" table:style-name="ce5">
            <text:p>19</text:p>
          </table:table-cell>
          <table:table-cell office:value-type="currency" office:value="225" table:style-name="ce6">
            <text:p>R$ 22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28T00:00:00" table:style-name="ce3">
            <text:p>28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134" table:style-name="ce6">
            <text:p>R$ 13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8-28T00:00:00" table:style-name="ce3">
            <text:p>28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132" table:style-name="ce6">
            <text:p>R$ 13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28T00:00:00" table:style-name="ce3">
            <text:p>28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150" table:style-name="ce6">
            <text:p>R$ 15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28T00:00:00" table:style-name="ce3">
            <text:p>28/08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236" table:style-name="ce6">
            <text:p>R$ 23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8-28T00:00:00" table:style-name="ce3">
            <text:p>28/08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256" table:style-name="ce6">
            <text:p>R$ 25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8-29T00:00:00" table:style-name="ce3">
            <text:p>29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174" table:style-name="ce6">
            <text:p>R$ 17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29T00:00:00" table:style-name="ce3">
            <text:p>29/08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184" table:style-name="ce6">
            <text:p>R$ 18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29T00:00:00" table:style-name="ce3">
            <text:p>29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110" table:style-name="ce6">
            <text:p>R$ 11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8-30T00:00:00" table:style-name="ce3">
            <text:p>30/08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109" table:style-name="ce6">
            <text:p>R$ 10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8-30T00:00:00" table:style-name="ce3">
            <text:p>30/08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8" table:style-name="ce5">
            <text:p>8</text:p>
          </table:table-cell>
          <table:table-cell office:value-type="currency" office:value="144" table:style-name="ce6">
            <text:p>R$ 14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8-30T00:00:00" table:style-name="ce3">
            <text:p>30/08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6" table:style-name="ce5">
            <text:p>26</text:p>
          </table:table-cell>
          <table:table-cell office:value-type="currency" office:value="132" table:style-name="ce6">
            <text:p>R$ 132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8-30T00:00:00" table:style-name="ce3">
            <text:p>30/08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194" table:style-name="ce6">
            <text:p>R$ 194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8-31T00:00:00" table:style-name="ce3">
            <text:p>31/08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48" table:style-name="ce6">
            <text:p>R$ 48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8-31T00:00:00" table:style-name="ce3">
            <text:p>31/08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86" table:style-name="ce6">
            <text:p>R$ 8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8-31T00:00:00" table:style-name="ce3">
            <text:p>31/08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30" table:style-name="ce5">
            <text:p>30</text:p>
          </table:table-cell>
          <table:table-cell office:value-type="currency" office:value="197" table:style-name="ce6">
            <text:p>R$ 197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31T00:00:00" table:style-name="ce3">
            <text:p>31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160" table:style-name="ce6">
            <text:p>R$ 16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31T00:00:00" table:style-name="ce3">
            <text:p>31/08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202" table:style-name="ce6">
            <text:p>R$ 20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8-31T00:00:00" table:style-name="ce3">
            <text:p>31/08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173" table:style-name="ce6">
            <text:p>R$ 173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9-01T00:00:00" table:style-name="ce3">
            <text:p>01/09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59" table:style-name="ce6">
            <text:p>R$ 5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9-01T00:00:00" table:style-name="ce3">
            <text:p>01/09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6" table:style-name="ce5">
            <text:p>26</text:p>
          </table:table-cell>
          <table:table-cell office:value-type="currency" office:value="263" table:style-name="ce6">
            <text:p>R$ 263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9-01T00:00:00" table:style-name="ce3">
            <text:p>01/09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69" table:style-name="ce6">
            <text:p>R$ 6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9-01T00:00:00" table:style-name="ce3">
            <text:p>01/09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6" table:style-name="ce5">
            <text:p>26</text:p>
          </table:table-cell>
          <table:table-cell office:value-type="currency" office:value="27" table:style-name="ce6">
            <text:p>R$ 2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02T00:00:00" table:style-name="ce3">
            <text:p>02/09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3" table:style-name="ce5">
            <text:p>3</text:p>
          </table:table-cell>
          <table:table-cell office:value-type="currency" office:value="66" table:style-name="ce6">
            <text:p>R$ 66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9-02T00:00:00" table:style-name="ce3">
            <text:p>02/09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3" table:style-name="ce5">
            <text:p>3</text:p>
          </table:table-cell>
          <table:table-cell office:value-type="currency" office:value="158" table:style-name="ce6">
            <text:p>R$ 15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9-02T00:00:00" table:style-name="ce3">
            <text:p>02/09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182" table:style-name="ce6">
            <text:p>R$ 182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9-02T00:00:00" table:style-name="ce3">
            <text:p>02/09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75" table:style-name="ce6">
            <text:p>R$ 7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9-03T00:00:00" table:style-name="ce3">
            <text:p>03/09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48" table:style-name="ce6">
            <text:p>R$ 48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9-03T00:00:00" table:style-name="ce3">
            <text:p>03/09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166" table:style-name="ce6">
            <text:p>R$ 166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9-03T00:00:00" table:style-name="ce3">
            <text:p>03/09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263" table:style-name="ce6">
            <text:p>R$ 263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04T00:00:00" table:style-name="ce3">
            <text:p>04/09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6" table:style-name="ce5">
            <text:p>16</text:p>
          </table:table-cell>
          <table:table-cell office:value-type="currency" office:value="265" table:style-name="ce6">
            <text:p>R$ 26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9-04T00:00:00" table:style-name="ce3">
            <text:p>04/09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280" table:style-name="ce6">
            <text:p>R$ 28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04T00:00:00" table:style-name="ce3">
            <text:p>04/09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289" table:style-name="ce6">
            <text:p>R$ 28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04T00:00:00" table:style-name="ce3">
            <text:p>04/09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41" table:style-name="ce6">
            <text:p>R$ 41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9-04T00:00:00" table:style-name="ce3">
            <text:p>04/09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100" table:style-name="ce6">
            <text:p>R$ 10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9-05T00:00:00" table:style-name="ce3">
            <text:p>05/09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8" table:style-name="ce5">
            <text:p>8</text:p>
          </table:table-cell>
          <table:table-cell office:value-type="currency" office:value="47" table:style-name="ce6">
            <text:p>R$ 4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05T00:00:00" table:style-name="ce3">
            <text:p>05/09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54" table:style-name="ce6">
            <text:p>R$ 5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9-05T00:00:00" table:style-name="ce3">
            <text:p>05/09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149" table:style-name="ce6">
            <text:p>R$ 14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06T00:00:00" table:style-name="ce3">
            <text:p>06/09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41" table:style-name="ce6">
            <text:p>R$ 41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9-06T00:00:00" table:style-name="ce3">
            <text:p>06/09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5" table:style-name="ce5">
            <text:p>5</text:p>
          </table:table-cell>
          <table:table-cell office:value-type="currency" office:value="172" table:style-name="ce6">
            <text:p>R$ 172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9-07T00:00:00" table:style-name="ce3">
            <text:p>07/09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26" table:style-name="ce6">
            <text:p>R$ 26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9-07T00:00:00" table:style-name="ce3">
            <text:p>07/09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167" table:style-name="ce6">
            <text:p>R$ 16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07T00:00:00" table:style-name="ce3">
            <text:p>07/09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145" table:style-name="ce6">
            <text:p>R$ 14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07T00:00:00" table:style-name="ce3">
            <text:p>07/09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3" table:style-name="ce5">
            <text:p>3</text:p>
          </table:table-cell>
          <table:table-cell office:value-type="currency" office:value="237" table:style-name="ce6">
            <text:p>R$ 23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07T00:00:00" table:style-name="ce3">
            <text:p>07/09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30" table:style-name="ce5">
            <text:p>30</text:p>
          </table:table-cell>
          <table:table-cell office:value-type="currency" office:value="78" table:style-name="ce6">
            <text:p>R$ 7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9-07T00:00:00" table:style-name="ce3">
            <text:p>07/09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194" table:style-name="ce6">
            <text:p>R$ 194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08T00:00:00" table:style-name="ce3">
            <text:p>08/09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30" table:style-name="ce5">
            <text:p>30</text:p>
          </table:table-cell>
          <table:table-cell office:value-type="currency" office:value="137" table:style-name="ce6">
            <text:p>R$ 13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08T00:00:00" table:style-name="ce3">
            <text:p>08/09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30" table:style-name="ce6">
            <text:p>R$ 3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9-08T00:00:00" table:style-name="ce3">
            <text:p>08/09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277" table:style-name="ce6">
            <text:p>R$ 27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10T00:00:00" table:style-name="ce3">
            <text:p>10/09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3" table:style-name="ce5">
            <text:p>23</text:p>
          </table:table-cell>
          <table:table-cell office:value-type="currency" office:value="298" table:style-name="ce6">
            <text:p>R$ 298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9-10T00:00:00" table:style-name="ce3">
            <text:p>10/09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148" table:style-name="ce6">
            <text:p>R$ 148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9-11T00:00:00" table:style-name="ce3">
            <text:p>11/09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176" table:style-name="ce6">
            <text:p>R$ 176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9-12T00:00:00" table:style-name="ce3">
            <text:p>12/09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8" table:style-name="ce5">
            <text:p>8</text:p>
          </table:table-cell>
          <table:table-cell office:value-type="currency" office:value="160" table:style-name="ce6">
            <text:p>R$ 16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13T00:00:00" table:style-name="ce3">
            <text:p>13/09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5" table:style-name="ce5">
            <text:p>25</text:p>
          </table:table-cell>
          <table:table-cell office:value-type="currency" office:value="34" table:style-name="ce6">
            <text:p>R$ 3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9-13T00:00:00" table:style-name="ce3">
            <text:p>13/09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3" table:style-name="ce5">
            <text:p>3</text:p>
          </table:table-cell>
          <table:table-cell office:value-type="currency" office:value="212" table:style-name="ce6">
            <text:p>R$ 21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13T00:00:00" table:style-name="ce3">
            <text:p>13/09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2" table:style-name="ce5">
            <text:p>12</text:p>
          </table:table-cell>
          <table:table-cell office:value-type="currency" office:value="207" table:style-name="ce6">
            <text:p>R$ 207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9-13T00:00:00" table:style-name="ce3">
            <text:p>13/09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3" table:style-name="ce5">
            <text:p>3</text:p>
          </table:table-cell>
          <table:table-cell office:value-type="currency" office:value="233" table:style-name="ce6">
            <text:p>R$ 233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9-13T00:00:00" table:style-name="ce3">
            <text:p>13/09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177" table:style-name="ce6">
            <text:p>R$ 17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9-13T00:00:00" table:style-name="ce3">
            <text:p>13/09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49" table:style-name="ce6">
            <text:p>R$ 4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9-13T00:00:00" table:style-name="ce3">
            <text:p>13/09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156" table:style-name="ce6">
            <text:p>R$ 15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13T00:00:00" table:style-name="ce3">
            <text:p>13/09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3" table:style-name="ce5">
            <text:p>13</text:p>
          </table:table-cell>
          <table:table-cell office:value-type="currency" office:value="245" table:style-name="ce6">
            <text:p>R$ 24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9-13T00:00:00" table:style-name="ce3">
            <text:p>13/09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37" table:style-name="ce6">
            <text:p>R$ 3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14T00:00:00" table:style-name="ce3">
            <text:p>14/09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7" table:style-name="ce5">
            <text:p>17</text:p>
          </table:table-cell>
          <table:table-cell office:value-type="currency" office:value="45" table:style-name="ce6">
            <text:p>R$ 4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14T00:00:00" table:style-name="ce3">
            <text:p>14/09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3" table:style-name="ce5">
            <text:p>23</text:p>
          </table:table-cell>
          <table:table-cell office:value-type="currency" office:value="56" table:style-name="ce6">
            <text:p>R$ 56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9-15T00:00:00" table:style-name="ce3">
            <text:p>15/09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75" table:style-name="ce6">
            <text:p>R$ 7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9-15T00:00:00" table:style-name="ce3">
            <text:p>15/09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9" table:style-name="ce5">
            <text:p>19</text:p>
          </table:table-cell>
          <table:table-cell office:value-type="currency" office:value="269" table:style-name="ce6">
            <text:p>R$ 26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9-15T00:00:00" table:style-name="ce3">
            <text:p>15/09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93" table:style-name="ce6">
            <text:p>R$ 93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9-16T00:00:00" table:style-name="ce3">
            <text:p>16/09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3" table:style-name="ce5">
            <text:p>13</text:p>
          </table:table-cell>
          <table:table-cell office:value-type="currency" office:value="220" table:style-name="ce6">
            <text:p>R$ 22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9-17T00:00:00" table:style-name="ce3">
            <text:p>17/09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9" table:style-name="ce5">
            <text:p>19</text:p>
          </table:table-cell>
          <table:table-cell office:value-type="currency" office:value="288" table:style-name="ce6">
            <text:p>R$ 288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17T00:00:00" table:style-name="ce3">
            <text:p>17/09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6" table:style-name="ce5">
            <text:p>16</text:p>
          </table:table-cell>
          <table:table-cell office:value-type="currency" office:value="233" table:style-name="ce6">
            <text:p>R$ 233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17T00:00:00" table:style-name="ce3">
            <text:p>17/09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3" table:style-name="ce5">
            <text:p>3</text:p>
          </table:table-cell>
          <table:table-cell office:value-type="currency" office:value="124" table:style-name="ce6">
            <text:p>R$ 124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17T00:00:00" table:style-name="ce3">
            <text:p>17/09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108" table:style-name="ce6">
            <text:p>R$ 108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18T00:00:00" table:style-name="ce3">
            <text:p>18/09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7" table:style-name="ce5">
            <text:p>17</text:p>
          </table:table-cell>
          <table:table-cell office:value-type="currency" office:value="66" table:style-name="ce6">
            <text:p>R$ 66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9-19T00:00:00" table:style-name="ce3">
            <text:p>19/09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167" table:style-name="ce6">
            <text:p>R$ 16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19T00:00:00" table:style-name="ce3">
            <text:p>19/09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28" table:style-name="ce6">
            <text:p>R$ 28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9-19T00:00:00" table:style-name="ce3">
            <text:p>19/09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72" table:style-name="ce6">
            <text:p>R$ 7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9-20T00:00:00" table:style-name="ce3">
            <text:p>20/09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2" table:style-name="ce5">
            <text:p>12</text:p>
          </table:table-cell>
          <table:table-cell office:value-type="currency" office:value="33" table:style-name="ce6">
            <text:p>R$ 33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9-20T00:00:00" table:style-name="ce3">
            <text:p>20/09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134" table:style-name="ce6">
            <text:p>R$ 13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9-20T00:00:00" table:style-name="ce3">
            <text:p>20/09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2" table:style-name="ce5">
            <text:p>22</text:p>
          </table:table-cell>
          <table:table-cell office:value-type="currency" office:value="216" table:style-name="ce6">
            <text:p>R$ 216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9-20T00:00:00" table:style-name="ce3">
            <text:p>20/09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276" table:style-name="ce6">
            <text:p>R$ 276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9-20T00:00:00" table:style-name="ce3">
            <text:p>20/09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255" table:style-name="ce6">
            <text:p>R$ 25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9-21T00:00:00" table:style-name="ce3">
            <text:p>21/09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5" table:style-name="ce5">
            <text:p>25</text:p>
          </table:table-cell>
          <table:table-cell office:value-type="currency" office:value="260" table:style-name="ce6">
            <text:p>R$ 26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21T00:00:00" table:style-name="ce3">
            <text:p>21/09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196" table:style-name="ce6">
            <text:p>R$ 196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9-21T00:00:00" table:style-name="ce3">
            <text:p>21/09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74" table:style-name="ce6">
            <text:p>R$ 7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9-21T00:00:00" table:style-name="ce3">
            <text:p>21/09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62" table:style-name="ce6">
            <text:p>R$ 6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21T00:00:00" table:style-name="ce3">
            <text:p>21/09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119" table:style-name="ce6">
            <text:p>R$ 11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9-22T00:00:00" table:style-name="ce3">
            <text:p>22/09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5" table:style-name="ce5">
            <text:p>5</text:p>
          </table:table-cell>
          <table:table-cell office:value-type="currency" office:value="279" table:style-name="ce6">
            <text:p>R$ 27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22T00:00:00" table:style-name="ce3">
            <text:p>22/09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9" table:style-name="ce5">
            <text:p>19</text:p>
          </table:table-cell>
          <table:table-cell office:value-type="currency" office:value="61" table:style-name="ce6">
            <text:p>R$ 61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22T00:00:00" table:style-name="ce3">
            <text:p>22/09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5" table:style-name="ce5">
            <text:p>5</text:p>
          </table:table-cell>
          <table:table-cell office:value-type="currency" office:value="76" table:style-name="ce6">
            <text:p>R$ 76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9-23T00:00:00" table:style-name="ce3">
            <text:p>23/09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142" table:style-name="ce6">
            <text:p>R$ 14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23T00:00:00" table:style-name="ce3">
            <text:p>23/09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7" table:style-name="ce5">
            <text:p>17</text:p>
          </table:table-cell>
          <table:table-cell office:value-type="currency" office:value="146" table:style-name="ce6">
            <text:p>R$ 146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9-23T00:00:00" table:style-name="ce3">
            <text:p>23/09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54" table:style-name="ce6">
            <text:p>R$ 5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9-24T00:00:00" table:style-name="ce3">
            <text:p>24/09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66" table:style-name="ce6">
            <text:p>R$ 6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25T00:00:00" table:style-name="ce3">
            <text:p>25/09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42" table:style-name="ce6">
            <text:p>R$ 4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25T00:00:00" table:style-name="ce3">
            <text:p>25/09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1" table:style-name="ce5">
            <text:p>21</text:p>
          </table:table-cell>
          <table:table-cell office:value-type="currency" office:value="206" table:style-name="ce6">
            <text:p>R$ 20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25T00:00:00" table:style-name="ce3">
            <text:p>25/09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148" table:style-name="ce6">
            <text:p>R$ 14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9-25T00:00:00" table:style-name="ce3">
            <text:p>25/09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30" table:style-name="ce6">
            <text:p>R$ 3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9-25T00:00:00" table:style-name="ce3">
            <text:p>25/09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181" table:style-name="ce6">
            <text:p>R$ 181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9-26T00:00:00" table:style-name="ce3">
            <text:p>26/09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9" table:style-name="ce5">
            <text:p>19</text:p>
          </table:table-cell>
          <table:table-cell office:value-type="currency" office:value="52" table:style-name="ce6">
            <text:p>R$ 5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9-26T00:00:00" table:style-name="ce3">
            <text:p>26/09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3" table:style-name="ce5">
            <text:p>23</text:p>
          </table:table-cell>
          <table:table-cell office:value-type="currency" office:value="69" table:style-name="ce6">
            <text:p>R$ 6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9-26T00:00:00" table:style-name="ce3">
            <text:p>26/09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3" table:style-name="ce5">
            <text:p>23</text:p>
          </table:table-cell>
          <table:table-cell office:value-type="currency" office:value="229" table:style-name="ce6">
            <text:p>R$ 22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9-26T00:00:00" table:style-name="ce3">
            <text:p>26/09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6" table:style-name="ce5">
            <text:p>26</text:p>
          </table:table-cell>
          <table:table-cell office:value-type="currency" office:value="87" table:style-name="ce6">
            <text:p>R$ 87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9-26T00:00:00" table:style-name="ce3">
            <text:p>26/09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7" table:style-name="ce5">
            <text:p>17</text:p>
          </table:table-cell>
          <table:table-cell office:value-type="currency" office:value="117" table:style-name="ce6">
            <text:p>R$ 117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9-26T00:00:00" table:style-name="ce3">
            <text:p>26/09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213" table:style-name="ce6">
            <text:p>R$ 213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9-26T00:00:00" table:style-name="ce3">
            <text:p>26/09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8" table:style-name="ce5">
            <text:p>18</text:p>
          </table:table-cell>
          <table:table-cell office:value-type="currency" office:value="252" table:style-name="ce6">
            <text:p>R$ 25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9-26T00:00:00" table:style-name="ce3">
            <text:p>26/09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3" table:style-name="ce5">
            <text:p>13</text:p>
          </table:table-cell>
          <table:table-cell office:value-type="currency" office:value="149" table:style-name="ce6">
            <text:p>R$ 14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9-26T00:00:00" table:style-name="ce3">
            <text:p>26/09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6" table:style-name="ce5">
            <text:p>6</text:p>
          </table:table-cell>
          <table:table-cell office:value-type="currency" office:value="144" table:style-name="ce6">
            <text:p>R$ 144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27T00:00:00" table:style-name="ce3">
            <text:p>27/09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9" table:style-name="ce5">
            <text:p>9</text:p>
          </table:table-cell>
          <table:table-cell office:value-type="currency" office:value="30" table:style-name="ce6">
            <text:p>R$ 3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28T00:00:00" table:style-name="ce3">
            <text:p>28/09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7" table:style-name="ce5">
            <text:p>17</text:p>
          </table:table-cell>
          <table:table-cell office:value-type="currency" office:value="93" table:style-name="ce6">
            <text:p>R$ 93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9-28T00:00:00" table:style-name="ce3">
            <text:p>28/09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5" table:style-name="ce5">
            <text:p>5</text:p>
          </table:table-cell>
          <table:table-cell office:value-type="currency" office:value="150" table:style-name="ce6">
            <text:p>R$ 15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9-28T00:00:00" table:style-name="ce3">
            <text:p>28/09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3" table:style-name="ce5">
            <text:p>3</text:p>
          </table:table-cell>
          <table:table-cell office:value-type="currency" office:value="48" table:style-name="ce6">
            <text:p>R$ 4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09-28T00:00:00" table:style-name="ce3">
            <text:p>28/09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6" table:style-name="ce5">
            <text:p>6</text:p>
          </table:table-cell>
          <table:table-cell office:value-type="currency" office:value="29" table:style-name="ce6">
            <text:p>R$ 2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9-28T00:00:00" table:style-name="ce3">
            <text:p>28/09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113" table:style-name="ce6">
            <text:p>R$ 113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9-28T00:00:00" table:style-name="ce3">
            <text:p>28/09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207" table:style-name="ce6">
            <text:p>R$ 20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28T00:00:00" table:style-name="ce3">
            <text:p>28/09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110" table:style-name="ce6">
            <text:p>R$ 11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09-29T00:00:00" table:style-name="ce3">
            <text:p>29/09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3" table:style-name="ce5">
            <text:p>3</text:p>
          </table:table-cell>
          <table:table-cell office:value-type="currency" office:value="104" table:style-name="ce6">
            <text:p>R$ 104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30T00:00:00" table:style-name="ce3">
            <text:p>30/09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219" table:style-name="ce6">
            <text:p>R$ 21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30T00:00:00" table:style-name="ce3">
            <text:p>30/09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4" table:style-name="ce5">
            <text:p>4</text:p>
          </table:table-cell>
          <table:table-cell office:value-type="currency" office:value="243" table:style-name="ce6">
            <text:p>R$ 243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09-30T00:00:00" table:style-name="ce3">
            <text:p>30/09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4" table:style-name="ce5">
            <text:p>4</text:p>
          </table:table-cell>
          <table:table-cell office:value-type="currency" office:value="214" table:style-name="ce6">
            <text:p>R$ 21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01T00:00:00" table:style-name="ce3">
            <text:p>01/10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129" table:style-name="ce6">
            <text:p>R$ 12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01T00:00:00" table:style-name="ce3">
            <text:p>01/10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6" table:style-name="ce5">
            <text:p>26</text:p>
          </table:table-cell>
          <table:table-cell office:value-type="currency" office:value="29" table:style-name="ce6">
            <text:p>R$ 2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03T00:00:00" table:style-name="ce3">
            <text:p>03/10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280" table:style-name="ce6">
            <text:p>R$ 28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03T00:00:00" table:style-name="ce3">
            <text:p>03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8" table:style-name="ce5">
            <text:p>28</text:p>
          </table:table-cell>
          <table:table-cell office:value-type="currency" office:value="175" table:style-name="ce6">
            <text:p>R$ 17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03T00:00:00" table:style-name="ce3">
            <text:p>03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8" table:style-name="ce5">
            <text:p>28</text:p>
          </table:table-cell>
          <table:table-cell office:value-type="currency" office:value="33" table:style-name="ce6">
            <text:p>R$ 33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03T00:00:00" table:style-name="ce3">
            <text:p>03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239" table:style-name="ce6">
            <text:p>R$ 23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03T00:00:00" table:style-name="ce3">
            <text:p>03/10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275" table:style-name="ce6">
            <text:p>R$ 27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04T00:00:00" table:style-name="ce3">
            <text:p>04/10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192" table:style-name="ce6">
            <text:p>R$ 19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04T00:00:00" table:style-name="ce3">
            <text:p>04/10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" table:style-name="ce5">
            <text:p>2</text:p>
          </table:table-cell>
          <table:table-cell office:value-type="currency" office:value="257" table:style-name="ce6">
            <text:p>R$ 25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04T00:00:00" table:style-name="ce3">
            <text:p>04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6" table:style-name="ce5">
            <text:p>16</text:p>
          </table:table-cell>
          <table:table-cell office:value-type="currency" office:value="85" table:style-name="ce6">
            <text:p>R$ 8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05T00:00:00" table:style-name="ce3">
            <text:p>05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221" table:style-name="ce6">
            <text:p>R$ 221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05T00:00:00" table:style-name="ce3">
            <text:p>05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160" table:style-name="ce6">
            <text:p>R$ 16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05T00:00:00" table:style-name="ce3">
            <text:p>05/10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137" table:style-name="ce6">
            <text:p>R$ 13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05T00:00:00" table:style-name="ce3">
            <text:p>05/10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9" table:style-name="ce5">
            <text:p>19</text:p>
          </table:table-cell>
          <table:table-cell office:value-type="currency" office:value="191" table:style-name="ce6">
            <text:p>R$ 191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05T00:00:00" table:style-name="ce3">
            <text:p>05/10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8" table:style-name="ce5">
            <text:p>28</text:p>
          </table:table-cell>
          <table:table-cell office:value-type="currency" office:value="272" table:style-name="ce6">
            <text:p>R$ 272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06T00:00:00" table:style-name="ce3">
            <text:p>06/10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8" table:style-name="ce5">
            <text:p>8</text:p>
          </table:table-cell>
          <table:table-cell office:value-type="currency" office:value="129" table:style-name="ce6">
            <text:p>R$ 12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06T00:00:00" table:style-name="ce3">
            <text:p>06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208" table:style-name="ce6">
            <text:p>R$ 208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06T00:00:00" table:style-name="ce3">
            <text:p>06/10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8" table:style-name="ce5">
            <text:p>28</text:p>
          </table:table-cell>
          <table:table-cell office:value-type="currency" office:value="210" table:style-name="ce6">
            <text:p>R$ 21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06T00:00:00" table:style-name="ce3">
            <text:p>06/10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262" table:style-name="ce6">
            <text:p>R$ 262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06T00:00:00" table:style-name="ce3">
            <text:p>06/10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140" table:style-name="ce6">
            <text:p>R$ 14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07T00:00:00" table:style-name="ce3">
            <text:p>07/10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282" table:style-name="ce6">
            <text:p>R$ 28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07T00:00:00" table:style-name="ce3">
            <text:p>07/10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4" table:style-name="ce5">
            <text:p>24</text:p>
          </table:table-cell>
          <table:table-cell office:value-type="currency" office:value="161" table:style-name="ce6">
            <text:p>R$ 161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07T00:00:00" table:style-name="ce3">
            <text:p>07/10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" table:style-name="ce5">
            <text:p>1</text:p>
          </table:table-cell>
          <table:table-cell office:value-type="currency" office:value="286" table:style-name="ce6">
            <text:p>R$ 28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07T00:00:00" table:style-name="ce3">
            <text:p>07/10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295" table:style-name="ce6">
            <text:p>R$ 29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07T00:00:00" table:style-name="ce3">
            <text:p>07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69" table:style-name="ce6">
            <text:p>R$ 6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08T00:00:00" table:style-name="ce3">
            <text:p>08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1" table:style-name="ce5">
            <text:p>21</text:p>
          </table:table-cell>
          <table:table-cell office:value-type="currency" office:value="300" table:style-name="ce6">
            <text:p>R$ 30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08T00:00:00" table:style-name="ce3">
            <text:p>08/10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248" table:style-name="ce6">
            <text:p>R$ 24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08T00:00:00" table:style-name="ce3">
            <text:p>08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6" table:style-name="ce5">
            <text:p>26</text:p>
          </table:table-cell>
          <table:table-cell office:value-type="currency" office:value="115" table:style-name="ce6">
            <text:p>R$ 11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08T00:00:00" table:style-name="ce3">
            <text:p>08/10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4" table:style-name="ce5">
            <text:p>4</text:p>
          </table:table-cell>
          <table:table-cell office:value-type="currency" office:value="279" table:style-name="ce6">
            <text:p>R$ 27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08T00:00:00" table:style-name="ce3">
            <text:p>08/10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5" table:style-name="ce5">
            <text:p>5</text:p>
          </table:table-cell>
          <table:table-cell office:value-type="currency" office:value="220" table:style-name="ce6">
            <text:p>R$ 22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09T00:00:00" table:style-name="ce3">
            <text:p>09/10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213" table:style-name="ce6">
            <text:p>R$ 213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09T00:00:00" table:style-name="ce3">
            <text:p>09/10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157" table:style-name="ce6">
            <text:p>R$ 15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09T00:00:00" table:style-name="ce3">
            <text:p>09/10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249" table:style-name="ce6">
            <text:p>R$ 24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10T00:00:00" table:style-name="ce3">
            <text:p>10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2" table:style-name="ce5">
            <text:p>22</text:p>
          </table:table-cell>
          <table:table-cell office:value-type="currency" office:value="131" table:style-name="ce6">
            <text:p>R$ 131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10T00:00:00" table:style-name="ce3">
            <text:p>10/10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292" table:style-name="ce6">
            <text:p>R$ 29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10T00:00:00" table:style-name="ce3">
            <text:p>10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266" table:style-name="ce6">
            <text:p>R$ 26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10T00:00:00" table:style-name="ce3">
            <text:p>10/10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252" table:style-name="ce6">
            <text:p>R$ 25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11T00:00:00" table:style-name="ce3">
            <text:p>11/10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207" table:style-name="ce6">
            <text:p>R$ 20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11T00:00:00" table:style-name="ce3">
            <text:p>11/10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8" table:style-name="ce5">
            <text:p>18</text:p>
          </table:table-cell>
          <table:table-cell office:value-type="currency" office:value="92" table:style-name="ce6">
            <text:p>R$ 9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11T00:00:00" table:style-name="ce3">
            <text:p>11/10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7" table:style-name="ce5">
            <text:p>17</text:p>
          </table:table-cell>
          <table:table-cell office:value-type="currency" office:value="285" table:style-name="ce6">
            <text:p>R$ 28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11T00:00:00" table:style-name="ce3">
            <text:p>11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186" table:style-name="ce6">
            <text:p>R$ 186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11T00:00:00" table:style-name="ce3">
            <text:p>11/10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127" table:style-name="ce6">
            <text:p>R$ 12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12T00:00:00" table:style-name="ce3">
            <text:p>12/10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0" table:style-name="ce5">
            <text:p>10</text:p>
          </table:table-cell>
          <table:table-cell office:value-type="currency" office:value="117" table:style-name="ce6">
            <text:p>R$ 117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12T00:00:00" table:style-name="ce3">
            <text:p>12/10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4" table:style-name="ce5">
            <text:p>4</text:p>
          </table:table-cell>
          <table:table-cell office:value-type="currency" office:value="139" table:style-name="ce6">
            <text:p>R$ 13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12T00:00:00" table:style-name="ce3">
            <text:p>12/10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8" table:style-name="ce5">
            <text:p>8</text:p>
          </table:table-cell>
          <table:table-cell office:value-type="currency" office:value="126" table:style-name="ce6">
            <text:p>R$ 126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12T00:00:00" table:style-name="ce3">
            <text:p>12/10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30" table:style-name="ce5">
            <text:p>30</text:p>
          </table:table-cell>
          <table:table-cell office:value-type="currency" office:value="234" table:style-name="ce6">
            <text:p>R$ 23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13T00:00:00" table:style-name="ce3">
            <text:p>13/10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194" table:style-name="ce6">
            <text:p>R$ 194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13T00:00:00" table:style-name="ce3">
            <text:p>13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6" table:style-name="ce5">
            <text:p>6</text:p>
          </table:table-cell>
          <table:table-cell office:value-type="currency" office:value="273" table:style-name="ce6">
            <text:p>R$ 273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13T00:00:00" table:style-name="ce3">
            <text:p>13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286" table:style-name="ce6">
            <text:p>R$ 286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13T00:00:00" table:style-name="ce3">
            <text:p>13/10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6" table:style-name="ce5">
            <text:p>26</text:p>
          </table:table-cell>
          <table:table-cell office:value-type="currency" office:value="85" table:style-name="ce6">
            <text:p>R$ 8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13T00:00:00" table:style-name="ce3">
            <text:p>13/10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110" table:style-name="ce6">
            <text:p>R$ 11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14T00:00:00" table:style-name="ce3">
            <text:p>14/10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173" table:style-name="ce6">
            <text:p>R$ 173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14T00:00:00" table:style-name="ce3">
            <text:p>14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3" table:style-name="ce5">
            <text:p>23</text:p>
          </table:table-cell>
          <table:table-cell office:value-type="currency" office:value="38" table:style-name="ce6">
            <text:p>R$ 3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14T00:00:00" table:style-name="ce3">
            <text:p>14/10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14" table:style-name="ce5">
            <text:p>14</text:p>
          </table:table-cell>
          <table:table-cell office:value-type="currency" office:value="168" table:style-name="ce6">
            <text:p>R$ 16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14T00:00:00" table:style-name="ce3">
            <text:p>14/10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3" table:style-name="ce5">
            <text:p>13</text:p>
          </table:table-cell>
          <table:table-cell office:value-type="currency" office:value="202" table:style-name="ce6">
            <text:p>R$ 202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14T00:00:00" table:style-name="ce3">
            <text:p>14/10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7" table:style-name="ce5">
            <text:p>7</text:p>
          </table:table-cell>
          <table:table-cell office:value-type="currency" office:value="48" table:style-name="ce6">
            <text:p>R$ 48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14T00:00:00" table:style-name="ce3">
            <text:p>14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118" table:style-name="ce6">
            <text:p>R$ 118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14T00:00:00" table:style-name="ce3">
            <text:p>14/10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101" table:style-name="ce6">
            <text:p>R$ 101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15T00:00:00" table:style-name="ce3">
            <text:p>15/10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170" table:style-name="ce6">
            <text:p>R$ 17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15T00:00:00" table:style-name="ce3">
            <text:p>15/10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110" table:style-name="ce6">
            <text:p>R$ 11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15T00:00:00" table:style-name="ce3">
            <text:p>15/10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167" table:style-name="ce6">
            <text:p>R$ 167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16T00:00:00" table:style-name="ce3">
            <text:p>16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9" table:style-name="ce5">
            <text:p>9</text:p>
          </table:table-cell>
          <table:table-cell office:value-type="currency" office:value="50" table:style-name="ce6">
            <text:p>R$ 5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17T00:00:00" table:style-name="ce3">
            <text:p>17/10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3" table:style-name="ce5">
            <text:p>23</text:p>
          </table:table-cell>
          <table:table-cell office:value-type="currency" office:value="39" table:style-name="ce6">
            <text:p>R$ 3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17T00:00:00" table:style-name="ce3">
            <text:p>17/10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134" table:style-name="ce6">
            <text:p>R$ 13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17T00:00:00" table:style-name="ce3">
            <text:p>17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4" table:style-name="ce5">
            <text:p>4</text:p>
          </table:table-cell>
          <table:table-cell office:value-type="currency" office:value="82" table:style-name="ce6">
            <text:p>R$ 82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18T00:00:00" table:style-name="ce3">
            <text:p>18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5" table:style-name="ce5">
            <text:p>25</text:p>
          </table:table-cell>
          <table:table-cell office:value-type="currency" office:value="120" table:style-name="ce6">
            <text:p>R$ 12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18T00:00:00" table:style-name="ce3">
            <text:p>18/10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5" table:style-name="ce5">
            <text:p>5</text:p>
          </table:table-cell>
          <table:table-cell office:value-type="currency" office:value="295" table:style-name="ce6">
            <text:p>R$ 295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18T00:00:00" table:style-name="ce3">
            <text:p>18/10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" table:style-name="ce5">
            <text:p>2</text:p>
          </table:table-cell>
          <table:table-cell office:value-type="currency" office:value="221" table:style-name="ce6">
            <text:p>R$ 221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18T00:00:00" table:style-name="ce3">
            <text:p>18/10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58" table:style-name="ce6">
            <text:p>R$ 58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18T00:00:00" table:style-name="ce3">
            <text:p>18/10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" table:style-name="ce5">
            <text:p>1</text:p>
          </table:table-cell>
          <table:table-cell office:value-type="currency" office:value="243" table:style-name="ce6">
            <text:p>R$ 243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19T00:00:00" table:style-name="ce3">
            <text:p>19/10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5" table:style-name="ce5">
            <text:p>5</text:p>
          </table:table-cell>
          <table:table-cell office:value-type="currency" office:value="72" table:style-name="ce6">
            <text:p>R$ 7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19T00:00:00" table:style-name="ce3">
            <text:p>19/10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6" table:style-name="ce5">
            <text:p>6</text:p>
          </table:table-cell>
          <table:table-cell office:value-type="currency" office:value="164" table:style-name="ce6">
            <text:p>R$ 164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19T00:00:00" table:style-name="ce3">
            <text:p>19/10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94" table:style-name="ce6">
            <text:p>R$ 94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20T00:00:00" table:style-name="ce3">
            <text:p>20/10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22" table:style-name="ce5">
            <text:p>22</text:p>
          </table:table-cell>
          <table:table-cell office:value-type="currency" office:value="252" table:style-name="ce6">
            <text:p>R$ 252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20T00:00:00" table:style-name="ce3">
            <text:p>20/10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6" table:style-name="ce5">
            <text:p>26</text:p>
          </table:table-cell>
          <table:table-cell office:value-type="currency" office:value="41" table:style-name="ce6">
            <text:p>R$ 41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21T00:00:00" table:style-name="ce3">
            <text:p>21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5" table:style-name="ce5">
            <text:p>15</text:p>
          </table:table-cell>
          <table:table-cell office:value-type="currency" office:value="262" table:style-name="ce6">
            <text:p>R$ 262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21T00:00:00" table:style-name="ce3">
            <text:p>21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13" table:style-name="ce5">
            <text:p>13</text:p>
          </table:table-cell>
          <table:table-cell office:value-type="currency" office:value="99" table:style-name="ce6">
            <text:p>R$ 9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21T00:00:00" table:style-name="ce3">
            <text:p>21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0" table:style-name="ce5">
            <text:p>20</text:p>
          </table:table-cell>
          <table:table-cell office:value-type="currency" office:value="285" table:style-name="ce6">
            <text:p>R$ 285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21T00:00:00" table:style-name="ce3">
            <text:p>21/10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4" table:style-name="ce5">
            <text:p>24</text:p>
          </table:table-cell>
          <table:table-cell office:value-type="currency" office:value="231" table:style-name="ce6">
            <text:p>R$ 231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21T00:00:00" table:style-name="ce3">
            <text:p>21/10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30" table:style-name="ce5">
            <text:p>30</text:p>
          </table:table-cell>
          <table:table-cell office:value-type="currency" office:value="31" table:style-name="ce6">
            <text:p>R$ 31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22T00:00:00" table:style-name="ce3">
            <text:p>22/10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1" table:style-name="ce5">
            <text:p>21</text:p>
          </table:table-cell>
          <table:table-cell office:value-type="currency" office:value="300" table:style-name="ce6">
            <text:p>R$ 30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22T00:00:00" table:style-name="ce3">
            <text:p>22/10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6" table:style-name="ce5">
            <text:p>6</text:p>
          </table:table-cell>
          <table:table-cell office:value-type="currency" office:value="36" table:style-name="ce6">
            <text:p>R$ 3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23T00:00:00" table:style-name="ce3">
            <text:p>23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9" table:style-name="ce5">
            <text:p>29</text:p>
          </table:table-cell>
          <table:table-cell office:value-type="currency" office:value="66" table:style-name="ce6">
            <text:p>R$ 66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23T00:00:00" table:style-name="ce3">
            <text:p>23/10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Feminino</text:p>
          </table:table-cell>
          <table:table-cell office:value-type="float" office:value="27" table:style-name="ce5">
            <text:p>27</text:p>
          </table:table-cell>
          <table:table-cell office:value-type="currency" office:value="97" table:style-name="ce6">
            <text:p>R$ 9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23T00:00:00" table:style-name="ce3">
            <text:p>23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0" table:style-name="ce5">
            <text:p>10</text:p>
          </table:table-cell>
          <table:table-cell office:value-type="currency" office:value="243" table:style-name="ce6">
            <text:p>R$ 243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23T00:00:00" table:style-name="ce3">
            <text:p>23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64" table:style-name="ce6">
            <text:p>R$ 64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24T00:00:00" table:style-name="ce3">
            <text:p>24/10/2018</text:p>
          </table:table-cell>
          <table:table-cell office:value-type="string" table:style-name="ce4">
            <text:p>Araguari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8" table:style-name="ce5">
            <text:p>28</text:p>
          </table:table-cell>
          <table:table-cell office:value-type="currency" office:value="241" table:style-name="ce6">
            <text:p>R$ 241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24T00:00:00" table:style-name="ce3">
            <text:p>24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7" table:style-name="ce5">
            <text:p>7</text:p>
          </table:table-cell>
          <table:table-cell office:value-type="currency" office:value="278" table:style-name="ce6">
            <text:p>R$ 27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25T00:00:00" table:style-name="ce3">
            <text:p>25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21" table:style-name="ce5">
            <text:p>21</text:p>
          </table:table-cell>
          <table:table-cell office:value-type="currency" office:value="148" table:style-name="ce6">
            <text:p>R$ 148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25T00:00:00" table:style-name="ce3">
            <text:p>25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159" table:style-name="ce6">
            <text:p>R$ 15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25T00:00:00" table:style-name="ce3">
            <text:p>25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1" table:style-name="ce5">
            <text:p>21</text:p>
          </table:table-cell>
          <table:table-cell office:value-type="currency" office:value="249" table:style-name="ce6">
            <text:p>R$ 249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25T00:00:00" table:style-name="ce3">
            <text:p>25/10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Cosméticos e higiene pessoal</text:p>
          </table:table-cell>
          <table:table-cell office:value-type="string" table:style-name="ce4">
            <text:p>Masculino</text:p>
          </table:table-cell>
          <table:table-cell office:value-type="float" office:value="29" table:style-name="ce5">
            <text:p>29</text:p>
          </table:table-cell>
          <table:table-cell office:value-type="currency" office:value="97" table:style-name="ce6">
            <text:p>R$ 97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26T00:00:00" table:style-name="ce3">
            <text:p>26/10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Feminino</text:p>
          </table:table-cell>
          <table:table-cell office:value-type="float" office:value="15" table:style-name="ce5">
            <text:p>15</text:p>
          </table:table-cell>
          <table:table-cell office:value-type="currency" office:value="63" table:style-name="ce6">
            <text:p>R$ 63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26T00:00:00" table:style-name="ce3">
            <text:p>26/10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23" table:style-name="ce5">
            <text:p>23</text:p>
          </table:table-cell>
          <table:table-cell office:value-type="currency" office:value="35" table:style-name="ce6">
            <text:p>R$ 3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26T00:00:00" table:style-name="ce3">
            <text:p>26/10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Feminino</text:p>
          </table:table-cell>
          <table:table-cell office:value-type="float" office:value="17" table:style-name="ce5">
            <text:p>17</text:p>
          </table:table-cell>
          <table:table-cell office:value-type="currency" office:value="107" table:style-name="ce6">
            <text:p>R$ 10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26T00:00:00" table:style-name="ce3">
            <text:p>26/10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9" table:style-name="ce5">
            <text:p>19</text:p>
          </table:table-cell>
          <table:table-cell office:value-type="currency" office:value="179" table:style-name="ce6">
            <text:p>R$ 17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26T00:00:00" table:style-name="ce3">
            <text:p>26/10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3" table:style-name="ce5">
            <text:p>3</text:p>
          </table:table-cell>
          <table:table-cell office:value-type="currency" office:value="47" table:style-name="ce6">
            <text:p>R$ 47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26T00:00:00" table:style-name="ce3">
            <text:p>26/10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5" table:style-name="ce5">
            <text:p>25</text:p>
          </table:table-cell>
          <table:table-cell office:value-type="currency" office:value="50" table:style-name="ce6">
            <text:p>R$ 50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27T00:00:00" table:style-name="ce3">
            <text:p>27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14" table:style-name="ce5">
            <text:p>14</text:p>
          </table:table-cell>
          <table:table-cell office:value-type="currency" office:value="280" table:style-name="ce6">
            <text:p>R$ 280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27T00:00:00" table:style-name="ce3">
            <text:p>27/10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8" table:style-name="ce5">
            <text:p>8</text:p>
          </table:table-cell>
          <table:table-cell office:value-type="currency" office:value="273" table:style-name="ce6">
            <text:p>R$ 273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28T00:00:00" table:style-name="ce3">
            <text:p>28/10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3" table:style-name="ce5">
            <text:p>23</text:p>
          </table:table-cell>
          <table:table-cell office:value-type="currency" office:value="209" table:style-name="ce6">
            <text:p>R$ 20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29T00:00:00" table:style-name="ce3">
            <text:p>29/10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6" table:style-name="ce5">
            <text:p>6</text:p>
          </table:table-cell>
          <table:table-cell office:value-type="currency" office:value="250" table:style-name="ce6">
            <text:p>R$ 250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29T00:00:00" table:style-name="ce3">
            <text:p>29/10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Feminino</text:p>
          </table:table-cell>
          <table:table-cell office:value-type="float" office:value="3" table:style-name="ce5">
            <text:p>3</text:p>
          </table:table-cell>
          <table:table-cell office:value-type="currency" office:value="141" table:style-name="ce6">
            <text:p>R$ 141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29T00:00:00" table:style-name="ce3">
            <text:p>29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7" table:style-name="ce5">
            <text:p>27</text:p>
          </table:table-cell>
          <table:table-cell office:value-type="currency" office:value="273" table:style-name="ce6">
            <text:p>R$ 273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style-name="ro3">
          <table:table-cell office:value-type="date" office:date-value="2018-10-29T00:00:00" table:style-name="ce3">
            <text:p>29/10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Comidas e bebidas</text:p>
          </table:table-cell>
          <table:table-cell office:value-type="string" table:style-name="ce4">
            <text:p>Masculino</text:p>
          </table:table-cell>
          <table:table-cell office:value-type="float" office:value="11" table:style-name="ce5">
            <text:p>11</text:p>
          </table:table-cell>
          <table:table-cell office:value-type="currency" office:value="119" table:style-name="ce6">
            <text:p>R$ 119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29T00:00:00" table:style-name="ce3">
            <text:p>29/10/2018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12" table:style-name="ce5">
            <text:p>12</text:p>
          </table:table-cell>
          <table:table-cell office:value-type="currency" office:value="279" table:style-name="ce6">
            <text:p>R$ 279,00</text:p>
          </table:table-cell>
          <table:table-cell office:value-type="string" table:style-name="ce4">
            <text:p>Dinheiro</text:p>
          </table:table-cell>
          <table:table-cell table:number-columns-repeated="16377"/>
        </table:table-row>
        <table:table-row table:style-name="ro3">
          <table:table-cell office:value-type="date" office:date-value="2018-10-30T00:00:00" table:style-name="ce3">
            <text:p>30/10/2018</text:p>
          </table:table-cell>
          <table:table-cell office:value-type="string" table:style-name="ce4">
            <text:p>Ituiutab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22" table:style-name="ce5">
            <text:p>22</text:p>
          </table:table-cell>
          <table:table-cell office:value-type="currency" office:value="102" table:style-name="ce6">
            <text:p>R$ 102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8-10-30T00:00:00" table:style-name="ce3">
            <text:p>30/10/2018</text:p>
          </table:table-cell>
          <table:table-cell office:value-type="string" table:style-name="ce4">
            <text:p>Uberab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Masculino</text:p>
          </table:table-cell>
          <table:table-cell office:value-type="float" office:value="4" table:style-name="ce5">
            <text:p>4</text:p>
          </table:table-cell>
          <table:table-cell office:value-type="currency" office:value="86" table:style-name="ce6">
            <text:p>R$ 86,00</text:p>
          </table:table-cell>
          <table:table-cell office:value-type="string" table:style-name="ce4">
            <text:p>Débito</text:p>
          </table:table-cell>
          <table:table-cell table:number-columns-repeated="16377"/>
        </table:table-row>
        <table:table-row table:style-name="ro3">
          <table:table-cell office:value-type="date" office:date-value="2016-12-31T00:00:00" table:style-name="ce3">
            <text:p>31/12/2016</text:p>
          </table:table-cell>
          <table:table-cell office:value-type="string" table:style-name="ce4">
            <text:p>Uberlândia</text:p>
          </table:table-cell>
          <table:table-cell office:value-type="string" table:style-name="ce4">
            <text:p>Roupas e acessórios</text:p>
          </table:table-cell>
          <table:table-cell office:value-type="string" table:style-name="ce4">
            <text:p>Masculino</text:p>
          </table:table-cell>
          <table:table-cell office:value-type="float" office:value="5" table:style-name="ce5">
            <text:p>5</text:p>
          </table:table-cell>
          <table:table-cell office:value-type="currency" office:value="285" table:style-name="ce6">
            <text:p>R$ 285,00</text:p>
          </table:table-cell>
          <table:table-cell office:value-type="string" table:style-name="ce4">
            <text:p>Crédito</text:p>
          </table:table-cell>
          <table:table-cell table:number-columns-repeated="16377"/>
        </table:table-row>
        <table:table-row table:number-rows-repeated="1046475" table:style-name="ro3">
          <table:table-cell table:number-columns-repeated="16384"/>
        </table:table-row>
      </table:table>
      <table:named-expressions>
        <table:named-expression table:name="SegmentaçãodeDados_CATEGORIA" table:expression="of:=&quot;&quot;" table:base-cell-address="Relatórios_Vendas.$A$1"/>
        <table:named-expression table:name="SegmentaçãodeDados_FORMA_DE_PAGAMENTO" table:expression="of:=&quot;&quot;" table:base-cell-address="Relatórios_Vendas.$A$1"/>
        <table:named-expression table:name="SegmentaçãodeDados_LOJA" table:expression="of:=&quot;&quot;" table:base-cell-address="Relatórios_Vendas.$A$1"/>
      </table:named-expressions>
      <table:database-ranges>
        <table:database-range table:target-range-address="BaseDados.A1:BaseDados.G2101" table:name="Tabela1" table:display-filter-buttons="true"/>
        <table:database-range table:target-range-address="BaseDados.A2:BaseDados.G2100" table:contains-header="false">
          <table:sort>
            <table:sort-by table:field-number="0"/>
          </table:sort>
        </table:database-range>
      </table:database-ranges>
      <table:data-pilot-tables>
        <table:data-pilot-table table:name="TBvendas" table:target-range-address="Relatórios_Vendas.A3:Relatórios_Vendas.G9" table:show-filter-button="false" table:buttons="Relatórios_Vendas.A4 Relatórios_Vendas.B4 Relatórios_Vendas.C3">
          <table:source-cell-range table:cell-range-address="BaseDados.A1:BaseDados.G2101"/>
          <table:data-pilot-field table:source-field-name="CATEGORIA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LOJA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Araguari" table:display="true" table:show-details="false"/>
                <table:data-pilot-member table:name="Ituiutaba" table:display="true" table:show-details="false"/>
                <table:data-pilot-member table:name="Uberaba" table:display="true" table:show-details="false"/>
                <table:data-pilot-member table:name="Uberlândia" table:display="true" table:show-details="false"/>
              </table:data-pilot-member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GÊNERO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VALOR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DAT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VOLU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ORMA DE PAGAMENTO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currency-style style:name="N36">
      <number:currency-symbol>R$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Bruno Arantes</meta:initial-creator>
    <dc:creator/>
    <meta:creation-date>2018-12-02T23:38:21Z</meta:creation-date>
    <dc:date>2026-03-15T16:30:52Z</dc:date>
  </office:meta>
</office:document-meta>
</file>